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7426B061DC3B879.png" manifest:media-type="image/png"/>
  <manifest:file-entry manifest:full-path="Pictures/100002010000004800000075F05B52C182F85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2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2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7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47cm" svg:stroke-color="#000000" draw:stroke-linejoin="bevel" svg:stroke-linecap="round" draw:fill="solid" draw:fill-color="#ffffff" fo:padding-top="0.023cm" fo:padding-bottom="0.023cm" fo:padding-left="0.023cm" fo:padding-right="0.023cm"/>
    </style:style>
    <style:style style:name="gr10"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1" style:family="graphic" style:parent-style-name="standard">
      <style:graphic-properties draw:stroke="solid" svg:stroke-width="0.047cm" svg:stroke-color="#ff0000" draw:stroke-linejoin="bevel" svg:stroke-linecap="round" draw:fill="none" fo:padding-top="0.023cm" fo:padding-bottom="0.023cm" fo:padding-left="0.023cm" fo:padding-right="0.023cm"/>
    </style:style>
    <style:style style:name="gr12" style:family="graphic" style:parent-style-name="standard">
      <style:graphic-properties draw:stroke="none" draw:fill="none" draw:textarea-horizontal-align="left" draw:textarea-vertical-align="top" draw:auto-grow-height="true" draw:auto-grow-width="true" fo:min-height="0.78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62cm" fo:min-width="6.763cm" fo:padding-top="0cm" fo:padding-bottom="0cm" fo:padding-left="0cm" fo:padding-right="0cm"/>
    </style:style>
    <style:style style:name="gr15"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2cm">
          <draw:image xlink:href="Pictures/100002010000004800000075F05B52C182F85D93.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7426B061DC3B879.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22cm" svg:height="0.282cm" svg:x="15.18cm" svg:y="18.859cm" svg:viewBox="0 0 523 283" svg:d="M190 202c0 25-11 46-25 60-17 14-42 21-70 21s-50-7-67-17c-14-15-25-32-28-57l35-3c7 31 25 49 60 49 17 0 32-7 42-14 11-11 14-21 14-39 0-14-7-29-17-36-11-7-29-11-50-11h-17v-32h17c18 0 32-3 46-10 7-11 14-21 14-35s-3-29-14-36c-7-10-21-14-35-14-18 0-28 4-39 14-11 7-14 18-18 32l-35-3c4-22 14-39 28-50 18-14 39-21 64-21 24 0 46 7 63 21 14 11 21 28 21 53 0 18-3 32-14 42-10 11-24 18-42 22 21 3 35 10 49 21 11 10 18 25 18 43zM244 109v-42h35v42zM244 280v-43h35v43zM484 216v64h-32v-64h-127v-28l124-181h35v181h39v28zM452 46c0 0-3 3-7 7-3 7-3 11-7 14l-71 102-10 15v4h95z">
          <text:p/>
        </draw:path>
        <draw:path draw:style-name="gr3" draw:text-style-name="P3" draw:layer="layout" svg:width="0.529cm" svg:height="0.286cm" svg:x="15.176cm" svg:y="18.859cm" svg:viewBox="0 0 530 287" svg:d="M194 202c0 28-7 49-25 64-17 14-38 21-70 21-28 0-50-7-67-21-18-11-28-32-32-57v-3h4l35-4h3v4c4 31 25 45 57 45 17 0 28-3 39-10 10-11 14-21 14-39 0-14-4-25-14-32-11-7-29-10-50-10h-17-4v-4-32-3h4 17c18 0 32-4 43-11 10-7 14-18 14-32s-4-25-11-32c-7-11-21-14-35-14-18 0-28 3-39 10-7 11-14 18-14 32v4h-4l-35-4v-3c0-22 11-39 28-53 14-14 39-18 64-18 28 0 49 4 63 18 18 14 25 31 25 56 0 18-7 33-14 47-11 11-25 18-46 21v-3h4v3h-4v-3c21 0 39 7 49 21 11 10 18 28 18 42zM187 202c0-14-4-28-14-39-11-10-25-17-46-21h-4v-3l4-4c18-3 32-7 39-21 10-7 14-26 14-40 0-21-7-39-21-53-14-10-36-17-60-17-25 0-46 7-60 17-18 14-25 28-28 53l-4-3h35v3h-3c3-14 10-28 21-35 7-7 21-11 39-11 14 0 28 4 39 11 10 10 14 21 14 39 0 14-7 29-18 36-11 10-28 14-46 14h-17v-4 32-3h17c21 0 39 3 53 14 11 7 18 21 18 35 0 18-7 32-18 42-10 7-25 11-42 11-35 0-57-14-60-49v3l-35 4v-4h3c4 25 11 39 28 53 14 14 36 18 64 18s49-7 67-18c14-14 21-35 21-60zM243 110v-43h4 35 4v43 4h-4-35-4zM247 107h35v3h-3v-43h3v4h-35v-4 43zM243 280v-39-4h4 35 4v4 39 3h-4-35-4zM247 276h35v4h-3v-39h3-35v39zM491 216v64 3h-3-32-3v-3-64h3v4h-131-4v-4-24-4l128-184h4 35 3v3 185h-3v-4h39 3v4 24 4h-3-39v-4zM488 216h39-4v-24h4-39-4v-185h4-35l-125 185h-3 3v24h-3 131 4v64h-4v-4h32v4h-4v-64zM456 46c0 0 0 3-3 10-4 8-7 11-7 11h-4 4l-72 107-11 14-3 4v-4h96v4h-3v-146zM460 46v146h-4-96-7l3-4 4-4v4-4l10-14 72-103c0-3 4-7 7-14 0-7 4-7 4-11l7-1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309cm" svg:height="0.522cm" svg:x="18.612cm" svg:y="15.458cm" svg:viewBox="0 0 5310 523" svg:d="M307 406h-307v-39l236-300h-215v-46h275v39l-236 304h247zM314 520v-35h325v35zM670 406v-406h50v406zM1044 258c0 53-10 91-35 116-21 25-53 39-99 39-42 0-74-14-95-39-25-28-35-67-35-116 0-99 46-152 134-152 46 0 77 14 99 39 21 25 31 60 31 113zM991 258c0-39-3-71-17-88-11-18-32-29-60-29s-50 11-64 29c-10 21-17 49-17 88s7 70 17 88c14 21 32 28 60 28 32 0 53-7 64-28 14-18 17-46 17-88zM1386 406h-56l-49-208-11-46c-3 7-3 21-7 35s-25 88-56 219h-57l-85-293h50l49 201c4 4 7 21 11 53l7-21 60-233h53l53 201 10 53 11-39 56-215h46zM1549 268c0 36 7 60 21 78 14 21 35 28 60 28 21 0 39-3 53-10 14-11 21-22 25-32l42 10c-14 46-57 71-120 71-42 0-74-14-99-39-21-28-35-67-35-116 0-50 14-85 35-113 25-25 57-39 99-39 88 0 130 53 130 159v3zM1708 233c0-32-11-53-22-70-14-15-31-22-56-22s-46 11-57 25c-14 18-24 39-24 67zM1824 406v-226c0-21 0-42-4-67h46c4 32 4 53 4 60 7-28 17-42 28-53 11-10 25-14 42-14 7 0 14 0 22 4v42c-8 0-18 0-29 0-17 0-35 7-46 25-10 17-17 42-17 77v152zM1962 520v-35h324v35zM2318 406v-226c0-21 0-42 0-67h46c3 32 3 53 3 60 7-28 18-42 28-53 11-10 25-14 43-14 7 0 14 0 21 4v42c-7 0-18 0-28 0-21 0-36 7-46 25-11 17-18 42-18 77v152zM2505 50v-50h49v50zM2505 406v-293h49v293zM2741 523c-32 0-60-3-77-17-18-11-32-32-36-54l46-7c7 14 14 22 25 32 10 8 25 11 42 11 50 0 74-29 74-89v-46c-10 18-21 32-39 42-17 11-35 14-56 14-35 0-64-14-81-35-18-25-25-63-25-116 0-50 11-88 28-113 18-25 46-39 85-39 18 0 39 7 53 14 14 11 28 25 35 43 0-8 0-15 0-29 4-14 4-21 4-21h46c0 7 0 28 0 60v226c0 86-43 124-124 124zM2815 258c0-21-3-43-10-60-7-18-14-32-29-39-10-11-24-14-38-14-25 0-46 7-57 25-10 17-14 49-14 88 0 42 4 70 14 88 11 18 28 28 57 28 14 0 28-7 38-14 15-11 22-25 29-39 7-17 10-39 10-63zM2988 163c11-22 21-36 39-43 14-10 32-14 53-14 35 0 56 7 74 25 14 14 21 42 21 81v194h-49v-187c0-21 0-35-4-46-7-10-10-18-21-21-7-7-21-7-35-7-25 0-43 7-57 25-14 14-21 35-21 63v173h-49v-406h49v106c0 14 0 25 0 35 0 11 0 18 0 22zM3362 406c-14 3-32 7-49 7-39 0-57-25-57-67v-198h-35v-35h35l14-67h32v67h57v35h-57v184c0 14 4 25 7 32 7 7 14 10 25 10 7 0 17-3 28-7zM3362 520v-35h325v35zM3718 50v-50h50v50zM3718 406v-293h50v293zM4029 406v-187c0-18-4-32-4-46-7-10-10-18-21-21-7-7-21-7-35-7-25 0-43 7-57 25-14 14-21 35-21 67v169h-49v-233c0-32 0-53 0-60h46v7c0 4 0 7 0 11 0 7 3 17 3 32 11-22 25-36 39-43 14-10 32-14 53-14 35 0 56 7 74 25 14 14 21 42 21 81v194zM4375 325c0 28-11 49-32 63-21 18-53 25-88 25-39 0-67-7-85-18-21-14-35-31-39-56l42-11c4 18 11 29 25 36s32 10 57 10c24 0 42-3 52-10 11-7 18-18 18-36 0-10-3-21-10-28-11-7-22-14-39-18l-36-10c-28-7-49-14-60-21-14-7-21-14-28-25s-10-21-10-35c0-28 10-50 28-64 21-14 46-21 85-21 31 0 56 7 77 18 18 10 32 28 35 56l-42 4c-3-11-10-21-25-29-10-7-24-10-45-10-25 0-39 3-50 10-10 4-14 18-14 29 0 10 0 14 4 21 7 7 10 10 21 14 7 3 24 11 53 18 28 3 46 10 56 17 11 4 21 11 28 18s11 14 14 25c4 7 8 17 8 28zM4470 268c0 36 7 60 21 78 14 21 35 28 63 28 22 0 39-3 50-10 14-11 21-22 28-32l42 10c-17 46-56 71-120 71-42 0-77-14-98-39-25-28-36-67-36-116 0-50 11-85 36-113 21-25 53-39 95-39 88 0 130 53 130 159v3zM4632 233c-3-32-11-53-25-70-14-15-31-22-56-22s-42 11-57 25c-14 18-21 39-21 67zM4745 406v-226c0-21 0-42 0-67h46c0 32 0 53 0 60h3c7-28 18-42 25-53 11-10 25-14 46-14 3 0 10 0 18 4v42c-8 0-15 0-25 0-21 0-35 7-46 25-14 17-18 42-18 77v152zM5045 406c-18 3-32 7-50 7-38 0-60-25-60-67v-198h-35v-35h39l14-67h32v67h53v35h-53v184c0 14 0 25 7 32 3 7 14 10 25 10 7 0 14-3 28-7zM5310 325c0 28-10 49-28 63-26 18-54 25-93 25-35 0-63-7-84-18-18-14-32-31-39-56l42-11c4 18 14 29 29 36 10 7 31 10 52 10 25 0 43-3 57-10 10-7 18-18 18-36 0-10-4-21-15-28-7-7-21-14-38-18l-36-10c-28-7-46-14-60-21-10-7-21-14-28-25s-7-21-7-35c0-28 7-50 25-64 21-14 49-21 84-21 36 0 60 7 78 18 22 10 33 28 40 56l-47 4c-4-11-11-21-21-29-11-7-28-10-50-10-21 0-35 3-49 10-7 4-14 18-14 29 0 10 0 14 7 21 4 7 11 10 18 14 10 3 28 11 56 18 25 3 42 10 53 17 14 4 26 11 29 18 7 7 14 14 18 25 3 7 3 17 3 28z">
          <text:p/>
        </draw:path>
        <draw:path draw:style-name="gr3" draw:text-style-name="P3" draw:layer="layout" svg:width="5.313cm" svg:height="0.526cm" svg:x="18.612cm" svg:y="15.458cm" svg:viewBox="0 0 5314 527" svg:d="M307 410h-307v-3-39l233-303 3 3h-215v-47-3h275v3 40 4l-232 303h-4v-3h247 4v3 39 3zM307 407v-39h-247-3l3-3 233-304h3-3v-40h3v4h-275v-4h4v47h-4v-3h215 4v3l-236 304-4-4h4v39h-4zM311 520v-35-4h3 325 3v4 35 3h-3-325-3zM314 516h325v4h-4v-35h4v3h-325v-3h4v35h-4zM667 407v-407h3 50 3v407 3h-3-50-3zM670 407h50-4v-407h4v4h-50v-4h4v407zM1048 259c0 53-11 95-35 120-25 24-57 39-103 39-42 0-77-15-99-43-21-25-35-63-35-116 0-99 46-152 138-152 46 0 77 11 102 35 21 25 32 67 32 117zM1041 259c0-50-11-88-32-113s-53-35-95-35c-88 0-131 49-131 148 0 53 11 88 32 113 21 28 53 38 95 38 46 0 74-10 99-35 21-25 32-63 32-116zM991 259c0-39-7-67-17-85-14-18-32-28-60-28s-46 10-60 28c-11 18-18 46-18 85 0 42 7 67 18 88 10 18 32 28 56 28 28 0 50-7 60-28 14-18 21-46 21-88zM995 259c0 42-7 74-18 91-14 22-35 32-67 32-28 0-49-10-60-32-14-21-21-49-21-91 0-39 7-67 21-88 11-18 36-29 64-29s49 11 63 29c11 17 18 49 18 88zM1386 410h-56-3l-50-211-10-46h3 4c-4 11-7 21-11 35 0 18-21 92-53 222h-3-57-3l-82-296-3-3h3 50 3v3l50 201h-4 4c0 4 7 21 10 53h-3l3-21 64-233v-3h53 3v3l53 201 11 53h-4l7-39 57-215v-3h3 46 4v3l-85 296zM1383 407l88-293v4h-46v-4h4l-57 215h-3 3l-10 39v14l-4-14-14-53h4-4l-49-201v4h-53v-4h3l-60 233h-3 3l-7 21-3 14v-14c-7-32-11-49-11-53l-53-201h4v4h-50v-4h4l85 293h-4 57-4c32-131 53-205 56-219 4-14 4-28 8-35l3-14 4 14 7 46 53 208h-4 56zM1552 273c0 32 7 56 21 74 11 18 32 28 57 28 21 0 39-3 49-14 14-7 21-18 25-28l4-4h3l42 11 4 3-4 4c-17 46-60 71-123 71-42 0-78-15-99-39-25-29-35-67-35-120 0-50 10-88 35-113 21-28 57-39 99-39 88 0 134 53 134 159v7h-4-211zM1549 269h211v4h-3v-7c0-106-42-155-127-155-42 0-74 14-95 38-25 25-36 60-36 110 0 53 11 88 36 116 21 25 53 35 95 35 63 0 102-21 120-67v4l-42-14h3c-3 14-14 25-28 35-11 7-32 14-53 14-25 0-46-10-64-32-14-17-21-45-21-77v-4zM1708 234c-4-32-11-53-25-67-11-14-32-21-53-21-25 0-42 7-57 25-14 14-21 35-21 63h-3v-3h159zM1708 238h-159-4v-4c4-28 11-53 25-67 14-18 35-25 60-25s42 7 56 22c14 14 22 38 25 70v4zM1820 407v-226c0-21 0-42-3-67v-3h3 46 4v3c0 32 3 53 3 60h-3v-3 3c7-28 14-46 24-53 11-10 29-14 46-14 7 0 14 0 22 0h3v4 45 4h-3c-8-4-18-4-29-4-17 0-31 8-42 25-11 18-18 42-18 74v152 3h-3-46-4zM1824 407h46v-152c0-35 3-60 14-77 14-18 28-29 49-29 11 0 21 4 29 4v3h-4v-45h4v3c-8-3-15-3-22-3-17 0-31 3-42 14-7 7-18 24-25 49v4h-3-4v-4c0-7 0-28 0-60v4h-46v-4h4c0 25 0 46 0 67zM1958 520v-35-4h4 324 4v4 35 3h-4-324-4zM1962 516h324v4-35 3h-324v-3h3v35h-3zM2318 407v-226c0-21-4-42-4-67v-3h4 46 3v3c0 32 0 53 0 60v-3 3h-3c10-28 17-46 28-53 10-10 28-14 46-14 7 0 14 0 21 0v4 45 4h-4c-3-4-14-4-24-4-18 0-32 8-46 25-7 18-14 42-14 74v152 3h-4-49zM2318 407h49v-152c0-35 4-60 14-77 11-18 29-29 50-29 10 0 21 4 28 4v3h-4v-45h4l-4 3c-7-3-10-3-17-3-18 0-32 3-43 14-10 7-17 24-24 49v4h-4-3v-4c0-7 0-28-4-60h4v4h-46v-4h3c0 25 0 46 0 67v226zM2501 51v-51h4 49 4v51 3h-4-49-4zM2505 47h49v4h-3v-51h3v4h-49v-4 51zM2501 407v-293-3h4 49 4v3 293 3h-4-49-4zM2505 407h49-3v-293h3v4h-49v-4zM2741 527c-35 0-60-7-81-18-18-14-32-32-35-56v-4h3l46-7h4v4c3 10 10 21 21 28 10 7 25 11 42 11 50 0 71-29 71-85v-46h3v4-4h4c-11 21-25 35-43 46-14 7-35 14-56 14-39 0-67-14-81-39-18-21-28-60-28-113s10-91 28-116c21-25 49-39 88-39 21 0 39 4 53 14 18 11 28 25 39 43h-4v-4 4h-3c0-4 3-15 3-29s0-21 0-21l4-3h46 3v3c0 11 0 28 0 60v226c0 85-46 127-127 127zM2741 520c81 0 120-39 120-120v-226c0-32 0-49 0-60h4v4h-46v-4h3c-3 0-3 7-3 21s0 25 0 29v3h-4-3c-7-18-18-32-36-42-14-7-31-14-49-14-39 0-67 14-85 35-14 28-24 63-24 116 0 50 7 88 24 113 18 21 43 32 78 32 21 0 39-4 53-14 18-7 28-21 39-39v-4h3 4v4 46c0 60-28 92-78 92-17 0-35-4-46-15-10-7-17-17-21-31l4 3-50 4c7 21 18 39 36 49 21 14 45 18 77 18zM2812 262c0-24-4-46-11-63-3-14-14-28-25-39-10-7-24-11-38-11-25 0-43 7-53 25-11 18-18 46-18 88 0 39 7 67 18 85 7 18 24 25 53 25 14 0 28-4 38-14 11-8 22-22 25-36 7-17 11-39 11-60zM2819 262c0 21-4 43-11 60-7 18-17 32-28 43-14 7-28 14-42 14-29 0-50-11-60-29-11-17-14-49-14-88 0-42 3-74 17-91 11-18 32-29 57-29 14 0 28 4 42 14 11 11 21 25 28 43 7 17 11 39 11 63zM2985 164c10-22 24-36 38-43 18-10 36-14 57-14 35 0 60 7 74 25 18 14 25 42 25 81v194 3h-4-49-4v-3-187c0-18 0-32-3-42-4-11-11-18-18-22-11-3-21-7-35-7-25 0-39 7-53 22-14 17-21 38-21 63v173 3h-4-49v-3-407h49 4v111c0 10 0 21 0 31 0 14-4 22-4 22v-4 4zM2988 167h-3v-3c0-4 0-8 0-22 0-10 3-21 3-31v-111 4h-49v-4h3v407h-3 49v-173c0-28 7-49 21-67 14-14 32-25 57-25 14 0 28 4 35 7 11 7 18 15 21 25 4 11 7 25 7 46v187h-3 49-3v-194c0-39-8-64-22-81-14-14-35-21-70-21-21 0-39 3-53 14-14 7-25 21-35 42zM3362 410c-14 4-32 4-49 4-39 0-60-21-60-67v-198h3v4h-35-4v-4-35-3h4 35v3h-3l14-67v-3h3 32 4v3 67h-4v-3h57 3v3 35 4h-3-57v-4h4v187c0 14 3 22 7 29 3 3 10 7 21 7 7 0 14 0 28-4h4v4 35zM3359 407v-35h3v3c-11 0-21 0-28 0-11 0-21 0-25-7-7-7-7-18-7-32v-187-3h57v3h-4v-35h4v4h-57v-4-67 4h-32v-4h4l-14 67v4h-4-35v-4 35-3h35v3 198c0 42 18 63 57 63 17 0 31-3 49-7v4zM3359 520v-35-4h3 325 3v4 35 3h-3-325-3zM3362 516h325v4h-4v-35h4v3h-325v-3 35zM3715 51v-51h3 50 3v51 3h-3-50-3zM3718 47h50v4h-4v-51h4v4h-50v-4 51zM3715 407v-293-3h3 50 3v3 293 3h-3-50-3zM3718 407h50-4v-293h4v4h-50v-4zM4025 407v-187c0-18 0-32-3-42-4-11-11-18-18-22-7-3-21-7-35-7-25 0-43 7-53 25-14 14-21 35-21 64v169 3h-4-49-4v-3-229c0-36 0-57 0-64v-3h4 46 3v3c0 0 0 4 0 7 0 4 0 7 0 14 0 4 0 14 0 29v-4 4h-3c10-22 24-36 42-46 14-7 32-11 53-11 35 0 60 7 74 25 18 14 25 42 25 81v194 3h-4-49-4zM4029 407h49-3v-194c0-39-7-64-22-78-14-17-35-24-70-24-21 0-39 3-53 14-14 7-28 21-39 42h-3v-3c0-15 0-25-4-29 0-7 0-10 0-14 0-3 0-7 0-7h4v4h-46v-4c3 7 3 28 3 64v229h-3 49-3v-169c0-29 7-53 21-71 14-14 35-25 60-25 14 0 28 4 39 7 7 7 14 15 17 25 4 14 7 28 7 46v187zM4378 326c0 28-14 53-35 67-21 17-53 25-88 25-39 0-67-8-89-18-21-14-31-32-38-60v-4h3l42-7 4-3v3c3 18 11 29 25 36 10 7 28 10 53 10 24 0 42-3 52-14 11-7 15-14 15-32 0-10-4-17-11-24s-21-11-35-18v-4 4l-39-7 3-4-3 4c-25-11-46-18-60-25-11-7-21-14-28-24-7-11-11-25-11-39 0-28 11-50 32-64 18-14 46-21 85-21 31 0 60 7 77 18 21 10 32 28 39 56v4h-4l-42 3h-3c-4-14-11-21-22-28-10-7-28-11-45-11-22 0-39 4-50 11-7 4-14 14-14 28 0 7 4 11 7 18 4 3 11 10 18 14 7 3 28 7 53 14 28 7 46 14 56 18 14 7 21 14 28 21s14 14 18 21c4 11 7 21 7 32zM4371 326c0-11-4-18-7-28-4-7-7-15-14-22s-14-14-25-17c-14-7-32-11-56-18v-3 3c-29-7-46-14-57-18-7-3-14-10-17-14-7-7-7-14-7-21 0-14 3-28 17-35 11-7 25-11 50-11 21 0 35 4 49 11 11 7 21 21 21 35v-3l42-7v3h-3c-4-25-14-42-32-53-21-10-46-17-77-17-39 0-64 7-85 21-18 14-25 35-25 60 0 14 4 24 7 35 7 11 18 18 28 25 11 7 32 14 60 21l36 7c17 7 31 14 39 21 10 7 14 18 14 28 0 18-7 32-18 39-14 7-32 11-56 11-25 0-43-4-57-11s-25-21-28-35l3-4v4l-42 10v-3c7 25 21 42 39 53 21 14 46 17 85 17 35 0 63-7 84-21s32-35 32-63zM4473 273c0 32 7 56 21 74 15 18 32 28 60 28 22 0 39-3 50-14 10-7 21-18 25-28v-4h3l42 11 4 3v4c-18 46-60 71-124 71-45 0-77-15-102-39-25-29-35-67-35-120 0-50 10-88 35-113 25-28 57-39 99-39 88 0 134 53 134 159v7h-4-211zM4470 269h211v4h-3v-7c0-106-39-155-127-155-39 0-74 14-95 38-22 25-32 60-32 110 0 53 10 88 32 116 21 25 56 35 98 35 60 0 99-21 117-67h3v4l-42-14c-3 14-14 25-25 35-14 7-31 14-53 14-28 0-49-10-63-32-14-17-21-45-21-77zM4629 234c-4-32-11-53-25-67-11-14-28-21-53-21s-39 7-53 25c-14 14-21 35-25 63v-3h159v3zM4632 238h-159-3v-4c0-28 7-53 21-67 14-18 35-25 60-25s46 7 60 22c14 14 21 38 25 70v4zM4741 407v-226c0-21 0-42 0-67v-3h4 46v3c3 32 3 53 3 60h-3v-3h3v3h-3c7-28 17-46 28-53 11-10 25-14 46-14 7 0 14 0 21 0v4 45 4h-3c-8-4-15-4-25-4-21 0-35 8-46 25-11 18-14 42-14 74v152 3h-4-49-4zM4745 407h49-3v-152c0-35 7-60 17-77 11-18 29-29 50-29 10 0 21 4 28 4l-3 3h-4v-45h4v3c-8-3-15-3-18-3-18 0-32 3-42 14-11 7-18 24-25 49l-4 4h-3v-4c0-7-4-28-4-60h4v4h-46v-4c3 25 3 46 3 67v226zM5045 410c-18 4-32 4-50 4-42 0-63-21-63-67v-198h3v4h-35v-4-35-3h39v3h-4l15-67v-3h3 32 3v3 67h-3v-3h53 3v3 35 4h-3-53v-4h3v187c0 14 0 22 4 29 7 3 14 7 25 7 3 0 14 0 28-4v4 35zM5041 407v-35h4v3c-11 0-21 0-28 0-15 0-22 0-29-7-3-7-7-18-7-32v-187-3h4 53v3-35 4h-53-4v-4-67h4v4h-32v-4l-14 67v4h-39v-4h4v35h-4v-3h35 4v3 198c0 42 18 63 56 63 18 0 32-3 50-7v4zM5314 326c0 28-11 53-33 67-21 17-53 25-92 25-35 0-63-8-84-18-21-14-36-32-43-60v-4h4l42-7 4-3v3c3 18 14 29 25 36 14 7 31 10 52 10 25 0 43-3 53-14 11-7 18-14 18-32 0-10-4-17-11-24-10-7-21-11-38-18v-4 4l-36-7v-4 4c-28-11-49-18-60-25-14-7-21-14-28-24-7-11-10-25-10-39 0-28 10-50 28-64 21-14 49-21 84-21 36 0 60 7 82 18 17 10 32 28 39 56v4h-3l-47 3h-4c0-14-7-21-17-28-14-7-28-11-50-11-21 0-35 4-45 11-11 4-15 14-15 28 0 7 0 11 4 18 7 3 11 10 21 14 7 3 25 7 53 14 25 7 46 14 57 18 10 7 21 14 29 21 7 7 14 14 17 21 4 11 4 21 4 32zM5310 326c0-11-3-18-7-28-3-7-7-15-15-22-7-7-17-14-28-17-11-7-28-11-56-18l3-3v3c-28-7-46-14-56-18-11-3-18-10-22-14-3-7-7-14-7-21 0-14 7-28 18-35s28-11 49-11c22 0 39 4 50 11 14 7 21 21 25 35h-4v-3l47-7v3h-4c-3-25-18-42-36-53-18-10-46-17-78-17-35 0-63 7-81 21-17 14-28 35-28 60 0 14 4 24 11 35s14 18 28 25c10 7 28 14 56 21l39 7c18 7 28 14 39 21 7 7 14 18 14 28 0 18-7 32-21 39-11 7-32 11-57 11-21 0-42-4-56-11s-21-21-28-35l3-4 4 4-46 10v-3h3c4 25 18 42 36 53 21 14 49 17 84 17 39 0 67-7 89-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35c-29 43-50 74-60 99-11 25-22 46-25 72-7 24-11 49-11 74h-35c0-36 7-71 21-111 14-39 39-84 74-134h-144v-28h180z">
          <text:p/>
        </draw:path>
        <draw:path draw:style-name="gr3" draw:text-style-name="P3" draw:layer="layout" svg:width="1.87cm" svg:height="0.286cm" svg:x="18.591cm" svg:y="18.845cm" svg:viewBox="0 0 1871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7-14-71-39-19-25-29-60-29-106 0-47 10-82 26-107 17-25 42-35 74-35 35 0 56 10 74 35 14 25 21 60 21 107zM1207 142c0-47-7-82-21-103-14-25-39-36-70-36-32 0-57 11-71 36-15 21-22 56-22 103 0 46 7 81 22 102 18 25 39 39 71 39 31 0 53-14 70-39 14-21 21-56 21-102zM1172 142c0-40-3-68-14-86-7-14-21-24-42-24s-36 7-43 24c-10 18-14 46-14 86 0 39 4 67 14 85 7 17 22 24 43 24s35-7 42-24c11-18 14-46 14-85zM1176 142c0 39-4 67-14 85-11 21-25 28-46 28s-39-7-46-25c-11-21-14-49-14-88 0-40 3-68 14-89 7-14 25-25 46-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1 35c-29 43-46 75-57 100-14 25-21 46-28 71-7 24-7 49-7 74v3h-4-35-3v-3c0-36 10-74 24-110 14-42 39-85 74-135v4h-144-4v-4-28-4h4 180v4zM1867 35v-28h4-180v28h144 4c-35 53-60 96-74 135s-25 74-25 110v-4h35v4c0-25 4-50 7-74 7-25 15-50 25-71 14-25 32-61 60-103l4 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6.882cm" svg:height="7.982cm" svg:x="5.094cm" svg:y="11.856cm" svg:viewBox="0 0 6883 7983" svg:d="M6883 2235v212c0 35-10 74-31 106l-202 321v106l-162 261v568c-3 7-7 14-10 21l-1098 1753c-91 152-360 173-657 46-292-120-550-360-628-582v-628l-130-32-335-102-1404 762v60c0 95-60 275-134 395l-1489 2381c-42 71-85 110-109 99l-470-187c-14-7-24-28-24-67v-1471c0-60 24-152 60-240l402-1005-166-67h-4v-4-7-7-7c0-14 4-35 7-53l8-39 419-1612-522-215-84-268-75-177c22 39 46 99 71 177l-71-177c-10-14-17-28-17-35 3-7 3-7 7-7 7 0 10 7 14 14l201 78v3c0-3 0-7 0-10 4 3 7 7 18 10 3 4 7 7 17 11 11 7 25 14 53 28 32 11 53 14 67 21 11 4 21 4 32 7 21 7 35 18 46 18 25 7 35 21 46 28l889 360v169l-1298-518-75-177c22 39 46 99 71 177l-71-177c-10-14-17-28-17-35 3-7 3-7 7-7 7 0 10 7 14 14l4-7v-314c-15 32-25 67-25 106l7 208-7-208c0-39 10-74 25-106l1291-2071c74-121 254-170 402-110l4972 1994c102 46 165 127 165 215z">
          <text:p/>
        </draw:path>
        <draw:polygon draw:style-name="gr7" draw:text-style-name="P2" draw:layer="layout" svg:width="0cm" svg:height="0cm" svg:x="7.334cm" svg:y="15.85cm" svg:viewBox="0 0 0 0" draw:points="0,0">
          <text:p/>
        </draw:polygon>
        <draw:path draw:style-name="gr1" draw:text-style-name="P1" draw:layer="layout" svg:width="5.506cm" svg:height="3.963cm" svg:x="6.237cm" svg:y="12.523cm" svg:viewBox="0 0 5507 3964" svg:d="M5507 2312v-106l-5507-2206v102l1368 551 1271 508v904c-3 7-7 10-10 18-92 148-353 165-643 42-290-120-540-353-618-572l-1093 1757c28 78 77 162 151 244 15 17 32 35 50 53 7 7 18 17 25 24 35 32 74 64 112 92 22 18 43 32 67 46 127 84 269 144 403 176 211 46 381 7 451-106l374-599 85-141 389-618-64-25c-3-7-10-10-14-17-7-7-14-11-21-18-7-3-14-10-21-17-4-4-7-4-11-8-28-21-63-42-102-63l85-134c187 28 331-14 395-116-64 102-208 144-395 116l2233 896c-205-134-360-307-416-473v-896l1294 519z">
          <text:p/>
        </draw:path>
        <draw:polygon draw:style-name="gr7" draw:text-style-name="P2" draw:layer="layout" svg:width="0cm" svg:height="0cm" svg:x="7.334cm" svg:y="15.85cm" svg:viewBox="0 0 0 0" draw:points="0,0">
          <text:p/>
        </draw:polygon>
        <draw:path draw:style-name="gr1" draw:text-style-name="P1" draw:layer="layout" svg:width="5.739cm" svg:height="2.661cm" svg:x="6.237cm" svg:y="12.067cm" svg:viewBox="0 0 5740 2662" svg:d="M5709 2340c21-35 31-71 31-109 0-92-63-173-165-216l-4972-1989c-148-60-328-11-402 106l-201 324 5507 2206z">
          <text:p/>
        </draw:path>
        <draw:polygon draw:style-name="gr7" draw:text-style-name="P2" draw:layer="layout" svg:width="0cm" svg:height="0cm" svg:x="7.334cm" svg:y="15.85cm" svg:viewBox="0 0 0 0" draw:points="0,0">
          <text:p/>
        </draw:polygon>
        <draw:path draw:style-name="gr1" draw:text-style-name="P1" draw:layer="layout" svg:width="1.756cm" svg:height="4.259cm" svg:x="5.094cm" svg:y="15.391cm" svg:viewBox="0 0 1757 4260" svg:d="M1479 833v197l120-194 46-74c35 32 74 64 112 92v522c0 99-60 275-134 395l-1489 2386c-43 74-85 109-110 102-14-7-24-28-24-67v-1472c0-60 24-152 60-247l402-998 17 7c7 0 18-7 29-25l911-1457v268c0-10-4-17-11-17 0-4-3-4-7 0-25 7-63 67-88 137-14 36-21 71-21 92 0 18 7 28 14 32 14 3 39-25 63-74 29-50 46-110 50-149v152c28 78 81 162 151 244z">
          <text:p/>
        </draw:path>
        <draw:polygon draw:style-name="gr7" draw:text-style-name="P2" draw:layer="layout" svg:width="0cm" svg:height="0cm" svg:x="7.334cm" svg:y="15.85cm" svg:viewBox="0 0 0 0" draw:points="0,0">
          <text:p/>
        </draw:polygon>
        <draw:path draw:style-name="gr1" draw:text-style-name="P1" draw:layer="layout" svg:width="2.462cm" svg:height="2.308cm" svg:x="5.143cm" svg:y="12.625cm" svg:viewBox="0 0 2463 2309" svg:d="M0 1758l201 78v3c0-3 0-7 0-10 4-7 7-18 14-28 32-53 110-85 184-71 77 14 130 67 130 131 0 35-17 67-49 91l890 357 1093-1757-1368-552-1091 1751c0 0-4 4-4 7z">
          <text:p/>
        </draw:path>
        <draw:polygon draw:style-name="gr7" draw:text-style-name="P2" draw:layer="layout" svg:width="0cm" svg:height="0cm" svg:x="7.334cm" svg:y="15.85cm" svg:viewBox="0 0 0 0" draw:points="0,0">
          <text:p/>
        </draw:polygon>
        <draw:path draw:style-name="gr1" draw:text-style-name="P1" draw:layer="layout" svg:width="2.382cm" svg:height="2.421cm" svg:x="9.189cm" svg:y="15.144cm" svg:viewBox="0 0 2383 2422" svg:d="M1098 0c56 163 211 339 416 469l-85 139c-113-36-229-64-339-82l-257-106-833 1338c78 222 336 459 628 582 297 124 561 106 656-46l1099-1758c-96 153-360 171-657 46-297-123-551-359-628-582z">
          <text:p/>
        </draw:path>
        <draw:polygon draw:style-name="gr7" draw:text-style-name="P2" draw:layer="layout" svg:width="0cm" svg:height="0cm" svg:x="7.334cm" svg:y="15.85cm" svg:viewBox="0 0 0 0" draw:points="0,0">
          <text:p/>
        </draw:polygon>
        <draw:path draw:style-name="gr1" draw:text-style-name="P1" draw:layer="layout" svg:width="6.829cm" svg:height="2.52cm" svg:x="5.147cm" svg:y="11.856cm" svg:viewBox="0 0 6830 2521" svg:d="M6830 2235v212c0-92-63-173-165-215l-4972-1994c-148-60-328-11-402 106l-201 324v102l-1090 1751v-314l1291-2072c74-120 254-169 402-109l4972 1994c102 46 165 127 165 215z">
          <text:p/>
        </draw:path>
        <draw:polygon draw:style-name="gr7" draw:text-style-name="P2" draw:layer="layout" svg:width="0cm" svg:height="0cm" svg:x="7.334cm" svg:y="15.85cm" svg:viewBox="0 0 0 0" draw:points="0,0">
          <text:p/>
        </draw:polygon>
        <draw:path draw:style-name="gr1" draw:text-style-name="P1" draw:layer="layout" svg:width="1.294cm" svg:height="1.56cm" svg:x="10.287cm" svg:y="14.248cm" svg:viewBox="0 0 1295 1561" svg:d="M0 897c77 223 331 459 627 582 298 124 562 106 658-42 3-7 7-14 10-21v-568-329l-1295-519z">
          <text:p/>
        </draw:path>
        <draw:polygon draw:style-name="gr7" draw:text-style-name="P2" draw:layer="layout" svg:width="0cm" svg:height="0cm" svg:x="7.334cm" svg:y="15.85cm" svg:viewBox="0 0 0 0" draw:points="0,0">
          <text:p/>
        </draw:polygon>
        <draw:path draw:style-name="gr1" draw:text-style-name="P1" draw:layer="layout" svg:width="1.27cm" svg:height="1.554cm" svg:x="7.605cm" svg:y="13.176cm" svg:viewBox="0 0 1271 1555" svg:d="M0 900c78 219 328 452 618 572 290 124 551 109 643-42 3-8 7-11 10-18v-903l-1271-509z">
          <text:p/>
        </draw:path>
        <draw:polygon draw:style-name="gr7" draw:text-style-name="P2" draw:layer="layout" svg:width="0cm" svg:height="0cm" svg:x="7.334cm" svg:y="15.85cm" svg:viewBox="0 0 0 0" draw:points="0,0">
          <text:p/>
        </draw:polygon>
        <draw:polygon draw:style-name="gr1" draw:text-style-name="P1" draw:layer="layout" svg:width="1.958cm" svg:height="2.575cm" svg:x="5.228cm" svg:y="17.162cm" svg:viewBox="0 0 1959 2576" draw:points="1959,187 1488,0 0,2386 469,2576">
          <text:p/>
        </draw:polygon>
        <draw:polygon draw:style-name="gr7" draw:text-style-name="P2" draw:layer="layout" svg:width="0cm" svg:height="0cm" svg:x="7.334cm" svg:y="15.85cm" svg:viewBox="0 0 0 0" draw:points="0,0">
          <text:p/>
        </draw:polygon>
        <draw:polygon draw:style-name="gr1" draw:text-style-name="P1" draw:layer="layout" svg:width="1.298cm" svg:height="2.265cm" svg:x="5.214cm" svg:y="14.583cm" svg:viewBox="0 0 1299 2266" draw:points="84,273 0,0 606,485 84,273 632,492 606,485 632,492 190,2185 388,2266 1299,809 1299,523 0,0">
          <text:p/>
        </draw:polygon>
        <draw:polygon draw:style-name="gr7" draw:text-style-name="P2" draw:layer="layout" svg:width="0cm" svg:height="0cm" svg:x="7.334cm" svg:y="15.85cm" svg:viewBox="0 0 0 0" draw:points="0,0">
          <text:p/>
        </draw:polygon>
        <draw:polygon draw:style-name="gr1" draw:text-style-name="P1" draw:layer="layout" svg:width="1.093cm" svg:height="2.656cm" svg:x="6.512cm" svg:y="13.176cm" svg:viewBox="0 0 1094 2657" draw:points="0,2657 1094,899 1094,0 0,1758 0,1930 0,2216 0,2488 0,2505">
          <text:p/>
        </draw:polygon>
        <draw:polygon draw:style-name="gr7" draw:text-style-name="P2" draw:layer="layout" svg:width="0cm" svg:height="0cm" svg:x="7.334cm" svg:y="15.85cm" svg:viewBox="0 0 0 0" draw:points="0,0">
          <text:p/>
        </draw:polygon>
        <draw:polygon draw:style-name="gr1" draw:text-style-name="P1" draw:layer="layout" svg:width="1.347cm" svg:height="1.002cm" svg:x="8.23cm" svg:y="15.003cm" svg:viewBox="0 0 1348 1003" draw:points="964,1003 1348,385 388,0 0,619">
          <text:p/>
        </draw:polygon>
        <draw:polygon draw:style-name="gr7" draw:text-style-name="P2" draw:layer="layout" svg:width="0cm" svg:height="0cm" svg:x="7.334cm" svg:y="15.85cm" svg:viewBox="0 0 0 0" draw:points="0,0">
          <text:p/>
        </draw:polygon>
        <draw:path draw:style-name="gr1" draw:text-style-name="P1" draw:layer="layout" svg:width="0.821cm" svg:height="1.714cm" svg:x="5.518cm" svg:y="16.442cm" svg:viewBox="0 0 822 1715" svg:d="M818 117c4 25 4 53 4 81 0 109-25 258-71 423-60 216-152 445-258 639-102 194-208 343-300 414-18 10-32 21-46 28-134 63-183-106-120-428 64-317 222-713 395-984 177-275 329-364 382-226 7 14 11 32 14 53z">
          <text:p/>
        </draw:path>
        <draw:polygon draw:style-name="gr7" draw:text-style-name="P2" draw:layer="layout" svg:width="0cm" svg:height="0cm" svg:x="7.334cm" svg:y="15.85cm" svg:viewBox="0 0 0 0" draw:points="0,0">
          <text:p/>
        </draw:polygon>
        <draw:path draw:style-name="gr1" draw:text-style-name="P1" draw:layer="layout" svg:width="1.873cm" svg:height="1.14cm" svg:x="7.32cm" svg:y="15.758cm" svg:viewBox="0 0 1874 1141" svg:d="M1874 508v-88l-1049-420-374 600c-70 113-240 155-451 106v435l1405-763 31-18 304 120z">
          <text:p/>
        </draw:path>
        <draw:polygon draw:style-name="gr7" draw:text-style-name="P2" draw:layer="layout" svg:width="0cm" svg:height="0cm" svg:x="7.334cm" svg:y="15.85cm" svg:viewBox="0 0 0 0" draw:points="0,0">
          <text:p/>
        </draw:polygon>
        <draw:polygon draw:style-name="gr1" draw:text-style-name="P1" draw:layer="layout" svg:width="0.833cm" svg:height="1.513cm" svg:x="9.189cm" svg:y="15.388cm" svg:viewBox="0 0 834 1514" draw:points="0,1514 834,176 389,0 0,618 0,794 0,883">
          <text:p/>
        </draw:polygon>
        <draw:polygon draw:style-name="gr7" draw:text-style-name="P2" draw:layer="layout" svg:width="0cm" svg:height="0cm" svg:x="7.334cm" svg:y="15.85cm" svg:viewBox="0 0 0 0" draw:points="0,0">
          <text:p/>
        </draw:polygon>
        <draw:path draw:style-name="gr1" draw:text-style-name="P1" draw:layer="layout" svg:width="0.721cm" svg:height="1.578cm" svg:x="5.618cm" svg:y="16.537cm" svg:viewBox="0 0 722 1579" svg:d="M393 1166c-102 194-208 342-300 413-11 0-21-4-28-4-117-49-71-437 102-871 173-431 410-746 527-700 7 4 17 11 24 19 4 25 4 53 4 81 0 109-25 258-71 423-105 194-198 427-258 639z">
          <text:p/>
        </draw:path>
        <draw:polygon draw:style-name="gr7" draw:text-style-name="P2" draw:layer="layout" svg:width="0cm" svg:height="0cm" svg:x="7.334cm" svg:y="15.85cm" svg:viewBox="0 0 0 0" draw:points="0,0">
          <text:p/>
        </draw:polygon>
        <draw:polygon draw:style-name="gr1" draw:text-style-name="P1" draw:layer="layout" svg:width="2.318cm" svg:height="1.034cm" svg:x="8.385cm" svg:y="14.717cm" svg:viewBox="0 0 2319 1035" draw:points="2319,901 2238,1035 0,134 81,0">
          <text:p/>
        </draw:polygon>
        <draw:polygon draw:style-name="gr7" draw:text-style-name="P2" draw:layer="layout" svg:width="0cm" svg:height="0cm" svg:x="7.334cm" svg:y="15.85cm" svg:viewBox="0 0 0 0" draw:points="0,0">
          <text:p/>
        </draw:polygon>
        <draw:path draw:style-name="gr1" draw:text-style-name="P1" draw:layer="layout" svg:width="0.47cm" svg:height="0.713cm" svg:x="6.85cm" svg:y="16.245cm" svg:viewBox="0 0 471 714" svg:d="M0 0c22 14 43 32 67 46 127 84 269 144 404 173v435 60l-471-187z">
          <text:p/>
        </draw:path>
        <draw:polygon draw:style-name="gr7" draw:text-style-name="P2" draw:layer="layout" svg:width="0cm" svg:height="0cm" svg:x="7.334cm" svg:y="15.85cm" svg:viewBox="0 0 0 0" draw:points="0,0">
          <text:p/>
        </draw:polygon>
        <draw:path draw:style-name="gr1" draw:text-style-name="P1" draw:layer="layout" svg:width="0.604cm" svg:height="0.586cm" svg:x="6.716cm" svg:y="16.767cm" svg:viewBox="0 0 605 587" svg:d="M471 587c74-121 134-298 134-396l-471-191c0 99-60 275-134 395z">
          <text:p/>
        </draw:path>
        <draw:polygon draw:style-name="gr7" draw:text-style-name="P2" draw:layer="layout" svg:width="0cm" svg:height="0cm" svg:x="7.334cm" svg:y="15.85cm" svg:viewBox="0 0 0 0" draw:points="0,0">
          <text:p/>
        </draw:polygon>
        <draw:path draw:style-name="gr1" draw:text-style-name="P1" draw:layer="layout" svg:width="0.817cm" svg:height="1.714cm" svg:x="5.518cm" svg:y="16.442cm" svg:viewBox="0 0 818 1715" svg:d="M193 1674c-18 10-32 21-46 28-134 63-183-106-120-428 64-317 222-713 395-984 177-275 329-364 382-226 7 14 11 32 14 53-7-7-17-14-24-18-117-46-354 268-527 699-173 434-219 823-102 872 7 0 17 4 28 4z">
          <text:p/>
        </draw:path>
        <draw:polygon draw:style-name="gr7" draw:text-style-name="P2" draw:layer="layout" svg:width="0cm" svg:height="0cm" svg:x="7.334cm" svg:y="15.85cm" svg:viewBox="0 0 0 0" draw:points="0,0">
          <text:p/>
        </draw:polygon>
        <draw:polygon draw:style-name="gr1" draw:text-style-name="P1" draw:layer="layout" svg:width="1.048cm" svg:height="0.56cm" svg:x="8.145cm" svg:y="15.621cm" svg:viewBox="0 0 1049 561" draw:points="1049,561 1049,385 85,0 0,137">
          <text:p/>
        </draw:polygon>
        <draw:polygon draw:style-name="gr7" draw:text-style-name="P2" draw:layer="layout" svg:width="0cm" svg:height="0cm" svg:x="7.334cm" svg:y="15.85cm" svg:viewBox="0 0 0 0" draw:points="0,0">
          <text:p/>
        </draw:polygon>
        <draw:path draw:style-name="gr1" draw:text-style-name="P1" draw:layer="layout" svg:width="0.57cm" svg:height="0.443cm" svg:x="10.653cm" svg:y="15.096cm" svg:viewBox="0 0 571 444" svg:d="M555 391c53-77-28-223-181-315-148-91-310-102-359-24-11 17-15 35-15 56 0 93 99 213 237 283 141 71 276 71 318 0z">
          <text:p/>
        </draw:path>
        <draw:polygon draw:style-name="gr7" draw:text-style-name="P2" draw:layer="layout" svg:width="0cm" svg:height="0cm" svg:x="7.334cm" svg:y="15.85cm" svg:viewBox="0 0 0 0" draw:points="0,0">
          <text:p/>
        </draw:polygon>
        <draw:path draw:style-name="gr1" draw:text-style-name="P1" draw:layer="layout" svg:width="0.572cm" svg:height="0.443cm" svg:x="7.969cm" svg:y="14.02cm" svg:viewBox="0 0 573 444" svg:d="M558 391c50-82-32-219-180-314-149-92-311-103-364-25-7 17-14 35-14 56 0 92 102 212 240 283 142 71 276 71 318 0z">
          <text:p/>
        </draw:path>
        <draw:polygon draw:style-name="gr7" draw:text-style-name="P2" draw:layer="layout" svg:width="0cm" svg:height="0cm" svg:x="7.334cm" svg:y="15.85cm" svg:viewBox="0 0 0 0" draw:points="0,0">
          <text:p/>
        </draw:polygon>
        <draw:path draw:style-name="gr1" draw:text-style-name="P1" draw:layer="layout" svg:width="0.486cm" svg:height="0.391cm" svg:x="10.527cm" svg:y="15.804cm" svg:viewBox="0 0 487 392" svg:d="M28 92c-18 24-22 49-25 70-4 18-4 39 0 53 3 25 14 50 28 74 14 21 32 46 67 67 14 11 28 18 46 21 18 8 35 12 49 12 25 4 46 4 67 0 18-4 39-7 53-15 25-11 50-21 75-39 11-7 25-18 36-28 14-14 24-28 35-46 21-35 28-60 28-81 0-25-7-46-17-67-15-21-32-39-64-60-10-7-26-14-40-21-17-11-35-14-53-21-21-4-38-8-56-11-25 0-46 0-67 0s-39 7-60 14c-18 4-32 11-53 25-18 10-35 28-49 53z">
          <text:p/>
        </draw:path>
        <draw:polygon draw:style-name="gr7" draw:text-style-name="P2" draw:layer="layout" svg:width="0cm" svg:height="0cm" svg:x="7.334cm" svg:y="15.85cm" svg:viewBox="0 0 0 0" draw:points="0,0">
          <text:p/>
        </draw:polygon>
        <draw:path draw:style-name="gr1" draw:text-style-name="P1" draw:layer="layout" svg:width="0.484cm" svg:height="0.39cm" svg:x="7.846cm" svg:y="14.73cm" svg:viewBox="0 0 485 391" svg:d="M24 93c-14 21-21 46-21 67-4 18-4 39 0 57 3 24 10 50 25 71 14 25 35 46 67 67 14 11 28 18 43 21 14 8 28 11 42 11 25 4 46 4 67 4 50-7 88-22 131-50 21-14 42-32 67-60 7-10 14-24 21-36 11-21 14-35 18-46 3-25 0-42-4-60-7-18-14-35-28-49-14-18-35-36-74-57-14-3-28-10-46-17-18-4-35-7-53-11-46-7-85-7-120 0-25 7-47 14-72 28-21 11-42 28-63 60z">
          <text:p/>
        </draw:path>
        <draw:polygon draw:style-name="gr7" draw:text-style-name="P2" draw:layer="layout" svg:width="0cm" svg:height="0cm" svg:x="7.334cm" svg:y="15.85cm" svg:viewBox="0 0 0 0" draw:points="0,0">
          <text:p/>
        </draw:polygon>
        <draw:path draw:style-name="gr1" draw:text-style-name="P1" draw:layer="layout" svg:width="2.237cm" svg:height="0.9cm" svg:x="8.385cm" svg:y="14.851cm" svg:viewBox="0 0 2238 901" svg:d="M1895 819c110 18 226 46 343 82l-2238-901c39 25 71 43 99 64 7 3 10 7 14 11 7 7 14 10 21 17s14 11 18 18c7 3 10 10 14 14l67 28 959 385 445 176z">
          <text:p/>
        </draw:path>
        <draw:polygon draw:style-name="gr7" draw:text-style-name="P2" draw:layer="layout" svg:width="0cm" svg:height="0cm" svg:x="7.334cm" svg:y="15.85cm" svg:viewBox="0 0 0 0" draw:points="0,0">
          <text:p/>
        </draw:polygon>
        <draw:path draw:style-name="gr1" draw:text-style-name="P1" draw:layer="layout" svg:width="0.339cm" svg:height="0.273cm" svg:x="10.6cm" svg:y="15.821cm" svg:viewBox="0 0 340 274" svg:d="M340 128v-4c0-21-7-35-17-49-11-14-22-29-43-39-7-7-14-11-25-14-10-4-21-11-31-11-14-7-25-7-36-7-31-7-60-3-88 7-17 4-35 11-57 28-7 7-14 18-25 29-14 21-18 45-18 63 0 11 4 18 4 29 4 18 14 32 21 46 11 14 26 28 47 46 11 4 21 7 32 11 10 3 21 7 28 10 32 4 56 0 81-7 18-7 35-14 53-25 11-7 21-14 28-21 11-7 21-21 29-31 14-25 17-44 17-61z">
          <text:p/>
        </draw:path>
        <draw:polygon draw:style-name="gr7" draw:text-style-name="P2" draw:layer="layout" svg:width="0cm" svg:height="0cm" svg:x="7.334cm" svg:y="15.85cm" svg:viewBox="0 0 0 0" draw:points="0,0">
          <text:p/>
        </draw:polygon>
        <draw:path draw:style-name="gr1" draw:text-style-name="P1" draw:layer="layout" svg:width="0.339cm" svg:height="0.27cm" svg:x="7.919cm" svg:y="14.747cm" svg:viewBox="0 0 340 271" svg:d="M340 126c0-14-3-29-7-39-7-11-14-21-21-28-11-11-18-18-32-25s-28-18-49-21c-11-4-21-7-32-11-32-3-57-3-81 4-25 3-50 14-74 35-7 7-18 14-26 28-14 21-18 43-18 60 0 11 4 21 4 28 3 18 10 36 22 50 11 14 25 28 46 40 7 7 14 10 25 14 7 3 17 7 24 7 14 3 29 3 43 3 31 0 63-10 95-28 14-8 35-22 49-43 7-7 14-18 18-29 11-17 14-31 14-45z">
          <text:p/>
        </draw:path>
        <draw:polygon draw:style-name="gr7" draw:text-style-name="P2" draw:layer="layout" svg:width="0cm" svg:height="0cm" svg:x="7.334cm" svg:y="15.85cm" svg:viewBox="0 0 0 0" draw:points="0,0">
          <text:p/>
        </draw:polygon>
        <draw:path draw:style-name="gr1" draw:text-style-name="P1" draw:layer="layout" svg:width="0.331cm" svg:height="0.264cm" svg:x="6.579cm" svg:y="12.259cm" svg:viewBox="0 0 332 265" svg:d="M332 135c0-32-10-60-35-85-32-32-77-50-128-50-53 0-102 18-130 50-7 7-14 14-18 25-14 17-21 38-21 60 0 70 74 130 169 130 89 0 163-60 163-130z">
          <text:p/>
        </draw:path>
        <draw:polygon draw:style-name="gr7" draw:text-style-name="P2" draw:layer="layout" svg:width="0cm" svg:height="0cm" svg:x="7.334cm" svg:y="15.85cm" svg:viewBox="0 0 0 0" draw:points="0,0">
          <text:p/>
        </draw:polygon>
        <draw:path draw:style-name="gr1" draw:text-style-name="P1" draw:layer="layout" svg:width="0.332cm" svg:height="0.268cm" svg:x="11.408cm" svg:y="14.192cm" svg:viewBox="0 0 333 269" svg:d="M333 134c0-32-14-60-35-81-32-32-81-53-131-53-49 0-99 21-130 53-7 7-11 14-18 21-12 17-19 39-19 60 0 75 75 135 167 135s166-60 166-135z">
          <text:p/>
        </draw:path>
        <draw:polygon draw:style-name="gr7" draw:text-style-name="P2" draw:layer="layout" svg:width="0cm" svg:height="0cm" svg:x="7.334cm" svg:y="15.85cm" svg:viewBox="0 0 0 0" draw:points="0,0">
          <text:p/>
        </draw:polygon>
        <draw:path draw:style-name="gr1" draw:text-style-name="P1" draw:layer="layout" svg:width="0.582cm" svg:height="0.291cm" svg:x="5.118cm" svg:y="19.547cm" svg:viewBox="0 0 583 292" svg:d="M0 100l471 190c24 11 67-28 112-99l-473-191c-43 75-85 110-110 100z">
          <text:p/>
        </draw:path>
        <draw:polygon draw:style-name="gr7" draw:text-style-name="P2" draw:layer="layout" svg:width="0cm" svg:height="0cm" svg:x="7.334cm" svg:y="15.85cm" svg:viewBox="0 0 0 0" draw:points="0,0">
          <text:p/>
        </draw:polygon>
        <draw:path draw:style-name="gr1" draw:text-style-name="P1" draw:layer="layout" svg:width="0.339cm" svg:height="0.238cm" svg:x="10.6cm" svg:y="15.857cm" svg:viewBox="0 0 340 239" svg:d="M97 42c-4-3-11-7-18-10-14-7-25-18-36-29-7 7-14 18-25 29-14 21-18 45-18 63 0 11 4 18 4 28 4 19 14 33 21 51 11 14 26 28 47 42 11 4 21 7 32 11 10 3 21 7 28 10 32 4 56 0 81-7 18-7 35-14 53-25 11-3 21-10 28-21 11-7 21-17 29-31 14-26 17-44 17-61v-4c0-21-7-35-17-49-11-14-22-29-43-39-28 21-56 35-88 46-11 3-21 3-32 3-17 0-39 0-63-7z">
          <text:p/>
        </draw:path>
        <draw:polygon draw:style-name="gr7" draw:text-style-name="P2" draw:layer="layout" svg:width="0cm" svg:height="0cm" svg:x="7.334cm" svg:y="15.85cm" svg:viewBox="0 0 0 0" draw:points="0,0">
          <text:p/>
        </draw:polygon>
        <draw:path draw:style-name="gr1" draw:text-style-name="P1" draw:layer="layout" svg:width="0.339cm" svg:height="0.236cm" svg:x="7.919cm" svg:y="14.781cm" svg:viewBox="0 0 340 237" svg:d="M44 7c-7 7-18 14-26 28-14 21-18 43-18 60 0 11 4 21 4 28 3 18 10 32 22 46 11 18 25 32 46 44 7 7 14 10 25 14 7 3 17 7 24 7 14 3 29 3 43 3 31 0 63-10 95-28 14-12 35-22 49-43 7-7 14-18 18-29 11-17 14-31 14-45s-3-29-7-39c-7-11-14-21-21-28-11-11-18-18-32-25-14 10-28 21-42 28s-32 14-46 18c-14 3-25 3-42 3-11 0-22 0-36-3-10-4-21-7-31-11-18-10-29-21-39-28z">
          <text:p/>
        </draw:path>
        <draw:polygon draw:style-name="gr7" draw:text-style-name="P2" draw:layer="layout" svg:width="0cm" svg:height="0cm" svg:x="7.334cm" svg:y="15.85cm" svg:viewBox="0 0 0 0" draw:points="0,0">
          <text:p/>
        </draw:polygon>
        <draw:path draw:style-name="gr1" draw:text-style-name="P1" draw:layer="layout" svg:width="0.331cm" svg:height="0.215cm" svg:x="6.579cm" svg:y="12.308cm" svg:viewBox="0 0 332 216" svg:d="M332 82c0-29-10-57-35-82-32 32-77 49-128 49-53 0-102-17-130-49-7 7-14 14-18 21-14 21-21 40-21 61 0 74 74 134 169 134 89 0 163-60 163-134z">
          <text:p/>
        </draw:path>
        <draw:polygon draw:style-name="gr7" draw:text-style-name="P2" draw:layer="layout" svg:width="0cm" svg:height="0cm" svg:x="7.334cm" svg:y="15.85cm" svg:viewBox="0 0 0 0" draw:points="0,0">
          <text:p/>
        </draw:polygon>
        <draw:path draw:style-name="gr1" draw:text-style-name="P1" draw:layer="layout" svg:width="0.332cm" svg:height="0.215cm" svg:x="11.408cm" svg:y="14.245cm" svg:viewBox="0 0 333 216" svg:d="M333 82c0-33-14-61-35-82-32 28-81 49-131 49-49 0-99-21-130-49-7 7-11 14-18 21-12 17-19 40-19 61 0 74 75 134 167 134s166-60 166-134z">
          <text:p/>
        </draw:path>
        <draw:polygon draw:style-name="gr7" draw:text-style-name="P2" draw:layer="layout" svg:width="0cm" svg:height="0cm" svg:x="7.334cm" svg:y="15.85cm" svg:viewBox="0 0 0 0" draw:points="0,0">
          <text:p/>
        </draw:polygon>
        <draw:path draw:style-name="gr1" draw:text-style-name="P1" draw:layer="layout" svg:width="0.328cm" svg:height="0.223cm" svg:x="5.344cm" svg:y="14.35cm" svg:viewBox="0 0 329 224" svg:d="M329 135c0 31-17 68-46 89-10-7-24-18-46-25-14-7-28-12-49-19-11-3-21-7-32-10-14-4-35-11-67-21-29-14-43-21-54-25-7-7-14-7-17-11-11-7-14-10-18-10 4-11 7-18 14-28 35-57 114-85 188-71s127 67 127 131z">
          <text:p/>
        </draw:path>
        <draw:polygon draw:style-name="gr7" draw:text-style-name="P2" draw:layer="layout" svg:width="0cm" svg:height="0cm" svg:x="7.334cm" svg:y="15.85cm" svg:viewBox="0 0 0 0" draw:points="0,0">
          <text:p/>
        </draw:polygon>
        <draw:path draw:style-name="gr1" draw:text-style-name="P1" draw:layer="layout" svg:width="0.459cm" svg:height="1.736cm" svg:x="5.386cm" svg:y="15.063cm" svg:viewBox="0 0 460 1737" svg:d="M460 11l-21-11-424 1620-8 39c-3 18-7 39-7 53 0 4 0 4 0 7v4c0 3 0 3 0 3 0 4 0 4 0 7v4c4 0 4 0 4 0 0 0 7-11 14-32z">
          <text:p/>
        </draw:path>
        <draw:polygon draw:style-name="gr7" draw:text-style-name="P2" draw:layer="layout" svg:width="0cm" svg:height="0cm" svg:x="7.334cm" svg:y="15.85cm" svg:viewBox="0 0 0 0" draw:points="0,0">
          <text:p/>
        </draw:polygon>
        <draw:polygon draw:style-name="gr1" draw:text-style-name="P1" draw:layer="layout" svg:width="0.162cm" svg:height="0.328cm" svg:x="11.581cm" svg:y="14.767cm" svg:viewBox="0 0 163 329" draw:points="163,67 0,329 0,0">
          <text:p/>
        </draw:polygon>
        <draw:polygon draw:style-name="gr7" draw:text-style-name="P2" draw:layer="layout" svg:width="0cm" svg:height="0cm" svg:x="7.334cm" svg:y="15.85cm" svg:viewBox="0 0 0 0" draw:points="0,0">
          <text:p/>
        </draw:polygon>
        <draw:path draw:style-name="gr1" draw:text-style-name="P1" draw:layer="layout" svg:width="0.261cm" svg:height="0.102cm" svg:x="11.444cm" svg:y="14.192cm" svg:viewBox="0 0 262 103" svg:d="M262 54c-32-33-81-54-132-54-49 0-99 21-130 54 31 31 81 49 130 49 51 0 100-18 132-49z">
          <text:p/>
        </draw:path>
        <draw:polygon draw:style-name="gr7" draw:text-style-name="P2" draw:layer="layout" svg:width="0cm" svg:height="0cm" svg:x="7.334cm" svg:y="15.85cm" svg:viewBox="0 0 0 0" draw:points="0,0">
          <text:p/>
        </draw:polygon>
        <draw:path draw:style-name="gr1" draw:text-style-name="P1" draw:layer="layout" svg:width="0.257cm" svg:height="0.098cm" svg:x="6.618cm" svg:y="12.259cm" svg:viewBox="0 0 258 99" svg:d="M258 50c-32-33-82-50-131-50-50 0-99 17-127 50 28 32 77 49 127 49 49 0 99-17 131-49z">
          <text:p/>
        </draw:path>
        <draw:polygon draw:style-name="gr7" draw:text-style-name="P2" draw:layer="layout" svg:width="0cm" svg:height="0cm" svg:x="7.334cm" svg:y="15.85cm" svg:viewBox="0 0 0 0" draw:points="0,0">
          <text:p/>
        </draw:polygon>
        <draw:path draw:style-name="gr1" draw:text-style-name="P1" draw:layer="layout" svg:width="0.257cm" svg:height="0.639cm" svg:x="6.011cm" svg:y="17.063cm" svg:viewBox="0 0 258 640" svg:d="M258 0c-60 216-151 445-258 640 61-213 153-446 258-640z">
          <text:p/>
        </draw:path>
        <draw:polygon draw:style-name="gr7" draw:text-style-name="P2" draw:layer="layout" svg:width="0cm" svg:height="0cm" svg:x="7.334cm" svg:y="15.85cm" svg:viewBox="0 0 0 0" draw:points="0,0">
          <text:p/>
        </draw:polygon>
        <draw:path draw:style-name="gr1" draw:text-style-name="P1" draw:layer="layout" svg:width="0.123cm" svg:height="0.262cm" svg:x="5.348cm" svg:y="17.307cm" svg:viewBox="0 0 124 263" svg:d="M106 0c4 0 8 0 11 0 7 3 7 14 7 32 0 35-18 99-42 152-28 53-57 85-71 78-7 0-11-11-11-28 0-22 8-57 18-92 25-72 64-132 88-142z">
          <text:p/>
        </draw:path>
        <draw:polygon draw:style-name="gr7" draw:text-style-name="P2" draw:layer="layout" svg:width="0cm" svg:height="0cm" svg:x="7.334cm" svg:y="15.85cm" svg:viewBox="0 0 0 0" draw:points="0,0">
          <text:p/>
        </draw:polygon>
        <draw:path draw:style-name="gr1" draw:text-style-name="P1" draw:layer="layout" svg:width="0.125cm" svg:height="0.263cm" svg:x="5.346cm" svg:y="18.696cm" svg:viewBox="0 0 126 264" svg:d="M119 1c7 3 7 10 7 28 0 40-18 103-42 156-28 53-58 85-72 78-21-7-14-71 18-145 29-70 68-124 89-117z">
          <text:p/>
        </draw:path>
        <draw:polygon draw:style-name="gr7" draw:text-style-name="P2" draw:layer="layout" svg:width="0cm" svg:height="0cm" svg:x="7.334cm" svg:y="15.85cm" svg:viewBox="0 0 0 0" draw:points="0,0">
          <text:p/>
        </draw:polygon>
        <draw:path draw:style-name="gr1" draw:text-style-name="P1" draw:layer="layout" svg:width="0.126cm" svg:height="0.266cm" svg:x="6.386cm" svg:y="17.027cm" svg:viewBox="0 0 127 267" svg:d="M116 1c7 4 11 14 11 32 0 36-18 100-47 153-25 52-53 84-71 81-17-11-10-74 18-148 32-72 71-125 89-118z">
          <text:p/>
        </draw:path>
        <draw:polygon draw:style-name="gr7" draw:text-style-name="P2" draw:layer="layout" svg:width="0cm" svg:height="0cm" svg:x="7.334cm" svg:y="15.85cm" svg:viewBox="0 0 0 0" draw:points="0,0">
          <text:p/>
        </draw:polygon>
        <draw:path draw:style-name="gr1" draw:text-style-name="P1" draw:layer="layout" svg:width="0.127cm" svg:height="0.265cm" svg:x="6.385cm" svg:y="15.639cm" svg:viewBox="0 0 128 266" svg:d="M110 3c4-4 7-4 7 0h-7c-25 7-63 68-89 138-14 36-21 71-21 92 0 18 3 28 10 32 14 7 44-25 68-74 29-50 46-110 50-150v-21c0-10-4-17-11-17z">
          <text:p/>
        </draw:path>
        <draw:polygon draw:style-name="gr7" draw:text-style-name="P2" draw:layer="layout" svg:width="0cm" svg:height="0cm" svg:x="7.334cm" svg:y="15.85cm" svg:viewBox="0 0 0 0" draw:points="0,0">
          <text:p/>
        </draw:polygon>
        <draw:path draw:style-name="gr1" draw:text-style-name="P1" draw:layer="layout" svg:width="0.236cm" svg:height="0.086cm" svg:x="10.643cm" svg:y="15.821cm" svg:viewBox="0 0 237 87" svg:d="M53 79c24 7 47 11 64 7 11 0 21 0 32-3 32-7 60-25 88-47-7-7-14-11-25-14-10-4-21-11-31-11-14-7-25-7-36-7-31-7-61-3-89 7-21 4-39 11-56 28 7 12 21 23 35 33 7 0 11 4 18 7z">
          <text:p/>
        </draw:path>
        <draw:polygon draw:style-name="gr7" draw:text-style-name="P2" draw:layer="layout" svg:width="0cm" svg:height="0cm" svg:x="7.334cm" svg:y="15.85cm" svg:viewBox="0 0 0 0" draw:points="0,0">
          <text:p/>
        </draw:polygon>
        <draw:path draw:style-name="gr1" draw:text-style-name="P1" draw:layer="layout" svg:width="0.236cm" svg:height="0.087cm" svg:x="7.962cm" svg:y="14.747cm" svg:viewBox="0 0 237 88" svg:d="M237 35c-14 10-28 21-42 28-15 7-33 14-47 18-14 3-28 7-42 7-11 0-25-4-36-7-14-4-24-7-31-11-18-10-32-21-39-28 24-21 49-32 74-35 24-8 49-8 81-4 11 4 21 7 33 11 21 3 35 14 49 21z">
          <text:p/>
        </draw:path>
        <draw:polygon draw:style-name="gr7" draw:text-style-name="P2" draw:layer="layout" svg:width="0cm" svg:height="0cm" svg:x="7.334cm" svg:y="15.85cm" svg:viewBox="0 0 0 0" draw:points="0,0">
          <text:p/>
        </draw:polygon>
        <draw:path draw:style-name="gr1" draw:text-style-name="P1" draw:layer="layout" svg:width="0.141cm" svg:height="0.172cm" svg:x="6.572cm" svg:y="16.076cm" svg:viewBox="0 0 142 173" svg:d="M67 173l-67-24 91-149c15 18 32 36 51 54z">
          <text:p/>
        </draw:path>
        <draw:polygon draw:style-name="gr7" draw:text-style-name="P2" draw:layer="layout" svg:width="0cm" svg:height="0cm" svg:x="7.334cm" svg:y="15.85cm" svg:viewBox="0 0 0 0" draw:points="0,0">
          <text:p/>
        </draw:polygon>
        <draw:path draw:style-name="gr1" draw:text-style-name="P1" draw:layer="layout" svg:width="0.12cm" svg:height="0.197cm" svg:x="6.572cm" svg:y="16.224cm" svg:viewBox="0 0 121 198" svg:d="M68 24c14-10 32-17 53-21l-121 195v-198z">
          <text:p/>
        </draw:path>
        <draw:polygon draw:style-name="gr7" draw:text-style-name="P2" draw:layer="layout" svg:width="0cm" svg:height="0cm" svg:x="7.334cm" svg:y="15.85cm" svg:viewBox="0 0 0 0" draw:points="0,0">
          <text:p/>
        </draw:polygon>
        <draw:path draw:style-name="gr1" draw:text-style-name="P1" draw:layer="layout" svg:width="0.215cm" svg:height="0.107cm" svg:x="5.39cm" svg:y="16.767cm" svg:viewBox="0 0 216 108" svg:d="M0 32l167 68 21 7c3 3 14-7 28-25l-202-82c-7 21-14 32-14 32z">
          <text:p/>
        </draw:path>
        <draw:polygon draw:style-name="gr7" draw:text-style-name="P2" draw:layer="layout" svg:width="0cm" svg:height="0cm" svg:x="7.334cm" svg:y="15.85cm" svg:viewBox="0 0 0 0" draw:points="0,0">
          <text:p/>
        </draw:polygon>
        <draw:polygon draw:style-name="gr1" draw:text-style-name="P1" draw:layer="layout" svg:width="0.335cm" svg:height="0.123cm" svg:x="8.724cm" svg:y="16.118cm" svg:viewBox="0 0 336 124" draw:points="31,0 336,124 0,18">
          <text:p/>
        </draw:polygon>
        <draw:polygon draw:style-name="gr7" draw:text-style-name="P2" draw:layer="layout" svg:width="0cm" svg:height="0cm" svg:x="7.334cm" svg:y="15.85cm" svg:viewBox="0 0 0 0" draw:points="0,0">
          <text:p/>
        </draw:polygon>
        <draw:path draw:style-name="gr1" draw:text-style-name="P1" draw:layer="layout" svg:width="0.099cm" svg:height="0.119cm" svg:x="6.639cm" svg:y="16.129cm" svg:viewBox="0 0 100 120" svg:d="M0 120l74-120c8 7 19 17 26 24l-47 74c-21 4-39 11-53 22z">
          <text:p/>
        </draw:path>
        <draw:polygon draw:style-name="gr7" draw:text-style-name="P2" draw:layer="layout" svg:width="0cm" svg:height="0cm" svg:x="7.334cm" svg:y="15.85cm" svg:viewBox="0 0 0 0" draw:points="0,0">
          <text:p/>
        </draw:polygon>
        <draw:path draw:style-name="gr8" draw:text-style-name="P2" draw:layer="layout" svg:width="0.674cm" svg:height="1.503cm" svg:x="5.665cm" svg:y="16.64cm" svg:viewBox="0 0 675 1504" svg:d="M675 0c0 215-92 557-236 883-145 321-318 564-439 621">
          <text:p/>
        </draw:path>
        <draw:path draw:style-name="gr8" draw:text-style-name="P2" draw:layer="layout" svg:width="0.803cm" svg:height="1.714cm" svg:x="5.518cm" svg:y="16.442cm" svg:viewBox="0 0 804 1715" svg:d="M147 1702c-134 63-183-106-120-428 64-317 222-713 395-984 178-275 329-364 382-226">
          <text:p/>
        </draw:path>
        <draw:path draw:style-name="gr8" draw:text-style-name="P2" draw:layer="layout" svg:width="0.018cm" svg:height="0.134cm" svg:x="6.321cm" svg:y="16.506cm" svg:viewBox="0 0 19 135" svg:d="M0 0c11 35 19 79 19 135">
          <text:p/>
        </draw:path>
        <draw:line draw:style-name="gr8" draw:text-style-name="P2" draw:layer="layout" svg:x1="5.154cm" svg:y1="17.869cm" svg:x2="5.557cm" svg:y2="16.866cm">
          <text:p/>
        </draw:line>
        <draw:path draw:style-name="gr8" draw:text-style-name="P2" draw:layer="layout" svg:width="0.032cm" svg:height="0.026cm" svg:x="5.573cm" svg:y="16.848cm" svg:viewBox="0 0 33 27" svg:d="M0 26c7 3 18-7 33-26">
          <text:p/>
        </draw:path>
        <draw:line draw:style-name="gr8" draw:text-style-name="P2" draw:layer="layout" svg:x1="5.602cm" svg:y1="16.849cm" svg:x2="6.513cm" svg:y2="15.391cm">
          <text:p/>
        </draw:line>
        <draw:line draw:style-name="gr8" draw:text-style-name="P2" draw:layer="layout" svg:x1="6.572cm" svg:y1="16.225cm" svg:x2="6.664cm" svg:y2="16.076cm">
          <text:p/>
        </draw:line>
        <draw:line draw:style-name="gr8" draw:text-style-name="P2" draw:layer="layout" svg:x1="6.572cm" svg:y1="16.224cm" svg:x2="6.572cm" svg:y2="16.421cm">
          <text:p/>
        </draw:line>
        <draw:line draw:style-name="gr8" draw:text-style-name="P2" draw:layer="layout" svg:x1="6.572cm" svg:y1="16.422cm" svg:x2="6.739cm" svg:y2="16.153cm">
          <text:p/>
        </draw:line>
        <draw:line draw:style-name="gr8" draw:text-style-name="P2" draw:layer="layout" svg:x1="6.85cm" svg:y1="16.245cm" svg:x2="6.85cm" svg:y2="16.767cm">
          <text:p/>
        </draw:line>
        <draw:path draw:style-name="gr8" draw:text-style-name="P2" draw:layer="layout" svg:width="0.134cm" svg:height="0.395cm" svg:x="6.716cm" svg:y="16.767cm" svg:viewBox="0 0 135 396" svg:d="M0 396c75-120 135-296 135-396">
          <text:p/>
        </draw:path>
        <draw:line draw:style-name="gr8" draw:text-style-name="P2" draw:layer="layout" svg:x1="6.717cm" svg:y1="17.162cm" svg:x2="5.228cm" svg:y2="19.548cm">
          <text:p/>
        </draw:line>
        <draw:path draw:style-name="gr8" draw:text-style-name="P2" draw:layer="layout" svg:width="0.024cm" svg:height="0.067cm" svg:x="5.094cm" svg:y="19.582cm" svg:viewBox="0 0 25 68" svg:d="M0 0c0 36 11 61 25 68">
          <text:p/>
        </draw:path>
        <draw:path draw:style-name="gr8" draw:text-style-name="P2" draw:layer="layout" svg:width="0.113cm" svg:height="0.104cm" svg:x="5.118cm" svg:y="19.547cm" svg:viewBox="0 0 114 105" svg:d="M0 103c25 11 67-29 114-103">
          <text:p/>
        </draw:path>
        <draw:line draw:style-name="gr8" draw:text-style-name="P2" draw:layer="layout" svg:x1="5.094cm" svg:y1="18.111cm" svg:x2="5.094cm" svg:y2="19.582cm">
          <text:p/>
        </draw:line>
        <draw:path draw:style-name="gr8" draw:text-style-name="P2" draw:layer="layout" svg:width="0.063cm" svg:height="0.247cm" svg:x="5.094cm" svg:y="17.864cm" svg:viewBox="0 0 64 248" svg:d="M64 0c-40 95-64 187-64 248">
          <text:p/>
        </draw:path>
        <draw:path draw:style-name="gr8" draw:text-style-name="P2" draw:layer="layout" svg:width="0.01cm" svg:height="0.004cm" svg:x="6.491cm" svg:y="15.639cm" svg:viewBox="0 0 11 5" svg:d="M0 5c3-7 8-7 11 0">
          <text:p/>
        </draw:path>
        <draw:path draw:style-name="gr8" draw:text-style-name="P2" draw:layer="layout" svg:width="0.011cm" svg:height="0.021cm" svg:x="6.501cm" svg:y="15.642cm" svg:viewBox="0 0 12 22" svg:d="M0 0c8 0 12 10 12 22">
          <text:p/>
        </draw:path>
        <draw:path draw:style-name="gr8" draw:text-style-name="P2" draw:layer="layout" svg:width="0.088cm" svg:height="0.137cm" svg:x="6.406cm" svg:y="15.642cm" svg:viewBox="0 0 89 138" svg:d="M89 0c-25 7-64 71-89 138">
          <text:p/>
        </draw:path>
        <draw:path draw:style-name="gr8" draw:text-style-name="P2" draw:layer="layout" svg:width="0.021cm" svg:height="0.092cm" svg:x="6.385cm" svg:y="15.779cm" svg:viewBox="0 0 22 93" svg:d="M0 93c0-21 7-56 22-93">
          <text:p/>
        </draw:path>
        <draw:path draw:style-name="gr8" draw:text-style-name="P2" draw:layer="layout" svg:width="0.117cm" svg:height="0.224cm" svg:x="6.395cm" svg:y="15.68cm" svg:viewBox="0 0 118 225" svg:d="M118 0c-4 39-21 100-50 153-24 46-54 78-68 71">
          <text:p/>
        </draw:path>
        <draw:path draw:style-name="gr8" draw:text-style-name="P2" draw:layer="layout" svg:width="0.014cm" svg:height="0.032cm" svg:x="6.385cm" svg:y="15.871cm" svg:viewBox="0 0 15 33" svg:d="M15 33c-12-4-15-14-15-33">
          <text:p/>
        </draw:path>
        <draw:path draw:style-name="gr8" draw:text-style-name="P2" draw:layer="layout" svg:width="0.017cm" svg:height="0.096cm" svg:x="5.348cm" svg:y="17.444cm" svg:viewBox="0 0 18 97" svg:d="M0 97c0-26 7-58 18-97">
          <text:p/>
        </draw:path>
        <draw:path draw:style-name="gr8" draw:text-style-name="P2" draw:layer="layout" svg:width="0.113cm" svg:height="0.234cm" svg:x="5.358cm" svg:y="17.335cm" svg:viewBox="0 0 114 235" svg:d="M114 0c0 40-18 100-43 156-28 53-57 85-71 78">
          <text:p/>
        </draw:path>
        <draw:path draw:style-name="gr8" draw:text-style-name="P2" draw:layer="layout" svg:width="0.01cm" svg:height="0.028cm" svg:x="5.348cm" svg:y="17.54cm" svg:viewBox="0 0 11 29" svg:d="M11 29c-8 0-11-14-11-29">
          <text:p/>
        </draw:path>
        <draw:path draw:style-name="gr8" draw:text-style-name="P2" draw:layer="layout" svg:width="0.007cm" svg:height="0cm" svg:x="5.453cm" svg:y="17.307cm" svg:viewBox="0 0 8 0" svg:d="M0 0c4 0 4 0 8 0">
          <text:p/>
        </draw:path>
        <draw:path draw:style-name="gr8" draw:text-style-name="P2" draw:layer="layout" svg:width="0.01cm" svg:height="0.032cm" svg:x="5.461cm" svg:y="17.307cm" svg:viewBox="0 0 11 33" svg:d="M0 0c11 3 11 15 11 33">
          <text:p/>
        </draw:path>
        <draw:path draw:style-name="gr8" draw:text-style-name="P2" draw:layer="layout" svg:width="0.088cm" svg:height="0.141cm" svg:x="5.365cm" svg:y="17.307cm" svg:viewBox="0 0 89 142" svg:d="M89 0c-24 7-64 70-89 142">
          <text:p/>
        </draw:path>
        <draw:path draw:style-name="gr8" draw:text-style-name="P2" draw:layer="layout" svg:width="0.117cm" svg:height="0.233cm" svg:x="6.395cm" svg:y="17.06cm" svg:viewBox="0 0 118 234" svg:d="M118 0c0 35-18 100-46 153-25 52-54 84-72 81">
          <text:p/>
        </draw:path>
        <draw:path draw:style-name="gr8" draw:text-style-name="P2" draw:layer="layout" svg:width="0.117cm" svg:height="0.266cm" svg:x="6.384cm" svg:y="17.027cm" svg:viewBox="0 0 118 267" svg:d="M11 267c-21-11-10-74 18-145 29-75 68-128 89-121">
          <text:p/>
        </draw:path>
        <draw:path draw:style-name="gr8" draw:text-style-name="P2" draw:layer="layout" svg:width="0.011cm" svg:height="0.032cm" svg:x="6.501cm" svg:y="17.028cm" svg:viewBox="0 0 12 33" svg:d="M0 0c8 4 12 15 12 33">
          <text:p/>
        </draw:path>
        <draw:path draw:style-name="gr8" draw:text-style-name="P2" draw:layer="layout" svg:width="0.113cm" svg:height="0.234cm" svg:x="5.358cm" svg:y="18.725cm" svg:viewBox="0 0 114 235" svg:d="M114 0c0 40-18 100-43 153-28 56-57 88-71 81">
          <text:p/>
        </draw:path>
        <draw:path draw:style-name="gr8" draw:text-style-name="P2" draw:layer="layout" svg:width="0.118cm" svg:height="0.262cm" svg:x="5.346cm" svg:y="18.696cm" svg:viewBox="0 0 119 263" svg:d="M12 263c-21-7-14-75 18-146 28-74 68-123 89-116">
          <text:p/>
        </draw:path>
        <draw:path draw:style-name="gr8" draw:text-style-name="P2" draw:layer="layout" svg:width="0.01cm" svg:height="0.028cm" svg:x="5.461cm" svg:y="18.697cm" svg:viewBox="0 0 11 29" svg:d="M0 0c11 3 11 10 11 29">
          <text:p/>
        </draw:path>
        <draw:path draw:style-name="gr8" draw:text-style-name="P2" draw:layer="layout" svg:width="0.028cm" svg:height="0.007cm" svg:x="5.683cm" svg:y="18.108cm" svg:viewBox="0 0 29 8" svg:d="M29 8c-11 0-22-5-29-8">
          <text:p/>
        </draw:path>
        <draw:path draw:style-name="gr8" draw:text-style-name="P2" draw:layer="layout" svg:width="0.693cm" svg:height="1.571cm" svg:x="5.618cm" svg:y="16.537cm" svg:viewBox="0 0 694 1572" svg:d="M65 1572c-117-46-71-435 102-869 177-431 410-745 527-699">
          <text:p/>
        </draw:path>
        <draw:path draw:style-name="gr8" draw:text-style-name="P2" draw:layer="layout" svg:width="0.024cm" svg:height="0.018cm" svg:x="6.311cm" svg:y="16.541cm" svg:viewBox="0 0 25 19" svg:d="M0 0c7 4 18 12 25 19">
          <text:p/>
        </draw:path>
        <draw:line draw:style-name="gr8" draw:text-style-name="P2" draw:layer="layout" svg:x1="5.405cm" svg:y1="16.682cm" svg:x2="5.393cm" svg:y2="16.722cm">
          <text:p/>
        </draw:line>
        <draw:line draw:style-name="gr8" draw:text-style-name="P2" draw:layer="layout" svg:x1="5.404cm" svg:y1="16.767cm" svg:x2="5.606cm" svg:y2="16.849cm">
          <text:p/>
        </draw:line>
        <draw:path draw:style-name="gr8" draw:text-style-name="P2" draw:layer="layout" svg:width="0.007cm" svg:height="0.081cm" svg:x="5.386cm" svg:y="16.718cm" svg:viewBox="0 0 8 82" svg:d="M8 0c-3 22-8 43-8 57 0 0 0 4 0 7v4c0 3 0 3 0 3 0 4 0 4 0 7v4c5 0 5 0 5 0">
          <text:p/>
        </draw:path>
        <draw:path draw:style-name="gr8" draw:text-style-name="P2" draw:layer="layout" svg:width="0.014cm" svg:height="0.032cm" svg:x="5.39cm" svg:y="16.767cm" svg:viewBox="0 0 15 33" svg:d="M0 33c0 0 8-11 15-33">
          <text:p/>
        </draw:path>
        <draw:line draw:style-name="gr8" draw:text-style-name="P2" draw:layer="layout" svg:x1="5.299cm" svg:y1="14.856cm" svg:x2="5.217cm" svg:y2="14.587cm">
          <text:p/>
        </draw:line>
        <draw:line draw:style-name="gr8" draw:text-style-name="P2" draw:layer="layout" svg:x1="5.846cm" svg:y1="15.074cm" svg:x2="5.404cm" svg:y2="16.768cm">
          <text:p/>
        </draw:line>
        <draw:line draw:style-name="gr8" draw:text-style-name="P2" draw:layer="layout" svg:x1="5.846cm" svg:y1="15.075cm" svg:x2="5.298cm" svg:y2="14.855cm">
          <text:p/>
        </draw:line>
        <draw:line draw:style-name="gr8" draw:text-style-name="P2" draw:layer="layout" svg:x1="6.513cm" svg:y1="15.106cm" svg:x2="5.21cm" svg:y2="14.583cm">
          <text:p/>
        </draw:line>
        <draw:line draw:style-name="gr8" draw:text-style-name="P2" draw:layer="layout" svg:x1="5.143cm" svg:y1="14.382cm" svg:x2="5.345cm" svg:y2="14.464cm">
          <text:p/>
        </draw:line>
        <draw:path draw:style-name="gr8" draw:text-style-name="P2" draw:layer="layout" svg:width="0.049cm" svg:height="0.028cm" svg:x="5.577cm" svg:y="14.548cm" svg:viewBox="0 0 50 29" svg:d="M50 29c-10-11-25-22-50-29">
          <text:p/>
        </draw:path>
        <draw:path draw:style-name="gr8" draw:text-style-name="P2" draw:layer="layout" svg:width="0.236cm" svg:height="0.095cm" svg:x="5.344cm" svg:y="14.453cm" svg:viewBox="0 0 237 96" svg:d="M237 96c-14-3-28-11-50-18-11-3-21-3-32-7-14-7-35-10-67-24-28-11-42-19-53-26-10-4-14-7-17-11-11-7-14-10-18-10">
          <text:p/>
        </draw:path>
        <draw:line draw:style-name="gr8" draw:text-style-name="P2" draw:layer="layout" svg:x1="5.623cm" svg:y1="14.573cm" svg:x2="6.513cm" svg:y2="14.934cm">
          <text:p/>
        </draw:line>
        <draw:path draw:style-name="gr8" draw:text-style-name="P2" draw:layer="layout" svg:width="0.075cm" svg:height="0.177cm" svg:x="5.139cm" svg:y="14.41cm" svg:viewBox="0 0 76 178" svg:d="M0 0c23 39 47 99 76 178">
          <text:p/>
        </draw:path>
        <draw:path draw:style-name="gr8" draw:text-style-name="P2" draw:layer="layout" svg:width="0.017cm" svg:height="0.035cm" svg:x="5.122cm" svg:y="14.375cm" svg:viewBox="0 0 18 36" svg:d="M18 36c-10-15-18-29-18-36">
          <text:p/>
        </draw:path>
        <draw:path draw:style-name="gr8" draw:text-style-name="P2" draw:layer="layout" svg:width="0.01cm" svg:height="0.008cm" svg:x="5.122cm" svg:y="14.367cm" svg:viewBox="0 0 11 9" svg:d="M0 9c4-8 8-11 11-8">
          <text:p/>
        </draw:path>
        <draw:path draw:style-name="gr8" draw:text-style-name="P2" draw:layer="layout" svg:width="0.014cm" svg:height="0.014cm" svg:x="5.129cm" svg:y="14.368cm" svg:viewBox="0 0 15 15" svg:d="M0 0c8 0 11 8 15 15">
          <text:p/>
        </draw:path>
        <draw:line draw:style-name="gr8" draw:text-style-name="P2" draw:layer="layout" svg:x1="6.512cm" svg:y1="15.832cm" svg:x2="6.512cm" svg:y2="14.929cm">
          <text:p/>
        </draw:line>
        <draw:path draw:style-name="gr8" draw:text-style-name="P2" draw:layer="layout" svg:width="0.338cm" svg:height="0.413cm" svg:x="6.512cm" svg:y="15.832cm" svg:viewBox="0 0 339 414" svg:d="M0 0c49 142 174 290 339 414">
          <text:p/>
        </draw:path>
        <draw:line draw:style-name="gr8" draw:text-style-name="P2" draw:layer="layout" svg:x1="6.64cm" svg:y1="16.249cm" svg:x2="6.572cm" svg:y2="16.224cm">
          <text:p/>
        </draw:line>
        <draw:line draw:style-name="gr8" draw:text-style-name="P2" draw:layer="layout" svg:x1="6.639cm" svg:y1="16.249cm" svg:x2="6.714cm" svg:y2="16.129cm">
          <text:p/>
        </draw:line>
        <draw:path draw:style-name="gr8" draw:text-style-name="P2" draw:layer="layout" svg:width="0.053cm" svg:height="0.021cm" svg:x="6.639cm" svg:y="16.227cm" svg:viewBox="0 0 54 22" svg:d="M0 22c14-11 32-18 54-22">
          <text:p/>
        </draw:path>
        <draw:line draw:style-name="gr8" draw:text-style-name="P2" draw:layer="layout" svg:x1="7.321cm" svg:y1="16.959cm" svg:x2="6.85cm" svg:y2="16.767cm">
          <text:p/>
        </draw:line>
        <draw:path draw:style-name="gr8" draw:text-style-name="P2" draw:layer="layout" svg:width="0.067cm" svg:height="0.046cm" svg:x="6.85cm" svg:y="16.245cm" svg:viewBox="0 0 68 47" svg:d="M0 0c23 18 47 33 68 47">
          <text:p/>
        </draw:path>
        <draw:path draw:style-name="gr8" draw:text-style-name="P2" draw:layer="layout" svg:width="0.403cm" svg:height="0.176cm" svg:x="6.917cm" svg:y="16.291cm" svg:viewBox="0 0 404 177" svg:d="M0 0c132 84 273 144 404 177">
          <text:p/>
        </draw:path>
        <draw:line draw:style-name="gr8" draw:text-style-name="P2" draw:layer="layout" svg:x1="7.32cm" svg:y1="16.464cm" svg:x2="7.32cm" svg:y2="16.958cm">
          <text:p/>
        </draw:line>
        <draw:line draw:style-name="gr8" draw:text-style-name="P2" draw:layer="layout" svg:x1="7.187cm" svg:y1="17.354cm" svg:x2="6.716cm" svg:y2="17.162cm">
          <text:p/>
        </draw:line>
        <draw:path draw:style-name="gr8" draw:text-style-name="P2" draw:layer="layout" svg:width="0.134cm" svg:height="0.395cm" svg:x="7.186cm" svg:y="16.958cm" svg:viewBox="0 0 135 396" svg:d="M0 396c74-120 135-298 135-396">
          <text:p/>
        </draw:path>
        <draw:line draw:style-name="gr8" draw:text-style-name="P2" draw:layer="layout" svg:x1="5.697cm" svg:y1="19.738cm" svg:x2="7.187cm" svg:y2="17.349cm">
          <text:p/>
        </draw:line>
        <draw:line draw:style-name="gr8" draw:text-style-name="P2" draw:layer="layout" svg:x1="5.228cm" svg:y1="19.547cm" svg:x2="5.701cm" svg:y2="19.738cm">
          <text:p/>
        </draw:line>
        <draw:path draw:style-name="gr8" draw:text-style-name="P2" draw:layer="layout" svg:width="0.112cm" svg:height="0.104cm" svg:x="5.588cm" svg:y="19.734cm" svg:viewBox="0 0 113 105" svg:d="M0 103c24 11 67-29 113-103">
          <text:p/>
        </draw:path>
        <draw:path draw:style-name="gr8" draw:text-style-name="P2" draw:layer="layout" svg:width="0.257cm" svg:height="0.639cm" svg:x="6.011cm" svg:y="17.063cm" svg:viewBox="0 0 258 640" svg:d="M0 640c61-213 153-446 258-640">
          <text:p/>
        </draw:path>
        <draw:line draw:style-name="gr8" draw:text-style-name="P2" draw:layer="layout" svg:x1="7.32cm" svg:y1="16.899cm" svg:x2="8.756cm" svg:y2="16.118cm">
          <text:p/>
        </draw:line>
        <draw:path draw:style-name="gr8" draw:text-style-name="P2" draw:layer="layout" svg:width="0.169cm" svg:height="0.215cm" svg:x="11.807cm" svg:y="13.874cm" svg:viewBox="0 0 170 216" svg:d="M170 216c0-92-68-177-170-216">
          <text:p/>
        </draw:path>
        <draw:line draw:style-name="gr8" draw:text-style-name="P2" draw:layer="layout" svg:x1="6.84cm" svg:y1="11.881cm" svg:x2="11.812cm" svg:y2="13.875cm">
          <text:p/>
        </draw:line>
        <draw:path draw:style-name="gr8" draw:text-style-name="P2" draw:layer="layout" svg:width="0.402cm" svg:height="0.134cm" svg:x="6.438cm" svg:y="11.856cm" svg:viewBox="0 0 403 135" svg:d="M403 26c-145-61-329-11-403 109">
          <text:p/>
        </draw:path>
        <draw:line draw:style-name="gr8" draw:text-style-name="P2" draw:layer="layout" svg:x1="5.147cm" svg:y1="14.062cm" svg:x2="6.442cm" svg:y2="11.99cm">
          <text:p/>
        </draw:line>
        <draw:path draw:style-name="gr8" draw:text-style-name="P2" draw:layer="layout" svg:width="0.028cm" svg:height="0.106cm" svg:x="5.122cm" svg:y="14.058cm" svg:viewBox="0 0 29 107" svg:d="M0 107c0-36 10-72 29-107">
          <text:p/>
        </draw:path>
        <draw:line draw:style-name="gr8" draw:text-style-name="P2" draw:layer="layout" svg:x1="5.401cm" svg:y1="16.683cm" svg:x2="5.825cm" svg:y2="15.063cm">
          <text:p/>
        </draw:line>
        <draw:path draw:style-name="gr8" draw:text-style-name="P2" draw:layer="layout" svg:width="0.014cm" svg:height="0.038cm" svg:x="5.344cm" svg:y="14.425cm" svg:viewBox="0 0 15 39" svg:d="M0 39c0-15 7-29 15-39">
          <text:p/>
        </draw:path>
        <draw:path draw:style-name="gr8" draw:text-style-name="P2" draw:layer="layout" svg:width="0.314cm" svg:height="0.135cm" svg:x="5.358cm" svg:y="14.35cm" svg:viewBox="0 0 315 136" svg:d="M0 76c32-58 113-86 188-72 74 14 127 68 127 132">
          <text:p/>
        </draw:path>
        <draw:path draw:style-name="gr8" draw:text-style-name="P2" draw:layer="layout" svg:width="0.049cm" svg:height="0.091cm" svg:x="5.623cm" svg:y="14.485cm" svg:viewBox="0 0 50 92" svg:d="M50 0c0 36-18 68-50 92">
          <text:p/>
        </draw:path>
        <draw:line draw:style-name="gr8" draw:text-style-name="P2" draw:layer="layout" svg:x1="6.512cm" svg:y1="14.934cm" svg:x2="7.606cm" svg:y2="13.176cm">
          <text:p/>
        </draw:line>
        <draw:line draw:style-name="gr8" draw:text-style-name="P2" draw:layer="layout" svg:x1="7.606cm" svg:y1="13.177cm" svg:x2="6.237cm" svg:y2="12.625cm">
          <text:p/>
        </draw:line>
        <draw:line draw:style-name="gr8" draw:text-style-name="P2" draw:layer="layout" svg:x1="5.147cm" svg:y1="14.376cm" svg:x2="6.238cm" svg:y2="12.625cm">
          <text:p/>
        </draw:line>
        <draw:path draw:style-name="gr8" draw:text-style-name="P2" draw:layer="layout" svg:width="0.007cm" svg:height="0.01cm" svg:x="5.143cm" svg:y="14.372cm" svg:viewBox="0 0 8 11" svg:d="M0 11c0-3 4-7 8-11">
          <text:p/>
        </draw:path>
        <draw:line draw:style-name="gr8" draw:text-style-name="P2" draw:layer="layout" svg:x1="5.147cm" svg:y1="14.372cm" svg:x2="5.147cm" svg:y2="14.058cm">
          <text:p/>
        </draw:line>
        <draw:line draw:style-name="gr8" draw:text-style-name="P2" draw:layer="layout" svg:x1="6.512cm" svg:y1="15.833cm" svg:x2="7.606cm" svg:y2="14.075cm">
          <text:p/>
        </draw:line>
        <draw:line draw:style-name="gr8" draw:text-style-name="P2" draw:layer="layout" svg:x1="7.605cm" svg:y1="14.075cm" svg:x2="7.605cm" svg:y2="13.176cm">
          <text:p/>
        </draw:line>
        <draw:path draw:style-name="gr8" draw:text-style-name="P2" draw:layer="layout" svg:width="0.557cm" svg:height="0.335cm" svg:x="7.969cm" svg:y="14.128cm" svg:viewBox="0 0 558 336" svg:d="M0 0c0 92 102 213 244 283 138 71 272 71 314 0">
          <text:p/>
        </draw:path>
        <draw:path draw:style-name="gr8" draw:text-style-name="P2" draw:layer="layout" svg:width="0.558cm" svg:height="0.39cm" svg:x="7.983cm" svg:y="14.02cm" svg:viewBox="0 0 559 391" svg:d="M544 391c50-77-32-219-180-314-148-92-311-103-364-25">
          <text:p/>
        </draw:path>
        <draw:path draw:style-name="gr8" draw:text-style-name="P2" draw:layer="layout" svg:width="0.017cm" svg:height="0.056cm" svg:x="7.969cm" svg:y="14.072cm" svg:viewBox="0 0 18 57" svg:d="M18 0c-11 15-18 36-18 57">
          <text:p/>
        </draw:path>
        <draw:path draw:style-name="gr8" draw:text-style-name="P2" draw:layer="layout" svg:width="0.039cm" svg:height="0.028cm" svg:x="7.962cm" svg:y="14.788cm" svg:viewBox="0 0 40 29" svg:d="M0 0c7 7 21 22 40 29">
          <text:p/>
        </draw:path>
        <draw:path draw:style-name="gr8" draw:text-style-name="P2" draw:layer="layout" svg:width="0.197cm" svg:height="0.053cm" svg:x="8.001cm" svg:y="14.781cm" svg:viewBox="0 0 198 54" svg:d="M198 0c-14 10-29 22-47 29-14 7-28 14-42 18-14 3-28 7-42 7-11 0-25-4-36-7-14 0-24-4-31-11">
          <text:p/>
        </draw:path>
        <draw:path draw:style-name="gr8" draw:text-style-name="P2" draw:layer="layout" svg:width="1.26cm" svg:height="0.654cm" svg:x="7.605cm" svg:y="14.075cm" svg:viewBox="0 0 1261 655" svg:d="M0 0c78 219 328 452 619 572 289 124 550 107 642-42">
          <text:p/>
        </draw:path>
        <draw:path draw:style-name="gr8" draw:text-style-name="P2" draw:layer="layout" svg:width="0.01cm" svg:height="0.022cm" svg:x="8.865cm" svg:y="14.583cm" svg:viewBox="0 0 11 23" svg:d="M0 23c3-8 7-15 11-23">
          <text:p/>
        </draw:path>
        <draw:path draw:style-name="gr8" draw:text-style-name="P2" draw:layer="layout" svg:width="0.451cm" svg:height="0.128cm" svg:x="7.32cm" svg:y="16.358cm" svg:viewBox="0 0 452 129" svg:d="M0 110c212 46 382 7 452-110">
          <text:p/>
        </draw:path>
        <draw:path draw:style-name="gr8" draw:text-style-name="P2" draw:layer="layout" svg:width="0.399cm" svg:height="0.124cm" svg:x="8.466cm" svg:y="14.605cm" svg:viewBox="0 0 400 125" svg:d="M0 117c192 28 336-14 400-117">
          <text:p/>
        </draw:path>
        <draw:line draw:style-name="gr8" draw:text-style-name="P2" draw:layer="layout" svg:x1="8.471cm" svg:y1="14.717cm" svg:x2="8.385cm" svg:y2="14.856cm">
          <text:p/>
        </draw:line>
        <draw:path draw:style-name="gr8" draw:text-style-name="P2" draw:layer="layout" svg:width="0.169cm" svg:height="0.127cm" svg:x="8.385cm" svg:y="14.851cm" svg:viewBox="0 0 170 128" svg:d="M0 0c39 25 71 43 99 64 7 3 10 7 14 12 7 7 14 10 21 17s14 11 22 18c4 7 11 10 14 17">
          <text:p/>
        </draw:path>
        <draw:path draw:style-name="gr8" draw:text-style-name="P2" draw:layer="layout" svg:width="0.484cm" svg:height="0.39cm" svg:x="7.846cm" svg:y="14.73cm" svg:viewBox="0 0 485 391" svg:d="M24 93c-14 21-21 46-21 67-4 18-4 39 0 57 3 24 10 50 25 71 14 25 35 46 67 67 14 11 28 18 43 21 14 8 28 11 42 11 25 4 46 4 67 4 50-7 88-22 131-50 21-14 42-32 67-60 7-10 14-24 21-36 11-21 14-35 18-46 3-25 0-42-4-60-7-18-14-35-28-49-14-18-35-36-74-57-14-3-28-10-46-17-18-4-35-7-53-11-46-7-85-7-120 0-25 7-47 14-72 28-21 11-42 28-63 60z">
          <text:p/>
        </draw:path>
        <draw:line draw:style-name="gr8" draw:text-style-name="P2" draw:layer="layout" svg:x1="8.145cm" svg:y1="15.758cm" svg:x2="9.194cm" svg:y2="16.182cm">
          <text:p/>
        </draw:line>
        <draw:line draw:style-name="gr8" draw:text-style-name="P2" draw:layer="layout" svg:x1="9.194cm" svg:y1="16.006cm" svg:x2="8.23cm" svg:y2="15.621cm">
          <text:p/>
        </draw:line>
        <draw:line draw:style-name="gr8" draw:text-style-name="P2" draw:layer="layout" svg:x1="9.194cm" svg:y1="16.271cm" svg:x2="9.059cm" svg:y2="16.238cm">
          <text:p/>
        </draw:line>
        <draw:line draw:style-name="gr8" draw:text-style-name="P2" draw:layer="layout" svg:x1="8.755cm" svg:y1="16.118cm" svg:x2="9.06cm" svg:y2="16.242cm">
          <text:p/>
        </draw:line>
        <draw:line draw:style-name="gr8" draw:text-style-name="P2" draw:layer="layout" svg:x1="9.06cm" svg:y1="16.242cm" svg:x2="8.724cm" svg:y2="16.136cm">
          <text:p/>
        </draw:line>
        <draw:path draw:style-name="gr8" draw:text-style-name="P2" draw:layer="layout" svg:width="0.031cm" svg:height="0.109cm" svg:x="11.945cm" svg:y="14.298cm" svg:viewBox="0 0 32 110" svg:d="M0 110c22-35 32-71 32-110">
          <text:p/>
        </draw:path>
        <draw:path draw:style-name="gr8" draw:text-style-name="P2" draw:layer="layout" svg:width="0.169cm" svg:height="0.219cm" svg:x="11.807cm" svg:y="14.082cm" svg:viewBox="0 0 170 220" svg:d="M170 220c0-96-68-177-170-220">
          <text:p/>
        </draw:path>
        <draw:line draw:style-name="gr8" draw:text-style-name="P2" draw:layer="layout" svg:x1="11.812cm" svg:y1="14.087cm" svg:x2="6.84cm" svg:y2="12.093cm">
          <text:p/>
        </draw:line>
        <draw:path draw:style-name="gr8" draw:text-style-name="P2" draw:layer="layout" svg:width="0.402cm" svg:height="0.135cm" svg:x="6.438cm" svg:y="12.067cm" svg:viewBox="0 0 403 136" svg:d="M403 26c-145-60-329-11-403 110">
          <text:p/>
        </draw:path>
        <draw:line draw:style-name="gr8" draw:text-style-name="P2" draw:layer="layout" svg:x1="6.237cm" svg:y1="12.524cm" svg:x2="6.442cm" svg:y2="12.199cm">
          <text:p/>
        </draw:line>
        <draw:line draw:style-name="gr8" draw:text-style-name="P2" draw:layer="layout" svg:x1="6.237cm" svg:y1="12.523cm" svg:x2="6.237cm" svg:y2="12.625cm">
          <text:p/>
        </draw:line>
        <draw:line draw:style-name="gr8" draw:text-style-name="P2" draw:layer="layout" svg:x1="11.744cm" svg:y1="14.834cm" svg:x2="11.581cm" svg:y2="15.096cm">
          <text:p/>
        </draw:line>
        <draw:line draw:style-name="gr8" draw:text-style-name="P2" draw:layer="layout" svg:x1="11.74cm" svg:y1="14.834cm" svg:x2="11.74cm" svg:y2="14.728cm">
          <text:p/>
        </draw:line>
        <draw:line draw:style-name="gr8" draw:text-style-name="P2" draw:layer="layout" svg:x1="11.946cm" svg:y1="14.407cm" svg:x2="11.74cm" svg:y2="14.729cm">
          <text:p/>
        </draw:line>
        <draw:path draw:style-name="gr8" draw:text-style-name="P2" draw:layer="layout" svg:width="0.257cm" svg:height="0.049cm" svg:x="6.618cm" svg:y="12.308cm" svg:viewBox="0 0 258 50" svg:d="M258 0c-32 33-82 50-131 50-50 0-99-17-127-50">
          <text:p/>
        </draw:path>
        <draw:path draw:style-name="gr8" draw:text-style-name="P2" draw:layer="layout" svg:width="0.261cm" svg:height="0.049cm" svg:x="11.444cm" svg:y="14.245cm" svg:viewBox="0 0 262 50" svg:d="M262 0c-32 28-81 50-132 50-49 0-99-22-130-50">
          <text:p/>
        </draw:path>
        <draw:line draw:style-name="gr8" draw:text-style-name="P2" draw:layer="layout" svg:x1="10.287cm" svg:y1="15.144cm" svg:x2="10.287cm" svg:y2="14.248cm">
          <text:p/>
        </draw:line>
        <draw:path draw:style-name="gr8" draw:text-style-name="P2" draw:layer="layout" svg:width="0.416cm" svg:height="0.473cm" svg:x="10.287cm" svg:y="15.144cm" svg:viewBox="0 0 417 474" svg:d="M0 0c56 166 211 340 417 474">
          <text:p/>
        </draw:path>
        <draw:line draw:style-name="gr8" draw:text-style-name="P2" draw:layer="layout" svg:x1="10.704cm" svg:y1="15.618cm" svg:x2="8.466cm" svg:y2="14.717cm">
          <text:p/>
        </draw:line>
        <draw:line draw:style-name="gr8" draw:text-style-name="P2" draw:layer="layout" svg:x1="11.744cm" svg:y1="14.729cm" svg:x2="6.237cm" svg:y2="12.523cm">
          <text:p/>
        </draw:line>
        <draw:line draw:style-name="gr8" draw:text-style-name="P2" draw:layer="layout" svg:x1="11.744cm" svg:y1="14.835cm" svg:x2="11.581cm" svg:y2="14.767cm">
          <text:p/>
        </draw:line>
        <draw:line draw:style-name="gr8" draw:text-style-name="P2" draw:layer="layout" svg:x1="8.876cm" svg:y1="13.685cm" svg:x2="7.605cm" svg:y2="13.176cm">
          <text:p/>
        </draw:line>
        <draw:line draw:style-name="gr8" draw:text-style-name="P2" draw:layer="layout" svg:x1="8.875cm" svg:y1="14.583cm" svg:x2="8.875cm" svg:y2="13.684cm">
          <text:p/>
        </draw:line>
        <draw:path draw:style-name="gr8" draw:text-style-name="P2" draw:layer="layout" svg:width="0.018cm" svg:height="0.06cm" svg:x="7.919cm" svg:y="14.816cm" svg:viewBox="0 0 19 61" svg:d="M19 0c-15 21-19 44-19 61">
          <text:p/>
        </draw:path>
        <draw:path draw:style-name="gr8" draw:text-style-name="P2" draw:layer="layout" svg:width="0.339cm" svg:height="0.144cm" svg:x="7.919cm" svg:y="14.873cm" svg:viewBox="0 0 340 145" svg:d="M0 3c0 11 4 21 4 29 3 18 10 32 22 50 11 14 25 28 46 39 7 7 14 10 25 14 7 3 17 7 24 7 14 3 29 3 43 3 31 0 63-10 95-28 14-7 35-21 49-42 7-7 14-18 18-29 11-18 14-32 14-46">
          <text:p/>
        </draw:path>
        <draw:path draw:style-name="gr8" draw:text-style-name="P2" draw:layer="layout" svg:width="0.321cm" svg:height="0.126cm" svg:x="7.937cm" svg:y="14.747cm" svg:viewBox="0 0 322 127" svg:d="M322 127c0-14-3-25-7-39-7-11-14-18-21-29-14-15-28-25-54-36-7-3-18-7-28-10-11-4-21-7-32-11-32-3-57-3-81 4-18 3-35 7-53 17-14 7-32 21-46 47">
          <text:p/>
        </draw:path>
        <draw:line draw:style-name="gr8" draw:text-style-name="P2" draw:layer="layout" svg:x1="10.704cm" svg:y1="15.613cm" svg:x2="10.618cm" svg:y2="15.752cm">
          <text:p/>
        </draw:line>
        <draw:line draw:style-name="gr8" draw:text-style-name="P2" draw:layer="layout" svg:x1="10.623cm" svg:y1="15.752cm" svg:x2="8.385cm" svg:y2="14.851cm">
          <text:p/>
        </draw:line>
        <draw:line draw:style-name="gr8" draw:text-style-name="P2" draw:layer="layout" svg:x1="10.28cm" svg:y1="15.671cm" svg:x2="8.551cm" svg:y2="14.975cm">
          <text:p/>
        </draw:line>
        <draw:path draw:style-name="gr8" draw:text-style-name="P2" draw:layer="layout" svg:width="0.343cm" svg:height="0.081cm" svg:x="10.279cm" svg:y="15.67cm" svg:viewBox="0 0 344 82" svg:d="M0 0c110 19 227 47 344 82">
          <text:p/>
        </draw:path>
        <draw:line draw:style-name="gr8" draw:text-style-name="P2" draw:layer="layout" svg:x1="9.189cm" svg:y1="16.901cm" svg:x2="9.189cm" svg:y2="16.005cm">
          <text:p/>
        </draw:line>
        <draw:path draw:style-name="gr8" draw:text-style-name="P2" draw:layer="layout" svg:width="1.284cm" svg:height="0.665cm" svg:x="9.189cm" svg:y="16.901cm" svg:viewBox="0 0 1285 666" svg:d="M0 0c78 223 336 460 633 583 293 127 561 106 652-46">
          <text:p/>
        </draw:path>
        <draw:line draw:style-name="gr8" draw:text-style-name="P2" draw:layer="layout" svg:x1="9.189cm" svg:y1="16.006cm" svg:x2="9.578cm" svg:y2="15.388cm">
          <text:p/>
        </draw:line>
        <draw:path draw:style-name="gr8" draw:text-style-name="P2" draw:layer="layout" svg:width="0.021cm" svg:height="0.064cm" svg:x="6.579cm" svg:y="12.329cm" svg:viewBox="0 0 22 65" svg:d="M22 0c-14 21-22 42-22 65">
          <text:p/>
        </draw:path>
        <draw:path draw:style-name="gr8" draw:text-style-name="P2" draw:layer="layout" svg:width="0.331cm" svg:height="0.134cm" svg:x="6.579cm" svg:y="12.389cm" svg:viewBox="0 0 332 135" svg:d="M0 0c0 75 74 135 169 135 89 0 163-60 163-135">
          <text:p/>
        </draw:path>
        <draw:path draw:style-name="gr8" draw:text-style-name="P2" draw:layer="layout" svg:width="0.31cm" svg:height="0.134cm" svg:x="6.6cm" svg:y="12.258cm" svg:viewBox="0 0 311 135" svg:d="M311 135c0-64-52-117-127-131-74-15-152 14-184 67">
          <text:p/>
        </draw:path>
        <draw:path draw:style-name="gr8" draw:text-style-name="P2" draw:layer="layout" svg:width="0.018cm" svg:height="0.06cm" svg:x="11.408cm" svg:y="14.266cm" svg:viewBox="0 0 19 61" svg:d="M19 0c-12 17-19 39-19 61">
          <text:p/>
        </draw:path>
        <draw:path draw:style-name="gr8" draw:text-style-name="P2" draw:layer="layout" svg:width="0.332cm" svg:height="0.134cm" svg:x="11.408cm" svg:y="14.326cm" svg:viewBox="0 0 333 135" svg:d="M0 0c0 74 75 135 167 135s166-61 166-135">
          <text:p/>
        </draw:path>
        <draw:path draw:style-name="gr8" draw:text-style-name="P2" draw:layer="layout" svg:width="0.314cm" svg:height="0.132cm" svg:x="11.426cm" svg:y="14.194cm" svg:viewBox="0 0 315 133" svg:d="M315 133c0-60-54-114-128-128-78-18-152 14-187 68">
          <text:p/>
        </draw:path>
        <draw:line draw:style-name="gr8" draw:text-style-name="P2" draw:layer="layout" svg:x1="10.287cm" svg:y1="15.144cm" svg:x2="10.287cm" svg:y2="14.248cm">
          <text:p/>
        </draw:line>
        <draw:path draw:style-name="gr8" draw:text-style-name="P2" draw:layer="layout" svg:width="0.486cm" svg:height="0.391cm" svg:x="10.527cm" svg:y="15.804cm" svg:viewBox="0 0 487 392" svg:d="M28 92c-18 24-22 49-25 70-4 18-4 39 0 53 3 25 14 50 28 74 14 21 32 46 67 67 14 11 28 18 46 21 18 8 35 12 49 12 25 4 46 4 67 0 18-4 39-7 53-15 25-11 50-21 75-39 11-7 25-18 36-28 14-14 24-28 35-46 21-35 28-60 28-81 0-25-7-46-17-67-15-21-32-39-64-60-10-7-26-14-40-21-17-11-35-14-53-21-21-4-38-8-56-11-25 0-46 0-67 0s-39 7-60 14c-18 4-32 11-53 25-18 10-35 28-49 53z">
          <text:p/>
        </draw:path>
        <draw:line draw:style-name="gr8" draw:text-style-name="P2" draw:layer="layout" svg:x1="9.189cm" svg:y1="16.902cm" svg:x2="10.023cm" svg:y2="15.564cm">
          <text:p/>
        </draw:line>
        <draw:path draw:style-name="gr8" draw:text-style-name="P2" draw:layer="layout" svg:width="1.284cm" svg:height="0.664cm" svg:x="10.287cm" svg:y="15.144cm" svg:viewBox="0 0 1285 665" svg:d="M0 0c77 223 331 460 628 583 297 124 561 106 657-42">
          <text:p/>
        </draw:path>
        <draw:path draw:style-name="gr8" draw:text-style-name="P2" draw:layer="layout" svg:width="0.014cm" svg:height="0.021cm" svg:x="11.567cm" svg:y="15.663cm" svg:viewBox="0 0 15 22" svg:d="M0 22c8-7 12-15 15-22">
          <text:p/>
        </draw:path>
        <draw:line draw:style-name="gr8" draw:text-style-name="P2" draw:layer="layout" svg:x1="11.582cm" svg:y1="14.768cm" svg:x2="10.287cm" svg:y2="14.248cm">
          <text:p/>
        </draw:line>
        <draw:line draw:style-name="gr8" draw:text-style-name="P2" draw:layer="layout" svg:x1="11.581cm" svg:y1="15.663cm" svg:x2="11.581cm" svg:y2="14.767cm">
          <text:p/>
        </draw:line>
        <draw:path draw:style-name="gr8" draw:text-style-name="P2" draw:layer="layout" svg:width="0.554cm" svg:height="0.335cm" svg:x="10.653cm" svg:y="15.204cm" svg:viewBox="0 0 555 336" svg:d="M0 0c0 93 99 213 241 283 138 71 272 71 314 0">
          <text:p/>
        </draw:path>
        <draw:path draw:style-name="gr8" draw:text-style-name="P2" draw:layer="layout" svg:width="0.555cm" svg:height="0.39cm" svg:x="10.668cm" svg:y="15.096cm" svg:viewBox="0 0 556 391" svg:d="M540 391c53-77-28-223-180-315-148-91-311-102-360-24">
          <text:p/>
        </draw:path>
        <draw:path draw:style-name="gr8" draw:text-style-name="P2" draw:layer="layout" svg:width="0.015cm" svg:height="0.056cm" svg:x="10.653cm" svg:y="15.148cm" svg:viewBox="0 0 16 57" svg:d="M16 0c-12 15-16 36-16 57">
          <text:p/>
        </draw:path>
        <draw:path draw:style-name="gr8" draw:text-style-name="P2" draw:layer="layout" svg:width="0.183cm" svg:height="0.051cm" svg:x="10.696cm" svg:y="15.857cm" svg:viewBox="0 0 184 52" svg:d="M0 43c22 7 47 11 64 7 11 0 21 0 32-3 32-7 60-25 88-47">
          <text:p/>
        </draw:path>
        <draw:path draw:style-name="gr8" draw:text-style-name="P2" draw:layer="layout" svg:width="0.053cm" svg:height="0.039cm" svg:x="10.643cm" svg:y="15.86cm" svg:viewBox="0 0 54 40" svg:d="M54 40c-4-3-12-7-19-10-14-7-28-18-35-30">
          <text:p/>
        </draw:path>
        <draw:path draw:style-name="gr8" draw:text-style-name="P2" draw:layer="layout" svg:width="0.018cm" svg:height="0.063cm" svg:x="10.6cm" svg:y="15.889cm" svg:viewBox="0 0 19 64" svg:d="M19 0c-15 25-19 46-19 64">
          <text:p/>
        </draw:path>
        <draw:path draw:style-name="gr8" draw:text-style-name="P2" draw:layer="layout" svg:width="0.339cm" svg:height="0.146cm" svg:x="10.6cm" svg:y="15.949cm" svg:viewBox="0 0 340 147" svg:d="M0 3c0 11 4 18 4 28 4 19 14 33 21 51 11 14 26 28 47 42 11 4 21 7 32 11 10 3 21 7 28 10 32 4 56 0 81-7 18-7 35-14 53-25 11-3 21-10 28-21 11-7 21-17 29-31 14-26 17-44 17-61">
          <text:p/>
        </draw:path>
        <draw:path draw:style-name="gr8" draw:text-style-name="P2" draw:layer="layout" svg:width="0.321cm" svg:height="0.131cm" svg:x="10.618cm" svg:y="15.821cm" svg:viewBox="0 0 322 132" svg:d="M322 132c0-3 0-7 0-7 0-22-7-36-17-50-11-14-22-29-43-39-7-7-14-11-25-14-10-4-21-11-31-11-14-7-25-7-36-7-31-7-61-3-89 7-14 4-28 7-42 18-14 7-25 21-39 39">
          <text:p/>
        </draw:path>
        <draw:line draw:style-name="gr8" draw:text-style-name="P2" draw:layer="layout" svg:x1="5.39cm" svg:y1="16.799cm" svg:x2="5.578cm" svg:y2="16.874cm">
          <text:p/>
        </draw:line>
        <draw:line draw:style-name="gr8" draw:text-style-name="P2" draw:layer="layout" svg:x1="5.118cm" svg:y1="19.646cm" svg:x2="5.589cm" svg:y2="19.837cm">
          <text:p/>
        </draw:line>
        <draw:line draw:style-name="gr8" draw:text-style-name="P2" draw:layer="layout" svg:x1="5.122cm" svg:y1="14.16cm" svg:x2="5.122cm" svg:y2="14.375cm">
          <text:p/>
        </draw:line>
        <draw:line draw:style-name="gr8" draw:text-style-name="P2" draw:layer="layout" svg:x1="8.619cm" svg:y1="15.003cm" svg:x2="7.771cm" svg:y2="16.362cm">
          <text:p/>
        </draw:line>
        <draw:line draw:style-name="gr8" draw:text-style-name="P2" draw:layer="layout" svg:x1="11.973cm" svg:y1="14.089cm" svg:x2="11.973cm" svg:y2="14.298cm">
          <text:p/>
        </draw:line>
        <draw:line draw:style-name="gr8" draw:text-style-name="P2" draw:layer="layout" svg:x1="11.572cm" svg:y1="15.68cm" svg:x2="10.473cm" svg:y2="17.438cm">
          <text:p/>
        </draw:line>
        <draw:path draw:style-name="gr1" draw:text-style-name="P1" draw:layer="layout" svg:width="6.858cm" svg:height="6.211cm" svg:x="1.397cm" svg:y="4.646cm" svg:viewBox="0 0 6859 6212" svg:d="M6859 0v261c0 31-11 63-32 88l-201 268v130l-1090 1454c-4 3-4 3-7 7l-198-67c-7-11-18-21-32-32 14 11 25 21 32 32l198 67c-18-35-50-60-96-74-21-7-49-14-74-18-84-14-183-14-282 0l-21-7-311 88-45-14-586 780c-64 85-166 134-293 145v-339l-67-21c7-7 7-11 14-14 18-29 28-60 28-99 0-21-3-42-10-67l35-46v-219l339-257v832c-11 28-25 60-46 85 21-25 35-57 46-85l525-702 15 7-586 780c-64 85-166 134-293 145v656c0 123-60 303-134 402l-1485 1984c-35 45-71 70-95 59l-474-155c-25-7-39-46-39-106v-1839c0-74 25-172 60-264l400-967-520-173c0 0 0-7 0-21l-53-691-49 70c-124 166-388 198-667 85-275-116-508-356-579-603v-1108 1108c71 247 304 487 579 603 279 113 543 81 667-85 21-28 35-56 49-88v-35l-70-942-304-116-480-251-60-18c-151-74-303-144-444-204l-11-7-88-28c-10-29-21-46-24-50v-254 254-254c0 71 42 134 123 180l1291 674 120 1647 1232 413 1433-1086 546 183 614-173c71-21 134-53 177-99l1291-1721c21-25 32-57 32-88z">
          <text:p/>
        </draw:path>
        <draw:polygon draw:style-name="gr7" draw:text-style-name="P2" draw:layer="layout" svg:width="0cm" svg:height="0cm" svg:x="4.021cm" svg:y="5.524cm" svg:viewBox="0 0 0 0" draw:points="0,0">
          <text:p/>
        </draw:polygon>
        <draw:path draw:style-name="gr1" draw:text-style-name="P1" draw:layer="layout" svg:width="2.286cm" svg:height="3.908cm" svg:x="2.931cm" svg:y="6.949cm" svg:viewBox="0 0 2287 3909" svg:d="M2008 593v134 113l279-374v339 656c0 123-60 303-134 402l-1485 1984c-35 45-71 70-95 59-25-7-39-45-39-105v-1836c0-77 21-176 60-268l427-1048 190 64 21-32-1232-413v43l551 183-31 81-400 967 474 155 427-1048c-7 22-11 43-14 60 0 18 3 32 10 32l187 64-187-64c-7 0-10-14-10-32 3-17 7-38 14-60l190 64c0 0-3 3-3 7-4 7-7 10-11 18 0 7-4 10-4 17-3 4-3 4-3 7 0 4 0 4 0 7 0 4 0 7 0 7 0 4 0 4 0 7 0 4 0 4 0 7 3 0 3 4 3 4 0 4 4 4 4 4 0 3 0 3 4 3l3 4c11 3 25 0 35-11l1048-794v219l-35 46z">
          <text:p/>
        </draw:path>
        <draw:polygon draw:style-name="gr7" draw:text-style-name="P2" draw:layer="layout" svg:width="0cm" svg:height="0cm" svg:x="4.021cm" svg:y="5.524cm" svg:viewBox="0 0 0 0" draw:points="0,0">
          <text:p/>
        </draw:polygon>
        <draw:path draw:style-name="gr1" draw:text-style-name="P1" draw:layer="layout" svg:width="0.823cm" svg:height="1.756cm" svg:x="3.886cm" svg:y="7.578cm" svg:viewBox="0 0 824 1757" svg:d="M580 27c149-84 244 32 244 305 0 321-134 783-325 1100-191 321-381 417-463 230-7-18-10-32-17-50-14-63-21-137-18-229 0-21 4-46 4-67 28-332 165-748 342-1031 14-21 25-39 39-57 53-74 102-130 151-169 14-14 29-21 43-32z">
          <text:p/>
        </draw:path>
        <draw:polygon draw:style-name="gr7" draw:text-style-name="P2" draw:layer="layout" svg:width="0cm" svg:height="0cm" svg:x="4.021cm" svg:y="5.524cm" svg:viewBox="0 0 0 0" draw:points="0,0">
          <text:p/>
        </draw:polygon>
        <draw:polygon draw:style-name="gr1" draw:text-style-name="P1" draw:layer="layout" svg:width="0.473cm" svg:height="1.994cm" svg:x="2.991cm" svg:y="8.755cm" svg:viewBox="0 0 474 1995" draw:points="474,159 474,1995 0,1839 0,0">
          <text:p/>
        </draw:polygon>
        <draw:polygon draw:style-name="gr7" draw:text-style-name="P2" draw:layer="layout" svg:width="0cm" svg:height="0cm" svg:x="4.021cm" svg:y="5.524cm" svg:viewBox="0 0 0 0" draw:points="0,0">
          <text:p/>
        </draw:polygon>
        <draw:path draw:style-name="gr1" draw:text-style-name="P1" draw:layer="layout" svg:width="6.858cm" svg:height="4.057cm" svg:x="1.397cm" svg:y="2.79cm" svg:viewBox="0 0 6859 4058" svg:d="M6693 1676c102 35 166 106 166 180v261c0 31-11 63-32 88l-201 268v130l-1090 1455v-392l1291-1722c21-25 32-57 32-88 0-74-64-145-166-180l-4972-1655c-148-49-328-10-402 88l-1288 1722c-21 28-31 60-31 95 0 71 45 134 123 180v159l-11-7c-53-25-84-53-98-64-14-14-14-17-14-14v-254 254l31-349c-21 28-31 60-31 95l1319-1817-1288 1722 1288-1722c74-98 254-137 402-88z">
          <text:p/>
        </draw:path>
        <draw:polygon draw:style-name="gr7" draw:text-style-name="P2" draw:layer="layout" svg:width="0cm" svg:height="0cm" svg:x="4.021cm" svg:y="5.524cm" svg:viewBox="0 0 0 0" draw:points="0,0">
          <text:p/>
        </draw:polygon>
        <draw:path draw:style-name="gr1" draw:text-style-name="P1" draw:layer="layout" svg:width="0.721cm" svg:height="1.424cm" svg:x="3.886cm" svg:y="7.817cm" svg:viewBox="0 0 722 1425" svg:d="M387 0l335 114c0 254-92 607-233 892-141 286-300 453-409 413-26-7-44-24-61-49-14-60-21-138-18-226 103-130 202-328 273-543 74-212 113-431 113-601z">
          <text:p/>
        </draw:path>
        <draw:polygon draw:style-name="gr7" draw:text-style-name="P2" draw:layer="layout" svg:width="0cm" svg:height="0cm" svg:x="4.021cm" svg:y="5.524cm" svg:viewBox="0 0 0 0" draw:points="0,0">
          <text:p/>
        </draw:polygon>
        <draw:polygon draw:style-name="gr1" draw:text-style-name="P1" draw:layer="layout" svg:width="0.525cm" svg:height="0.864cm" svg:x="5.556cm" svg:y="6.66cm" svg:viewBox="0 0 526 865" draw:points="39,0 526,162 0,865 0,32">
          <text:p/>
        </draw:polygon>
        <draw:polygon draw:style-name="gr7" draw:text-style-name="P2" draw:layer="layout" svg:width="0cm" svg:height="0cm" svg:x="4.021cm" svg:y="5.524cm" svg:viewBox="0 0 0 0" draw:points="0,0">
          <text:p/>
        </draw:polygon>
        <draw:path draw:style-name="gr1" draw:text-style-name="P1" draw:layer="layout" svg:width="0.571cm" svg:height="0.513cm" svg:x="1.94cm" svg:y="6.038cm" svg:viewBox="0 0 572 514" svg:d="M572 350c0 40-10 72-31 100-57 78-191 85-321 18-127-71-220-199-220-308 0-35 10-71 28-95 61-78 195-89 322-18 131 67 222 194 222 303z">
          <text:p/>
        </draw:path>
        <draw:polygon draw:style-name="gr7" draw:text-style-name="P2" draw:layer="layout" svg:width="0cm" svg:height="0cm" svg:x="4.021cm" svg:y="5.524cm" svg:viewBox="0 0 0 0" draw:points="0,0">
          <text:p/>
        </draw:polygon>
        <draw:path draw:style-name="gr1" draw:text-style-name="P1" draw:layer="layout" svg:width="0.413cm" svg:height="0.427cm" svg:x="1.573cm" svg:y="2.896cm" svg:viewBox="0 0 414 428" svg:d="M414 137c0 25-7 46-25 64-39 56-139 88-230 70-96-14-159-70-159-134v29-29c0-74 92-137 205-137 117 0 209 63 209 137 0 25-7 46-25 64-39 56-139 88-230 70-96-14-159-70-159-134 0-74 92-137 205-137 117 0 209 63 209 137v29c0 21-7 38-22 56v11c8 10 11 21 11 35l-7-4 7 32c0 22-7 40-21 61-42 53-135 81-223 67-85-14-149-67-149-128 0 61 64 114 149 128 88 14 181-14 223-67 14-21 21-39 21-61l-7-32 7 4c0 21-7 43-21 61-42 53-135 81-223 67-85-14-149-67-149-128 0-14 4-25 8-35-4 10-8 21-8 35l4-4-4 32 4-32 368 65c-42 53-135 81-223 67-85-14-149-67-149-128h393c0 21-7 43-21 61l10-96c8 10 11 21 11 35l-11-39 4 35-4-3c0 21-3 43-17 57-39 53-128 81-213 67-84-14-144-63-144-124v-32l-4 35 4-42c-15-18-18-35-18-56 0 21 3 38 18 56 31 49 102 82 183 86 82 0 156-33 188-79 3-3 3-3 3-7 15-18 22-35 22-56z">
          <text:p/>
        </draw:path>
        <draw:polygon draw:style-name="gr7" draw:text-style-name="P2" draw:layer="layout" svg:width="0cm" svg:height="0cm" svg:x="4.021cm" svg:y="5.524cm" svg:viewBox="0 0 0 0" draw:points="0,0">
          <text:p/>
        </draw:polygon>
        <draw:path draw:style-name="gr1" draw:text-style-name="P1" draw:layer="layout" svg:width="0.413cm" svg:height="0.424cm" svg:x="2.811cm" svg:y="1.245cm" svg:viewBox="0 0 414 425" svg:d="M414 134c0 25-7 46-21 63-43 58-139 90-234 75-92-17-159-71-159-138v28-28c0-74 92-134 208-134 114 0 206 60 206 134 0 25-7 46-21 63-43 58-139 90-234 75-92-17-159-71-159-138 0-74 92-134 208-134 114 0 206 60 206 134v28c0 21-7 39-18 60v7c4 15 7 26 7 36l-3-3 3 32c0 21-7 42-21 60-39 53-131 81-220 67-88-14-148-67-148-127 0 60 60 113 148 127 89 14 181-14 220-67 14-18 21-39 21-60l-3-32 3 3c0 22-7 43-21 60-39 53-131 82-220 67-88-14-148-67-148-127 0-10 0-21 4-36-4 15-4 26-4 36l4-3-4 32 4-32 364 63c-39 53-131 82-220 67-88-14-148-67-148-127h389c0 22-7 43-21 60l14-96c4 15 7 26 7 36l-7-39 4 36h-4c0 18-7 39-21 53-39 53-128 81-209 67-88-14-148-64-148-120v-36 36-40c-11-21-18-39-18-60 0 21 7 39 18 60 35 50 106 82 187 82 78 0 152-28 188-78 3-4 3-4 3-4 11-21 18-39 18-60z">
          <text:p/>
        </draw:path>
        <draw:polygon draw:style-name="gr7" draw:text-style-name="P2" draw:layer="layout" svg:width="0cm" svg:height="0cm" svg:x="4.021cm" svg:y="5.524cm" svg:viewBox="0 0 0 0" draw:points="0,0">
          <text:p/>
        </draw:polygon>
        <draw:path draw:style-name="gr1" draw:text-style-name="P1" draw:layer="layout" svg:width="0.413cm" svg:height="0.424cm" svg:x="6.399cm" svg:y="4.508cm" svg:viewBox="0 0 414 425" svg:d="M414 138c0 21-7 42-23 60-42 56-137 88-232 70-92-14-159-67-159-130v24-24c0-78 92-138 208-138 113 0 206 60 206 138 0 21-7 42-23 60-42 56-137 88-232 70-92-14-159-67-159-130 0-78 92-138 208-138 113 0 206 60 206 138v24c0 21-4 43-19 60v7c5 11 8 25 8 36l-3-4 3 32c0 21-8 39-22 56-39 58-131 86-219 72s-152-68-152-128c0 60 64 114 152 128s180-14 219-72c14-17 22-35 22-56l-3-32 3 4c0 21-8 38-22 56-39 57-131 86-219 72-88-15-152-68-152-128 0-11 4-25 8-36-4 11-8 25-8 36l4-4-4 32 4-32 367 60c-39 57-131 86-219 72-88-15-152-68-152-128h393c0 21-8 38-22 56l14-92c5 11 8 25 8 36l-8-39 5 35-5-3c0 21-7 38-21 56-39 54-127 82-212 68-84-14-144-64-144-124v-32l-4 35 4-39c-11-17-18-39-18-60 0 21 7 43 18 60 35 46 105 78 183 78 81 3 155-28 190-74 0 0 0-4 4-4 15-17 19-39 19-60z">
          <text:p/>
        </draw:path>
        <draw:polygon draw:style-name="gr7" draw:text-style-name="P2" draw:layer="layout" svg:width="0cm" svg:height="0cm" svg:x="4.021cm" svg:y="5.524cm" svg:viewBox="0 0 0 0" draw:points="0,0">
          <text:p/>
        </draw:polygon>
        <draw:path draw:style-name="gr1" draw:text-style-name="P1" draw:layer="layout" svg:width="0.804cm" svg:height="1.756cm" svg:x="3.905cm" svg:y="7.578cm" svg:viewBox="0 0 805 1757" svg:d="M519 59c29-10 53-10 74-3 71 21 110 130 110 297 0 254-92 607-234 892-141 286-303 449-413 413-21-7-39-24-56-46 3 18 10 32 17 50 78 187 272 91 459-230 192-317 329-779 329-1100 0-273-95-389-243-305-14 11-29 18-43 32z">
          <text:p/>
        </draw:path>
        <draw:polygon draw:style-name="gr7" draw:text-style-name="P2" draw:layer="layout" svg:width="0cm" svg:height="0cm" svg:x="4.021cm" svg:y="5.524cm" svg:viewBox="0 0 0 0" draw:points="0,0">
          <text:p/>
        </draw:polygon>
        <draw:path draw:style-name="gr1" draw:text-style-name="P1" draw:layer="layout" svg:width="1.475cm" svg:height="1.211cm" svg:x="4.12cm" svg:y="6.544cm" svg:viewBox="0 0 1476 1212" svg:d="M42 1087l1434-1087v120l-39 29-339 257-1049 794c-14 11-28 14-35 11-3 0-3 0-3 0-4-4-4-4-4-4-4-3-4-3-4-7-3 0-3 0-3-4 0-3 0-3 0-3 0-4 0-7 0-7 0-4 0-7 0-7 0-4 0-7 0-11 0 0 0-3 0-7 3-7 7-10 7-17 4-4 7-11 11-18 0 0 3-4 3-7z">
          <text:p/>
        </draw:path>
        <draw:polygon draw:style-name="gr7" draw:text-style-name="P2" draw:layer="layout" svg:width="0cm" svg:height="0cm" svg:x="4.021cm" svg:y="5.524cm" svg:viewBox="0 0 0 0" draw:points="0,0">
          <text:p/>
        </draw:polygon>
        <draw:path draw:style-name="gr1" draw:text-style-name="P1" draw:layer="layout" svg:width="1.291cm" svg:height="0.748cm" svg:x="1.52cm" svg:y="4.896cm" svg:viewBox="0 0 1292 749" svg:d="M1292 674v75l-307-117-480-251-60-28v10c-152-74-304-144-445-204v-159z">
          <text:p/>
        </draw:path>
        <draw:polygon draw:style-name="gr7" draw:text-style-name="P2" draw:layer="layout" svg:width="0cm" svg:height="0cm" svg:x="4.021cm" svg:y="5.524cm" svg:viewBox="0 0 0 0" draw:points="0,0">
          <text:p/>
        </draw:polygon>
        <draw:path draw:style-name="gr1" draw:text-style-name="P1" draw:layer="layout" svg:width="0.412cm" svg:height="0.424cm" svg:x="7.641cm" svg:y="2.853cm" svg:viewBox="0 0 413 425" svg:d="M413 138c0 21-7 42-22 60-46 56-141 88-233 74-95-14-158-70-158-134 0-78 91-138 204-138s209 60 209 138c0 21-7 42-22 60-46 56-141 88-233 74-95-14-158-70-158-134 0-78 91-138 204-138s209 60 209 138v25c0 21-7 42-17 60-5 0-5 3-5 3-39 46-109 78-190 78-78-4-152-32-184-81-10-18-17-39-17-60v-25 25c0 21 7 42 17 60v3l-3 36 360 52c-39 54-127 83-212 68-85-10-145-64-145-124h379c0 21-12 39-22 56l17-88 5 36v-32c3 14 7 24 7 35l-7-3 7 31c0 21-7 44-26 61-39 53-127 81-215 67s-152-67-152-128l4-31-4 3c0-11 4-21 7-35-3 14-7 24-7 35l4-3-4 31c0 61 64 114 152 128s176-14 215-67c19-17 26-40 26-61l-7-31 7 3c0 21-7 39-26 61-39 53-127 81-215 67s-152-67-152-128c0 61 64 114 152 128s176-14 215-67c19-22 26-40 26-61 0-11-4-21-7-35l17-67c0 21-7 42-17 60l17-85v25z">
          <text:p/>
        </draw:path>
        <draw:polygon draw:style-name="gr7" draw:text-style-name="P2" draw:layer="layout" svg:width="0cm" svg:height="0cm" svg:x="4.021cm" svg:y="5.524cm" svg:viewBox="0 0 0 0" draw:points="0,0">
          <text:p/>
        </draw:polygon>
        <draw:path draw:style-name="gr1" draw:text-style-name="P1" draw:layer="layout" svg:width="0.533cm" svg:height="0.423cm" svg:x="2.991cm" svg:y="8.491cm" svg:viewBox="0 0 534 424" svg:d="M60 0l474 155c-39 93-60 195-60 269l-474-155c0-78 25-177 60-269z">
          <text:p/>
        </draw:path>
        <draw:polygon draw:style-name="gr7" draw:text-style-name="P2" draw:layer="layout" svg:width="0cm" svg:height="0cm" svg:x="4.021cm" svg:y="5.524cm" svg:viewBox="0 0 0 0" draw:points="0,0">
          <text:p/>
        </draw:polygon>
        <draw:path draw:style-name="gr1" draw:text-style-name="P1" draw:layer="layout" svg:width="0.479cm" svg:height="0.322cm" svg:x="7.606cm" svg:y="4.506cm" svg:viewBox="0 0 480 323" svg:d="M350 307c46-17 84-42 105-74 60-74 11-177-105-216-121-39-266-7-326 74-56 79-10 174 109 216 4 0 11 4 18 4 14 3 25 7 39 7 35 7 67 7 99 0 15 0 29-4 43-7 4 0 11-4 18-4z">
          <text:p/>
        </draw:path>
        <draw:polygon draw:style-name="gr7" draw:text-style-name="P2" draw:layer="layout" svg:width="0cm" svg:height="0cm" svg:x="4.021cm" svg:y="5.524cm" svg:viewBox="0 0 0 0" draw:points="0,0">
          <text:p/>
        </draw:polygon>
        <draw:path draw:style-name="gr1" draw:text-style-name="P1" draw:layer="layout" svg:width="0.48cm" svg:height="0.321cm" svg:x="2.779cm" svg:y="2.897cm" svg:viewBox="0 0 481 322" svg:d="M348 307c46-18 85-43 109-74 57-78 11-178-109-217-121-38-262-7-322 71-60 82-10 177 106 220 7 0 14 3 21 3 11 4 25 7 39 7 32 7 63 7 95 0 14 0 28-3 42-7 4 0 19-3 19-3z">
          <text:p/>
        </draw:path>
        <draw:polygon draw:style-name="gr7" draw:text-style-name="P2" draw:layer="layout" svg:width="0cm" svg:height="0cm" svg:x="4.021cm" svg:y="5.524cm" svg:viewBox="0 0 0 0" draw:points="0,0">
          <text:p/>
        </draw:polygon>
        <draw:path draw:style-name="gr1" draw:text-style-name="P1" draw:layer="layout" svg:width="0.481cm" svg:height="0.322cm" svg:x="6.366cm" svg:y="6.16cm" svg:viewBox="0 0 482 323" svg:d="M348 307c49-18 85-42 109-74 60-78 11-178-109-216-117-39-262-7-322 74-60 78-11 174 110 216 4 0 11 3 18 3 56 18 120 18 176 0 7 0 11-3 18-3z">
          <text:p/>
        </draw:path>
        <draw:polygon draw:style-name="gr7" draw:text-style-name="P2" draw:layer="layout" svg:width="0cm" svg:height="0cm" svg:x="4.021cm" svg:y="5.524cm" svg:viewBox="0 0 0 0" draw:points="0,0">
          <text:p/>
        </draw:polygon>
        <draw:path draw:style-name="gr1" draw:text-style-name="P1" draw:layer="layout" svg:width="0.482cm" svg:height="0.32cm" svg:x="1.537cm" svg:y="4.552cm" svg:viewBox="0 0 483 321" svg:d="M351 307c46-14 81-42 106-74 60-74 10-177-106-216-120-39-266-7-326 75-60 81-10 173 110 215 7 0 10 4 18 4 57 14 120 14 180 0 4 0 11-4 18-4z">
          <text:p/>
        </draw:path>
        <draw:polygon draw:style-name="gr7" draw:text-style-name="P2" draw:layer="layout" svg:width="0cm" svg:height="0cm" svg:x="4.021cm" svg:y="5.524cm" svg:viewBox="0 0 0 0" draw:points="0,0">
          <text:p/>
        </draw:polygon>
        <draw:path draw:style-name="gr1" draw:text-style-name="P1" draw:layer="layout" svg:width="0.342cm" svg:height="1.03cm" svg:x="3.891cm" svg:y="7.863cm" svg:viewBox="0 0 343 1031" svg:d="M343 0c-28 332-166 748-343 1031 28-336 166-749 343-1031z">
          <text:p/>
        </draw:path>
        <draw:polygon draw:style-name="gr7" draw:text-style-name="P2" draw:layer="layout" svg:width="0cm" svg:height="0cm" svg:x="4.021cm" svg:y="5.524cm" svg:viewBox="0 0 0 0" draw:points="0,0">
          <text:p/>
        </draw:polygon>
        <draw:path draw:style-name="gr1" draw:text-style-name="P1" draw:layer="layout" svg:width="0.617cm" svg:height="0.289cm" svg:x="6.138cm" svg:y="6.554cm" svg:viewBox="0 0 618 290" svg:d="M618 208v-208l-618 173v117l314-89 21-7v14c100-14 199-14 283 0z">
          <text:p/>
        </draw:path>
        <draw:polygon draw:style-name="gr7" draw:text-style-name="P2" draw:layer="layout" svg:width="0cm" svg:height="0cm" svg:x="4.021cm" svg:y="5.524cm" svg:viewBox="0 0 0 0" draw:points="0,0">
          <text:p/>
        </draw:polygon>
        <draw:polygon draw:style-name="gr1" draw:text-style-name="P1" draw:layer="layout" svg:width="0.546cm" svg:height="0.299cm" svg:x="5.595cm" svg:y="6.544cm" svg:viewBox="0 0 547 300" draw:points="0,0 0,116 487,283 502,286 547,300 547,183">
          <text:p/>
        </draw:polygon>
        <draw:polygon draw:style-name="gr7" draw:text-style-name="P2" draw:layer="layout" svg:width="0cm" svg:height="0cm" svg:x="4.021cm" svg:y="5.524cm" svg:viewBox="0 0 0 0" draw:points="0,0">
          <text:p/>
        </draw:polygon>
        <draw:path draw:style-name="gr1" draw:text-style-name="P1" draw:layer="layout" svg:width="0.482cm" svg:height="0.31cm" svg:x="1.537cm" svg:y="4.552cm" svg:viewBox="0 0 483 311" svg:d="M333 311c25-11 43-25 57-43 10-17 17-32 17-53 0-60-74-110-165-110-92 0-167 50-167 110 0 39 28 78 78 96-8 0-11-4-18-4-120-42-170-138-110-219 60-78 206-110 326-71 116 39 166 134 106 215-25 33-60 61-106 75-7 0-14 4-18 4z">
          <text:p/>
        </draw:path>
        <draw:polygon draw:style-name="gr7" draw:text-style-name="P2" draw:layer="layout" svg:width="0cm" svg:height="0cm" svg:x="4.021cm" svg:y="5.524cm" svg:viewBox="0 0 0 0" draw:points="0,0">
          <text:p/>
        </draw:polygon>
        <draw:path draw:style-name="gr1" draw:text-style-name="P1" draw:layer="layout" svg:width="0.481cm" svg:height="0.309cm" svg:x="6.366cm" svg:y="6.16cm" svg:viewBox="0 0 482 310" svg:d="M330 310c25-10 46-24 60-42 11-14 18-32 18-49 0-61-74-114-166-114s-167 53-167 114c0 35 28 70 79 91-7 0-14-3-18-3-121-42-170-139-110-220 60-77 205-109 322-70 120 38 169 137 109 216-24 32-60 56-109 74-7 0-11 3-18 3z">
          <text:p/>
        </draw:path>
        <draw:polygon draw:style-name="gr7" draw:text-style-name="P2" draw:layer="layout" svg:width="0cm" svg:height="0cm" svg:x="4.021cm" svg:y="5.524cm" svg:viewBox="0 0 0 0" draw:points="0,0">
          <text:p/>
        </draw:polygon>
        <draw:path draw:style-name="gr1" draw:text-style-name="P1" draw:layer="layout" svg:width="0.479cm" svg:height="0.31cm" svg:x="7.606cm" svg:y="4.506cm" svg:viewBox="0 0 480 311" svg:d="M332 311c25-11 46-25 56-43 11-18 18-32 18-50 0-60-74-109-167-109-91 0-166 49-166 109 0 35 32 72 78 93-7 0-14-4-18-4-119-43-165-138-109-216 60-81 205-113 326-74 116 39 165 138 105 215-21 32-59 58-105 75-7 0-14 4-18 4z">
          <text:p/>
        </draw:path>
        <draw:polygon draw:style-name="gr7" draw:text-style-name="P2" draw:layer="layout" svg:width="0cm" svg:height="0cm" svg:x="4.021cm" svg:y="5.524cm" svg:viewBox="0 0 0 0" draw:points="0,0">
          <text:p/>
        </draw:polygon>
        <draw:path draw:style-name="gr1" draw:text-style-name="P1" draw:layer="layout" svg:width="0.48cm" svg:height="0.309cm" svg:x="2.779cm" svg:y="2.897cm" svg:viewBox="0 0 481 310" svg:d="M329 310c26-10 47-24 61-42 11-18 18-32 18-49 0-60-75-110-167-110-91 0-166 50-166 110 0 35 29 70 78 91-7 0-14-3-21-3-116-43-166-138-106-215 60-83 201-114 322-76 120 44 166 139 109 217-24 31-63 56-109 74 0 0-15 3-19 3z">
          <text:p/>
        </draw:path>
        <draw:polygon draw:style-name="gr7" draw:text-style-name="P2" draw:layer="layout" svg:width="0cm" svg:height="0cm" svg:x="4.021cm" svg:y="5.524cm" svg:viewBox="0 0 0 0" draw:points="0,0">
          <text:p/>
        </draw:polygon>
        <draw:path draw:style-name="gr1" draw:text-style-name="P1" draw:layer="layout" svg:width="0.335cm" svg:height="0.301cm" svg:x="4.272cm" svg:y="7.629cm" svg:viewBox="0 0 336 302" svg:d="M0 178c49-74 102-130 151-170 25-10 50-10 71-3 75 21 114 131 114 297l-336-109c0-4 0-11 0-15z">
          <text:p/>
        </draw:path>
        <draw:polygon draw:style-name="gr7" draw:text-style-name="P2" draw:layer="layout" svg:width="0cm" svg:height="0cm" svg:x="4.021cm" svg:y="5.524cm" svg:viewBox="0 0 0 0" draw:points="0,0">
          <text:p/>
        </draw:polygon>
        <draw:path draw:style-name="gr1" draw:text-style-name="P1" draw:layer="layout" svg:width="0.332cm" svg:height="0.218cm" svg:x="6.441cm" svg:y="6.265cm" svg:viewBox="0 0 333 219" svg:d="M315 163c11-14 18-33 18-50 0-60-78-113-166-113-92 0-167 53-167 113 0 36 29 71 75 92 57 18 124 18 180 0 25-10 46-24 60-42z">
          <text:p/>
        </draw:path>
        <draw:polygon draw:style-name="gr7" draw:text-style-name="P2" draw:layer="layout" svg:width="0cm" svg:height="0cm" svg:x="4.021cm" svg:y="5.524cm" svg:viewBox="0 0 0 0" draw:points="0,0">
          <text:p/>
        </draw:polygon>
        <draw:path draw:style-name="gr1" draw:text-style-name="P1" draw:layer="layout" svg:width="0.331cm" svg:height="0.216cm" svg:x="1.612cm" svg:y="4.656cm" svg:viewBox="0 0 332 217" svg:d="M315 162c10-17 17-35 17-52 0-60-74-110-166-110s-166 50-166 110c0 38 28 75 77 96 57 14 120 14 181 0 25-11 43-26 57-44z">
          <text:p/>
        </draw:path>
        <draw:polygon draw:style-name="gr7" draw:text-style-name="P2" draw:layer="layout" svg:width="0cm" svg:height="0cm" svg:x="4.021cm" svg:y="5.524cm" svg:viewBox="0 0 0 0" draw:points="0,0">
          <text:p/>
        </draw:polygon>
        <draw:path draw:style-name="gr1" draw:text-style-name="P1" draw:layer="layout" svg:width="0.332cm" svg:height="0.208cm" svg:x="7.679cm" svg:y="4.614cm" svg:viewBox="0 0 333 209" svg:d="M315 160c11-15 18-32 18-50 0-61-74-110-166-110-89 0-167 49-167 110 0 39 32 71 78 92 14 3 29 7 43 7 32-4 64-4 96 0 14 0 28-4 42-7 25-11 46-25 56-42z">
          <text:p/>
        </draw:path>
        <draw:polygon draw:style-name="gr7" draw:text-style-name="P2" draw:layer="layout" svg:width="0cm" svg:height="0cm" svg:x="4.021cm" svg:y="5.524cm" svg:viewBox="0 0 0 0" draw:points="0,0">
          <text:p/>
        </draw:polygon>
        <draw:path draw:style-name="gr1" draw:text-style-name="P1" draw:layer="layout" svg:width="0.332cm" svg:height="0.208cm" svg:x="2.853cm" svg:y="3.005cm" svg:viewBox="0 0 333 209" svg:d="M315 160c11-18 18-32 18-49 0-60-75-111-167-111-91 0-166 51-166 111 0 35 29 70 78 91 11 4 25 7 39 7 32-3 67-3 95 0 14 0 28-3 42-7 25-10 47-24 61-42z">
          <text:p/>
        </draw:path>
        <draw:polygon draw:style-name="gr7" draw:text-style-name="P2" draw:layer="layout" svg:width="0cm" svg:height="0cm" svg:x="4.021cm" svg:y="5.524cm" svg:viewBox="0 0 0 0" draw:points="0,0">
          <text:p/>
        </draw:polygon>
        <draw:path draw:style-name="gr1" draw:text-style-name="P1" draw:layer="layout" svg:width="0.55cm" svg:height="0.264cm" svg:x="2.931cm" svg:y="7.26cm" svg:viewBox="0 0 551 265" svg:d="M520 265l31-82-551-183c4 21 4 46 4 67 0 0 0 3 0 7v3c0 4 0 4 0 7v4 3 4c-4 0-4 0-4 0z">
          <text:p/>
        </draw:path>
        <draw:polygon draw:style-name="gr7" draw:text-style-name="P2" draw:layer="layout" svg:width="0cm" svg:height="0cm" svg:x="4.021cm" svg:y="5.524cm" svg:viewBox="0 0 0 0" draw:points="0,0">
          <text:p/>
        </draw:polygon>
        <draw:path draw:style-name="gr1" draw:text-style-name="P1" draw:layer="layout" svg:width="0.385cm" svg:height="1.154cm" svg:x="3.887cm" svg:y="7.806cm" svg:viewBox="0 0 386 1155" svg:d="M347 57c14-21 25-39 39-57 0 4 0 8 0 11 0 169-43 388-113 600-71 215-174 414-273 544 0-21 0-46 4-67 177-283 315-699 343-1031z">
          <text:p/>
        </draw:path>
        <draw:polygon draw:style-name="gr7" draw:text-style-name="P2" draw:layer="layout" svg:width="0cm" svg:height="0cm" svg:x="4.021cm" svg:y="5.524cm" svg:viewBox="0 0 0 0" draw:points="0,0">
          <text:p/>
        </draw:polygon>
        <draw:path draw:style-name="gr1" draw:text-style-name="P1" draw:layer="layout" svg:width="0.18cm" svg:height="0.399cm" svg:x="6.752cm" svg:y="6.455cm" svg:viewBox="0 0 181 400" svg:d="M0 308c28 4 53 11 77 18 46 14 79 39 97 74 3 0 3-4 7-7v-393c-44 46-107 78-181 99z">
          <text:p/>
        </draw:path>
        <draw:polygon draw:style-name="gr7" draw:text-style-name="P2" draw:layer="layout" svg:width="0cm" svg:height="0cm" svg:x="4.021cm" svg:y="5.524cm" svg:viewBox="0 0 0 0" draw:points="0,0">
          <text:p/>
        </draw:polygon>
        <draw:path draw:style-name="gr1" draw:text-style-name="P1" draw:layer="layout" svg:width="0.512cm" svg:height="0.261cm" svg:x="2.991cm" svg:y="10.593cm" svg:viewBox="0 0 513 262" svg:d="M0 0l474 156c0 60 14 99 39 106l-474-156c-25-7-39-46-39-106z">
          <text:p/>
        </draw:path>
        <draw:polygon draw:style-name="gr7" draw:text-style-name="P2" draw:layer="layout" svg:width="0cm" svg:height="0cm" svg:x="4.021cm" svg:y="5.524cm" svg:viewBox="0 0 0 0" draw:points="0,0">
          <text:p/>
        </draw:polygon>
        <draw:path draw:style-name="gr1" draw:text-style-name="P1" draw:layer="layout" svg:width="0.254cm" svg:height="0.462cm" svg:x="4.938cm" svg:y="7.214cm" svg:viewBox="0 0 255 463" svg:d="M0 328l244-328c8 25 11 46 11 67 0 39-11 70-29 99-7 3-7 7-14 14l-212 283z">
          <text:p/>
        </draw:path>
        <draw:polygon draw:style-name="gr7" draw:text-style-name="P2" draw:layer="layout" svg:width="0cm" svg:height="0cm" svg:x="4.021cm" svg:y="5.524cm" svg:viewBox="0 0 0 0" draw:points="0,0">
          <text:p/>
        </draw:polygon>
        <draw:path draw:style-name="gr1" draw:text-style-name="P1" draw:layer="layout" svg:width="0.373cm" svg:height="0.166cm" svg:x="1.591cm" svg:y="3.118cm" svg:viewBox="0 0 374 167" svg:d="M374 7v4 28c0 21-3 42-17 56-39 54-127 82-212 68s-145-64-145-124v-32h371c-32 46-106 78-187 78-78-4-153-32-184-85h374c0 4 0 4-3 7z">
          <text:p/>
        </draw:path>
        <draw:polygon draw:style-name="gr7" draw:text-style-name="P2" draw:layer="layout" svg:width="0cm" svg:height="0cm" svg:x="4.021cm" svg:y="5.524cm" svg:viewBox="0 0 0 0" draw:points="0,0">
          <text:p/>
        </draw:polygon>
        <draw:path draw:style-name="gr1" draw:text-style-name="P1" draw:layer="layout" svg:width="0.377cm" svg:height="0.163cm" svg:x="6.417cm" svg:y="4.73cm" svg:viewBox="0 0 378 164" svg:d="M374 4l4 3v29c0 22-7 43-21 57-39 53-127 81-209 67-88-14-148-63-148-124v-32h374c-35 50-109 78-186 78-83-3-153-36-188-82h378z">
          <text:p/>
        </draw:path>
        <draw:polygon draw:style-name="gr7" draw:text-style-name="P2" draw:layer="layout" svg:width="0cm" svg:height="0cm" svg:x="4.021cm" svg:y="5.524cm" svg:viewBox="0 0 0 0" draw:points="0,0">
          <text:p/>
        </draw:polygon>
        <draw:path draw:style-name="gr1" draw:text-style-name="P1" draw:layer="layout" svg:width="0.378cm" svg:height="0.162cm" svg:x="7.658cm" svg:y="3.076cm" svg:viewBox="0 0 379 163" svg:d="M375 3c-35 46-109 78-190 78-78-4-149-32-185-81h379c-4 0-4 3-4 3l4 32c0 21-7 39-21 61-39 49-127 78-212 63-86-10-146-63-146-124v-32z">
          <text:p/>
        </draw:path>
        <draw:polygon draw:style-name="gr7" draw:text-style-name="P2" draw:layer="layout" svg:width="0cm" svg:height="0cm" svg:x="4.021cm" svg:y="5.524cm" svg:viewBox="0 0 0 0" draw:points="0,0">
          <text:p/>
        </draw:polygon>
        <draw:polygon draw:style-name="gr1" draw:text-style-name="P1" draw:layer="layout" svg:width="0.279cm" svg:height="0.395cm" svg:x="4.938cm" svg:y="7.394cm" svg:viewBox="0 0 280 396" draw:points="0,282 213,0 280,21 0,396">
          <text:p/>
        </draw:polygon>
        <draw:polygon draw:style-name="gr7" draw:text-style-name="P2" draw:layer="layout" svg:width="0cm" svg:height="0cm" svg:x="4.021cm" svg:y="5.524cm" svg:viewBox="0 0 0 0" draw:points="0,0">
          <text:p/>
        </draw:polygon>
        <draw:path draw:style-name="gr1" draw:text-style-name="P1" draw:layer="layout" svg:width="0.226cm" svg:height="0.151cm" svg:x="2.906cm" svg:y="1.305cm" svg:viewBox="0 0 227 152" svg:d="M227 74c0 14-3 25-14 35-21 33-74 51-128 40-49-7-85-36-85-75s50-74 113-74c65 0 114 35 114 74z">
          <text:p/>
        </draw:path>
        <draw:polygon draw:style-name="gr7" draw:text-style-name="P2" draw:layer="layout" svg:width="0cm" svg:height="0cm" svg:x="4.021cm" svg:y="5.524cm" svg:viewBox="0 0 0 0" draw:points="0,0">
          <text:p/>
        </draw:polygon>
        <draw:path draw:style-name="gr1" draw:text-style-name="P1" draw:layer="layout" svg:width="0.225cm" svg:height="0.151cm" svg:x="1.665cm" svg:y="2.959cm" svg:viewBox="0 0 226 152" svg:d="M226 74c0 15-3 25-10 36-25 32-78 50-127 39-53-7-89-36-89-75 0-38 54-74 114-74 63 0 112 36 112 74z">
          <text:p/>
        </draw:path>
        <draw:polygon draw:style-name="gr7" draw:text-style-name="P2" draw:layer="layout" svg:width="0cm" svg:height="0cm" svg:x="4.021cm" svg:y="5.524cm" svg:viewBox="0 0 0 0" draw:points="0,0">
          <text:p/>
        </draw:polygon>
        <draw:path draw:style-name="gr1" draw:text-style-name="P1" draw:layer="layout" svg:width="0.226cm" svg:height="0.151cm" svg:x="6.494cm" svg:y="4.568cm" svg:viewBox="0 0 227 152" svg:d="M227 79c0 10-7 21-14 31-21 32-75 50-128 39-50-7-85-39-85-70 0-44 50-79 113-79 61 0 114 35 114 79z">
          <text:p/>
        </draw:path>
        <draw:polygon draw:style-name="gr7" draw:text-style-name="P2" draw:layer="layout" svg:width="0cm" svg:height="0cm" svg:x="4.021cm" svg:y="5.524cm" svg:viewBox="0 0 0 0" draw:points="0,0">
          <text:p/>
        </draw:polygon>
        <draw:path draw:style-name="gr1" draw:text-style-name="P1" draw:layer="layout" svg:width="0.226cm" svg:height="0.15cm" svg:x="7.732cm" svg:y="2.917cm" svg:viewBox="0 0 227 151" svg:d="M227 74c0 11-3 21-10 32-25 33-78 50-127 43-50-7-90-43-90-75 0-42 51-74 114-74 64 0 113 32 113 74z">
          <text:p/>
        </draw:path>
        <draw:polygon draw:style-name="gr7" draw:text-style-name="P2" draw:layer="layout" svg:width="0cm" svg:height="0cm" svg:x="4.021cm" svg:y="5.524cm" svg:viewBox="0 0 0 0" draw:points="0,0">
          <text:p/>
        </draw:polygon>
        <draw:path draw:style-name="gr1" draw:text-style-name="P1" draw:layer="layout" svg:width="0.127cm" svg:height="0.27cm" svg:x="3.714cm" svg:y="8.148cm" svg:viewBox="0 0 128 271" svg:d="M107 1c14 3 21 21 21 49 0 43-17 103-42 149-21 50-49 78-68 71-11-4-18-21-18-50 0-28 7-67 18-102 14-35 29-68 47-89 14-21 28-32 42-28z">
          <text:p/>
        </draw:path>
        <draw:polygon draw:style-name="gr7" draw:text-style-name="P2" draw:layer="layout" svg:width="0cm" svg:height="0cm" svg:x="4.021cm" svg:y="5.524cm" svg:viewBox="0 0 0 0" draw:points="0,0">
          <text:p/>
        </draw:polygon>
        <draw:path draw:style-name="gr1" draw:text-style-name="P1" draw:layer="layout" svg:width="0.125cm" svg:height="0.273cm" svg:x="4.754cm" svg:y="8.494cm" svg:viewBox="0 0 126 274" svg:d="M109 1c10 4 17 22 17 50 0 42-14 103-35 149-25 49-53 81-71 74-18-11-25-46-15-99 11-53 33-110 58-145 21-22 35-32 46-29z">
          <text:p/>
        </draw:path>
        <draw:polygon draw:style-name="gr7" draw:text-style-name="P2" draw:layer="layout" svg:width="0cm" svg:height="0cm" svg:x="4.021cm" svg:y="5.524cm" svg:viewBox="0 0 0 0" draw:points="0,0">
          <text:p/>
        </draw:polygon>
        <draw:path draw:style-name="gr1" draw:text-style-name="P1" draw:layer="layout" svg:width="0.128cm" svg:height="0.27cm" svg:x="3.713cm" svg:y="9.88cm" svg:viewBox="0 0 129 271" svg:d="M108 1c14 3 21 21 21 49 0 43-17 103-42 152-21 47-50 75-68 68s-25-42-14-96c10-53 32-110 61-145 14-21 32-32 42-28z">
          <text:p/>
        </draw:path>
        <draw:polygon draw:style-name="gr7" draw:text-style-name="P2" draw:layer="layout" svg:width="0cm" svg:height="0cm" svg:x="4.021cm" svg:y="5.524cm" svg:viewBox="0 0 0 0" draw:points="0,0">
          <text:p/>
        </draw:polygon>
        <draw:path draw:style-name="gr1" draw:text-style-name="P1" draw:layer="layout" svg:width="0.127cm" svg:height="0.241cm" svg:x="3.714cm" svg:y="8.177cm" svg:viewBox="0 0 128 242" svg:d="M65 0l63 21c0 42-17 103-42 149-21 50-49 78-68 71-11-4-18-21-18-50 0-28 7-67 18-103 14-35 29-67 47-88z">
          <text:p/>
        </draw:path>
        <draw:polygon draw:style-name="gr7" draw:text-style-name="P2" draw:layer="layout" svg:width="0cm" svg:height="0cm" svg:x="4.021cm" svg:y="5.524cm" svg:viewBox="0 0 0 0" draw:points="0,0">
          <text:p/>
        </draw:polygon>
        <draw:path draw:style-name="gr1" draw:text-style-name="P1" draw:layer="layout" svg:width="0.128cm" svg:height="0.241cm" svg:x="3.713cm" svg:y="9.909cm" svg:viewBox="0 0 129 242" svg:d="M66 0l63 21c0 44-17 104-42 149-21 50-50 78-68 71s-25-46-14-99c10-49 32-107 61-142z">
          <text:p/>
        </draw:path>
        <draw:polygon draw:style-name="gr7" draw:text-style-name="P2" draw:layer="layout" svg:width="0cm" svg:height="0cm" svg:x="4.021cm" svg:y="5.524cm" svg:viewBox="0 0 0 0" draw:points="0,0">
          <text:p/>
        </draw:polygon>
        <draw:path draw:style-name="gr1" draw:text-style-name="P1" draw:layer="layout" svg:width="0.125cm" svg:height="0.241cm" svg:x="4.754cm" svg:y="8.523cm" svg:viewBox="0 0 126 242" svg:d="M63 0l63 21c0 42-14 102-35 151-25 46-53 76-71 69-18-9-25-44-15-97 11-53 33-109 58-144z">
          <text:p/>
        </draw:path>
        <draw:polygon draw:style-name="gr7" draw:text-style-name="P2" draw:layer="layout" svg:width="0cm" svg:height="0cm" svg:x="4.021cm" svg:y="5.524cm" svg:viewBox="0 0 0 0" draw:points="0,0">
          <text:p/>
        </draw:polygon>
        <draw:path draw:style-name="gr1" draw:text-style-name="P1" draw:layer="layout" svg:width="0.124cm" svg:height="1.785cm" svg:x="2.811cm" svg:y="5.57cm" svg:viewBox="0 0 125 1786" svg:d="M121 1761c0 14 0 25 4 25 0-4 0-4 0-4v-3-4c0-3 0-3 0-7v-3c0-4 0-7 0-7 0-18 0-46 0-67l-4-39-121-1652v74l67 943v35 21z">
          <text:p/>
        </draw:path>
        <draw:polygon draw:style-name="gr7" draw:text-style-name="P2" draw:layer="layout" svg:width="0cm" svg:height="0cm" svg:x="4.021cm" svg:y="5.524cm" svg:viewBox="0 0 0 0" draw:points="0,0">
          <text:p/>
        </draw:polygon>
        <draw:path draw:style-name="gr1" draw:text-style-name="P1" draw:layer="layout" svg:width="0.063cm" svg:height="0.05cm" svg:x="3.778cm" svg:y="8.148cm" svg:viewBox="0 0 64 51" svg:d="M43 1c14 3 21 21 21 50l-64-21c14-22 28-33 43-29z">
          <text:p/>
        </draw:path>
        <draw:polygon draw:style-name="gr7" draw:text-style-name="P2" draw:layer="layout" svg:width="0cm" svg:height="0cm" svg:x="4.021cm" svg:y="5.524cm" svg:viewBox="0 0 0 0" draw:points="0,0">
          <text:p/>
        </draw:polygon>
        <draw:path draw:style-name="gr1" draw:text-style-name="P1" draw:layer="layout" svg:width="0.063cm" svg:height="0.051cm" svg:x="4.815cm" svg:y="8.494cm" svg:viewBox="0 0 64 52" svg:d="M0 30c19-22 36-32 47-29 10 4 17 22 17 51z">
          <text:p/>
        </draw:path>
        <draw:polygon draw:style-name="gr7" draw:text-style-name="P2" draw:layer="layout" svg:width="0cm" svg:height="0cm" svg:x="4.021cm" svg:y="5.524cm" svg:viewBox="0 0 0 0" draw:points="0,0">
          <text:p/>
        </draw:polygon>
        <draw:path draw:style-name="gr1" draw:text-style-name="P1" draw:layer="layout" svg:width="0.063cm" svg:height="0.054cm" svg:x="3.778cm" svg:y="9.88cm" svg:viewBox="0 0 64 55" svg:d="M0 30c14-21 32-33 43-29 14 3 21 22 21 54z">
          <text:p/>
        </draw:path>
        <draw:polygon draw:style-name="gr7" draw:text-style-name="P2" draw:layer="layout" svg:width="0cm" svg:height="0cm" svg:x="4.021cm" svg:y="5.524cm" svg:viewBox="0 0 0 0" draw:points="0,0">
          <text:p/>
        </draw:polygon>
        <draw:path draw:style-name="gr1" draw:text-style-name="P1" draw:layer="layout" svg:width="0.116cm" svg:height="0.082cm" svg:x="1.397cm" svg:y="4.969cm" svg:viewBox="0 0 117 83" svg:d="M117 83l-93-32c-7-29-21-46-24-50 0-3 0 0 14 14 14 11 46 39 103 68z">
          <text:p/>
        </draw:path>
        <draw:polygon draw:style-name="gr7" draw:text-style-name="P2" draw:layer="layout" svg:width="0cm" svg:height="0cm" svg:x="4.021cm" svg:y="5.524cm" svg:viewBox="0 0 0 0" draw:points="0,0">
          <text:p/>
        </draw:polygon>
        <draw:path draw:style-name="gr1" draw:text-style-name="P1" draw:layer="layout" svg:width="0.099cm" svg:height="0.009cm" svg:x="2.97cm" svg:y="3.208cm" svg:viewBox="0 0 100 10" svg:d="M0 6c33-8 68-8 100 0-36 5-67 5-100 0z">
          <text:p/>
        </draw:path>
        <draw:polygon draw:style-name="gr7" draw:text-style-name="P2" draw:layer="layout" svg:width="0cm" svg:height="0cm" svg:x="4.021cm" svg:y="5.524cm" svg:viewBox="0 0 0 0" draw:points="0,0">
          <text:p/>
        </draw:polygon>
        <draw:path draw:style-name="gr1" draw:text-style-name="P1" draw:layer="layout" svg:width="0.099cm" svg:height="0.01cm" svg:x="7.796cm" svg:y="4.817cm" svg:viewBox="0 0 100 11" svg:d="M0 5c35-7 67-7 100 0-33 8-65 8-100 0z">
          <text:p/>
        </draw:path>
        <draw:polygon draw:style-name="gr7" draw:text-style-name="P2" draw:layer="layout" svg:width="0cm" svg:height="0cm" svg:x="4.021cm" svg:y="5.524cm" svg:viewBox="0 0 0 0" draw:points="0,0">
          <text:p/>
        </draw:polygon>
        <draw:path draw:style-name="gr1" draw:text-style-name="P1" draw:layer="layout" svg:width="0.053cm" svg:height="0.088cm" svg:x="2.829cm" svg:y="6.621cm" svg:viewBox="0 0 54 89" svg:d="M54 18l-4-18c-14 33-28 65-50 89z">
          <text:p/>
        </draw:path>
        <draw:polygon draw:style-name="gr7" draw:text-style-name="P2" draw:layer="layout" svg:width="0cm" svg:height="0cm" svg:x="4.021cm" svg:y="5.524cm" svg:viewBox="0 0 0 0" draw:points="0,0">
          <text:p/>
        </draw:polygon>
        <draw:polygon draw:style-name="gr1" draw:text-style-name="P1" draw:layer="layout" svg:width="0.06cm" svg:height="0.032cm" svg:x="1.964cm" svg:y="5.249cm" svg:viewBox="0 0 61 33" draw:points="61,33 0,11 0,0">
          <text:p/>
        </draw:polygon>
        <draw:polygon draw:style-name="gr7" draw:text-style-name="P2" draw:layer="layout" svg:width="0cm" svg:height="0cm" svg:x="4.021cm" svg:y="5.524cm" svg:viewBox="0 0 0 0" draw:points="0,0">
          <text:p/>
        </draw:polygon>
        <draw:polygon draw:style-name="gr1" draw:text-style-name="P1" draw:layer="layout" svg:width="0.021cm" svg:height="0.014cm" svg:x="6.452cm" svg:y="6.748cm" svg:viewBox="0 0 22 15" draw:points="0,8 22,0 22,15">
          <text:p/>
        </draw:polygon>
        <draw:polygon draw:style-name="gr7" draw:text-style-name="P2" draw:layer="layout" svg:width="0cm" svg:height="0cm" svg:x="4.021cm" svg:y="5.524cm" svg:viewBox="0 0 0 0" draw:points="0,0">
          <text:p/>
        </draw:polygon>
        <draw:polygon draw:style-name="gr7" draw:text-style-name="P2" draw:layer="layout" svg:width="0cm" svg:height="0cm" svg:x="4.021cm" svg:y="5.524cm" svg:viewBox="0 0 0 0" draw:points="0,0">
          <text:p/>
        </draw:polygon>
        <draw:path draw:style-name="gr8" draw:text-style-name="P2" draw:layer="layout" svg:width="0.787cm" svg:height="1.423cm" svg:x="3.922cm" svg:y="7.909cm" svg:viewBox="0 0 788 1424" svg:d="M788 0c0 321-137 779-324 1100-192 322-386 418-464 226">
          <text:p/>
        </draw:path>
        <draw:path draw:style-name="gr8" draw:text-style-name="P2" draw:layer="layout" svg:width="0.58cm" svg:height="1.634cm" svg:x="3.886cm" svg:y="7.605cm" svg:viewBox="0 0 581 1635" svg:d="M36 1635c-70-166-38-520 85-883 120-360 303-660 460-752">
          <text:p/>
        </draw:path>
        <draw:path draw:style-name="gr8" draw:text-style-name="P2" draw:layer="layout" svg:width="0.243cm" svg:height="0.331cm" svg:x="4.466cm" svg:y="7.578cm" svg:viewBox="0 0 244 332" svg:d="M0 27c149-84 244 32 244 305">
          <text:p/>
        </draw:path>
        <draw:line draw:style-name="gr8" draw:text-style-name="P2" draw:layer="layout" svg:x1="3.52cm" svg:y1="8.647cm" svg:x2="3.952cm" svg:y2="7.598cm">
          <text:p/>
        </draw:line>
        <draw:path draw:style-name="gr8" draw:text-style-name="P2" draw:layer="layout" svg:width="0.016cm" svg:height="0.093cm" svg:x="3.935cm" svg:y="7.598cm" svg:viewBox="0 0 17 94" svg:d="M17 0c-7 23-15 44-15 61-4 18 0 33 11 33">
          <text:p/>
        </draw:path>
        <draw:line draw:style-name="gr8" draw:text-style-name="P2" draw:layer="layout" svg:x1="5.217cm" svg:y1="6.949cm" svg:x2="5.217cm" svg:y2="7.168cm">
          <text:p/>
        </draw:line>
        <draw:line draw:style-name="gr8" draw:text-style-name="P2" draw:layer="layout" svg:x1="4.938cm" svg:y1="7.543cm" svg:x2="5.218cm" svg:y2="7.168cm">
          <text:p/>
        </draw:line>
        <draw:line draw:style-name="gr8" draw:text-style-name="P2" draw:layer="layout" svg:x1="4.938cm" svg:y1="7.542cm" svg:x2="4.938cm" svg:y2="7.789cm">
          <text:p/>
        </draw:line>
        <draw:line draw:style-name="gr8" draw:text-style-name="P2" draw:layer="layout" svg:x1="4.938cm" svg:y1="7.79cm" svg:x2="5.218cm" svg:y2="7.415cm">
          <text:p/>
        </draw:line>
        <draw:line draw:style-name="gr8" draw:text-style-name="P2" draw:layer="layout" svg:x1="5.217cm" svg:y1="7.415cm" svg:x2="5.217cm" svg:y2="7.754cm">
          <text:p/>
        </draw:line>
        <draw:line draw:style-name="gr8" draw:text-style-name="P2" draw:layer="layout" svg:x1="5.217cm" svg:y1="7.754cm" svg:x2="5.217cm" svg:y2="8.41cm">
          <text:p/>
        </draw:line>
        <draw:path draw:style-name="gr8" draw:text-style-name="P2" draw:layer="layout" svg:width="0.134cm" svg:height="0.402cm" svg:x="5.083cm" svg:y="8.41cm" svg:viewBox="0 0 135 403" svg:d="M0 403c74-99 135-280 135-403">
          <text:p/>
        </draw:path>
        <draw:line draw:style-name="gr8" draw:text-style-name="P2" draw:layer="layout" svg:x1="5.084cm" svg:y1="8.812cm" svg:x2="3.598cm" svg:y2="10.796cm">
          <text:p/>
        </draw:line>
        <draw:path draw:style-name="gr8" draw:text-style-name="P2" draw:layer="layout" svg:width="0.043cm" svg:height="0.105cm" svg:x="3.46cm" svg:y="10.749cm" svg:viewBox="0 0 44 106" svg:d="M0 0c0 61 19 99 44 106">
          <text:p/>
        </draw:path>
        <draw:path draw:style-name="gr8" draw:text-style-name="P2" draw:layer="layout" svg:width="0.095cm" svg:height="0.062cm" svg:x="3.503cm" svg:y="10.795cm" svg:viewBox="0 0 96 63" svg:d="M0 60c24 11 61-14 96-60">
          <text:p/>
        </draw:path>
        <draw:line draw:style-name="gr8" draw:text-style-name="P2" draw:layer="layout" svg:x1="3.46cm" svg:y1="8.914cm" svg:x2="3.46cm" svg:y2="10.749cm">
          <text:p/>
        </draw:line>
        <draw:path draw:style-name="gr8" draw:text-style-name="P2" draw:layer="layout" svg:width="0.064cm" svg:height="0.268cm" svg:x="3.46cm" svg:y="8.646cm" svg:viewBox="0 0 65 269" svg:d="M65 0c-40 93-65 192-65 269">
          <text:p/>
        </draw:path>
        <draw:path draw:style-name="gr8" draw:text-style-name="P2" draw:layer="layout" svg:width="0.019cm" svg:height="0.102cm" svg:x="3.714cm" svg:y="8.265cm" svg:viewBox="0 0 20 103" svg:d="M0 103c0-28 8-68 20-103">
          <text:p/>
        </draw:path>
        <draw:path draw:style-name="gr8" draw:text-style-name="P2" draw:layer="layout" svg:width="0.109cm" svg:height="0.22cm" svg:x="3.732cm" svg:y="8.198cm" svg:viewBox="0 0 110 221" svg:d="M110 0c0 43-17 103-39 149-24 50-53 78-71 71">
          <text:p/>
        </draw:path>
        <draw:path draw:style-name="gr8" draw:text-style-name="P2" draw:layer="layout" svg:width="0.019cm" svg:height="0.053cm" svg:x="3.714cm" svg:y="8.364cm" svg:viewBox="0 0 20 54" svg:d="M20 54c-12-4-20-26-20-54">
          <text:p/>
        </draw:path>
        <draw:path draw:style-name="gr8" draw:text-style-name="P2" draw:layer="layout" svg:width="0.021cm" svg:height="0.049cm" svg:x="3.82cm" svg:y="8.149cm" svg:viewBox="0 0 22 50" svg:d="M0 0c15 3 22 22 22 50">
          <text:p/>
        </draw:path>
        <draw:path draw:style-name="gr8" draw:text-style-name="P2" draw:layer="layout" svg:width="0.088cm" svg:height="0.117cm" svg:x="3.732cm" svg:y="8.148cm" svg:viewBox="0 0 89 118" svg:d="M89 1c-25-7-60 42-89 117">
          <text:p/>
        </draw:path>
        <draw:path draw:style-name="gr8" draw:text-style-name="P2" draw:layer="layout" svg:width="0.105cm" svg:height="0.22cm" svg:x="4.773cm" svg:y="8.544cm" svg:viewBox="0 0 106 221" svg:d="M106 0c0 46-14 102-38 152-25 46-50 75-68 68">
          <text:p/>
        </draw:path>
        <draw:path draw:style-name="gr8" draw:text-style-name="P2" draw:layer="layout" svg:width="0.107cm" svg:height="0.273cm" svg:x="4.754cm" svg:y="8.494cm" svg:viewBox="0 0 108 274" svg:d="M19 274c-25-11-25-78 0-152 24-75 64-128 89-121">
          <text:p/>
        </draw:path>
        <draw:path draw:style-name="gr8" draw:text-style-name="P2" draw:layer="layout" svg:width="0.017cm" svg:height="0.05cm" svg:x="4.861cm" svg:y="8.494cm" svg:viewBox="0 0 18 51" svg:d="M0 0c11 4 18 26 18 51">
          <text:p/>
        </draw:path>
        <draw:path draw:style-name="gr8" draw:text-style-name="P2" draw:layer="layout" svg:width="0.109cm" svg:height="0.22cm" svg:x="3.732cm" svg:y="9.93cm" svg:viewBox="0 0 110 221" svg:d="M110 0c0 44-17 104-39 149-24 50-53 78-71 71">
          <text:p/>
        </draw:path>
        <draw:path draw:style-name="gr8" draw:text-style-name="P2" draw:layer="layout" svg:width="0.107cm" svg:height="0.269cm" svg:x="3.713cm" svg:y="9.88cm" svg:viewBox="0 0 108 270" svg:d="M19 270c-25-7-25-74 0-149 25-74 64-127 89-120">
          <text:p/>
        </draw:path>
        <draw:path draw:style-name="gr8" draw:text-style-name="P2" draw:layer="layout" svg:width="0.021cm" svg:height="0.049cm" svg:x="3.82cm" svg:y="9.881cm" svg:viewBox="0 0 22 50" svg:d="M0 0c15 3 22 21 22 50">
          <text:p/>
        </draw:path>
        <draw:path draw:style-name="gr8" draw:text-style-name="P2" draw:layer="layout" svg:width="0.646cm" svg:height="1.31cm" svg:x="3.961cm" svg:y="7.93cm" svg:viewBox="0 0 647 1311" svg:d="M647 0c0 254-92 608-233 893-141 286-304 449-414 413">
          <text:p/>
        </draw:path>
        <draw:path draw:style-name="gr8" draw:text-style-name="P2" draw:layer="layout" svg:width="0.06cm" svg:height="0.049cm" svg:x="3.905cm" svg:y="9.186cm" svg:viewBox="0 0 61 50" svg:d="M61 50c-25-7-44-24-61-50">
          <text:p/>
        </draw:path>
        <draw:path draw:style-name="gr8" draw:text-style-name="P2" draw:layer="layout" svg:width="0.074cm" svg:height="0.01cm" svg:x="4.423cm" svg:y="7.627cm" svg:viewBox="0 0 75 11" svg:d="M0 11c29-12 53-16 75-4">
          <text:p/>
        </draw:path>
        <draw:path draw:style-name="gr8" draw:text-style-name="P2" draw:layer="layout" svg:width="0.113cm" svg:height="0.296cm" svg:x="4.494cm" svg:y="7.634cm" svg:viewBox="0 0 114 297" svg:d="M0 0c75 21 114 130 114 297">
          <text:p/>
        </draw:path>
        <draw:line draw:style-name="gr8" draw:text-style-name="P2" draw:layer="layout" svg:x1="3.051cm" svg:y1="8.492cm" svg:x2="3.482cm" svg:y2="7.443cm">
          <text:p/>
        </draw:line>
        <draw:line draw:style-name="gr8" draw:text-style-name="P2" draw:layer="layout" svg:x1="3.482cm" svg:y1="7.444cm" svg:x2="2.931cm" svg:y2="7.26cm">
          <text:p/>
        </draw:line>
        <draw:line draw:style-name="gr8" draw:text-style-name="P2" draw:layer="layout" svg:x1="2.936cm" svg:y1="7.261cm" svg:x2="2.931cm" svg:y2="7.217cm">
          <text:p/>
        </draw:line>
        <draw:line draw:style-name="gr8" draw:text-style-name="P2" draw:layer="layout" svg:x1="4.163cm" svg:y1="7.631cm" svg:x2="2.931cm" svg:y2="7.217cm">
          <text:p/>
        </draw:line>
        <draw:line draw:style-name="gr8" draw:text-style-name="P2" draw:layer="layout" svg:x1="4.163cm" svg:y1="7.63cm" svg:x2="4.141cm" svg:y2="7.663cm">
          <text:p/>
        </draw:line>
        <draw:line draw:style-name="gr8" draw:text-style-name="P2" draw:layer="layout" svg:x1="4.142cm" svg:y1="7.663cm" svg:x2="3.951cm" svg:y2="7.598cm">
          <text:p/>
        </draw:line>
        <draw:line draw:style-name="gr8" draw:text-style-name="P2" draw:layer="layout" svg:x1="3.051cm" svg:y1="8.491cm" svg:x2="3.525cm" svg:y2="8.647cm">
          <text:p/>
        </draw:line>
        <draw:path draw:style-name="gr8" draw:text-style-name="P2" draw:layer="layout" svg:width="0.021cm" svg:height="0.092cm" svg:x="4.12cm" svg:y="7.662cm" svg:viewBox="0 0 22 93" svg:d="M22 0c0 0-3 3-3 7-4 7-7 10-11 18 0 8-5 11-8 18 0 4 0 7 0 7 0 4 0 7 0 11 0 0 0 3 0 7 0 0 0 3 0 7v3c0 4 0 4 3 4 0 4 0 4 5 7l4 4h3">
          <text:p/>
        </draw:path>
        <draw:path draw:style-name="gr8" draw:text-style-name="P2" draw:layer="layout" svg:width="0.035cm" svg:height="0.012cm" svg:x="4.134cm" svg:y="7.743cm" svg:viewBox="0 0 36 13" svg:d="M0 12c7 3 22 0 36-12">
          <text:p/>
        </draw:path>
        <draw:line draw:style-name="gr8" draw:text-style-name="P2" draw:layer="layout" svg:x1="6.138cm" svg:y1="6.844cm" svg:x2="6.474cm" svg:y2="6.748cm">
          <text:p/>
        </draw:line>
        <draw:line draw:style-name="gr8" draw:text-style-name="P2" draw:layer="layout" svg:x1="5.596cm" svg:y1="6.66cm" svg:x2="4.169cm" svg:y2="7.744cm">
          <text:p/>
        </draw:line>
        <draw:line draw:style-name="gr8" draw:text-style-name="P2" draw:layer="layout" svg:x1="5.595cm" svg:y1="6.66cm" svg:x2="6.142cm" svg:y2="6.844cm">
          <text:p/>
        </draw:line>
        <draw:line draw:style-name="gr8" draw:text-style-name="P2" draw:layer="layout" svg:x1="6.452cm" svg:y1="6.755cm" svg:x2="6.474cm" svg:y2="6.763cm">
          <text:p/>
        </draw:line>
        <draw:line draw:style-name="gr8" draw:text-style-name="P2" draw:layer="layout" svg:x1="6.473cm" svg:y1="6.748cm" svg:x2="6.473cm" svg:y2="6.762cm">
          <text:p/>
        </draw:line>
        <draw:line draw:style-name="gr8" draw:text-style-name="P2" draw:layer="layout" svg:x1="6.926cm" svg:y1="6.855cm" svg:x2="6.723cm" svg:y2="6.787cm">
          <text:p/>
        </draw:line>
        <draw:path draw:style-name="gr8" draw:text-style-name="P2" draw:layer="layout" svg:width="0.032cm" svg:height="0.032cm" svg:x="6.695cm" svg:y="6.755cm" svg:viewBox="0 0 33 33" svg:d="M0 0c14 11 26 22 33 33">
          <text:p/>
        </draw:path>
        <draw:path draw:style-name="gr8" draw:text-style-name="P2" draw:layer="layout" svg:width="0.282cm" svg:height="0.01cm" svg:x="6.473cm" svg:y="6.752cm" svg:viewBox="0 0 283 11" svg:d="M283 11c-84-15-184-15-283 0">
          <text:p/>
        </draw:path>
        <draw:path draw:style-name="gr8" draw:text-style-name="P2" draw:layer="layout" svg:width="0.077cm" svg:height="0.018cm" svg:x="6.752cm" svg:y="6.762cm" svg:viewBox="0 0 78 19" svg:d="M0 0c28 4 56 11 78 19">
          <text:p/>
        </draw:path>
        <draw:path draw:style-name="gr8" draw:text-style-name="P2" draw:layer="layout" svg:width="0.096cm" svg:height="0.074cm" svg:x="6.829cm" svg:y="6.78cm" svg:viewBox="0 0 97 75" svg:d="M0 0c46 14 79 39 97 75">
          <text:p/>
        </draw:path>
        <draw:line draw:style-name="gr8" draw:text-style-name="P2" draw:layer="layout" svg:x1="5.556cm" svg:y1="7.524cm" svg:x2="5.556cm" svg:y2="6.692cm">
          <text:p/>
        </draw:line>
        <draw:path draw:style-name="gr8" draw:text-style-name="P2" draw:layer="layout" svg:width="0.01cm" svg:height="0.07cm" svg:x="5.182cm" svg:y="7.214cm" svg:viewBox="0 0 11 71" svg:d="M0 0c8 25 11 47 11 71">
          <text:p/>
        </draw:path>
        <draw:path draw:style-name="gr8" draw:text-style-name="P2" draw:layer="layout" svg:width="0.031cm" svg:height="0.099cm" svg:x="5.161cm" svg:y="7.281cm" svg:viewBox="0 0 32 100" svg:d="M32 0c0 40-10 75-32 100">
          <text:p/>
        </draw:path>
        <draw:path draw:style-name="gr8" draw:text-style-name="P2" draw:layer="layout" svg:width="0.014cm" svg:height="0.014cm" svg:x="5.15cm" svg:y="7.38cm" svg:viewBox="0 0 15 15" svg:d="M15 0c-8 3-8 8-15 15">
          <text:p/>
        </draw:path>
        <draw:line draw:style-name="gr8" draw:text-style-name="P2" draw:layer="layout" svg:x1="5.15cm" svg:y1="7.394cm" svg:x2="5.218cm" svg:y2="7.416cm">
          <text:p/>
        </draw:line>
        <draw:path draw:style-name="gr8" draw:text-style-name="P2" draw:layer="layout" svg:width="0.046cm" svg:height="0.085cm" svg:x="5.51cm" svg:y="7.524cm" svg:viewBox="0 0 47 86" svg:d="M47 0c-11 28-25 60-47 86">
          <text:p/>
        </draw:path>
        <draw:path draw:style-name="gr8" draw:text-style-name="P2" draw:layer="layout" svg:width="0.293cm" svg:height="0.148cm" svg:x="5.217cm" svg:y="7.609cm" svg:viewBox="0 0 294 149" svg:d="M294 0c-64 86-167 139-294 149">
          <text:p/>
        </draw:path>
        <draw:line draw:style-name="gr8" draw:text-style-name="P2" draw:layer="layout" svg:x1="4.938cm" svg:y1="7.677cm" svg:x2="5.151cm" svg:y2="7.394cm">
          <text:p/>
        </draw:line>
        <draw:path draw:style-name="gr8" draw:text-style-name="P2" draw:layer="layout" svg:width="0.042cm" svg:height="0.106cm" svg:x="2.991cm" svg:y="10.593cm" svg:viewBox="0 0 43 107" svg:d="M0 0c0 57 15 100 43 107">
          <text:p/>
        </draw:path>
        <draw:line draw:style-name="gr8" draw:text-style-name="P2" draw:layer="layout" svg:x1="2.991cm" svg:y1="10.593cm" svg:x2="3.465cm" svg:y2="10.75cm">
          <text:p/>
        </draw:line>
        <draw:line draw:style-name="gr8" draw:text-style-name="P2" draw:layer="layout" svg:x1="2.991cm" svg:y1="8.755cm" svg:x2="2.991cm" svg:y2="10.593cm">
          <text:p/>
        </draw:line>
        <draw:line draw:style-name="gr8" draw:text-style-name="P2" draw:layer="layout" svg:x1="3.465cm" svg:y1="8.915cm" svg:x2="2.991cm" svg:y2="8.755cm">
          <text:p/>
        </draw:line>
        <draw:path draw:style-name="gr8" draw:text-style-name="P2" draw:layer="layout" svg:width="0.064cm" svg:height="0.268cm" svg:x="2.991cm" svg:y="8.491cm" svg:viewBox="0 0 65 269" svg:d="M65 0c-39 92-65 190-65 269">
          <text:p/>
        </draw:path>
        <draw:line draw:style-name="gr8" draw:text-style-name="P2" draw:layer="layout" svg:x1="3.778cm" svg:y1="8.177cm" svg:x2="3.842cm" svg:y2="8.199cm">
          <text:p/>
        </draw:line>
        <draw:line draw:style-name="gr8" draw:text-style-name="P2" draw:layer="layout" svg:x1="4.815cm" svg:y1="8.523cm" svg:x2="4.879cm" svg:y2="8.545cm">
          <text:p/>
        </draw:line>
        <draw:line draw:style-name="gr8" draw:text-style-name="P2" draw:layer="layout" svg:x1="3.778cm" svg:y1="9.909cm" svg:x2="3.842cm" svg:y2="9.931cm">
          <text:p/>
        </draw:line>
        <draw:line draw:style-name="gr8" draw:text-style-name="P2" draw:layer="layout" svg:x1="4.272cm" svg:y1="7.817cm" svg:x2="4.608cm" svg:y2="7.931cm">
          <text:p/>
        </draw:line>
        <draw:path draw:style-name="gr8" draw:text-style-name="P2" draw:layer="layout" svg:width="0.385cm" svg:height="1.143cm" svg:x="3.887cm" svg:y="7.817cm" svg:viewBox="0 0 386 1144" svg:d="M386 0c0 169-43 388-113 600-71 216-174 414-273 544">
          <text:p/>
        </draw:path>
        <draw:path draw:style-name="gr8" draw:text-style-name="P2" draw:layer="layout" svg:width="0cm" svg:height="0.01cm" svg:x="4.272cm" svg:y="7.806cm" svg:viewBox="0 0 0 11" svg:d="M0 0c0 4 0 8 0 11">
          <text:p/>
        </draw:path>
        <draw:path draw:style-name="gr8" draw:text-style-name="P2" draw:layer="layout" svg:width="0.342cm" svg:height="1.03cm" svg:x="3.891cm" svg:y="7.863cm" svg:viewBox="0 0 343 1031" svg:d="M343 0c-28 332-166 748-343 1031">
          <text:p/>
        </draw:path>
        <draw:path draw:style-name="gr8" draw:text-style-name="P2" draw:layer="layout" svg:width="0.004cm" svg:height="0.025cm" svg:x="2.931cm" svg:y="7.33cm" svg:viewBox="0 0 5 26" svg:d="M0 0c0 15 0 26 5 26">
          <text:p/>
        </draw:path>
        <draw:path draw:style-name="gr8" draw:text-style-name="P2" draw:layer="layout" svg:width="0.004cm" svg:height="0.095cm" svg:x="2.931cm" svg:y="7.26cm" svg:viewBox="0 0 5 96" svg:d="M0 96h5c0-4 0-4 0-4v-3-4c0-3 0-3 0-7v-3c0-4 0-7 0-7 0-18 0-46-5-68">
          <text:p/>
        </draw:path>
        <draw:line draw:style-name="gr8" draw:text-style-name="P2" draw:layer="layout" svg:x1="2.811cm" svg:y1="5.57cm" svg:x2="2.932cm" svg:y2="7.222cm">
          <text:p/>
        </draw:line>
        <draw:line draw:style-name="gr8" draw:text-style-name="P2" draw:layer="layout" svg:x1="2.932cm" svg:y1="7.331cm" svg:x2="2.808cm" svg:y2="5.644cm">
          <text:p/>
        </draw:line>
        <draw:line draw:style-name="gr8" draw:text-style-name="P2" draw:layer="layout" svg:x1="2.811cm" svg:y1="5.57cm" svg:x2="2.811cm" svg:y2="5.644cm">
          <text:p/>
        </draw:line>
        <draw:path draw:style-name="gr8" draw:text-style-name="P2" draw:layer="layout" svg:width="0.402cm" svg:height="0.113cm" svg:x="2.716cm" svg:y="2.79cm" svg:viewBox="0 0 403 114" svg:d="M0 114c74-103 254-142 403-93">
          <text:p/>
        </draw:path>
        <draw:line draw:style-name="gr8" draw:text-style-name="P2" draw:layer="layout" svg:x1="8.09cm" svg:y1="4.47cm" svg:x2="3.118cm" svg:y2="2.811cm">
          <text:p/>
        </draw:line>
        <draw:path draw:style-name="gr8" draw:text-style-name="P2" draw:layer="layout" svg:width="0.17cm" svg:height="0.18cm" svg:x="8.085cm" svg:y="4.466cm" svg:viewBox="0 0 171 181" svg:d="M0 0c106 35 171 107 171 181">
          <text:p/>
        </draw:path>
        <draw:path draw:style-name="gr8" draw:text-style-name="P2" draw:layer="layout" svg:width="0.036cm" svg:height="0.091cm" svg:x="8.219cm" svg:y="4.646cm" svg:viewBox="0 0 37 92" svg:d="M37 0c0 31-11 64-37 92">
          <text:p/>
        </draw:path>
        <draw:line draw:style-name="gr8" draw:text-style-name="P2" draw:layer="layout" svg:x1="6.932cm" svg:y1="6.456cm" svg:x2="8.224cm" svg:y2="4.734cm">
          <text:p/>
        </draw:line>
        <draw:path draw:style-name="gr8" draw:text-style-name="P2" draw:layer="layout" svg:width="0.18cm" svg:height="0.099cm" svg:x="6.752cm" svg:y="6.455cm" svg:viewBox="0 0 181 100" svg:d="M0 100c74-21 137-54 181-100">
          <text:p/>
        </draw:path>
        <draw:line draw:style-name="gr8" draw:text-style-name="P2" draw:layer="layout" svg:x1="6.756cm" svg:y1="6.554cm" svg:x2="6.138cm" svg:y2="6.728cm">
          <text:p/>
        </draw:line>
        <draw:line draw:style-name="gr8" draw:text-style-name="P2" draw:layer="layout" svg:x1="5.595cm" svg:y1="6.544cm" svg:x2="6.142cm" svg:y2="6.728cm">
          <text:p/>
        </draw:line>
        <draw:line draw:style-name="gr8" draw:text-style-name="P2" draw:layer="layout" svg:x1="4.162cm" svg:y1="7.631cm" svg:x2="5.596cm" svg:y2="6.544cm">
          <text:p/>
        </draw:line>
        <draw:line draw:style-name="gr8" draw:text-style-name="P2" draw:layer="layout" svg:x1="2.812cm" svg:y1="5.574cm" svg:x2="1.52cm" svg:y2="4.896cm">
          <text:p/>
        </draw:line>
        <draw:path draw:style-name="gr8" draw:text-style-name="P2" draw:layer="layout" svg:width="0.031cm" svg:height="0.095cm" svg:x="1.397cm" svg:y="4.621cm" svg:viewBox="0 0 32 96" svg:d="M32 0c-22 28-32 63-32 96">
          <text:p/>
        </draw:path>
        <draw:path draw:style-name="gr8" draw:text-style-name="P2" draw:layer="layout" svg:width="0.123cm" svg:height="0.18cm" svg:x="1.397cm" svg:y="4.716cm" svg:viewBox="0 0 124 181" svg:d="M0 0c0 72 46 139 124 181">
          <text:p/>
        </draw:path>
        <draw:line draw:style-name="gr8" draw:text-style-name="P2" draw:layer="layout" svg:x1="2.717cm" svg:y1="2.899cm" svg:x2="1.428cm" svg:y2="4.622cm">
          <text:p/>
        </draw:line>
        <draw:path draw:style-name="gr8" draw:text-style-name="P2" draw:layer="layout" svg:width="0.481cm" svg:height="0.306cm" svg:x="6.366cm" svg:y="6.16cm" svg:viewBox="0 0 482 307" svg:d="M457 233c60-78 11-174-109-216-117-39-262-7-322 74-60 78-11 174 110 216">
          <text:p/>
        </draw:path>
        <draw:path draw:style-name="gr8" draw:text-style-name="P2" draw:layer="layout" svg:width="0.215cm" svg:height="0.019cm" svg:x="6.498cm" svg:y="6.462cm" svg:viewBox="0 0 216 20" svg:d="M0 0c71 26 149 26 216 0">
          <text:p/>
        </draw:path>
        <draw:path draw:style-name="gr8" draw:text-style-name="P2" draw:layer="layout" svg:width="0.109cm" svg:height="0.074cm" svg:x="6.713cm" svg:y="6.392cm" svg:viewBox="0 0 110 75" svg:d="M0 75c46-18 85-42 110-75">
          <text:p/>
        </draw:path>
        <draw:path draw:style-name="gr8" draw:text-style-name="P2" draw:layer="layout" svg:width="0.479cm" svg:height="0.306cm" svg:x="7.606cm" svg:y="4.506cm" svg:viewBox="0 0 480 307" svg:d="M455 233c60-78 11-177-105-216-121-39-266-7-326 74-56 78-10 174 109 216">
          <text:p/>
        </draw:path>
        <draw:path draw:style-name="gr8" draw:text-style-name="P2" draw:layer="layout" svg:width="0.216cm" svg:height="0.021cm" svg:x="7.739cm" svg:y="4.808cm" svg:viewBox="0 0 217 22" svg:d="M0 0c67 29 150 29 217 0">
          <text:p/>
        </draw:path>
        <draw:path draw:style-name="gr8" draw:text-style-name="P2" draw:layer="layout" svg:width="0.105cm" svg:height="0.074cm" svg:x="7.955cm" svg:y="4.737cm" svg:viewBox="0 0 106 75" svg:d="M0 75c46-17 85-43 106-75">
          <text:p/>
        </draw:path>
        <draw:path draw:style-name="gr8" draw:text-style-name="P2" draw:layer="layout" svg:width="0.48cm" svg:height="0.309cm" svg:x="2.779cm" svg:y="2.897cm" svg:viewBox="0 0 481 310" svg:d="M457 233c57-78 11-177-109-217-121-38-262-7-322 72-60 81-10 176 106 222">
          <text:p/>
        </draw:path>
        <draw:path draw:style-name="gr8" draw:text-style-name="P2" draw:layer="layout" svg:width="0.215cm" svg:height="0.019cm" svg:x="2.91cm" svg:y="3.199cm" svg:viewBox="0 0 216 20" svg:d="M0 0c67 26 148 26 216 0">
          <text:p/>
        </draw:path>
        <draw:path draw:style-name="gr8" draw:text-style-name="P2" draw:layer="layout" svg:width="0.109cm" svg:height="0.074cm" svg:x="3.125cm" svg:y="3.129cm" svg:viewBox="0 0 110 75" svg:d="M0 75c46-18 85-43 110-75">
          <text:p/>
        </draw:path>
        <draw:path draw:style-name="gr8" draw:text-style-name="P2" draw:layer="layout" svg:width="0.482cm" svg:height="0.306cm" svg:x="1.537cm" svg:y="4.552cm" svg:viewBox="0 0 483 307" svg:d="M457 233c60-78 10-177-106-216-120-39-266-7-326 71-60 81-10 177 110 219">
          <text:p/>
        </draw:path>
        <draw:path draw:style-name="gr8" draw:text-style-name="P2" draw:layer="layout" svg:width="0.215cm" svg:height="0.018cm" svg:x="1.672cm" svg:y="4.854cm" svg:viewBox="0 0 216 19" svg:d="M0 0c67 25 144 25 216 0">
          <text:p/>
        </draw:path>
        <draw:path draw:style-name="gr8" draw:text-style-name="P2" draw:layer="layout" svg:width="0.11cm" svg:height="0.074cm" svg:x="1.883cm" svg:y="4.783cm" svg:viewBox="0 0 111 75" svg:d="M0 75c51-18 86-43 111-75">
          <text:p/>
        </draw:path>
        <draw:line draw:style-name="gr8" draw:text-style-name="P2" draw:layer="layout" svg:x1="5.595cm" svg:y1="6.544cm" svg:x2="5.595cm" svg:y2="6.66cm">
          <text:p/>
        </draw:line>
        <draw:line draw:style-name="gr8" draw:text-style-name="P2" draw:layer="layout" svg:x1="6.138cm" svg:y1="6.843cm" svg:x2="6.138cm" svg:y2="6.727cm">
          <text:p/>
        </draw:line>
        <draw:line draw:style-name="gr8" draw:text-style-name="P2" draw:layer="layout" svg:x1="6.752cm" svg:y1="6.762cm" svg:x2="6.752cm" svg:y2="6.554cm">
          <text:p/>
        </draw:line>
        <draw:line draw:style-name="gr8" draw:text-style-name="P2" draw:layer="layout" svg:x1="6.932cm" svg:y1="6.848cm" svg:x2="8.023cm" svg:y2="5.393cm">
          <text:p/>
        </draw:line>
        <draw:path draw:style-name="gr8" draw:text-style-name="P2" draw:layer="layout" svg:width="0.007cm" svg:height="0.007cm" svg:x="6.925cm" svg:y="6.847cm" svg:viewBox="0 0 8 8" svg:d="M0 8c0 0 4-4 8-8">
          <text:p/>
        </draw:path>
        <draw:path draw:style-name="gr8" draw:text-style-name="P2" draw:layer="layout" svg:width="0.021cm" svg:height="0.049cm" svg:x="6.752cm" svg:y="6.378cm" svg:viewBox="0 0 22 50" svg:d="M0 50c14-14 22-36 22-50">
          <text:p/>
        </draw:path>
        <draw:path draw:style-name="gr8" draw:text-style-name="P2" draw:layer="layout" svg:width="0.332cm" svg:height="0.113cm" svg:x="6.441cm" svg:y="6.265cm" svg:viewBox="0 0 333 114" svg:d="M333 114c0-61-78-114-166-114-92 0-167 53-167 114">
          <text:p/>
        </draw:path>
        <draw:path draw:style-name="gr8" draw:text-style-name="P2" draw:layer="layout" svg:width="0.078cm" svg:height="0.091cm" svg:x="6.441cm" svg:y="6.378cm" svg:viewBox="0 0 79 92" svg:d="M0 0c0 35 28 71 79 92">
          <text:p/>
        </draw:path>
        <draw:path draw:style-name="gr8" draw:text-style-name="P2" draw:layer="layout" svg:width="0.06cm" svg:height="0.042cm" svg:x="6.695cm" svg:y="6.427cm" svg:viewBox="0 0 61 43" svg:d="M0 43c26-10 47-25 61-43">
          <text:p/>
        </draw:path>
        <draw:line draw:style-name="gr8" draw:text-style-name="P2" draw:layer="layout" svg:x1="6.932cm" svg:y1="6.847cm" svg:x2="6.932cm" svg:y2="6.455cm">
          <text:p/>
        </draw:line>
        <draw:line draw:style-name="gr8" draw:text-style-name="P2" draw:layer="layout" svg:x1="5.556cm" svg:y1="7.525cm" svg:x2="6.082cm" svg:y2="6.822cm">
          <text:p/>
        </draw:line>
        <draw:path draw:style-name="gr8" draw:text-style-name="P2" draw:layer="layout" svg:width="0.024cm" svg:height="0.05cm" svg:x="1.397cm" svg:y="4.97cm" svg:viewBox="0 0 25 51" svg:d="M25 51c-10-25-22-43-25-51">
          <text:p/>
        </draw:path>
        <draw:path draw:style-name="gr8" draw:text-style-name="P2" draw:layer="layout" svg:width="0.123cm" svg:height="0.085cm" svg:x="1.397cm" svg:y="4.97cm" svg:viewBox="0 0 124 86" svg:d="M0 0c0 0 10 11 39 33 18 18 46 35 85 53">
          <text:p/>
        </draw:path>
        <draw:line draw:style-name="gr8" draw:text-style-name="P2" draw:layer="layout" svg:x1="1.51cm" svg:y1="5.052cm" svg:x2="1.421cm" svg:y2="5.02cm">
          <text:p/>
        </draw:line>
        <draw:path draw:style-name="gr8" draw:text-style-name="P2" draw:layer="layout" svg:width="0.444cm" svg:height="0.204cm" svg:x="1.52cm" svg:y="5.055cm" svg:viewBox="0 0 445 205" svg:d="M445 205c-151-75-299-145-445-205">
          <text:p/>
        </draw:path>
        <draw:line draw:style-name="gr8" draw:text-style-name="P2" draw:layer="layout" svg:x1="2.025cm" svg:y1="5.282cm" svg:x2="1.964cm" svg:y2="5.259cm">
          <text:p/>
        </draw:line>
        <draw:line draw:style-name="gr8" draw:text-style-name="P2" draw:layer="layout" svg:x1="1.964cm" svg:y1="5.259cm" svg:x2="1.964cm" svg:y2="5.249cm">
          <text:p/>
        </draw:line>
        <draw:line draw:style-name="gr8" draw:text-style-name="P2" draw:layer="layout" svg:x1="1.964cm" svg:y1="5.249cm" svg:x2="2.505cm" svg:y2="5.532cm">
          <text:p/>
        </draw:line>
        <draw:line draw:style-name="gr8" draw:text-style-name="P2" draw:layer="layout" svg:x1="1.52cm" svg:y1="5.055cm" svg:x2="1.52cm" svg:y2="4.896cm">
          <text:p/>
        </draw:line>
        <draw:line draw:style-name="gr8" draw:text-style-name="P2" draw:layer="layout" svg:x1="2.504cm" svg:y1="5.528cm" svg:x2="2.812cm" svg:y2="5.645cm">
          <text:p/>
        </draw:line>
        <draw:path draw:style-name="gr8" draw:text-style-name="P2" draw:layer="layout" svg:width="0.036cm" svg:height="0.091cm" svg:x="8.219cm" svg:y="4.907cm" svg:viewBox="0 0 37 92" svg:d="M37 0c0 31-11 64-37 92">
          <text:p/>
        </draw:path>
        <draw:line draw:style-name="gr8" draw:text-style-name="P2" draw:layer="layout" svg:x1="8.018cm" svg:y1="5.267cm" svg:x2="8.224cm" svg:y2="4.995cm">
          <text:p/>
        </draw:line>
        <draw:line draw:style-name="gr8" draw:text-style-name="P2" draw:layer="layout" svg:x1="8.018cm" svg:y1="5.263cm" svg:x2="8.018cm" svg:y2="5.393cm">
          <text:p/>
        </draw:line>
        <draw:path draw:style-name="gr8" draw:text-style-name="P2" draw:layer="layout" svg:width="0.018cm" svg:height="0.05cm" svg:x="7.993cm" svg:y="4.723cm" svg:viewBox="0 0 19 51" svg:d="M0 51c12-15 19-32 19-51">
          <text:p/>
        </draw:path>
        <draw:path draw:style-name="gr8" draw:text-style-name="P2" draw:layer="layout" svg:width="0.332cm" svg:height="0.109cm" svg:x="7.679cm" svg:y="4.614cm" svg:viewBox="0 0 333 110" svg:d="M333 110c0-60-74-110-166-110-89 0-167 50-167 110">
          <text:p/>
        </draw:path>
        <draw:path draw:style-name="gr8" draw:text-style-name="P2" draw:layer="layout" svg:width="0.078cm" svg:height="0.092cm" svg:x="7.679cm" svg:y="4.723cm" svg:viewBox="0 0 79 93" svg:d="M0 0c0 39 32 72 79 93">
          <text:p/>
        </draw:path>
        <draw:path draw:style-name="gr8" draw:text-style-name="P2" draw:layer="layout" svg:width="0.06cm" svg:height="0.042cm" svg:x="7.933cm" svg:y="4.773cm" svg:viewBox="0 0 61 43" svg:d="M0 43c26-12 51-26 61-43">
          <text:p/>
        </draw:path>
        <draw:path draw:style-name="gr8" draw:text-style-name="P2" draw:layer="layout" svg:width="0.021cm" svg:height="0.053cm" svg:x="3.164cm" svg:y="3.111cm" svg:viewBox="0 0 22 54" svg:d="M0 54c14-18 22-33 22-54">
          <text:p/>
        </draw:path>
        <draw:path draw:style-name="gr8" draw:text-style-name="P2" draw:layer="layout" svg:width="0.332cm" svg:height="0.11cm" svg:x="2.853cm" svg:y="3.005cm" svg:viewBox="0 0 333 111" svg:d="M333 111c0-65-75-111-167-111-91 0-166 46-166 111">
          <text:p/>
        </draw:path>
        <draw:path draw:style-name="gr8" draw:text-style-name="P2" draw:layer="layout" svg:width="0.078cm" svg:height="0.095cm" svg:x="2.853cm" svg:y="3.111cm" svg:viewBox="0 0 79 96" svg:d="M0 0c0 39 29 75 79 96">
          <text:p/>
        </draw:path>
        <draw:path draw:style-name="gr8" draw:text-style-name="P2" draw:layer="layout" svg:width="0.06cm" svg:height="0.042cm" svg:x="3.107cm" svg:y="3.164cm" svg:viewBox="0 0 61 43" svg:d="M0 43c25-10 46-28 61-43">
          <text:p/>
        </draw:path>
        <draw:path draw:style-name="gr8" draw:text-style-name="P2" draw:layer="layout" svg:width="0.017cm" svg:height="0.052cm" svg:x="1.926cm" svg:y="4.766cm" svg:viewBox="0 0 18 53" svg:d="M0 53c11-18 18-32 18-53">
          <text:p/>
        </draw:path>
        <draw:path draw:style-name="gr8" draw:text-style-name="P2" draw:layer="layout" svg:width="0.331cm" svg:height="0.113cm" svg:x="1.612cm" svg:y="4.656cm" svg:viewBox="0 0 332 114" svg:d="M332 114c0-64-74-114-166-114s-166 50-166 114">
          <text:p/>
        </draw:path>
        <draw:path draw:style-name="gr8" draw:text-style-name="P2" draw:layer="layout" svg:width="0.077cm" svg:height="0.095cm" svg:x="1.612cm" svg:y="4.766cm" svg:viewBox="0 0 78 96" svg:d="M0 0c0 39 31 75 78 96">
          <text:p/>
        </draw:path>
        <draw:path draw:style-name="gr8" draw:text-style-name="P2" draw:layer="layout" svg:width="0.06cm" svg:height="0.046cm" svg:x="1.866cm" svg:y="4.815cm" svg:viewBox="0 0 61 47" svg:d="M0 47c28-11 46-29 61-47">
          <text:p/>
        </draw:path>
        <draw:line draw:style-name="gr8" draw:text-style-name="P2" draw:layer="layout" svg:x1="1.583cm" svg:y1="6.191cm" svg:x2="1.583cm" svg:y2="5.083cm">
          <text:p/>
        </draw:line>
        <draw:line draw:style-name="gr8" draw:text-style-name="P2" draw:layer="layout" svg:x1="2.878cm" svg:y1="6.621cm" svg:x2="2.878cm" svg:y2="6.586cm">
          <text:p/>
        </draw:line>
        <draw:path draw:style-name="gr8" draw:text-style-name="P2" draw:layer="layout" svg:width="0.049cm" svg:height="0.088cm" svg:x="2.829cm" svg:y="6.621cm" svg:viewBox="0 0 50 89" svg:d="M50 0c-15 33-29 65-50 89">
          <text:p/>
        </draw:path>
        <draw:path draw:style-name="gr8" draw:text-style-name="P2" draw:layer="layout" svg:width="1.246cm" svg:height="0.67cm" svg:x="1.583cm" svg:y="6.191cm" svg:viewBox="0 0 1247 671" svg:d="M1247 519c-124 166-388 198-663 85-279-116-513-356-584-604">
          <text:p/>
        </draw:path>
        <draw:path draw:style-name="gr8" draw:text-style-name="P2" draw:layer="layout" svg:width="0.031cm" svg:height="0.099cm" svg:x="2.48cm" svg:y="6.388cm" svg:viewBox="0 0 32 100" svg:d="M32 0c0 40-10 72-32 100">
          <text:p/>
        </draw:path>
        <draw:path draw:style-name="gr8" draw:text-style-name="P2" draw:layer="layout" svg:width="0.54cm" svg:height="0.353cm" svg:x="1.94cm" svg:y="6.198cm" svg:viewBox="0 0 541 354" svg:d="M541 289c-61 79-192 86-322 18-127-71-219-198-219-307">
          <text:p/>
        </draw:path>
        <draw:path draw:style-name="gr8" draw:text-style-name="P2" draw:layer="layout" svg:width="0.032cm" svg:height="0.095cm" svg:x="1.94cm" svg:y="6.103cm" svg:viewBox="0 0 33 96" svg:d="M0 96c0-35 10-72 33-96">
          <text:p/>
        </draw:path>
        <draw:path draw:style-name="gr8" draw:text-style-name="P2" draw:layer="layout" svg:width="0.543cm" svg:height="0.35cm" svg:x="1.968cm" svg:y="6.038cm" svg:viewBox="0 0 544 351" svg:d="M0 65c60-78 194-89 321-18 131 68 223 195 223 304">
          <text:p/>
        </draw:path>
        <draw:path draw:style-name="gr8" draw:text-style-name="P2" draw:layer="layout" svg:width="0.099cm" svg:height="0.008cm" svg:x="7.796cm" svg:y="4.818cm" svg:viewBox="0 0 100 9" svg:d="M0 9c35-12 67-12 100 0">
          <text:p/>
        </draw:path>
        <draw:path draw:style-name="gr8" draw:text-style-name="P2" draw:layer="layout" svg:width="0.099cm" svg:height="0.006cm" svg:x="2.97cm" svg:y="3.208cm" svg:viewBox="0 0 100 7" svg:d="M0 7c33-9 68-9 100 0">
          <text:p/>
        </draw:path>
        <draw:line draw:style-name="gr8" draw:text-style-name="P2" draw:layer="layout" svg:x1="2.878cm" svg:y1="6.621cm" svg:x2="2.878cm" svg:y2="6.618cm">
          <text:p/>
        </draw:line>
        <draw:path draw:style-name="gr8" draw:text-style-name="P2" draw:layer="layout" svg:width="0.212cm" svg:height="0.073cm" svg:x="6.494cm" svg:y="4.646cm" svg:viewBox="0 0 213 74" svg:d="M213 31c-21 33-75 51-128 40-50-7-85-40-85-71">
          <text:p/>
        </draw:path>
        <draw:path draw:style-name="gr8" draw:text-style-name="P2" draw:layer="layout" svg:width="0.226cm" svg:height="0.078cm" svg:x="6.494cm" svg:y="4.568cm" svg:viewBox="0 0 227 79" svg:d="M0 79c0-43 50-79 113-79 61 0 114 36 114 79">
          <text:p/>
        </draw:path>
        <draw:path draw:style-name="gr8" draw:text-style-name="P2" draw:layer="layout" svg:width="0.014cm" svg:height="0.031cm" svg:x="6.706cm" svg:y="4.646cm" svg:viewBox="0 0 15 32" svg:d="M15 0c0 10-7 22-15 32">
          <text:p/>
        </draw:path>
        <draw:path draw:style-name="gr8" draw:text-style-name="P2" draw:layer="layout" svg:width="0.391cm" svg:height="0.137cm" svg:x="6.399cm" svg:y="4.646cm" svg:viewBox="0 0 392 138" svg:d="M392 60c-42 57-137 89-229 75-95-14-163-72-163-135">
          <text:p/>
        </draw:path>
        <draw:path draw:style-name="gr8" draw:text-style-name="P2" draw:layer="layout" svg:width="0.413cm" svg:height="0.138cm" svg:x="6.399cm" svg:y="4.508cm" svg:viewBox="0 0 414 139" svg:d="M0 139c0-79 92-139 208-139 113 0 206 60 206 139">
          <text:p/>
        </draw:path>
        <draw:path draw:style-name="gr8" draw:text-style-name="P2" draw:layer="layout" svg:width="0.022cm" svg:height="0.06cm" svg:x="6.79cm" svg:y="4.646cm" svg:viewBox="0 0 23 61" svg:d="M23 0c0 21-7 42-23 61">
          <text:p/>
        </draw:path>
        <draw:path draw:style-name="gr8" draw:text-style-name="P2" draw:layer="layout" svg:width="0.391cm" svg:height="0.141cm" svg:x="6.399cm" svg:y="4.67cm" svg:viewBox="0 0 392 142" svg:d="M392 65c-42 56-137 88-229 74-95-14-163-71-163-139">
          <text:p/>
        </draw:path>
        <draw:path draw:style-name="gr8" draw:text-style-name="P2" draw:layer="layout" svg:width="0.022cm" svg:height="0.064cm" svg:x="6.79cm" svg:y="4.67cm" svg:viewBox="0 0 23 65" svg:d="M23 0c0 26-7 47-23 65">
          <text:p/>
        </draw:path>
        <draw:path draw:style-name="gr8" draw:text-style-name="P2" draw:layer="layout" svg:width="0.356cm" svg:height="0.126cm" svg:x="6.417cm" svg:y="4.766cm" svg:viewBox="0 0 357 127" svg:d="M357 56c-39 53-127 82-213 67-84-14-144-63-144-123">
          <text:p/>
        </draw:path>
        <draw:path draw:style-name="gr8" draw:text-style-name="P2" draw:layer="layout" svg:width="0.021cm" svg:height="0.056cm" svg:x="6.773cm" svg:y="4.766cm" svg:viewBox="0 0 22 57" svg:d="M22 0c0 21-8 39-22 57">
          <text:p/>
        </draw:path>
        <draw:path draw:style-name="gr8" draw:text-style-name="P2" draw:layer="layout" svg:width="0.371cm" svg:height="0.13cm" svg:x="6.409cm" svg:y="4.773cm" svg:viewBox="0 0 372 131" svg:d="M372 56c-39 57-131 86-219 72-89-15-153-68-153-128">
          <text:p/>
        </draw:path>
        <draw:path draw:style-name="gr8" draw:text-style-name="P2" draw:layer="layout" svg:width="0.011cm" svg:height="0.036cm" svg:x="6.409cm" svg:y="4.737cm" svg:viewBox="0 0 12 37" svg:d="M0 37c0-11 4-22 12-37">
          <text:p/>
        </draw:path>
        <draw:path draw:style-name="gr8" draw:text-style-name="P2" draw:layer="layout" svg:width="0.007cm" svg:height="0.036cm" svg:x="6.794cm" svg:y="4.737cm" svg:viewBox="0 0 8 37" svg:d="M0 0c4 15 8 26 8 37">
          <text:p/>
        </draw:path>
        <draw:path draw:style-name="gr8" draw:text-style-name="P2" draw:layer="layout" svg:width="0.021cm" svg:height="0.06cm" svg:x="6.78cm" svg:y="4.773cm" svg:viewBox="0 0 22 61" svg:d="M22 0c0 21-7 43-22 61">
          <text:p/>
        </draw:path>
        <draw:path draw:style-name="gr8" draw:text-style-name="P2" draw:layer="layout" svg:width="0.371cm" svg:height="0.131cm" svg:x="6.409cm" svg:y="4.801cm" svg:viewBox="0 0 372 132" svg:d="M372 60c-39 54-131 82-219 68-89-14-153-68-153-128">
          <text:p/>
        </draw:path>
        <draw:path draw:style-name="gr8" draw:text-style-name="P2" draw:layer="layout" svg:width="0.021cm" svg:height="0.06cm" svg:x="6.78cm" svg:y="4.801cm" svg:viewBox="0 0 22 61" svg:d="M22 0c0 22-7 40-22 61">
          <text:p/>
        </draw:path>
        <draw:path draw:style-name="gr8" draw:text-style-name="P2" draw:layer="layout" svg:width="0.216cm" svg:height="0.076cm" svg:x="7.732cm" svg:y="2.991cm" svg:viewBox="0 0 217 77" svg:d="M217 32c-25 33-78 50-128 43s-89-40-89-75">
          <text:p/>
        </draw:path>
        <draw:path draw:style-name="gr8" draw:text-style-name="P2" draw:layer="layout" svg:width="0.226cm" svg:height="0.074cm" svg:x="7.732cm" svg:y="2.917cm" svg:viewBox="0 0 227 75" svg:d="M0 75c0-42 51-75 114-75 64 0 113 33 113 75">
          <text:p/>
        </draw:path>
        <draw:path draw:style-name="gr8" draw:text-style-name="P2" draw:layer="layout" svg:width="0.014cm" svg:height="0.033cm" svg:x="7.948cm" svg:y="2.991cm" svg:viewBox="0 0 15 34" svg:d="M15 0c0 12-8 22-15 34">
          <text:p/>
        </draw:path>
        <draw:path draw:style-name="gr8" draw:text-style-name="P2" draw:layer="layout" svg:width="0.391cm" svg:height="0.138cm" svg:x="7.641cm" svg:y="2.991cm" svg:viewBox="0 0 392 139" svg:d="M392 60c-47 61-142 89-234 75-95-14-158-71-158-135">
          <text:p/>
        </draw:path>
        <draw:path draw:style-name="gr8" draw:text-style-name="P2" draw:layer="layout" svg:width="0.412cm" svg:height="0.138cm" svg:x="7.641cm" svg:y="2.853cm" svg:viewBox="0 0 413 139" svg:d="M0 139c0-79 91-139 204-139s209 60 209 139">
          <text:p/>
        </draw:path>
        <draw:path draw:style-name="gr8" draw:text-style-name="P2" draw:layer="layout" svg:width="0.021cm" svg:height="0.06cm" svg:x="8.032cm" svg:y="2.991cm" svg:viewBox="0 0 22 61" svg:d="M22 0c0 21-7 42-22 61">
          <text:p/>
        </draw:path>
        <draw:path draw:style-name="gr8" draw:text-style-name="P2" draw:layer="layout" svg:width="0.391cm" svg:height="0.141cm" svg:x="7.641cm" svg:y="3.016cm" svg:viewBox="0 0 392 142" svg:d="M392 64c-47 60-142 88-234 74-95-14-158-70-158-138">
          <text:p/>
        </draw:path>
        <draw:path draw:style-name="gr8" draw:text-style-name="P2" draw:layer="layout" svg:width="0.021cm" svg:height="0.063cm" svg:x="8.032cm" svg:y="3.016cm" svg:viewBox="0 0 22 64" svg:d="M22 0c0 24-7 47-22 64">
          <text:p/>
        </draw:path>
        <draw:path draw:style-name="gr8" draw:text-style-name="P2" draw:layer="layout" svg:width="0.357cm" svg:height="0.128cm" svg:x="7.658cm" svg:y="3.111cm" svg:viewBox="0 0 358 129" svg:d="M358 61c-40 49-128 81-213 63-85-10-145-63-145-124">
          <text:p/>
        </draw:path>
        <draw:path draw:style-name="gr8" draw:text-style-name="P2" draw:layer="layout" svg:width="0.021cm" svg:height="0.06cm" svg:x="8.015cm" svg:y="3.111cm" svg:viewBox="0 0 22 61" svg:d="M22 0c0 21-12 39-22 61">
          <text:p/>
        </draw:path>
        <draw:path draw:style-name="gr8" draw:text-style-name="P2" draw:layer="layout" svg:width="0.371cm" svg:height="0.131cm" svg:x="7.651cm" svg:y="3.118cm" svg:viewBox="0 0 372 132" svg:d="M372 60c-43 54-132 82-220 68s-152-68-152-128">
          <text:p/>
        </draw:path>
        <draw:path draw:style-name="gr8" draw:text-style-name="P2" draw:layer="layout" svg:width="0.007cm" svg:height="0.035cm" svg:x="7.651cm" svg:y="3.083cm" svg:viewBox="0 0 8 36" svg:d="M0 36c0-11 5-22 8-36">
          <text:p/>
        </draw:path>
        <draw:path draw:style-name="gr8" draw:text-style-name="P2" draw:layer="layout" svg:width="0.011cm" svg:height="0.035cm" svg:x="8.032cm" svg:y="3.083cm" svg:viewBox="0 0 12 36" svg:d="M0 0c8 14 12 25 12 36">
          <text:p/>
        </draw:path>
        <draw:path draw:style-name="gr8" draw:text-style-name="P2" draw:layer="layout" svg:width="0.025cm" svg:height="0.06cm" svg:x="8.018cm" svg:y="3.118cm" svg:viewBox="0 0 26 61" svg:d="M26 0c0 21-7 40-26 61">
          <text:p/>
        </draw:path>
        <draw:path draw:style-name="gr8" draw:text-style-name="P2" draw:layer="layout" svg:width="0.371cm" svg:height="0.131cm" svg:x="7.651cm" svg:y="3.146cm" svg:viewBox="0 0 372 132" svg:d="M372 61c-43 53-132 81-220 67s-152-67-152-128">
          <text:p/>
        </draw:path>
        <draw:path draw:style-name="gr8" draw:text-style-name="P2" draw:layer="layout" svg:width="0.025cm" svg:height="0.06cm" svg:x="8.018cm" svg:y="3.146cm" svg:viewBox="0 0 26 61" svg:d="M26 0c0 22-7 44-26 61">
          <text:p/>
        </draw:path>
        <draw:path draw:style-name="gr8" draw:text-style-name="P2" draw:layer="layout" svg:width="0.215cm" svg:height="0.077cm" svg:x="1.665cm" svg:y="3.033cm" svg:viewBox="0 0 216 78" svg:d="M216 37c-25 31-79 49-128 38-53-7-88-38-88-75">
          <text:p/>
        </draw:path>
        <draw:path draw:style-name="gr8" draw:text-style-name="P2" draw:layer="layout" svg:width="0.225cm" svg:height="0.078cm" svg:x="1.665cm" svg:y="2.959cm" svg:viewBox="0 0 226 79" svg:d="M0 79c0-42 54-79 114-79 63 0 112 37 112 79">
          <text:p/>
        </draw:path>
        <draw:path draw:style-name="gr8" draw:text-style-name="P2" draw:layer="layout" svg:width="0.01cm" svg:height="0.036cm" svg:x="1.88cm" svg:y="3.033cm" svg:viewBox="0 0 11 37" svg:d="M11 0c0 15-3 25-11 37">
          <text:p/>
        </draw:path>
        <draw:path draw:style-name="gr8" draw:text-style-name="P2" draw:layer="layout" svg:width="0.388cm" svg:height="0.141cm" svg:x="1.573cm" svg:y="3.033cm" svg:viewBox="0 0 389 142" svg:d="M389 64c-39 57-138 89-230 75-96-18-159-72-159-139">
          <text:p/>
        </draw:path>
        <draw:path draw:style-name="gr8" draw:text-style-name="P2" draw:layer="layout" svg:width="0.413cm" svg:height="0.141cm" svg:x="1.573cm" svg:y="2.896cm" svg:viewBox="0 0 414 142" svg:d="M0 142c0-79 92-142 205-142 117 0 209 63 209 142">
          <text:p/>
        </draw:path>
        <draw:path draw:style-name="gr8" draw:text-style-name="P2" draw:layer="layout" svg:width="0.025cm" svg:height="0.064cm" svg:x="1.961cm" svg:y="3.033cm" svg:viewBox="0 0 26 65" svg:d="M26 0c0 26-8 47-26 65">
          <text:p/>
        </draw:path>
        <draw:path draw:style-name="gr8" draw:text-style-name="P2" draw:layer="layout" svg:width="0.388cm" svg:height="0.14cm" svg:x="1.573cm" svg:y="3.062cm" svg:viewBox="0 0 389 141" svg:d="M389 63c-39 58-138 89-230 75-96-17-159-71-159-138">
          <text:p/>
        </draw:path>
        <draw:path draw:style-name="gr8" draw:text-style-name="P2" draw:layer="layout" svg:width="0.025cm" svg:height="0.063cm" svg:x="1.961cm" svg:y="3.062cm" svg:viewBox="0 0 26 64" svg:d="M26 0c0 24-8 45-26 64">
          <text:p/>
        </draw:path>
        <draw:path draw:style-name="gr8" draw:text-style-name="P2" draw:layer="layout" svg:width="0.356cm" svg:height="0.127cm" svg:x="1.591cm" svg:y="3.157cm" svg:viewBox="0 0 357 128" svg:d="M357 56c-39 54-127 82-212 68-84-14-145-64-145-124">
          <text:p/>
        </draw:path>
        <draw:path draw:style-name="gr8" draw:text-style-name="P2" draw:layer="layout" svg:width="0.017cm" svg:height="0.056cm" svg:x="1.947cm" svg:y="3.157cm" svg:viewBox="0 0 18 57" svg:d="M18 0c0 22-4 43-18 57">
          <text:p/>
        </draw:path>
        <draw:path draw:style-name="gr8" draw:text-style-name="P2" draw:layer="layout" svg:width="0.371cm" svg:height="0.131cm" svg:x="1.583cm" svg:y="3.164cm" svg:viewBox="0 0 372 132" svg:d="M372 57c-42 57-134 85-219 71-89-14-153-67-153-128">
          <text:p/>
        </draw:path>
        <draw:path draw:style-name="gr8" draw:text-style-name="P2" draw:layer="layout" svg:width="0.008cm" svg:height="0.035cm" svg:x="1.583cm" svg:y="3.129cm" svg:viewBox="0 0 9 36" svg:d="M0 36c0-11 5-25 9-36">
          <text:p/>
        </draw:path>
        <draw:path draw:style-name="gr8" draw:text-style-name="P2" draw:layer="layout" svg:width="0.012cm" svg:height="0.035cm" svg:x="1.964cm" svg:y="3.129cm" svg:viewBox="0 0 13 36" svg:d="M0 0c5 11 13 25 13 36">
          <text:p/>
        </draw:path>
        <draw:path draw:style-name="gr8" draw:text-style-name="P2" draw:layer="layout" svg:width="0.025cm" svg:height="0.06cm" svg:x="1.95cm" svg:y="3.164cm" svg:viewBox="0 0 26 61" svg:d="M26 0c0 21-11 39-26 61">
          <text:p/>
        </draw:path>
        <draw:path draw:style-name="gr8" draw:text-style-name="P2" draw:layer="layout" svg:width="0.371cm" svg:height="0.13cm" svg:x="1.583cm" svg:y="3.192cm" svg:viewBox="0 0 372 131" svg:d="M372 57c-42 56-134 85-219 71-89-15-153-68-153-128">
          <text:p/>
        </draw:path>
        <draw:path draw:style-name="gr8" draw:text-style-name="P2" draw:layer="layout" svg:width="0.025cm" svg:height="0.06cm" svg:x="1.95cm" svg:y="3.192cm" svg:viewBox="0 0 26 61" svg:d="M26 0c0 18-11 40-26 61">
          <text:p/>
        </draw:path>
        <draw:path draw:style-name="gr8" draw:text-style-name="P2" draw:layer="layout" svg:width="0.212cm" svg:height="0.077cm" svg:x="2.906cm" svg:y="1.379cm" svg:viewBox="0 0 213 78" svg:d="M213 35c-21 33-75 51-128 40-49-7-85-40-85-75">
          <text:p/>
        </draw:path>
        <draw:path draw:style-name="gr8" draw:text-style-name="P2" draw:layer="layout" svg:width="0.226cm" svg:height="0.077cm" svg:x="2.906cm" svg:y="1.305cm" svg:viewBox="0 0 227 78" svg:d="M0 78c0-43 50-78 113-78 65 0 114 35 114 78">
          <text:p/>
        </draw:path>
        <draw:path draw:style-name="gr8" draw:text-style-name="P2" draw:layer="layout" svg:width="0.014cm" svg:height="0.035cm" svg:x="3.118cm" svg:y="1.379cm" svg:viewBox="0 0 15 36" svg:d="M15 0c0 15-8 26-15 36">
          <text:p/>
        </draw:path>
        <draw:path draw:style-name="gr8" draw:text-style-name="P2" draw:layer="layout" svg:width="0.392cm" svg:height="0.141cm" svg:x="2.811cm" svg:y="1.379cm" svg:viewBox="0 0 393 142" svg:d="M393 63c-43 58-138 90-233 75-93-17-160-71-160-138">
          <text:p/>
        </draw:path>
        <draw:path draw:style-name="gr8" draw:text-style-name="P2" draw:layer="layout" svg:width="0.413cm" svg:height="0.137cm" svg:x="2.811cm" svg:y="1.245cm" svg:viewBox="0 0 414 138" svg:d="M0 138c0-77 92-138 208-138 114 0 206 61 206 138">
          <text:p/>
        </draw:path>
        <draw:path draw:style-name="gr8" draw:text-style-name="P2" draw:layer="layout" svg:width="0.021cm" svg:height="0.063cm" svg:x="3.203cm" svg:y="1.379cm" svg:viewBox="0 0 22 64" svg:d="M22 0c0 25-8 47-22 64">
          <text:p/>
        </draw:path>
        <draw:path draw:style-name="gr8" draw:text-style-name="P2" draw:layer="layout" svg:width="0.392cm" svg:height="0.141cm" svg:x="2.811cm" svg:y="1.407cm" svg:viewBox="0 0 393 142" svg:d="M393 65c-43 56-138 88-233 74-93-18-160-71-160-139">
          <text:p/>
        </draw:path>
        <draw:path draw:style-name="gr8" draw:text-style-name="P2" draw:layer="layout" svg:width="0.021cm" svg:height="0.064cm" svg:x="3.203cm" svg:y="1.407cm" svg:viewBox="0 0 22 65" svg:d="M22 0c0 26-8 47-22 65">
          <text:p/>
        </draw:path>
        <draw:path draw:style-name="gr8" draw:text-style-name="P2" draw:layer="layout" svg:width="0.356cm" svg:height="0.128cm" svg:x="2.829cm" svg:y="1.502cm" svg:viewBox="0 0 357 129" svg:d="M357 57c-39 54-123 82-209 68-88-14-148-65-148-125">
          <text:p/>
        </draw:path>
        <draw:path draw:style-name="gr8" draw:text-style-name="P2" draw:layer="layout" svg:width="0.021cm" svg:height="0.057cm" svg:x="3.185cm" svg:y="1.502cm" svg:viewBox="0 0 22 58" svg:d="M22 0c0 22-8 44-22 58">
          <text:p/>
        </draw:path>
        <draw:path draw:style-name="gr8" draw:text-style-name="P2" draw:layer="layout" svg:width="0.367cm" svg:height="0.131cm" svg:x="2.825cm" svg:y="1.509cm" svg:viewBox="0 0 368 132" svg:d="M368 57c-39 56-131 86-220 71-88-15-148-68-148-128">
          <text:p/>
        </draw:path>
        <draw:path draw:style-name="gr8" draw:text-style-name="P2" draw:layer="layout" svg:width="0.007cm" svg:height="0.035cm" svg:x="2.825cm" svg:y="1.474cm" svg:viewBox="0 0 8 36" svg:d="M0 36c0-10 0-21 8-36">
          <text:p/>
        </draw:path>
        <draw:path draw:style-name="gr8" draw:text-style-name="P2" draw:layer="layout" svg:width="0.007cm" svg:height="0.035cm" svg:x="3.206cm" svg:y="1.474cm" svg:viewBox="0 0 8 36" svg:d="M0 0c5 15 8 26 8 36">
          <text:p/>
        </draw:path>
        <draw:path draw:style-name="gr8" draw:text-style-name="P2" draw:layer="layout" svg:width="0.021cm" svg:height="0.06cm" svg:x="3.192cm" svg:y="1.509cm" svg:viewBox="0 0 22 61" svg:d="M22 0c0 22-7 43-22 61">
          <text:p/>
        </draw:path>
        <draw:path draw:style-name="gr8" draw:text-style-name="P2" draw:layer="layout" svg:width="0.367cm" svg:height="0.131cm" svg:x="2.825cm" svg:y="1.538cm" svg:viewBox="0 0 368 132" svg:d="M368 56c-39 58-131 86-220 72-88-14-148-68-148-128">
          <text:p/>
        </draw:path>
        <draw:path draw:style-name="gr8" draw:text-style-name="P2" draw:layer="layout" svg:width="0.021cm" svg:height="0.06cm" svg:x="3.192cm" svg:y="1.538cm" svg:viewBox="0 0 22 61" svg:d="M22 0c0 21-7 39-22 61">
          <text:p/>
        </draw:path>
        <draw:line draw:style-name="gr8" draw:text-style-name="P2" draw:layer="layout" svg:x1="4.135cm" svg:y1="7.755cm" svg:x2="3.947cm" svg:y2="7.69cm">
          <text:p/>
        </draw:line>
        <draw:line draw:style-name="gr8" draw:text-style-name="P2" draw:layer="layout" svg:x1="3.504cm" svg:y1="10.855cm" svg:x2="3.03cm" svg:y2="10.699cm">
          <text:p/>
        </draw:line>
        <draw:line draw:style-name="gr8" draw:text-style-name="P2" draw:layer="layout" svg:x1="3.451cm" svg:y1="7.525cm" svg:x2="2.931cm" svg:y2="7.351cm">
          <text:p/>
        </draw:line>
        <draw:line draw:style-name="gr8" draw:text-style-name="P2" draw:layer="layout" svg:x1="6.097cm" svg:y1="6.829cm" svg:x2="5.51cm" svg:y2="7.61cm">
          <text:p/>
        </draw:line>
        <draw:line draw:style-name="gr8" draw:text-style-name="P2" draw:layer="layout" svg:x1="8.251cm" svg:y1="4.646cm" svg:x2="8.251cm" svg:y2="4.907cm">
          <text:p/>
        </draw:line>
        <draw:line draw:style-name="gr8" draw:text-style-name="P2" draw:layer="layout" svg:x1="1.397cm" svg:y1="4.716cm" svg:x2="1.397cm" svg:y2="4.97cm">
          <text:p/>
        </draw:line>
        <draw:line draw:style-name="gr8" draw:text-style-name="P2" draw:layer="layout" svg:x1="2.883cm" svg:y1="6.639cm" svg:x2="2.829cm" svg:y2="6.71cm">
          <text:p/>
        </draw:line>
        <draw:line draw:style-name="gr8" draw:text-style-name="P2" draw:layer="layout" svg:x1="6.812cm" svg:y1="4.646cm" svg:x2="6.812cm" svg:y2="4.67cm">
          <text:p/>
        </draw:line>
        <draw:line draw:style-name="gr8" draw:text-style-name="P2" draw:layer="layout" svg:x1="6.399cm" svg:y1="4.646cm" svg:x2="6.399cm" svg:y2="4.67cm">
          <text:p/>
        </draw:line>
        <draw:line draw:style-name="gr8" draw:text-style-name="P2" draw:layer="layout" svg:x1="6.794cm" svg:y1="4.73cm" svg:x2="6.794cm" svg:y2="4.766cm">
          <text:p/>
        </draw:line>
        <draw:line draw:style-name="gr8" draw:text-style-name="P2" draw:layer="layout" svg:x1="6.417cm" svg:y1="4.73cm" svg:x2="6.417cm" svg:y2="4.766cm">
          <text:p/>
        </draw:line>
        <draw:line draw:style-name="gr8" draw:text-style-name="P2" draw:layer="layout" svg:x1="6.801cm" svg:y1="4.773cm" svg:x2="6.801cm" svg:y2="4.801cm">
          <text:p/>
        </draw:line>
        <draw:line draw:style-name="gr8" draw:text-style-name="P2" draw:layer="layout" svg:x1="6.409cm" svg:y1="4.773cm" svg:x2="6.409cm" svg:y2="4.801cm">
          <text:p/>
        </draw:line>
        <draw:line draw:style-name="gr8" draw:text-style-name="P2" draw:layer="layout" svg:x1="8.053cm" svg:y1="2.991cm" svg:x2="8.053cm" svg:y2="3.016cm">
          <text:p/>
        </draw:line>
        <draw:line draw:style-name="gr8" draw:text-style-name="P2" draw:layer="layout" svg:x1="7.641cm" svg:y1="2.991cm" svg:x2="7.641cm" svg:y2="3.016cm">
          <text:p/>
        </draw:line>
        <draw:line draw:style-name="gr8" draw:text-style-name="P2" draw:layer="layout" svg:x1="8.032cm" svg:y1="3.076cm" svg:x2="8.032cm" svg:y2="3.111cm">
          <text:p/>
        </draw:line>
        <draw:line draw:style-name="gr8" draw:text-style-name="P2" draw:layer="layout" svg:x1="7.658cm" svg:y1="3.076cm" svg:x2="7.658cm" svg:y2="3.111cm">
          <text:p/>
        </draw:line>
        <draw:line draw:style-name="gr8" draw:text-style-name="P2" draw:layer="layout" svg:x1="8.039cm" svg:y1="3.118cm" svg:x2="8.039cm" svg:y2="3.146cm">
          <text:p/>
        </draw:line>
        <draw:line draw:style-name="gr8" draw:text-style-name="P2" draw:layer="layout" svg:x1="7.651cm" svg:y1="3.118cm" svg:x2="7.651cm" svg:y2="3.146cm">
          <text:p/>
        </draw:line>
        <draw:line draw:style-name="gr8" draw:text-style-name="P2" draw:layer="layout" svg:x1="1.982cm" svg:y1="3.033cm" svg:x2="1.982cm" svg:y2="3.062cm">
          <text:p/>
        </draw:line>
        <draw:line draw:style-name="gr8" draw:text-style-name="P2" draw:layer="layout" svg:x1="1.573cm" svg:y1="3.033cm" svg:x2="1.573cm" svg:y2="3.062cm">
          <text:p/>
        </draw:line>
        <draw:line draw:style-name="gr8" draw:text-style-name="P2" draw:layer="layout" svg:x1="1.964cm" svg:y1="3.118cm" svg:x2="1.964cm" svg:y2="3.157cm">
          <text:p/>
        </draw:line>
        <draw:line draw:style-name="gr8" draw:text-style-name="P2" draw:layer="layout" svg:x1="1.591cm" svg:y1="3.118cm" svg:x2="1.591cm" svg:y2="3.157cm">
          <text:p/>
        </draw:line>
        <draw:line draw:style-name="gr8" draw:text-style-name="P2" draw:layer="layout" svg:x1="1.972cm" svg:y1="3.164cm" svg:x2="1.972cm" svg:y2="3.192cm">
          <text:p/>
        </draw:line>
        <draw:line draw:style-name="gr8" draw:text-style-name="P2" draw:layer="layout" svg:x1="1.583cm" svg:y1="3.164cm" svg:x2="1.583cm" svg:y2="3.192cm">
          <text:p/>
        </draw:line>
        <draw:line draw:style-name="gr8" draw:text-style-name="P2" draw:layer="layout" svg:x1="3.224cm" svg:y1="1.379cm" svg:x2="3.224cm" svg:y2="1.407cm">
          <text:p/>
        </draw:line>
        <draw:line draw:style-name="gr8" draw:text-style-name="P2" draw:layer="layout" svg:x1="2.811cm" svg:y1="1.379cm" svg:x2="2.811cm" svg:y2="1.407cm">
          <text:p/>
        </draw:line>
        <draw:line draw:style-name="gr8" draw:text-style-name="P2" draw:layer="layout" svg:x1="3.206cm" svg:y1="1.467cm" svg:x2="3.206cm" svg:y2="1.502cm">
          <text:p/>
        </draw:line>
        <draw:line draw:style-name="gr8" draw:text-style-name="P2" draw:layer="layout" svg:x1="2.829cm" svg:y1="1.467cm" svg:x2="2.829cm" svg:y2="1.502cm">
          <text:p/>
        </draw:line>
        <draw:line draw:style-name="gr8" draw:text-style-name="P2" draw:layer="layout" svg:x1="3.213cm" svg:y1="1.509cm" svg:x2="3.213cm" svg:y2="1.538cm">
          <text:p/>
        </draw:line>
        <draw:line draw:style-name="gr8" draw:text-style-name="P2" draw:layer="layout" svg:x1="2.825cm" svg:y1="1.509cm" svg:x2="2.825cm" svg:y2="1.538cm">
          <text:p/>
        </draw:line>
        <draw:path draw:style-name="gr1" draw:text-style-name="P1" draw:layer="layout" svg:width="6.156cm" svg:height="7.122cm" svg:x="8.597cm" svg:y="1.337cm" svg:viewBox="0 0 6157 7123" svg:d="M6065 3394c53-56 85-130 92-208v-2890c0-162-134-296-300-296h-5557c-166 0-300 134-300 296v2887c7 158 116 292 268 331l1613 328 1210 2156 18 32c10 21 21 31 17 31h597v18 14 14 11 10 11 7 7 7 7 4 3 815 18 14 17 15 10 14 11 7 10 4 7 4 3h525v-3-4-7-4-10-7-11-14-10-15-17-14-18c0-49 0-106 0-166v-261c0 0 0-17 0-46 0-3 0-7 0-10 0-4 0-11 0-14 0-7 0-18 0-29 0-14 0-28 0-42 0-21 0-42 0-60 0-3 0-10 0-14s0-7 0-14c0-4 0-7 0-11 0-28 0-42 0-42v-106-113h205c0-3 0-7 0-7 3-7 7-14 7-24 3-11 7-22 10-32l551-2096h610z">
          <text:p/>
        </draw:path>
        <draw:polygon draw:style-name="gr7" draw:text-style-name="P2" draw:layer="layout" svg:width="0cm" svg:height="0cm" svg:x="11.676cm" svg:y="4.896cm" svg:viewBox="0 0 0 0" draw:points="0,0">
          <text:p/>
        </draw:polygon>
        <draw:path draw:style-name="gr1" draw:text-style-name="P1" draw:layer="layout" svg:width="6.156cm" svg:height="5.997cm" svg:x="8.597cm" svg:y="1.337cm" svg:viewBox="0 0 6157 5998" svg:d="M6065 3394c53-56 85-130 92-208v-2890c0-162-134-296-300-296h-5557c-166 0-300 134-300 296v2887c7 158 116 292 268 331l1613 328 1210 2156h1379l551-2096h610z">
          <text:p/>
        </draw:path>
        <draw:polygon draw:style-name="gr7" draw:text-style-name="P2" draw:layer="layout" svg:width="0cm" svg:height="0cm" svg:x="11.676cm" svg:y="4.896cm" svg:viewBox="0 0 0 0" draw:points="0,0">
          <text:p/>
        </draw:polygon>
        <draw:path draw:style-name="gr1" draw:text-style-name="P1" draw:layer="layout" svg:width="1.379cm" svg:height="0.991cm" svg:x="11.687cm" svg:y="7.334cm" svg:viewBox="0 0 1380 992" svg:d="M1370 32c3-11 7-22 10-32h-1380l18 32h615v31 14 18 15 11 10 11 7 7 7 7 4 3 815h525c0-49 0-106 0-166v-261c0 0 0-17 0-46 0-3 0-7 0-10 0-4 0-11 0-14 0-7 0-18 0-29 0-14 0-28 0-42 0-21 0-42 0-60 0-3 0-10 0-14s0-7 0-14c0-4 0-7 0-11 0-28 0-42 0-42v-106-114-31z">
          <text:p/>
        </draw:path>
        <draw:polygon draw:style-name="gr7" draw:text-style-name="P2" draw:layer="layout" svg:width="0cm" svg:height="0cm" svg:x="11.676cm" svg:y="4.896cm" svg:viewBox="0 0 0 0" draw:points="0,0">
          <text:p/>
        </draw:polygon>
        <draw:path draw:style-name="gr9" draw:text-style-name="P1" draw:layer="layout" svg:width="0.48cm" svg:height="0.484cm" svg:x="8.734cm" svg:y="4.243cm" svg:viewBox="0 0 481 485" svg:d="M481 240c0 135-106 245-240 245-135 0-241-110-241-245 0-130 106-240 241-240 134 0 240 110 240 240z">
          <text:p/>
        </draw:path>
        <draw:polygon draw:style-name="gr7" draw:text-style-name="P2" draw:layer="layout" svg:width="0cm" svg:height="0cm" svg:x="11.676cm" svg:y="4.896cm" svg:viewBox="0 0 0 0" draw:points="0,0">
          <text:p/>
        </draw:polygon>
        <draw:path draw:style-name="gr9" draw:text-style-name="P1" draw:layer="layout" svg:width="0.48cm" svg:height="0.484cm" svg:x="14.132cm" svg:y="4.243cm" svg:viewBox="0 0 481 485" svg:d="M481 240c0 135-111 245-241 245-134 0-240-110-240-245 0-130 106-240 240-240 130 0 241 110 241 240z">
          <text:p/>
        </draw:path>
        <draw:polygon draw:style-name="gr7" draw:text-style-name="P2" draw:layer="layout" svg:width="0cm" svg:height="0cm" svg:x="11.676cm" svg:y="4.896cm" svg:viewBox="0 0 0 0" draw:points="0,0">
          <text:p/>
        </draw:polygon>
        <draw:path draw:style-name="gr9" draw:text-style-name="P1" draw:layer="layout" svg:width="0.48cm" svg:height="0.479cm" svg:x="8.734cm" svg:y="1.471cm" svg:viewBox="0 0 481 480" svg:d="M481 240c0 135-106 240-240 240-135 0-241-105-241-240s106-240 241-240c134 0 240 105 240 240z">
          <text:p/>
        </draw:path>
        <draw:polygon draw:style-name="gr7" draw:text-style-name="P2" draw:layer="layout" svg:width="0cm" svg:height="0cm" svg:x="11.676cm" svg:y="4.896cm" svg:viewBox="0 0 0 0" draw:points="0,0">
          <text:p/>
        </draw:polygon>
        <draw:path draw:style-name="gr9" draw:text-style-name="P1" draw:layer="layout" svg:width="0.48cm" svg:height="0.479cm" svg:x="14.132cm" svg:y="1.471cm" svg:viewBox="0 0 481 480" svg:d="M481 240c0 135-111 240-241 240-134 0-240-105-240-240s106-240 240-240c130 0 241 105 241 240z">
          <text:p/>
        </draw:path>
        <draw:polygon draw:style-name="gr7" draw:text-style-name="P2" draw:layer="layout" svg:width="0cm" svg:height="0cm" svg:x="11.676cm" svg:y="4.896cm" svg:viewBox="0 0 0 0" draw:points="0,0">
          <text:p/>
        </draw:polygon>
        <draw:path draw:style-name="gr1" draw:text-style-name="P1" draw:layer="layout" svg:width="0.331cm" svg:height="0.33cm" svg:x="8.809cm" svg:y="4.318cm" svg:viewBox="0 0 332 331" svg:d="M325 215c3-14 7-32 7-46 0-82-56-149-135-167-21-3-42-3-64 0-17 4-35 11-49 21-67 32-99 118-78 192 22 70 85 116 159 116 71 0 139-46 160-116z">
          <text:p/>
        </draw:path>
        <draw:polygon draw:style-name="gr7" draw:text-style-name="P2" draw:layer="layout" svg:width="0cm" svg:height="0cm" svg:x="11.676cm" svg:y="4.896cm" svg:viewBox="0 0 0 0" draw:points="0,0">
          <text:p/>
        </draw:polygon>
        <draw:path draw:style-name="gr9" draw:text-style-name="P1" draw:layer="layout" svg:width="0.331cm" svg:height="0.331cm" svg:x="14.206cm" svg:y="1.545cm" svg:viewBox="0 0 332 332" svg:d="M332 165c0 92-74 167-166 167s-166-75-166-167c0-91 74-165 166-165s166 74 166 165z">
          <text:p/>
        </draw:path>
        <draw:polygon draw:style-name="gr7" draw:text-style-name="P2" draw:layer="layout" svg:width="0cm" svg:height="0cm" svg:x="11.676cm" svg:y="4.896cm" svg:viewBox="0 0 0 0" draw:points="0,0">
          <text:p/>
        </draw:polygon>
        <draw:path draw:style-name="gr9" draw:text-style-name="P1" draw:layer="layout" svg:width="0.332cm" svg:height="0.331cm" svg:x="8.808cm" svg:y="1.545cm" svg:viewBox="0 0 333 332" svg:d="M333 165c0 92-75 167-167 167s-166-75-166-167c0-91 74-165 166-165s167 74 167 165z">
          <text:p/>
        </draw:path>
        <draw:polygon draw:style-name="gr7" draw:text-style-name="P2" draw:layer="layout" svg:width="0cm" svg:height="0cm" svg:x="11.676cm" svg:y="4.896cm" svg:viewBox="0 0 0 0" draw:points="0,0">
          <text:p/>
        </draw:polygon>
        <draw:path draw:style-name="gr9" draw:text-style-name="P1" draw:layer="layout" svg:width="0.331cm" svg:height="0.328cm" svg:x="14.206cm" svg:y="4.321cm" svg:viewBox="0 0 332 329" svg:d="M332 167c0 88-74 162-166 162s-166-74-166-162c0-93 74-167 166-167s166 74 166 167z">
          <text:p/>
        </draw:path>
        <draw:polygon draw:style-name="gr7" draw:text-style-name="P2" draw:layer="layout" svg:width="0cm" svg:height="0cm" svg:x="11.676cm" svg:y="4.896cm" svg:viewBox="0 0 0 0" draw:points="0,0">
          <text:p/>
        </draw:polygon>
        <draw:polygon draw:style-name="gr1" draw:text-style-name="P1" draw:layer="layout" svg:width="0.525cm" svg:height="0.134cm" svg:x="12.319cm" svg:y="8.325cm" svg:viewBox="0 0 526 135" draw:points="0,0 526,0 526,18 526,32 526,46 526,61 526,75 526,89 526,100 526,107 526,114 526,121 526,128 526,132 526,135 0,135 0,132 0,128 0,121 0,114 0,107 0,100 0,89 0,75 0,61 0,46 0,32 0,18">
          <text:p/>
        </draw:polygon>
        <draw:polygon draw:style-name="gr7" draw:text-style-name="P2" draw:layer="layout" svg:width="0cm" svg:height="0cm" svg:x="11.676cm" svg:y="4.896cm" svg:viewBox="0 0 0 0" draw:points="0,0">
          <text:p/>
        </draw:polygon>
        <draw:path draw:style-name="gr1" draw:text-style-name="P1" draw:layer="layout" svg:width="0.331cm" svg:height="0.214cm" svg:x="8.809cm" svg:y="4.318cm" svg:viewBox="0 0 332 215" svg:d="M325 215c3-14 7-32 7-46 0-81-56-149-135-167-21-3-42-3-64 0-17 4-35 11-49 21-67 39-99 118-78 192z">
          <text:p/>
        </draw:path>
        <draw:polygon draw:style-name="gr7" draw:text-style-name="P2" draw:layer="layout" svg:width="0cm" svg:height="0cm" svg:x="11.676cm" svg:y="4.896cm" svg:viewBox="0 0 0 0" draw:points="0,0">
          <text:p/>
        </draw:polygon>
        <draw:path draw:style-name="gr1" draw:text-style-name="P1" draw:layer="layout" svg:width="0.318cm" svg:height="0.116cm" svg:x="8.815cm" svg:y="4.533cm" svg:viewBox="0 0 319 117" svg:d="M0 0c22 71 85 117 159 117 75 0 139-46 160-117z">
          <text:p/>
        </draw:path>
        <draw:polygon draw:style-name="gr7" draw:text-style-name="P2" draw:layer="layout" svg:width="0cm" svg:height="0cm" svg:x="11.676cm" svg:y="4.896cm" svg:viewBox="0 0 0 0" draw:points="0,0">
          <text:p/>
        </draw:polygon>
        <draw:path draw:style-name="gr1" draw:text-style-name="P1" draw:layer="layout" svg:width="0.614cm" svg:height="0.031cm" svg:x="11.705cm" svg:y="7.366cm" svg:viewBox="0 0 615 32" svg:d="M615 32v-32h-615c10 21 17 32 17 32z">
          <text:p/>
        </draw:path>
        <draw:polygon draw:style-name="gr7" draw:text-style-name="P2" draw:layer="layout" svg:width="0cm" svg:height="0cm" svg:x="11.676cm" svg:y="4.896cm" svg:viewBox="0 0 0 0" draw:points="0,0">
          <text:p/>
        </draw:polygon>
        <draw:path draw:style-name="gr1" draw:text-style-name="P1" draw:layer="layout" svg:width="0.212cm" svg:height="0.031cm" svg:x="12.844cm" svg:y="7.366cm" svg:viewBox="0 0 213 32" svg:d="M206 32c0-3 0-8 0-8 3-7 7-14 7-24h-213v32z">
          <text:p/>
        </draw:path>
        <draw:polygon draw:style-name="gr7" draw:text-style-name="P2" draw:layer="layout" svg:width="0cm" svg:height="0cm" svg:x="11.676cm" svg:y="4.896cm" svg:viewBox="0 0 0 0" draw:points="0,0">
          <text:p/>
        </draw:polygon>
        <draw:polyline draw:style-name="gr8" draw:text-style-name="P2" draw:layer="layout" svg:width="0cm" svg:height="0.112cm" svg:x="12.844cm" svg:y="7.397cm" svg:viewBox="0 0 0 113" draw:points="0,113 0,110 0,106 0,99 0,92 0,85 0,78 0,67 0,57 0,43 0,32 0,14 0,0">
          <text:p/>
        </draw:polyline>
        <draw:line draw:style-name="gr8" draw:text-style-name="P2" draw:layer="layout" svg:x1="12.844cm" svg:y1="8.325cm" svg:x2="12.844cm" svg:y2="7.366cm">
          <text:p/>
        </draw:line>
        <draw:path draw:style-name="gr8" draw:text-style-name="P2" draw:layer="layout" svg:width="0cm" svg:height="0.165cm" svg:x="12.844cm" svg:y="8.159cm" svg:viewBox="0 0 0 166" svg:d="M0 166c0-49 0-109 0-166">
          <text:p/>
        </draw:path>
        <draw:polyline draw:style-name="gr8" draw:text-style-name="P2" draw:layer="layout" svg:width="0cm" svg:height="0.133cm" svg:x="12.844cm" svg:y="8.325cm" svg:viewBox="0 0 0 134" draw:points="0,0 0,18 0,32 0,46 0,60 0,74 0,88 0,99 0,106 0,113 0,120 0,127 0,131 0,134">
          <text:p/>
        </draw:polyline>
        <draw:path draw:style-name="gr8" draw:text-style-name="P2" draw:layer="layout" svg:width="0cm" svg:height="0.042cm" svg:x="12.844cm" svg:y="7.852cm" svg:viewBox="0 0 0 43" svg:d="M0 43c0 0 0-14 0-43">
          <text:p/>
        </draw:path>
        <draw:path draw:style-name="gr8" draw:text-style-name="P2" draw:layer="layout" svg:width="0cm" svg:height="0.042cm" svg:x="12.844cm" svg:y="7.616cm" svg:viewBox="0 0 0 43" svg:d="M0 43c0-28 0-46 0-42">
          <text:p/>
        </draw:path>
        <draw:path draw:style-name="gr8" draw:text-style-name="P2" draw:layer="layout" svg:width="0cm" svg:height="0.193cm" svg:x="12.844cm" svg:y="7.658cm" svg:viewBox="0 0 0 194" svg:d="M0 0c0 4 0 7 0 11 0 3 0 7 0 14 0 4 0 7 0 14 0 18 0 39 0 57 0 17 0 31 0 45 0 11 0 18 0 29 0 3 0 7 0 10 0 4 0 11 0 14">
          <text:p/>
        </draw:path>
        <draw:line draw:style-name="gr8" draw:text-style-name="P2" draw:layer="layout" svg:x1="12.319cm" svg:y1="8.325cm" svg:x2="12.319cm" svg:y2="7.366cm">
          <text:p/>
        </draw:line>
        <draw:line draw:style-name="gr8" draw:text-style-name="P2" draw:layer="layout" svg:x1="12.319cm" svg:y1="7.366cm" svg:x2="11.705cm" svg:y2="7.366cm">
          <text:p/>
        </draw:line>
        <draw:line draw:style-name="gr8" draw:text-style-name="P2" draw:layer="layout" svg:x1="11.709cm" svg:y1="7.367cm" svg:x2="11.687cm" svg:y2="7.334cm">
          <text:p/>
        </draw:line>
        <draw:line draw:style-name="gr8" draw:text-style-name="P2" draw:layer="layout" svg:x1="13.063cm" svg:y1="7.334cm" svg:x2="11.687cm" svg:y2="7.334cm">
          <text:p/>
        </draw:line>
        <draw:line draw:style-name="gr8" draw:text-style-name="P2" draw:layer="layout" svg:x1="13.067cm" svg:y1="7.334cm" svg:x2="13.056cm" svg:y2="7.367cm">
          <text:p/>
        </draw:line>
        <draw:line draw:style-name="gr8" draw:text-style-name="P2" draw:layer="layout" svg:x1="13.056cm" svg:y1="7.366cm" svg:x2="12.844cm" svg:y2="7.366cm">
          <text:p/>
        </draw:line>
        <draw:line draw:style-name="gr8" draw:text-style-name="P2" draw:layer="layout" svg:x1="12.319cm" svg:y1="8.325cm" svg:x2="12.844cm" svg:y2="8.325cm">
          <text:p/>
        </draw:line>
        <draw:path draw:style-name="gr8" draw:text-style-name="P2" draw:layer="layout" svg:width="0.007cm" svg:height="0.031cm" svg:x="13.049cm" svg:y="7.366cm" svg:viewBox="0 0 8 32" svg:d="M8 0c-8 21-8 32-8 32">
          <text:p/>
        </draw:path>
        <draw:path draw:style-name="gr8" draw:text-style-name="P2" draw:layer="layout" svg:width="0.017cm" svg:height="0.063cm" svg:x="13.049cm" svg:y="7.334cm" svg:viewBox="0 0 18 64" svg:d="M0 64c0-3 0-7 0-7 0-3 3-7 3-10 4-11 7-29 15-47">
          <text:p/>
        </draw:path>
        <draw:line draw:style-name="gr8" draw:text-style-name="P2" draw:layer="layout" svg:x1="12.844cm" svg:y1="8.459cm" svg:x2="12.319cm" svg:y2="8.459cm">
          <text:p/>
        </draw:line>
        <draw:polyline draw:style-name="gr8" draw:text-style-name="P2" draw:layer="layout" svg:width="0cm" svg:height="0.133cm" svg:x="12.319cm" svg:y="8.325cm" svg:viewBox="0 0 0 134" draw:points="0,0 0,18 0,32 0,46 0,60 0,74 0,88 0,99 0,106 0,113 0,120 0,127 0,131 0,134">
          <text:p/>
        </draw:polyline>
        <draw:polyline draw:style-name="gr8" draw:text-style-name="P2" draw:layer="layout" svg:width="0cm" svg:height="0.112cm" svg:x="12.319cm" svg:y="7.397cm" svg:viewBox="0 0 0 113" draw:points="0,113 0,110 0,106 0,99 0,92 0,85 0,78 0,67 0,57 0,43 0,32 0,14 0,0">
          <text:p/>
        </draw:polyline>
        <draw:path draw:style-name="gr8" draw:text-style-name="P2" draw:layer="layout" svg:width="0.018cm" svg:height="0.031cm" svg:x="11.705cm" svg:y="7.366cm" svg:viewBox="0 0 19 32" svg:d="M0 0c11 21 22 32 18 32">
          <text:p/>
        </draw:path>
        <draw:path draw:style-name="gr8" draw:text-style-name="P2" draw:layer="layout" svg:width="0.018cm" svg:height="0.031cm" svg:x="11.705cm" svg:y="7.366cm" svg:viewBox="0 0 19 32" svg:d="M18 32c4 0-7-11-18-32">
          <text:p/>
        </draw:path>
        <draw:line draw:style-name="gr8" draw:text-style-name="P2" draw:layer="layout" svg:x1="10.473cm" svg:y1="5.175cm" svg:x2="11.688cm" svg:y2="7.335cm">
          <text:p/>
        </draw:line>
        <draw:path draw:style-name="gr8" draw:text-style-name="P2" draw:layer="layout" svg:width="0.303cm" svg:height="0.299cm" svg:x="8.597cm" svg:y="1.337cm" svg:viewBox="0 0 304 300" svg:d="M0 300c0-165 135-300 304-300">
          <text:p/>
        </draw:path>
        <draw:line draw:style-name="gr8" draw:text-style-name="P2" draw:layer="layout" svg:x1="14.453cm" svg:y1="1.337cm" svg:x2="8.897cm" svg:y2="1.337cm">
          <text:p/>
        </draw:line>
        <draw:path draw:style-name="gr8" draw:text-style-name="P2" draw:layer="layout" svg:width="0.3cm" svg:height="0.299cm" svg:x="14.453cm" svg:y="1.337cm" svg:viewBox="0 0 301 300" svg:d="M0 0c167 0 301 135 301 300">
          <text:p/>
        </draw:path>
        <draw:line draw:style-name="gr8" draw:text-style-name="P2" draw:layer="layout" svg:x1="14.753cm" svg:y1="4.519cm" svg:x2="14.753cm" svg:y2="1.633cm">
          <text:p/>
        </draw:line>
        <draw:path draw:style-name="gr8" draw:text-style-name="P2" draw:layer="layout" svg:width="0.096cm" svg:height="0.211cm" svg:x="14.657cm" svg:y="4.519cm" svg:viewBox="0 0 97 212" svg:d="M0 212c58-60 90-130 97-212">
          <text:p/>
        </draw:path>
        <draw:line draw:style-name="gr8" draw:text-style-name="P2" draw:layer="layout" svg:x1="14.662cm" svg:y1="4.73cm" svg:x2="14.227cm" svg:y2="5.239cm">
          <text:p/>
        </draw:line>
        <draw:line draw:style-name="gr8" draw:text-style-name="P2" draw:layer="layout" svg:x1="13.617cm" svg:y1="5.235cm" svg:x2="14.227cm" svg:y2="5.235cm">
          <text:p/>
        </draw:line>
        <draw:line draw:style-name="gr8" draw:text-style-name="P2" draw:layer="layout" svg:x1="13.063cm" svg:y1="7.335cm" svg:x2="13.618cm" svg:y2="5.235cm">
          <text:p/>
        </draw:line>
        <draw:line draw:style-name="gr8" draw:text-style-name="P2" draw:layer="layout" svg:x1="10.478cm" svg:y1="5.179cm" svg:x2="8.865cm" svg:y2="4.85cm">
          <text:p/>
        </draw:line>
        <draw:path draw:style-name="gr8" draw:text-style-name="P2" draw:layer="layout" svg:width="0.271cm" svg:height="0.331cm" svg:x="8.597cm" svg:y="4.519cm" svg:viewBox="0 0 272 332" svg:d="M0 0c7 155 120 293 272 332">
          <text:p/>
        </draw:path>
        <draw:line draw:style-name="gr8" draw:text-style-name="P2" draw:layer="layout" svg:x1="8.597cm" svg:y1="1.633cm" svg:x2="8.597cm" svg:y2="4.519cm">
          <text:p/>
        </draw:line>
        <draw:path draw:style-name="gr8" draw:text-style-name="P2" draw:layer="layout" svg:width="0.332cm" svg:height="0.328cm" svg:x="8.808cm" svg:y="4.321cm" svg:viewBox="0 0 333 329" svg:d="M333 167c0 88-75 162-167 162s-166-74-166-162c0-93 74-167 166-167s167 74 167 167z">
          <text:p/>
        </draw:path>
        <draw:line draw:style-name="gr8" draw:text-style-name="P2" draw:layer="layout" svg:x1="8.815cm" svg:y1="4.533cm" svg:x2="9.129cm" svg:y2="4.533cm">
          <text:p/>
        </draw:line>
        <draw:path draw:style-name="gr8" draw:text-style-name="P2" draw:layer="layout" svg:width="0.084cm" svg:height="0.191cm" svg:x="8.809cm" svg:y="4.342cm" svg:viewBox="0 0 85 192" svg:d="M85 0c-68 35-100 117-79 192">
          <text:p/>
        </draw:path>
        <draw:path draw:style-name="gr8" draw:text-style-name="P2" draw:layer="layout" svg:width="0.049cm" svg:height="0.021cm" svg:x="8.893cm" svg:y="4.321cm" svg:viewBox="0 0 50 22" svg:d="M50 0c-17 4-35 11-50 22">
          <text:p/>
        </draw:path>
        <draw:path draw:style-name="gr8" draw:text-style-name="P2" draw:layer="layout" svg:width="0.134cm" svg:height="0.166cm" svg:x="9.006cm" svg:y="4.321cm" svg:viewBox="0 0 135 167" svg:d="M135 167c0-81-56-149-135-167">
          <text:p/>
        </draw:path>
        <draw:line draw:style-name="gr8" draw:text-style-name="P2" draw:layer="layout" svg:x1="13.049cm" svg:y1="7.397cm" svg:x2="12.844cm" svg:y2="7.397cm">
          <text:p/>
        </draw:line>
        <draw:line draw:style-name="gr8" draw:text-style-name="P2" draw:layer="layout" svg:x1="12.319cm" svg:y1="7.397cm" svg:x2="11.722cm" svg:y2="7.397cm">
          <text:p/>
        </draw:line>
        <draw:polygon draw:style-name="gr7" draw:text-style-name="P2" draw:layer="layout" svg:width="0cm" svg:height="0cm" svg:x="11.676cm" svg:y="4.896cm" svg:viewBox="0 0 0 0" draw:points="0,0">
          <text:p/>
        </draw:polygon>
        <draw:polyline draw:style-name="gr8" draw:text-style-name="P2" draw:layer="layout" svg:width="3.948cm" svg:height="7.574cm" svg:x="9.041cm" svg:y="1.862cm" svg:viewBox="0 0 3949 7575" draw:points="3949,7575 3451,7575 0,0">
          <text:p/>
        </draw:polyline>
        <draw:polygon draw:style-name="gr10" draw:text-style-name="P3" draw:layer="layout" svg:width="0.286cm" svg:height="0.487cm" svg:x="9.041cm" svg:y="1.862cm" svg:viewBox="0 0 287 488" draw:points="0,0 134,488 287,421">
          <text:p/>
        </draw:polygon>
        <draw:polygon draw:style-name="gr7" draw:text-style-name="P2" draw:layer="layout" svg:width="0cm" svg:height="0cm" svg:x="11.676cm" svg:y="4.896cm" svg:viewBox="0 0 0 0" draw:points="0,0">
          <text:p/>
        </draw:polygon>
        <draw:polyline draw:style-name="gr8" draw:text-style-name="P2" draw:layer="layout" svg:width="3.92cm" svg:height="4.795cm" svg:x="9.069cm" svg:y="4.617cm" svg:viewBox="0 0 3921 4796" draw:points="3921,4796 3423,4796 0,0">
          <text:p/>
        </draw:polyline>
        <draw:polygon draw:style-name="gr10" draw:text-style-name="P3" draw:layer="layout" svg:width="0.36cm" svg:height="0.459cm" svg:x="9.069cm" svg:y="4.617cm" svg:viewBox="0 0 361 460" draw:points="0,0 224,460 361,361">
          <text:p/>
        </draw:polygon>
        <draw:polygon draw:style-name="gr7" draw:text-style-name="P2" draw:layer="layout" svg:width="0cm" svg:height="0cm" svg:x="11.676cm" svg:y="4.896cm" svg:viewBox="0 0 0 0" draw:points="0,0">
          <text:p/>
        </draw:polygon>
        <draw:polyline draw:style-name="gr8" draw:text-style-name="P2" draw:layer="layout" svg:width="1.556cm" svg:height="7.539cm" svg:x="12.795cm" svg:y="1.873cm" svg:viewBox="0 0 1557 7540" draw:points="0,7540 502,7540 1557,0">
          <text:p/>
        </draw:polyline>
        <draw:polygon draw:style-name="gr3" draw:text-style-name="P3" draw:layer="layout" svg:width="0.166cm" svg:height="0.508cm" svg:x="14.195cm" svg:y="1.873cm" svg:viewBox="0 0 167 509" draw:points="153,0 0,488 167,509">
          <text:p/>
        </draw:polygon>
        <draw:polygon draw:style-name="gr11" draw:text-style-name="P2" draw:layer="layout" svg:width="0.166cm" svg:height="0.508cm" svg:x="14.195cm" svg:y="1.873cm" svg:viewBox="0 0 167 509" draw:points="153,0 0,488 167,509">
          <text:p/>
        </draw:polygon>
        <draw:polygon draw:style-name="gr7" draw:text-style-name="P2" draw:layer="layout" svg:width="0cm" svg:height="0cm" svg:x="11.676cm" svg:y="4.896cm" svg:viewBox="0 0 0 0" draw:points="0,0">
          <text:p/>
        </draw:polygon>
        <draw:polyline draw:style-name="gr8" draw:text-style-name="P2" draw:layer="layout" svg:width="1.566cm" svg:height="4.79cm" svg:x="12.77cm" svg:y="4.646cm" svg:viewBox="0 0 1567 4791" draw:points="0,4791 497,4791 1567,0">
          <text:p/>
        </draw:polyline>
        <draw:polygon draw:style-name="gr10" draw:text-style-name="P3" draw:layer="layout" svg:width="0.19cm" svg:height="0.508cm" svg:x="14.146cm" svg:y="4.646cm" svg:viewBox="0 0 191 509" draw:points="191,0 0,470 163,509">
          <text:p/>
        </draw:polygon>
        <draw:path draw:style-name="gr1" draw:text-style-name="P1" draw:layer="layout" svg:width="6.883cm" svg:height="5.337cm" svg:x="15.176cm" svg:y="3.521cm" svg:viewBox="0 0 6884 5338" svg:d="M6852 2860c21-28 32-60 32-88v-265c0-74-64-144-166-176l-229-78v-687c-50-166-173-336-339-463s-363-201-540-208l-2233-744c-314-201-667-201-815-4l-480 639-336-113c-148-49-328-7-402 92l-123 162-78-25-1090 1457-4 4c0-4 4-7 4-11l-21 215c-4-67 7-137 17-204l-17 469v-265l14 332c-11-21-14-46-14-67l14 67 3 14c-31 81-49 170-49 233v1839l469 159v-1839c0-124 60-304 134-402l1490-1983c35-49 71-71 95-60 25 7 39 46 39 106v614 303l-283 374v395l283-374v808c-35 180-106 374-190 519v10l-1060 1412c-14 18-24 46-32 74-3 29 0 50 11 53l-427 96 427-96-427 96c-7 0-14 0-21-4-25-7-39-46-39-102 0 56 14 95 39 102l-469-155c-25-7-39-46-39-106 0 60 14 99 39 106l469 155c7 4 14 4 21 4l427-96 540 180c7 0 7 4 14 4h28l2051-926 1584 287c155 21 310-28 388-120z">
          <text:p/>
        </draw:path>
        <draw:polygon draw:style-name="gr7" draw:text-style-name="P2" draw:layer="layout" svg:width="0cm" svg:height="0cm" svg:x="17.836cm" svg:y="5.33cm" svg:viewBox="0 0 0 0" draw:points="0,0">
          <text:p/>
        </draw:polygon>
        <draw:path draw:style-name="gr1" draw:text-style-name="P1" draw:layer="layout" svg:width="2.343cm" svg:height="2.131cm" svg:x="19.321cm" svg:y="4.416cm" svg:viewBox="0 0 2344 2132" svg:d="M1465 4v-4c177 7 374 81 540 208 166 131 289 297 339 463l-1098 1461c-70-247-303-487-578-600-280-116-544-81-668 85l194-261 735-978c28-39 67-74 113-99l25-18 24-17 21-18 25-14 25-14 24-14 25-11 25-14 25-11 24-7 25-10 25-7 24-4 25-7z">
          <text:p/>
        </draw:path>
        <draw:polygon draw:style-name="gr7" draw:text-style-name="P2" draw:layer="layout" svg:width="0cm" svg:height="0cm" svg:x="17.836cm" svg:y="5.33cm" svg:viewBox="0 0 0 0" draw:points="0,0">
          <text:p/>
        </draw:polygon>
        <draw:polygon draw:style-name="gr1" draw:text-style-name="P1" draw:layer="layout" svg:width="3.648cm" svg:height="1.598cm" svg:x="16.153cm" svg:y="7.14cm" svg:viewBox="0 0 3649 1599" draw:points="1060,0 3649,865 2989,745 2686,643 573,1599 0,1408">
          <text:p/>
        </draw:polygon>
        <draw:polygon draw:style-name="gr7" draw:text-style-name="P2" draw:layer="layout" svg:width="0cm" svg:height="0cm" svg:x="17.836cm" svg:y="5.33cm" svg:viewBox="0 0 0 0" draw:points="0,0">
          <text:p/>
        </draw:polygon>
        <draw:path draw:style-name="gr1" draw:text-style-name="P1" draw:layer="layout" svg:width="1.559cm" svg:height="2.116cm" svg:x="17.233cm" svg:y="3.521cm" svg:viewBox="0 0 1560 2117" svg:d="M501 147c151-197 505-197 819 4l-85 113 18 17 14 18 14 21 14 21 15 25 14 21 14 25 10 25 11 24 10 25 11 28 7 29 11 28 7 28c74 88 127 187 155 282l-929 1236c-63-205-240-414-462-537v-614c0-60-14-99-39-106l-130-46 24-28z">
          <text:p/>
        </draw:path>
        <draw:polygon draw:style-name="gr7" draw:text-style-name="P2" draw:layer="layout" svg:width="0cm" svg:height="0cm" svg:x="17.836cm" svg:y="5.33cm" svg:viewBox="0 0 0 0" draw:points="0,0">
          <text:p/>
        </draw:polygon>
        <draw:path draw:style-name="gr1" draw:text-style-name="P1" draw:layer="layout" svg:width="1.294cm" svg:height="1.788cm" svg:x="19.272cm" svg:y="5.877cm" svg:viewBox="0 0 1295 1789" svg:d="M0 240c14-32 28-60 49-89 124-165 388-197 663-84 280 116 513 357 583 604v1118l-31-10-283-95-981-325z">
          <text:p/>
        </draw:path>
        <draw:polygon draw:style-name="gr7" draw:text-style-name="P2" draw:layer="layout" svg:width="0cm" svg:height="0cm" svg:x="17.836cm" svg:y="5.33cm" svg:viewBox="0 0 0 0" draw:points="0,0">
          <text:p/>
        </draw:polygon>
        <draw:path draw:style-name="gr1" draw:text-style-name="P1" draw:layer="layout" svg:width="3.521cm" svg:height="1.453cm" svg:x="17.208cm" svg:y="6.611cm" svg:viewBox="0 0 3522 1454" svg:d="M3359 1054l163 53c-11 50-28 103-57 152-17 32-39 63-67 92-31 36-70 61-116 78-42 18-92 25-141 25-177-21-360-46-547-75l-2594-861c88-148 159-339 194-518l462 151 1408 473 981 325c0 17 0 35 0 56 0 28 0 56 8 85 3 17 10 35 21 53 7 10 14 21 28 31 11 11 32 21 49 25 18 0 32 0 43-4 3 0 10-3 14-3 24-11 42-25 56-39 11-10 21-21 28-35 18-25 29-50 36-74z">
          <text:p/>
        </draw:path>
        <draw:polygon draw:style-name="gr7" draw:text-style-name="P2" draw:layer="layout" svg:width="0cm" svg:height="0cm" svg:x="17.836cm" svg:y="5.33cm" svg:viewBox="0 0 0 0" draw:points="0,0">
          <text:p/>
        </draw:polygon>
        <draw:path draw:style-name="gr1" draw:text-style-name="P1" draw:layer="layout" svg:width="1.729cm" svg:height="1.651cm" svg:x="18.633cm" svg:y="4.12cm" svg:viewBox="0 0 1730 1652" svg:d="M1617 675c28-39 67-74 113-99l-1730-576c74 89 127 188 155 283v1126l727 243z">
          <text:p/>
        </draw:path>
        <draw:polygon draw:style-name="gr7" draw:text-style-name="P2" draw:layer="layout" svg:width="0cm" svg:height="0cm" svg:x="17.836cm" svg:y="5.33cm" svg:viewBox="0 0 0 0" draw:points="0,0">
          <text:p/>
        </draw:polygon>
        <draw:path draw:style-name="gr1" draw:text-style-name="P1" draw:layer="layout" svg:width="1.651cm" svg:height="1.707cm" svg:x="17.864cm" svg:y="5.528cm" svg:viewBox="0 0 1652 1708" svg:d="M1652 239l-194 266c-21 25-35 53-46 85v1118l-1412-469 924-1239z">
          <text:p/>
        </draw:path>
        <draw:polygon draw:style-name="gr7" draw:text-style-name="P2" draw:layer="layout" svg:width="0cm" svg:height="0cm" svg:x="17.836cm" svg:y="5.33cm" svg:viewBox="0 0 0 0" draw:points="0,0">
          <text:p/>
        </draw:polygon>
        <draw:polygon draw:style-name="gr1" draw:text-style-name="P1" draw:layer="layout" svg:width="1.098cm" svg:height="2.578cm" svg:x="20.566cm" svg:y="5.087cm" svg:viewBox="0 0 1099 2579" draw:points="1099,1065 1099,1076 1099,1118 0,2579 0,1461 1099,0 1099,687 1099,857">
          <text:p/>
        </draw:polygon>
        <draw:polygon draw:style-name="gr7" draw:text-style-name="P2" draw:layer="layout" svg:width="0cm" svg:height="0cm" svg:x="17.836cm" svg:y="5.33cm" svg:viewBox="0 0 0 0" draw:points="0,0">
          <text:p/>
        </draw:polygon>
        <draw:polygon draw:style-name="gr1" draw:text-style-name="P1" draw:layer="layout" svg:width="1.958cm" svg:height="2.138cm" svg:x="15.31cm" svg:y="4.286cm" svg:viewBox="0 0 1959 2139" draw:points="1959,155 1490,0 1444,60 1359,176 1309,236 307,1578 124,1818 0,1983 469,2139">
          <text:p/>
        </draw:polygon>
        <draw:polygon draw:style-name="gr7" draw:text-style-name="P2" draw:layer="layout" svg:width="0cm" svg:height="0cm" svg:x="17.836cm" svg:y="5.33cm" svg:viewBox="0 0 0 0" draw:points="0,0">
          <text:p/>
        </draw:polygon>
        <draw:polygon draw:style-name="gr1" draw:text-style-name="P1" draw:layer="layout" svg:width="0.928cm" svg:height="2.364cm" svg:x="17.864cm" svg:y="4.402cm" svg:viewBox="0 0 929 2365" draw:points="0,1235 929,0 929,1126 0,2365">
          <text:p/>
        </draw:polygon>
        <draw:polygon draw:style-name="gr7" draw:text-style-name="P2" draw:layer="layout" svg:width="0cm" svg:height="0cm" svg:x="17.836cm" svg:y="5.33cm" svg:viewBox="0 0 0 0" draw:points="0,0">
          <text:p/>
        </draw:polygon>
        <draw:path draw:style-name="gr1" draw:text-style-name="P1" draw:layer="layout" svg:width="0.823cm" svg:height="1.755cm" svg:x="16.071cm" svg:y="6.019cm" svg:viewBox="0 0 824 1756" svg:d="M824 332c0-273-100-390-244-305-14 7-29 18-46 28-46 39-99 100-148 174-15 18-29 39-39 60-85 134-162 300-226 483 0 4 0 8-4 11-59 184-98 370-112 529-4 25-4 50-4 71-3 88 0 169 18 229 3 18 10 32 14 46 81 190 275 95 462-226 190-321 329-779 329-1100z">
          <text:p/>
        </draw:path>
        <draw:polygon draw:style-name="gr7" draw:text-style-name="P2" draw:layer="layout" svg:width="0cm" svg:height="0cm" svg:x="17.836cm" svg:y="5.33cm" svg:viewBox="0 0 0 0" draw:points="0,0">
          <text:p/>
        </draw:polygon>
        <draw:polygon draw:style-name="gr1" draw:text-style-name="P1" draw:layer="layout" svg:width="0.473cm" svg:height="1.993cm" svg:x="15.176cm" svg:y="6.671cm" svg:viewBox="0 0 474 1994" draw:points="0,1835 474,1994 474,155 0,0">
          <text:p/>
        </draw:polygon>
        <draw:polygon draw:style-name="gr7" draw:text-style-name="P2" draw:layer="layout" svg:width="0cm" svg:height="0cm" svg:x="17.836cm" svg:y="5.33cm" svg:viewBox="0 0 0 0" draw:points="0,0">
          <text:p/>
        </draw:polygon>
        <draw:path draw:style-name="gr1" draw:text-style-name="P1" draw:layer="layout" svg:width="0.462cm" svg:height="1.665cm" svg:x="17.402cm" svg:y="5.101cm" svg:viewBox="0 0 463 1666" svg:d="M0 307v-307c222 127 403 331 463 536v1130l-463-155v-813c39-7 74-28 95-56s32-60 32-99c0-78-49-166-127-236z">
          <text:p/>
        </draw:path>
        <draw:polygon draw:style-name="gr7" draw:text-style-name="P2" draw:layer="layout" svg:width="0cm" svg:height="0cm" svg:x="17.836cm" svg:y="5.33cm" svg:viewBox="0 0 0 0" draw:points="0,0">
          <text:p/>
        </draw:polygon>
        <draw:polygon draw:style-name="gr1" draw:text-style-name="P1" draw:layer="layout" svg:width="2.24cm" svg:height="0.91cm" svg:x="18.464cm" svg:y="3.785cm" svg:viewBox="0 0 2241 911" draw:points="1899,911 1924,893 1948,876 1969,862 1994,844 2019,830 2043,816 2068,805 2093,791 2118,784 2142,773 2167,763 2192,756 2216,752 2241,745 0,0 18,17 35,39 49,60 63,81 78,102 92,123 102,148 116,173 127,197 137,226 148,250 155,279 162,307 169,336">
          <text:p/>
        </draw:polygon>
        <draw:polygon draw:style-name="gr7" draw:text-style-name="P2" draw:layer="layout" svg:width="0cm" svg:height="0cm" svg:x="17.836cm" svg:y="5.33cm" svg:viewBox="0 0 0 0" draw:points="0,0">
          <text:p/>
        </draw:polygon>
        <draw:path draw:style-name="gr1" draw:text-style-name="P1" draw:layer="layout" svg:width="1.394cm" svg:height="1.528cm" svg:x="15.225cm" svg:y="4.423cm" svg:viewBox="0 0 1395 1529" svg:d="M1395 99l-222-74-78-25-1091 1458-4 4c0 0 4-4 4-7v3l194 71c3-11 11-21 18-32 31-42 102-67 176-56z">
          <text:p/>
        </draw:path>
        <draw:polygon draw:style-name="gr7" draw:text-style-name="P2" draw:layer="layout" svg:width="0cm" svg:height="0cm" svg:x="17.836cm" svg:y="5.33cm" svg:viewBox="0 0 0 0" draw:points="0,0">
          <text:p/>
        </draw:polygon>
        <draw:path draw:style-name="gr1" draw:text-style-name="P1" draw:layer="layout" svg:width="0.721cm" svg:height="1.423cm" svg:x="16.071cm" svg:y="6.258cm" svg:viewBox="0 0 722 1424" svg:d="M1 1144c-3 88 0 169 18 229 14 21 35 35 56 46 111 35 273-127 414-413s233-638 233-893l-335-113c0 170-43 389-113 604-74 215-174 409-273 540z">
          <text:p/>
        </draw:path>
        <draw:polygon draw:style-name="gr7" draw:text-style-name="P2" draw:layer="layout" svg:width="0cm" svg:height="0cm" svg:x="17.836cm" svg:y="5.33cm" svg:viewBox="0 0 0 0" draw:points="0,0">
          <text:p/>
        </draw:polygon>
        <draw:polygon draw:style-name="gr1" draw:text-style-name="P1" draw:layer="layout" svg:width="1.291cm" svg:height="1.983cm" svg:x="20.736cm" svg:y="6.12cm" svg:viewBox="0 0 1292 1984" draw:points="1292,261 1292,0 1091,268 1091,138 0,1592 0,1984">
          <text:p/>
        </draw:polygon>
        <draw:polygon draw:style-name="gr7" draw:text-style-name="P2" draw:layer="layout" svg:width="0cm" svg:height="0cm" svg:x="17.836cm" svg:y="5.33cm" svg:viewBox="0 0 0 0" draw:points="0,0">
          <text:p/>
        </draw:polygon>
        <draw:polygon draw:style-name="gr1" draw:text-style-name="P1" draw:layer="layout" svg:width="2.321cm" svg:height="0.857cm" svg:x="18.464cm" svg:y="3.672cm" svg:viewBox="0 0 2322 858" draw:points="2322,749 85,0 0,113 2241,858">
          <text:p/>
        </draw:polygon>
        <draw:polygon draw:style-name="gr7" draw:text-style-name="P2" draw:layer="layout" svg:width="0cm" svg:height="0cm" svg:x="17.836cm" svg:y="5.33cm" svg:viewBox="0 0 0 0" draw:points="0,0">
          <text:p/>
        </draw:polygon>
        <draw:path draw:style-name="gr1" draw:text-style-name="P1" draw:layer="layout" svg:width="1.26cm" svg:height="1.513cm" svg:x="20.566cm" svg:y="6.205cm" svg:viewBox="0 0 1261 1514" svg:d="M1261 53l-162-53-1099 1461 163 53c3-3 3-3 7-7z">
          <text:p/>
        </draw:path>
        <draw:polygon draw:style-name="gr7" draw:text-style-name="P2" draw:layer="layout" svg:width="0cm" svg:height="0cm" svg:x="17.836cm" svg:y="5.33cm" svg:viewBox="0 0 0 0" draw:points="0,0">
          <text:p/>
        </draw:polygon>
        <draw:path draw:style-name="gr1" draw:text-style-name="P1" draw:layer="layout" svg:width="2.184cm" svg:height="1.076cm" svg:x="16.654cm" svg:y="7.782cm" svg:viewBox="0 0 2185 1077" svg:d="M71 957l2114-957-74 77v74l-2051 926h-28c-7 0-7 0-14-4l-4-3-7-4-7-7v-7-11-10l4-11 7-10 7-11 7-10 10-11 11-7 14-7z">
          <text:p/>
        </draw:path>
        <draw:polygon draw:style-name="gr7" draw:text-style-name="P2" draw:layer="layout" svg:width="0cm" svg:height="0cm" svg:x="17.836cm" svg:y="5.33cm" svg:viewBox="0 0 0 0" draw:points="0,0">
          <text:p/>
        </draw:polygon>
        <draw:path draw:style-name="gr1" draw:text-style-name="P1" draw:layer="layout" svg:width="0.571cm" svg:height="0.512cm" svg:x="19.639cm" svg:y="6.189cm" svg:viewBox="0 0 572 513" svg:d="M572 352c0 39-10 71-32 95-56 81-190 88-317 18-131-67-223-194-223-304 0-36 10-71 31-96 18-28 51-46 86-56 85-25 201 3 296 77 99 71 159 178 159 266z">
          <text:p/>
        </draw:path>
        <draw:polygon draw:style-name="gr7" draw:text-style-name="P2" draw:layer="layout" svg:width="0cm" svg:height="0cm" svg:x="17.836cm" svg:y="5.33cm" svg:viewBox="0 0 0 0" draw:points="0,0">
          <text:p/>
        </draw:polygon>
        <draw:path draw:style-name="gr1" draw:text-style-name="P1" draw:layer="layout" svg:width="0.607cm" svg:height="0.558cm" svg:x="15.176cm" svg:y="6.268cm" svg:viewBox="0 0 608 559" svg:d="M474 559c0-124 60-304 134-402l-474-157c-18 25-35 57-53 92-10 21-21 47-32 75-31 85-49 170-49 237z">
          <text:p/>
        </draw:path>
        <draw:polygon draw:style-name="gr7" draw:text-style-name="P2" draw:layer="layout" svg:width="0cm" svg:height="0cm" svg:x="17.836cm" svg:y="5.33cm" svg:viewBox="0 0 0 0" draw:points="0,0">
          <text:p/>
        </draw:polygon>
        <draw:path draw:style-name="gr1" draw:text-style-name="P1" draw:layer="layout" svg:width="0.571cm" svg:height="0.512cm" svg:x="19.639cm" svg:y="6.189cm" svg:viewBox="0 0 572 513" svg:d="M572 352c0 39-10 71-32 95-56 81-190 88-317 18-131-67-223-194-223-304l117-152c85-25 201 3 296 77 99 71 159 178 159 266z">
          <text:p/>
        </draw:path>
        <draw:polygon draw:style-name="gr7" draw:text-style-name="P2" draw:layer="layout" svg:width="0cm" svg:height="0cm" svg:x="17.836cm" svg:y="5.33cm" svg:viewBox="0 0 0 0" draw:points="0,0">
          <text:p/>
        </draw:polygon>
        <draw:path draw:style-name="gr1" draw:text-style-name="P1" draw:layer="layout" svg:width="0.804cm" svg:height="1.755cm" svg:x="16.09cm" svg:y="6.019cm" svg:viewBox="0 0 805 1756" svg:d="M0 1612c14 21 35 35 56 46 110 35 272-127 414-413 141-286 233-638 233-892 0-166-39-276-113-298-18-10-46-7-71 0 14-10 29-21 43-28 148-85 243 32 243 305 0 321-138 779-328 1100-188 321-382 416-463 226-4-14-11-28-14-46z">
          <text:p/>
        </draw:path>
        <draw:polygon draw:style-name="gr7" draw:text-style-name="P2" draw:layer="layout" svg:width="0cm" svg:height="0cm" svg:x="17.836cm" svg:y="5.33cm" svg:viewBox="0 0 0 0" draw:points="0,0">
          <text:p/>
        </draw:polygon>
        <draw:path draw:style-name="gr1" draw:text-style-name="P1" draw:layer="layout" svg:width="1.584cm" svg:height="0.36cm" svg:x="18.764cm" svg:y="7.859cm" svg:viewBox="0 0 1585 361" svg:d="M1038 131c187 28 370 53 547 74v156l-1585-287v-74l377 25 661 120z">
          <text:p/>
        </draw:path>
        <draw:polygon draw:style-name="gr7" draw:text-style-name="P2" draw:layer="layout" svg:width="0cm" svg:height="0cm" svg:x="17.836cm" svg:y="5.33cm" svg:viewBox="0 0 0 0" draw:points="0,0">
          <text:p/>
        </draw:polygon>
        <draw:path draw:style-name="gr1" draw:text-style-name="P1" draw:layer="layout" svg:width="0.416cm" svg:height="0.427cm" svg:x="20.644cm" svg:y="2.868cm" svg:viewBox="0 0 417 428" svg:d="M417 137c0 21-10 43-21 64-47 56-142 84-237 70-92-14-159-67-159-134 0-74 92-137 208-137 113 0 209 63 209 137 0 21-10 43-21 64-47 56-142 84-237 70-92-14-159-67-159-134 0-74 92-137 208-137 113 0 209 63 209 137v28c0 22-7 39-21 57 0 3 0 3 0 7-40 46-110 78-191 74-78 0-152-32-184-81-14-18-21-35-21-57v-28 28c0 22 7 39 21 57v7l-3 35 361 53c-40 54-128 82-213 68s-145-64-145-124h375c0 21-7 38-17 56l17-88 4 35-4-32c7 11 7 25 7 36l-3-4 3 32c0 21-7 40-21 57-40 57-131 85-216 71-92-14-152-67-152-128l4-32-4 4c0-11 0-25 7-36-7 11-7 25-7 36l4-4-4 32c0 61 60 114 152 128 85 14 176-14 216-71 14-17 21-36 21-57l-3-32 3 4c0 21-7 39-21 56-40 58-131 86-216 72-92-14-152-67-152-128 0 61 60 114 152 128 85 14 176-14 216-72 14-17 21-35 21-56 0-11 0-25-7-36l21-67c0 22-7 39-21 57l21-85v28z">
          <text:p/>
        </draw:path>
        <draw:polygon draw:style-name="gr7" draw:text-style-name="P2" draw:layer="layout" svg:width="0cm" svg:height="0cm" svg:x="17.836cm" svg:y="5.33cm" svg:viewBox="0 0 0 0" draw:points="0,0">
          <text:p/>
        </draw:polygon>
        <draw:path draw:style-name="gr1" draw:text-style-name="P1" draw:layer="layout" svg:width="0.413cm" svg:height="0.423cm" svg:x="17.963cm" svg:y="1.986cm" svg:viewBox="0 0 414 424" svg:d="M0 137c0-21 7-42 21-60 46-56 141-88 233-74 95 14 160 71 160 134v28c0 22-4 39-18 57v10c4 11 7 22 7 36v24c0 76-89 132-195 132-109 0-194-56-194-132v-24c0-14 0-25 7-36v-10c-14-18-21-35-21-57z">
          <text:p/>
        </draw:path>
        <draw:polygon draw:style-name="gr7" draw:text-style-name="P2" draw:layer="layout" svg:width="0cm" svg:height="0cm" svg:x="17.836cm" svg:y="5.33cm" svg:viewBox="0 0 0 0" draw:points="0,0">
          <text:p/>
        </draw:polygon>
        <draw:path draw:style-name="gr1" draw:text-style-name="P1" draw:layer="layout" svg:width="0.409cm" svg:height="0.765cm" svg:x="17.12cm" svg:y="5.408cm" svg:viewBox="0 0 410 766" svg:d="M0 375l283-375c81 70 127 158 127 236 0 39-11 71-32 100-21 28-53 49-95 60l-283 370z">
          <text:p/>
        </draw:path>
        <draw:polygon draw:style-name="gr7" draw:text-style-name="P2" draw:layer="layout" svg:width="0cm" svg:height="0cm" svg:x="17.836cm" svg:y="5.33cm" svg:viewBox="0 0 0 0" draw:points="0,0">
          <text:p/>
        </draw:polygon>
        <draw:path draw:style-name="gr1" draw:text-style-name="P1" draw:layer="layout" svg:width="0.484cm" svg:height="0.332cm" svg:x="17.929cm" svg:y="3.633cm" svg:viewBox="0 0 485 333" svg:d="M289 333h18c21 0 45-4 70-11 21-7 42-17 67-39 7-7 14-17 21-28 11-14 14-32 18-42 4-25 0-51-4-68-7-21-14-39-28-60s-35-43-74-60c-14-7-28-14-46-18-17-3-35-7-53-7-49 0-84 7-121 21-24 7-45 18-70 36-21 14-42 31-60 56-18 21-25 35-25 49-3 19-3 30 0 40 4 18 11 32 25 46s35 28 67 42c14 7 28 15 46 18 7 4 10 4 17 7 37 7 61 14 86 18 18 0 32 0 46 0z">
          <text:p/>
        </draw:path>
        <draw:polygon draw:style-name="gr7" draw:text-style-name="P2" draw:layer="layout" svg:width="0cm" svg:height="0cm" svg:x="17.836cm" svg:y="5.33cm" svg:viewBox="0 0 0 0" draw:points="0,0">
          <text:p/>
        </draw:polygon>
        <draw:path draw:style-name="gr1" draw:text-style-name="P1" draw:layer="layout" svg:width="0.486cm" svg:height="0.329cm" svg:x="20.61cm" svg:y="4.528cm" svg:viewBox="0 0 487 330" svg:d="M296 330h14c25 0 53-7 78-14 10-7 25-14 35-21 14-7 25-18 35-32 11-14 18-33 22-43 3-14 7-25 7-39 0-28-7-49-18-74-14-25-32-46-64-67-10-7-24-14-38-21-18-7-36-14-53-14-21-4-39-7-57-4-24 0-46 4-67 11-21 3-42 10-60 21-17 7-35 18-53 32-17 14-35 28-49 49s-21 39-26 53c-3 14-3 25 0 35 5 14 15 32 30 47 14 14 31 25 67 42 10 4 24 11 38 15 4 3 11 3 18 7 14 3 28 7 39 10 42 7 70 7 102 7z">
          <text:p/>
        </draw:path>
        <draw:polygon draw:style-name="gr7" draw:text-style-name="P2" draw:layer="layout" svg:width="0cm" svg:height="0cm" svg:x="17.836cm" svg:y="5.33cm" svg:viewBox="0 0 0 0" draw:points="0,0">
          <text:p/>
        </draw:polygon>
        <draw:path draw:style-name="gr1" draw:text-style-name="P1" draw:layer="layout" svg:width="0.399cm" svg:height="0.614cm" svg:x="21.66cm" svg:y="5.774cm" svg:viewBox="0 0 400 615" svg:d="M368 347c21-28 32-56 32-88 0-74-64-145-166-180l-234-79v171c93 3 160 49 160 109 0 46-39 88-106 106-4 0-7 0-7 0-14 4-33 4-47 7v39l167 53v130z">
          <text:p/>
        </draw:path>
        <draw:polygon draw:style-name="gr7" draw:text-style-name="P2" draw:layer="layout" svg:width="0cm" svg:height="0cm" svg:x="17.836cm" svg:y="5.33cm" svg:viewBox="0 0 0 0" draw:points="0,0">
          <text:p/>
        </draw:polygon>
        <draw:path draw:style-name="gr1" draw:text-style-name="P1" draw:layer="layout" svg:width="0.86cm" svg:height="0.351cm" svg:x="16.397cm" svg:y="4.175cm" svg:viewBox="0 0 861 352" svg:d="M861 132l-21 32-342-117c-25-7-60 14-95 64l-47 60c-32 10-57 28-74 50-11 18-18 32-18 50 0 7 4 14 4 17l-46 64-222-74 123-167c74-99 255-138 403-92z">
          <text:p/>
        </draw:path>
        <draw:polygon draw:style-name="gr7" draw:text-style-name="P2" draw:layer="layout" svg:width="0cm" svg:height="0cm" svg:x="17.836cm" svg:y="5.33cm" svg:viewBox="0 0 0 0" draw:points="0,0">
          <text:p/>
        </draw:polygon>
        <draw:path draw:style-name="gr1" draw:text-style-name="P1" draw:layer="layout" svg:width="0.413cm" svg:height="0.275cm" svg:x="17.963cm" svg:y="1.986cm" svg:viewBox="0 0 414 276" svg:d="M21 78c46-57 141-89 233-75 95 14 160 72 160 135 0 78-93 138-206 138-116 0-208-60-208-138 0-21 7-42 21-60z">
          <text:p/>
        </draw:path>
        <draw:polygon draw:style-name="gr7" draw:text-style-name="P2" draw:layer="layout" svg:width="0cm" svg:height="0cm" svg:x="17.836cm" svg:y="5.33cm" svg:viewBox="0 0 0 0" draw:points="0,0">
          <text:p/>
        </draw:polygon>
        <draw:path draw:style-name="gr1" draw:text-style-name="P1" draw:layer="layout" svg:width="0.388cm" svg:height="0.513cm" svg:x="20.348cm" svg:y="7.711cm" svg:viewBox="0 0 389 514" svg:d="M389 393v-393c0 0-4 4-7 7-11 50-28 103-57 152-17 32-39 63-67 96-31 32-70 57-116 74-42 18-92 25-142 25v155c156 21 311-24 389-116z">
          <text:p/>
        </draw:path>
        <draw:polygon draw:style-name="gr7" draw:text-style-name="P2" draw:layer="layout" svg:width="0cm" svg:height="0cm" svg:x="17.836cm" svg:y="5.33cm" svg:viewBox="0 0 0 0" draw:points="0,0">
          <text:p/>
        </draw:polygon>
        <draw:path draw:style-name="gr1" draw:text-style-name="P1" draw:layer="layout" svg:width="0.605cm" svg:height="0.307cm" svg:x="16.12cm" svg:y="8.547cm" svg:viewBox="0 0 606 308" svg:d="M33 0l573 192-11 3-14 7-11 11-10 11-7 10-7 11-4 10-7 11v10 11l4 7 3 7 7 4 7 3-544-181 21-127c-14 18-24 46-32 74-3 29 0 50 11 53z">
          <text:p/>
        </draw:path>
        <draw:polygon draw:style-name="gr7" draw:text-style-name="P2" draw:layer="layout" svg:width="0cm" svg:height="0cm" svg:x="17.836cm" svg:y="5.33cm" svg:viewBox="0 0 0 0" draw:points="0,0">
          <text:p/>
        </draw:polygon>
        <draw:path draw:style-name="gr1" draw:text-style-name="P1" draw:layer="layout" svg:width="0.23cm" svg:height="0.476cm" svg:x="15.207cm" svg:y="5.884cm" svg:viewBox="0 0 231 477" svg:d="M231 220c-11-32-14-64-14-96 0-21 0-38 3-56l-202-68c-10 71-21 142-17 205-4 46 3 89 14 124 10 49 21 99 35 148 18-35 35-67 54-92z">
          <text:p/>
        </draw:path>
        <draw:polygon draw:style-name="gr7" draw:text-style-name="P2" draw:layer="layout" svg:width="0cm" svg:height="0cm" svg:x="17.836cm" svg:y="5.33cm" svg:viewBox="0 0 0 0" draw:points="0,0">
          <text:p/>
        </draw:polygon>
        <draw:path draw:style-name="gr1" draw:text-style-name="P1" draw:layer="layout" svg:width="0.484cm" svg:height="0.332cm" svg:x="17.929cm" svg:y="3.633cm" svg:viewBox="0 0 485 333" svg:d="M289 333h18c21 0 45-4 70-11 21-7 42-17 67-39 7-7 14-17 21-28 11-14 14-32 18-42 4-25 0-51-4-68-7-21-14-39-28-60s-35-43-74-60c-14-7-28-14-46-18-17-3-35-7-53-7-49 0-84 7-121 21-24 7-45 18-70 36-21 14-42 31-60 56-18 21-25 35-25 49-3 19-3 30 0 40 4 18 11 32 25 46s35 28 67 42c14 7 28 15 46 18 7 4 10 4 17 7-7-3-10-7-17-7-21-11-32-21-43-32-10-7-17-17-21-28-3-7-3-14-3-21 0-14 3-32 17-49 15-19 32-33 46-44 18-7 36-14 54-21 25-7 50-11 81-7 11 0 21 0 32 3 11 4 21 8 28 11 25 11 39 25 53 39 7 7 14 22 18 33 7 10 10 24 10 38 0 15-3 29-14 46-3 7-10 14-17 21-18 18-36 25-50 29-14 3-28 7-42 7z">
          <text:p/>
        </draw:path>
        <draw:polygon draw:style-name="gr7" draw:text-style-name="P2" draw:layer="layout" svg:width="0cm" svg:height="0cm" svg:x="17.836cm" svg:y="5.33cm" svg:viewBox="0 0 0 0" draw:points="0,0">
          <text:p/>
        </draw:polygon>
        <draw:path draw:style-name="gr1" draw:text-style-name="P1" draw:layer="layout" svg:width="0.486cm" svg:height="0.329cm" svg:x="20.61cm" svg:y="4.528cm" svg:viewBox="0 0 487 330" svg:d="M296 330h14c25 0 53-7 78-14 10-7 25-14 35-21 14-7 25-18 35-32 11-14 18-33 22-43 3-14 7-25 7-39 0-28-7-49-18-74-14-25-32-46-64-67-10-7-24-14-38-21-18-7-36-14-53-14-21-4-39-7-57-4-24 0-46 4-67 11-21 3-42 10-60 21-17 7-35 18-53 32-17 14-35 28-49 49s-21 39-26 53c-3 14-3 25 0 35 5 14 15 32 30 47 14 14 31 25 67 42 10 4 24 11 38 15 4 3 11 3 18 7-4-4-7-4-11-4-21-10-35-21-45-32-11-10-18-17-22-31-3-8-3-16-3-23 0-10 3-28 18-45 10-18 28-29 38-39 14-7 29-14 39-18 32-10 57-18 92-18 7 0 21 0 32 4 10 0 24 7 35 11 7 3 18 7 25 10 21 14 31 28 42 43 10 14 18 31 18 49 0 3 0 3 0 7 0 14-4 36-18 54-11 10-18 21-28 25-11 7-18 10-29 14-14 7-28 10-42 10z">
          <text:p/>
        </draw:path>
        <draw:polygon draw:style-name="gr7" draw:text-style-name="P2" draw:layer="layout" svg:width="0cm" svg:height="0cm" svg:x="17.836cm" svg:y="5.33cm" svg:viewBox="0 0 0 0" draw:points="0,0">
          <text:p/>
        </draw:polygon>
        <draw:path draw:style-name="gr1" draw:text-style-name="P1" draw:layer="layout" svg:width="0.335cm" svg:height="0.303cm" svg:x="16.457cm" svg:y="6.068cm" svg:viewBox="0 0 336 304" svg:d="M336 304c0-166-39-276-113-298-18-10-46-7-71 0-50 39-103 99-152 174 0 4 0 7 0 11z">
          <text:p/>
        </draw:path>
        <draw:polygon draw:style-name="gr7" draw:text-style-name="P2" draw:layer="layout" svg:width="0cm" svg:height="0cm" svg:x="17.836cm" svg:y="5.33cm" svg:viewBox="0 0 0 0" draw:points="0,0">
          <text:p/>
        </draw:polygon>
        <draw:path draw:style-name="gr1" draw:text-style-name="P1" draw:layer="layout" svg:width="0.338cm" svg:height="0.231cm" svg:x="18.002cm" svg:y="3.738cm" svg:viewBox="0 0 339 232" svg:d="M216 232c14 0 28-7 42-7 14-7 32-14 50-32 7-7 14-14 17-21 11-14 14-28 14-46 0-14-3-28-10-35-4-14-11-25-18-36-14-14-28-25-53-39-7 0-17-7-28-11-11-3-21-3-32-3-31-4-56 0-81 7-17 7-35 14-50 21-18 11-35 25-50 47-14 14-17 32-17 46 0 7 0 14 3 21 4 14 11 21 21 28 11 11 25 21 43 32 7 0 15 7 18 7 36 7 60 14 85 21 18 0 32 0 46 0z">
          <text:p/>
        </draw:path>
        <draw:polygon draw:style-name="gr7" draw:text-style-name="P2" draw:layer="layout" svg:width="0cm" svg:height="0cm" svg:x="17.836cm" svg:y="5.33cm" svg:viewBox="0 0 0 0" draw:points="0,0">
          <text:p/>
        </draw:polygon>
        <draw:path draw:style-name="gr1" draw:text-style-name="P1" draw:layer="layout" svg:width="0.339cm" svg:height="0.226cm" svg:x="20.683cm" svg:y="4.631cm" svg:viewBox="0 0 340 227" svg:d="M223 227c14 0 28-3 42-10 11-4 18-7 29-15 10-7 21-15 28-25 14-21 18-39 18-53 0-4 0-4 0-7 0-18-8-35-18-49-11-15-21-29-42-43-7-3-15-7-25-10-11-4-21-11-32-11-14-4-25-4-35-4-32 0-60 8-89 18-14 4-29 11-39 18-14 10-32 21-42 39-15 17-18 35-18 45 0 7 0 15 3 22 4 10 11 21 22 31 10 11 24 18 45 29 4 3 7 3 11 8 14 3 29 7 43 10 39 7 71 7 99 7z">
          <text:p/>
        </draw:path>
        <draw:polygon draw:style-name="gr7" draw:text-style-name="P2" draw:layer="layout" svg:width="0cm" svg:height="0cm" svg:x="17.836cm" svg:y="5.33cm" svg:viewBox="0 0 0 0" draw:points="0,0">
          <text:p/>
        </draw:polygon>
        <draw:path draw:style-name="gr1" draw:text-style-name="P1" draw:layer="layout" svg:width="0.385cm" svg:height="1.154cm" svg:x="16.072cm" svg:y="6.247cm" svg:viewBox="0 0 386 1155" svg:d="M4 1084c-4 25-4 50-4 71 99-131 198-325 273-540 70-215 113-434 113-604 0-4 0-7 0-11-15 18-25 35-39 57-14 159-53 343-114 523 0 3-4 7-4 10-63 184-141 360-225 494z">
          <text:p/>
        </draw:path>
        <draw:polygon draw:style-name="gr7" draw:text-style-name="P2" draw:layer="layout" svg:width="0cm" svg:height="0cm" svg:x="17.836cm" svg:y="5.33cm" svg:viewBox="0 0 0 0" draw:points="0,0">
          <text:p/>
        </draw:polygon>
        <draw:path draw:style-name="gr1" draw:text-style-name="P1" draw:layer="layout" svg:width="0.286cm" svg:height="0.25cm" svg:x="20.249cm" svg:y="7.56cm" svg:viewBox="0 0 287 251" svg:d="M167 244c24-7 42-25 56-39 11-10 21-21 28-32 18-24 29-53 36-77l-284-96c0 17-3 35-3 56 0 29 3 57 11 89 3 14 10 32 21 50 7 10 14 24 28 35 11 7 32 21 49 21 18-4 40-7 58-7z">
          <text:p/>
        </draw:path>
        <draw:polygon draw:style-name="gr7" draw:text-style-name="P2" draw:layer="layout" svg:width="0cm" svg:height="0cm" svg:x="17.836cm" svg:y="5.33cm" svg:viewBox="0 0 0 0" draw:points="0,0">
          <text:p/>
        </draw:polygon>
        <draw:path draw:style-name="gr1" draw:text-style-name="P1" draw:layer="layout" svg:width="0.564cm" svg:height="0.222cm" svg:x="16.799cm" svg:y="4.223cm" svg:viewBox="0 0 565 223" svg:d="M470 223c35-50 71-71 95-64l-127-42-343-114c-28-11-60 14-95 60z">
          <text:p/>
        </draw:path>
        <draw:polygon draw:style-name="gr7" draw:text-style-name="P2" draw:layer="layout" svg:width="0cm" svg:height="0cm" svg:x="17.836cm" svg:y="5.33cm" svg:viewBox="0 0 0 0" draw:points="0,0">
          <text:p/>
        </draw:polygon>
        <draw:path draw:style-name="gr1" draw:text-style-name="P1" draw:layer="layout" svg:width="0.225cm" svg:height="0.532cm" svg:x="16.076cm" svg:y="6.798cm" svg:viewBox="0 0 226 533" svg:d="M226 38l-109-38c-63 187-102 373-117 533 85-134 166-311 226-495z">
          <text:p/>
        </draw:path>
        <draw:polygon draw:style-name="gr7" draw:text-style-name="P2" draw:layer="layout" svg:width="0cm" svg:height="0cm" svg:x="17.836cm" svg:y="5.33cm" svg:viewBox="0 0 0 0" draw:points="0,0">
          <text:p/>
        </draw:polygon>
        <draw:path draw:style-name="gr1" draw:text-style-name="P1" draw:layer="layout" svg:width="0.226cm" svg:height="0.522cm" svg:x="16.192cm" svg:y="6.304cm" svg:viewBox="0 0 227 523" svg:d="M113 523c61-180 100-365 114-523-85 134-163 304-227 487z">
          <text:p/>
        </draw:path>
        <draw:polygon draw:style-name="gr7" draw:text-style-name="P2" draw:layer="layout" svg:width="0cm" svg:height="0cm" svg:x="17.836cm" svg:y="5.33cm" svg:viewBox="0 0 0 0" draw:points="0,0">
          <text:p/>
        </draw:polygon>
        <draw:path draw:style-name="gr1" draw:text-style-name="P1" draw:layer="layout" svg:width="0.374cm" svg:height="0.166cm" svg:x="20.665cm" svg:y="3.09cm" svg:viewBox="0 0 375 167" svg:d="M375 7c-39 46-109 78-190 74-78 0-153-32-185-81h375c0 3 0 3 0 7v32c0 21-7 38-17 56-39 54-127 82-212 68s-146-64-146-124v-32z">
          <text:p/>
        </draw:path>
        <draw:polygon draw:style-name="gr7" draw:text-style-name="P2" draw:layer="layout" svg:width="0cm" svg:height="0cm" svg:x="17.836cm" svg:y="5.33cm" svg:viewBox="0 0 0 0" draw:points="0,0">
          <text:p/>
        </draw:polygon>
        <draw:path draw:style-name="gr1" draw:text-style-name="P1" draw:layer="layout" svg:width="0.374cm" svg:height="0.166cm" svg:x="17.984cm" svg:y="2.208cm" svg:viewBox="0 0 375 167" svg:d="M375 0v10 30c0 70-85 127-187 127-107 0-188-57-188-127v-37l375-3c-35 50-106 82-187 82-82 0-156-32-188-82z">
          <text:p/>
        </draw:path>
        <draw:polygon draw:style-name="gr7" draw:text-style-name="P2" draw:layer="layout" svg:width="0cm" svg:height="0cm" svg:x="17.836cm" svg:y="5.33cm" svg:viewBox="0 0 0 0" draw:points="0,0">
          <text:p/>
        </draw:polygon>
        <draw:polygon draw:style-name="gr1" draw:text-style-name="P1" draw:layer="layout" svg:width="2.593cm" svg:height="0.875cm" svg:x="17.208cm" svg:y="7.129cm" svg:viewBox="0 0 2594 876" draw:points="0,0 2594,862 2594,876 0,11">
          <text:p/>
        </draw:polygon>
        <draw:polygon draw:style-name="gr7" draw:text-style-name="P2" draw:layer="layout" svg:width="0cm" svg:height="0cm" svg:x="17.836cm" svg:y="5.33cm" svg:viewBox="0 0 0 0" draw:points="0,0">
          <text:p/>
        </draw:polygon>
        <draw:path draw:style-name="gr1" draw:text-style-name="P1" draw:layer="layout" svg:width="0.162cm" svg:height="0.215cm" svg:x="21.66cm" svg:y="5.944cm" svg:viewBox="0 0 163 216" svg:d="M53 216c67-18 110-61 110-107 0-60-71-109-163-109v209c21 0 39 0 53 7z">
          <text:p/>
        </draw:path>
        <draw:polygon draw:style-name="gr7" draw:text-style-name="P2" draw:layer="layout" svg:width="0cm" svg:height="0cm" svg:x="17.836cm" svg:y="5.33cm" svg:viewBox="0 0 0 0" draw:points="0,0">
          <text:p/>
        </draw:polygon>
        <draw:path draw:style-name="gr1" draw:text-style-name="P1" draw:layer="layout" svg:width="0.226cm" svg:height="0.154cm" svg:x="18.058cm" svg:y="2.048cm" svg:viewBox="0 0 227 155" svg:d="M11 42c24-29 75-47 128-40 49 11 88 40 88 75 0 46-53 78-113 78-64 0-114-32-114-78 0-7 4-21 11-35z">
          <text:p/>
        </draw:path>
        <draw:polygon draw:style-name="gr7" draw:text-style-name="P2" draw:layer="layout" svg:width="0cm" svg:height="0cm" svg:x="17.836cm" svg:y="5.33cm" svg:viewBox="0 0 0 0" draw:points="0,0">
          <text:p/>
        </draw:polygon>
        <draw:path draw:style-name="gr1" draw:text-style-name="P1" draw:layer="layout" svg:width="0.226cm" svg:height="0.151cm" svg:x="20.739cm" svg:y="2.931cm" svg:viewBox="0 0 227 152" svg:d="M227 75c0 14-3 25-10 35-25 32-78 50-127 39-54-7-90-39-90-74 0-42 50-75 114-75 60 0 113 33 113 75z">
          <text:p/>
        </draw:path>
        <draw:polygon draw:style-name="gr7" draw:text-style-name="P2" draw:layer="layout" svg:width="0cm" svg:height="0cm" svg:x="17.836cm" svg:y="5.33cm" svg:viewBox="0 0 0 0" draw:points="0,0">
          <text:p/>
        </draw:polygon>
        <draw:path draw:style-name="gr1" draw:text-style-name="P1" draw:layer="layout" svg:width="0.194cm" svg:height="0.245cm" svg:x="15.423cm" svg:y="5.858cm" svg:viewBox="0 0 195 246" svg:d="M18 61c31-42 102-67 177-60l-184 245c-11-32-11-64-11-96 0-21 0-39 0-57 3-11 11-21 18-32z">
          <text:p/>
        </draw:path>
        <draw:polygon draw:style-name="gr7" draw:text-style-name="P2" draw:layer="layout" svg:width="0cm" svg:height="0cm" svg:x="17.836cm" svg:y="5.33cm" svg:viewBox="0 0 0 0" draw:points="0,0">
          <text:p/>
        </draw:polygon>
        <draw:path draw:style-name="gr1" draw:text-style-name="P1" draw:layer="layout" svg:width="0.127cm" svg:height="0.269cm" svg:x="16.936cm" svg:y="6.934cm" svg:viewBox="0 0 128 270" svg:d="M111 1c10 4 17 21 17 50 0 28-7 67-21 102-24 71-60 124-84 117h-5c-11-3-18-21-18-49 0-61 30-146 65-192 18-21 32-31 46-28z">
          <text:p/>
        </draw:path>
        <draw:polygon draw:style-name="gr7" draw:text-style-name="P2" draw:layer="layout" svg:width="0cm" svg:height="0cm" svg:x="17.836cm" svg:y="5.33cm" svg:viewBox="0 0 0 0" draw:points="0,0">
          <text:p/>
        </draw:polygon>
        <draw:path draw:style-name="gr1" draw:text-style-name="P1" draw:layer="layout" svg:width="0.127cm" svg:height="0.269cm" svg:x="15.899cm" svg:y="8.321cm" svg:viewBox="0 0 128 270" svg:d="M107 1c14 3 21 21 21 49s-7 67-21 102c-25 72-63 125-89 118-11-4-18-22-18-50 0-60 25-145 65-191 14-21 31-32 42-28z">
          <text:p/>
        </draw:path>
        <draw:polygon draw:style-name="gr7" draw:text-style-name="P2" draw:layer="layout" svg:width="0cm" svg:height="0cm" svg:x="17.836cm" svg:y="5.33cm" svg:viewBox="0 0 0 0" draw:points="0,0">
          <text:p/>
        </draw:polygon>
        <draw:path draw:style-name="gr1" draw:text-style-name="P1" draw:layer="layout" svg:width="0.125cm" svg:height="0.27cm" svg:x="16.939cm" svg:y="5.202cm" svg:viewBox="0 0 126 271" svg:d="M126 51c0-29-7-46-18-50s-28 7-46 28c-25 36-46 93-57 146-10 49-3 88 15 95 17 7 42-21 67-67 24-49 39-106 39-152z">
          <text:p/>
        </draw:path>
        <draw:polygon draw:style-name="gr7" draw:text-style-name="P2" draw:layer="layout" svg:width="0cm" svg:height="0cm" svg:x="17.836cm" svg:y="5.33cm" svg:viewBox="0 0 0 0" draw:points="0,0">
          <text:p/>
        </draw:polygon>
        <draw:path draw:style-name="gr1" draw:text-style-name="P1" draw:layer="layout" svg:width="0.128cm" svg:height="0.271cm" svg:x="15.898cm" svg:y="6.589cm" svg:viewBox="0 0 129 272" svg:d="M129 52c0-29-7-47-21-51-11-3-28 7-42 30-30 35-51 91-61 144-11 50-4 88 14 96 17 10 47-22 68-71 25-46 42-106 42-148z">
          <text:p/>
        </draw:path>
        <draw:polygon draw:style-name="gr7" draw:text-style-name="P2" draw:layer="layout" svg:width="0cm" svg:height="0cm" svg:x="17.836cm" svg:y="5.33cm" svg:viewBox="0 0 0 0" draw:points="0,0">
          <text:p/>
        </draw:polygon>
        <draw:path draw:style-name="gr1" draw:text-style-name="P1" draw:layer="layout" svg:width="0.128cm" svg:height="0.24cm" svg:x="15.898cm" svg:y="6.618cm" svg:viewBox="0 0 129 241" svg:d="M129 21l-63-21c-30 35-51 88-61 141-11 53-4 92 14 100 17 3 47-23 68-72 25-46 42-106 42-148z">
          <text:p/>
        </draw:path>
        <draw:polygon draw:style-name="gr7" draw:text-style-name="P2" draw:layer="layout" svg:width="0cm" svg:height="0cm" svg:x="17.836cm" svg:y="5.33cm" svg:viewBox="0 0 0 0" draw:points="0,0">
          <text:p/>
        </draw:polygon>
        <draw:path draw:style-name="gr1" draw:text-style-name="P1" draw:layer="layout" svg:width="0.125cm" svg:height="0.241cm" svg:x="16.939cm" svg:y="5.231cm" svg:viewBox="0 0 126 242" svg:d="M126 21l-64-21c-25 35-46 92-57 145-10 50-3 89 15 96 17 7 42-21 67-67 24-50 39-110 39-153z">
          <text:p/>
        </draw:path>
        <draw:polygon draw:style-name="gr7" draw:text-style-name="P2" draw:layer="layout" svg:width="0cm" svg:height="0cm" svg:x="17.836cm" svg:y="5.33cm" svg:viewBox="0 0 0 0" draw:points="0,0">
          <text:p/>
        </draw:polygon>
        <draw:polygon draw:style-name="gr1" draw:text-style-name="P1" draw:layer="layout" svg:width="0.377cm" svg:height="0.102cm" svg:x="18.764cm" svg:y="7.782cm" svg:viewBox="0 0 378 103" draw:points="74,0 378,103 0,82">
          <text:p/>
        </draw:polygon>
        <draw:polygon draw:style-name="gr7" draw:text-style-name="P2" draw:layer="layout" svg:width="0cm" svg:height="0cm" svg:x="17.836cm" svg:y="5.33cm" svg:viewBox="0 0 0 0" draw:points="0,0">
          <text:p/>
        </draw:polygon>
        <draw:path draw:style-name="gr1" draw:text-style-name="P1" draw:layer="layout" svg:width="0.413cm" svg:height="0.166cm" svg:x="17.963cm" svg:y="2.123cm" svg:viewBox="0 0 414 167" svg:d="M414 0v28c0 22-4 39-18 57-36 50-107 82-188 82s-155-32-187-82c-14-18-21-35-21-57v-28c0 78 92 139 208 139 113 0 206-61 206-139z">
          <text:p/>
        </draw:path>
        <draw:polygon draw:style-name="gr7" draw:text-style-name="P2" draw:layer="layout" svg:width="0cm" svg:height="0cm" svg:x="17.836cm" svg:y="5.33cm" svg:viewBox="0 0 0 0" draw:points="0,0">
          <text:p/>
        </draw:polygon>
        <draw:path draw:style-name="gr1" draw:text-style-name="P1" draw:layer="layout" svg:width="0.388cm" svg:height="0.155cm" svg:x="17.977cm" svg:y="2.254cm" svg:viewBox="0 0 389 156" svg:d="M389 0v28c0 71-88 128-194 128-109 0-195-57-195-128v-28c0 70 86 127 195 127 106 0 194-57 194-127z">
          <text:p/>
        </draw:path>
        <draw:polygon draw:style-name="gr7" draw:text-style-name="P2" draw:layer="layout" svg:width="0cm" svg:height="0cm" svg:x="17.836cm" svg:y="5.33cm" svg:viewBox="0 0 0 0" draw:points="0,0">
          <text:p/>
        </draw:polygon>
        <draw:path draw:style-name="gr1" draw:text-style-name="P1" draw:layer="layout" svg:width="0.032cm" svg:height="0.349cm" svg:x="22.027cm" svg:y="6.032cm" svg:viewBox="0 0 33 350" svg:d="M0 350c21-24 33-56 33-88v-262c0 28-12 60-33 89z">
          <text:p/>
        </draw:path>
        <draw:polygon draw:style-name="gr7" draw:text-style-name="P2" draw:layer="layout" svg:width="0cm" svg:height="0cm" svg:x="17.836cm" svg:y="5.33cm" svg:viewBox="0 0 0 0" draw:points="0,0">
          <text:p/>
        </draw:polygon>
        <draw:path draw:style-name="gr1" draw:text-style-name="P1" draw:layer="layout" svg:width="0.388cm" svg:height="0.166cm" svg:x="17.977cm" svg:y="2.215cm" svg:viewBox="0 0 389 167" svg:d="M0 40c0-11 0-25 7-37l382 37c0 70-88 127-194 127-109 0-195-57-195-127l382-37c4 12 7 26 7 37l-7-37 4 33-4-3c0 70-85 127-187 127-106 0-188-57-188-127v-33l-7 36z">
          <text:p/>
        </draw:path>
        <draw:polygon draw:style-name="gr7" draw:text-style-name="P2" draw:layer="layout" svg:width="0cm" svg:height="0cm" svg:x="17.836cm" svg:y="5.33cm" svg:viewBox="0 0 0 0" draw:points="0,0">
          <text:p/>
        </draw:polygon>
        <draw:path draw:style-name="gr1" draw:text-style-name="P1" draw:layer="layout" svg:width="0.116cm" svg:height="0.152cm" svg:x="19.639cm" svg:y="6.198cm" svg:viewBox="0 0 117 153" svg:d="M0 153c0-36 10-71 32-97 18-28 50-46 85-56z">
          <text:p/>
        </draw:path>
        <draw:polygon draw:style-name="gr7" draw:text-style-name="P2" draw:layer="layout" svg:width="0cm" svg:height="0cm" svg:x="17.836cm" svg:y="5.33cm" svg:viewBox="0 0 0 0" draw:points="0,0">
          <text:p/>
        </draw:polygon>
        <draw:path draw:style-name="gr1" draw:text-style-name="P1" draw:layer="layout" svg:width="0.035cm" svg:height="0.222cm" svg:x="15.222cm" svg:y="6.212cm" svg:viewBox="0 0 36 223" svg:d="M0 0v209l3 14c11-25 23-49 33-74-14-50-26-100-36-149z">
          <text:p/>
        </draw:path>
        <draw:polygon draw:style-name="gr7" draw:text-style-name="P2" draw:layer="layout" svg:width="0cm" svg:height="0cm" svg:x="17.836cm" svg:y="5.33cm" svg:viewBox="0 0 0 0" draw:points="0,0">
          <text:p/>
        </draw:polygon>
        <draw:path draw:style-name="gr1" draw:text-style-name="P1" draw:layer="layout" svg:width="0.015cm" svg:height="0.332cm" svg:x="15.207cm" svg:y="6.088cm" svg:viewBox="0 0 16 333" svg:d="M16 125v208c-11-21-15-42-15-67v-266c-4 47 4 90 15 125z">
          <text:p/>
        </draw:path>
        <draw:polygon draw:style-name="gr7" draw:text-style-name="P2" draw:layer="layout" svg:width="0cm" svg:height="0cm" svg:x="17.836cm" svg:y="5.33cm" svg:viewBox="0 0 0 0" draw:points="0,0">
          <text:p/>
        </draw:polygon>
        <draw:path draw:style-name="gr1" draw:text-style-name="P1" draw:layer="layout" svg:width="0.092cm" svg:height="0.116cm" svg:x="16.661cm" svg:y="4.346cm" svg:viewBox="0 0 93 117" svg:d="M93 0c-32 11-58 29-75 50-11 14-18 32-18 50 0 7 4 14 4 17z">
          <text:p/>
        </draw:path>
        <draw:polygon draw:style-name="gr7" draw:text-style-name="P2" draw:layer="layout" svg:width="0cm" svg:height="0cm" svg:x="17.836cm" svg:y="5.33cm" svg:viewBox="0 0 0 0" draw:points="0,0">
          <text:p/>
        </draw:polygon>
        <draw:path draw:style-name="gr1" draw:text-style-name="P1" draw:layer="layout" svg:width="0.067cm" svg:height="0.05cm" svg:x="15.959cm" svg:y="8.321cm" svg:viewBox="0 0 68 51" svg:d="M47 1c14 4 21 22 21 50l-68-21c18-21 36-33 47-29z">
          <text:p/>
        </draw:path>
        <draw:polygon draw:style-name="gr7" draw:text-style-name="P2" draw:layer="layout" svg:width="0cm" svg:height="0cm" svg:x="17.836cm" svg:y="5.33cm" svg:viewBox="0 0 0 0" draw:points="0,0">
          <text:p/>
        </draw:polygon>
        <draw:path draw:style-name="gr1" draw:text-style-name="P1" draw:layer="layout" svg:width="0.063cm" svg:height="0.05cm" svg:x="17cm" svg:y="5.202cm" svg:viewBox="0 0 64 51" svg:d="M64 51c0-29-7-46-17-50-12-4-29 7-47 29z">
          <text:p/>
        </draw:path>
        <draw:polygon draw:style-name="gr7" draw:text-style-name="P2" draw:layer="layout" svg:width="0cm" svg:height="0cm" svg:x="17.836cm" svg:y="5.33cm" svg:viewBox="0 0 0 0" draw:points="0,0">
          <text:p/>
        </draw:polygon>
        <draw:path draw:style-name="gr1" draw:text-style-name="P1" draw:layer="layout" svg:width="0.063cm" svg:height="0.051cm" svg:x="17cm" svg:y="6.934cm" svg:viewBox="0 0 64 52" svg:d="M47 1c10 4 17 21 17 51l-64-23c18-21 35-31 47-28z">
          <text:p/>
        </draw:path>
        <draw:polygon draw:style-name="gr7" draw:text-style-name="P2" draw:layer="layout" svg:width="0cm" svg:height="0cm" svg:x="17.836cm" svg:y="5.33cm" svg:viewBox="0 0 0 0" draw:points="0,0">
          <text:p/>
        </draw:polygon>
        <draw:path draw:style-name="gr1" draw:text-style-name="P1" draw:layer="layout" svg:width="0.067cm" svg:height="0.051cm" svg:x="15.959cm" svg:y="6.589cm" svg:viewBox="0 0 68 52" svg:d="M68 52c0-29-7-47-21-51-11-3-29 7-47 29z">
          <text:p/>
        </draw:path>
        <draw:polygon draw:style-name="gr7" draw:text-style-name="P2" draw:layer="layout" svg:width="0cm" svg:height="0cm" svg:x="17.836cm" svg:y="5.33cm" svg:viewBox="0 0 0 0" draw:points="0,0">
          <text:p/>
        </draw:polygon>
        <draw:path draw:style-name="gr1" draw:text-style-name="P1" draw:layer="layout" svg:width="0.117cm" svg:height="0.049cm" svg:x="16.188cm" svg:y="6.787cm" svg:viewBox="0 0 118 50" svg:d="M114 50c4-4 4-8 4-11l-114-39c0 7 0 11-4 14z">
          <text:p/>
        </draw:path>
        <draw:polygon draw:style-name="gr7" draw:text-style-name="P2" draw:layer="layout" svg:width="0cm" svg:height="0cm" svg:x="17.836cm" svg:y="5.33cm" svg:viewBox="0 0 0 0" draw:points="0,0">
          <text:p/>
        </draw:polygon>
        <draw:path draw:style-name="gr1" draw:text-style-name="P1" draw:layer="layout" svg:width="0.046cm" svg:height="0.011cm" svg:x="21.66cm" svg:y="6.155cm" svg:viewBox="0 0 47 12" svg:d="M0 0v12c15-4 33-4 47-8-14 0-32-4-47-4z">
          <text:p/>
        </draw:path>
        <draw:polygon draw:style-name="gr7" draw:text-style-name="P2" draw:layer="layout" svg:width="0cm" svg:height="0cm" svg:x="17.836cm" svg:y="5.33cm" svg:viewBox="0 0 0 0" draw:points="0,0">
          <text:p/>
        </draw:polygon>
        <draw:path draw:style-name="gr1" draw:text-style-name="P1" draw:layer="layout" svg:width="0.057cm" svg:height="0.01cm" svg:x="20.358cm" svg:y="7.803cm" svg:viewBox="0 0 58 11" svg:d="M0 8c18-4 39-8 58-8-5 0-12 4-15 4-11 4-25 12-43 4z">
          <text:p/>
        </draw:path>
        <draw:polygon draw:style-name="gr7" draw:text-style-name="P2" draw:layer="layout" svg:width="0cm" svg:height="0cm" svg:x="17.836cm" svg:y="5.33cm" svg:viewBox="0 0 0 0" draw:points="0,0">
          <text:p/>
        </draw:polygon>
        <draw:path draw:style-name="gr8" draw:text-style-name="P2" draw:layer="layout" svg:width="0.342cm" svg:height="1.026cm" svg:x="16.076cm" svg:y="6.304cm" svg:viewBox="0 0 343 1027" svg:d="M0 1027c177-278 315-696 343-1027">
          <text:p/>
        </draw:path>
        <draw:path draw:style-name="gr8" draw:text-style-name="P2" draw:layer="layout" svg:width="0.095cm" svg:height="0.063cm" svg:x="16.799cm" svg:y="4.223cm" svg:viewBox="0 0 96 64" svg:d="M0 64c35-47 68-72 96-61">
          <text:p/>
        </draw:path>
        <draw:line draw:style-name="gr8" draw:text-style-name="P2" draw:layer="layout" svg:x1="16.8cm" svg:y1="4.286cm" svg:x2="15.31cm" svg:y2="6.269cm">
          <text:p/>
        </draw:line>
        <draw:path draw:style-name="gr8" draw:text-style-name="P2" draw:layer="layout" svg:width="0.138cm" svg:height="0.403cm" svg:x="15.176cm" svg:y="6.268cm" svg:viewBox="0 0 139 404" svg:d="M0 404c0-125 60-305 139-404">
          <text:p/>
        </draw:path>
        <draw:line draw:style-name="gr8" draw:text-style-name="P2" draw:layer="layout" svg:x1="15.176cm" svg:y1="8.505cm" svg:x2="15.176cm" svg:y2="6.671cm">
          <text:p/>
        </draw:line>
        <draw:path draw:style-name="gr8" draw:text-style-name="P2" draw:layer="layout" svg:width="0.042cm" svg:height="0.106cm" svg:x="15.176cm" svg:y="8.505cm" svg:viewBox="0 0 43 107" svg:d="M43 107c-24-7-43-46-43-107">
          <text:p/>
        </draw:path>
        <draw:path draw:style-name="gr8" draw:text-style-name="P2" draw:layer="layout" svg:width="0cm" svg:height="0.01cm" svg:x="16.457cm" svg:y="6.247cm" svg:viewBox="0 0 0 11" svg:d="M0 11c0-4 0-7 0-11">
          <text:p/>
        </draw:path>
        <draw:path draw:style-name="gr8" draw:text-style-name="P2" draw:layer="layout" svg:width="0.385cm" svg:height="1.143cm" svg:x="16.072cm" svg:y="6.258cm" svg:viewBox="0 0 386 1144" svg:d="M0 1144c99-131 198-325 273-540 70-215 113-434 113-604">
          <text:p/>
        </draw:path>
        <draw:line draw:style-name="gr8" draw:text-style-name="P2" draw:layer="layout" svg:x1="15.705cm" svg:y1="8.771cm" svg:x2="16.133cm" svg:y2="8.674cm">
          <text:p/>
        </draw:line>
        <draw:line draw:style-name="gr8" draw:text-style-name="P2" draw:layer="layout" svg:x1="16.686cm" svg:y1="8.858cm" svg:x2="16.714cm" svg:y2="8.858cm">
          <text:p/>
        </draw:line>
        <draw:line draw:style-name="gr8" draw:text-style-name="P2" draw:layer="layout" svg:x1="16.302cm" svg:y1="6.837cm" svg:x2="16.188cm" svg:y2="6.798cm">
          <text:p/>
        </draw:line>
        <draw:line draw:style-name="gr8" draw:text-style-name="P2" draw:layer="layout" svg:x1="16.306cm" svg:y1="6.827cm" svg:x2="16.192cm" svg:y2="6.787cm">
          <text:p/>
        </draw:line>
        <draw:line draw:style-name="gr8" draw:text-style-name="P2" draw:layer="layout" svg:x1="15.225cm" svg:y1="5.884cm" svg:x2="15.427cm" svg:y2="5.952cm">
          <text:p/>
        </draw:line>
        <draw:path draw:style-name="gr8" draw:text-style-name="P2" draw:layer="layout" svg:width="0.014cm" svg:height="0.099cm" svg:x="15.423cm" svg:y="6.004cm" svg:viewBox="0 0 15 100" svg:d="M15 100c-15-32-15-67-15-100">
          <text:p/>
        </draw:path>
        <draw:path draw:style-name="gr8" draw:text-style-name="P2" draw:layer="layout" svg:width="0.003cm" svg:height="0.056cm" svg:x="15.423cm" svg:y="5.951cm" svg:viewBox="0 0 4 57" svg:d="M0 57c0-21 0-38 4-57">
          <text:p/>
        </draw:path>
        <draw:path draw:style-name="gr8" draw:text-style-name="P2" draw:layer="layout" svg:width="0.035cm" svg:height="0.148cm" svg:x="15.222cm" svg:y="6.212cm" svg:viewBox="0 0 36 149" svg:d="M0 0c10 49 22 100 36 149">
          <text:p/>
        </draw:path>
        <draw:path draw:style-name="gr8" draw:text-style-name="P2" draw:layer="layout" svg:width="0.015cm" svg:height="0.125cm" svg:x="15.207cm" svg:y="6.088cm" svg:viewBox="0 0 16 126" svg:d="M16 126c-11-36-19-79-15-126">
          <text:p/>
        </draw:path>
        <draw:path draw:style-name="gr8" draw:text-style-name="P2" draw:layer="layout" svg:width="0.018cm" svg:height="0.204cm" svg:x="15.207cm" svg:y="5.884cm" svg:viewBox="0 0 19 205" svg:d="M1 205c-4-63 7-138 18-205">
          <text:p/>
        </draw:path>
        <draw:line draw:style-name="gr8" draw:text-style-name="P2" draw:layer="layout" svg:x1="17.12cm" svg:y1="5.778cm" svg:x2="17.12cm" svg:y2="6.173cm">
          <text:p/>
        </draw:line>
        <draw:line draw:style-name="gr8" draw:text-style-name="P2" draw:layer="layout" svg:x1="17.402cm" svg:y1="5.101cm" svg:x2="17.402cm" svg:y2="4.487cm">
          <text:p/>
        </draw:line>
        <draw:line draw:style-name="gr8" draw:text-style-name="P2" draw:layer="layout" svg:x1="17.269cm" svg:y1="4.442cm" svg:x2="16.799cm" svg:y2="4.286cm">
          <text:p/>
        </draw:line>
        <draw:path draw:style-name="gr8" draw:text-style-name="P2" draw:layer="layout" svg:width="0.095cm" svg:height="0.061cm" svg:x="17.268cm" svg:y="4.38cm" svg:viewBox="0 0 96 62" svg:d="M0 62c35-47 67-68 96-61">
          <text:p/>
        </draw:path>
        <draw:path draw:style-name="gr8" draw:text-style-name="P2" draw:layer="layout" svg:width="0.039cm" svg:height="0.106cm" svg:x="17.363cm" svg:y="4.381cm" svg:viewBox="0 0 40 107" svg:d="M0 0c26 7 40 46 40 107">
          <text:p/>
        </draw:path>
        <draw:line draw:style-name="gr8" draw:text-style-name="P2" draw:layer="layout" svg:x1="15.779cm" svg:y1="6.425cm" svg:x2="17.269cm" svg:y2="4.441cm">
          <text:p/>
        </draw:line>
        <draw:line draw:style-name="gr8" draw:text-style-name="P2" draw:layer="layout" svg:x1="15.31cm" svg:y1="6.268cm" svg:x2="15.784cm" svg:y2="6.425cm">
          <text:p/>
        </draw:line>
        <draw:path draw:style-name="gr8" draw:text-style-name="P2" draw:layer="layout" svg:width="0.138cm" svg:height="0.402cm" svg:x="15.645cm" svg:y="6.424cm" svg:viewBox="0 0 139 403" svg:d="M0 403c0-124 61-305 139-403">
          <text:p/>
        </draw:path>
        <draw:line draw:style-name="gr8" draw:text-style-name="P2" draw:layer="layout" svg:x1="15.65cm" svg:y1="6.827cm" svg:x2="15.176cm" svg:y2="6.671cm">
          <text:p/>
        </draw:line>
        <draw:line draw:style-name="gr8" draw:text-style-name="P2" draw:layer="layout" svg:x1="15.645cm" svg:y1="8.664cm" svg:x2="15.645cm" svg:y2="6.826cm">
          <text:p/>
        </draw:line>
        <draw:line draw:style-name="gr8" draw:text-style-name="P2" draw:layer="layout" svg:x1="15.176cm" svg:y1="8.505cm" svg:x2="15.65cm" svg:y2="8.665cm">
          <text:p/>
        </draw:line>
        <draw:path draw:style-name="gr8" draw:text-style-name="P2" draw:layer="layout" svg:width="0.025cm" svg:height="0.007cm" svg:x="15.684cm" svg:y="8.766cm" svg:viewBox="0 0 26 8" svg:d="M26 5c-12 4-19 4-26-5">
          <text:p/>
        </draw:path>
        <draw:path draw:style-name="gr8" draw:text-style-name="P2" draw:layer="layout" svg:width="0.046cm" svg:height="0.106cm" svg:x="15.645cm" svg:y="8.664cm" svg:viewBox="0 0 47 107" svg:d="M47 107c-29-12-47-51-47-107">
          <text:p/>
        </draw:path>
        <draw:path draw:style-name="gr8" draw:text-style-name="P2" draw:layer="layout" svg:width="0.021cm" svg:height="0.102cm" svg:x="17.042cm" svg:y="6.985cm" svg:viewBox="0 0 22 103" svg:d="M22 0c0 32-8 68-22 103">
          <text:p/>
        </draw:path>
        <draw:line draw:style-name="gr8" draw:text-style-name="P2" draw:layer="layout" svg:x1="17.064cm" svg:y1="6.986cm" svg:x2="17cm" svg:y2="6.963cm">
          <text:p/>
        </draw:line>
        <draw:path draw:style-name="gr8" draw:text-style-name="P2" draw:layer="layout" svg:width="0.11cm" svg:height="0.22cm" svg:x="16.936cm" svg:y="6.934cm" svg:viewBox="0 0 111 221" svg:d="M0 221c0-43 19-103 40-153 25-46 53-74 71-67">
          <text:p/>
        </draw:path>
        <draw:path draw:style-name="gr8" draw:text-style-name="P2" draw:layer="layout" svg:width="0.017cm" svg:height="0.05cm" svg:x="17.046cm" svg:y="6.935cm" svg:viewBox="0 0 18 51" svg:d="M0 0c10 4 18 21 18 51">
          <text:p/>
        </draw:path>
        <draw:line draw:style-name="gr8" draw:text-style-name="P2" draw:layer="layout" svg:x1="16.958cm" svg:y1="7.203cm" svg:x2="16.954cm" svg:y2="7.203cm">
          <text:p/>
        </draw:line>
        <draw:path draw:style-name="gr8" draw:text-style-name="P2" draw:layer="layout" svg:width="0.025cm" svg:height="0.049cm" svg:x="16.936cm" svg:y="7.154cm" svg:viewBox="0 0 26 50" svg:d="M26 50c-19-3-26-21-26-50">
          <text:p/>
        </draw:path>
        <draw:path draw:style-name="gr8" draw:text-style-name="P2" draw:layer="layout" svg:width="0.088cm" svg:height="0.117cm" svg:x="16.958cm" svg:y="7.087cm" svg:viewBox="0 0 89 118" svg:d="M89 0c-26 70-65 124-89 117">
          <text:p/>
        </draw:path>
        <draw:line draw:style-name="gr8" draw:text-style-name="P2" draw:layer="layout" svg:x1="15.917cm" svg:y1="8.59cm" svg:x2="15.917cm" svg:y2="8.586cm">
          <text:p/>
        </draw:line>
        <draw:path draw:style-name="gr8" draw:text-style-name="P2" draw:layer="layout" svg:width="0.018cm" svg:height="0.05cm" svg:x="15.899cm" svg:y="8.54cm" svg:viewBox="0 0 19 51" svg:d="M19 51c-11-4-19-22-19-51">
          <text:p/>
        </draw:path>
        <draw:path draw:style-name="gr8" draw:text-style-name="P2" draw:layer="layout" svg:width="0.088cm" svg:height="0.118cm" svg:x="15.917cm" svg:y="8.473cm" svg:viewBox="0 0 89 119" svg:d="M89 0c-25 72-64 125-89 118">
          <text:p/>
        </draw:path>
        <draw:path draw:style-name="gr8" draw:text-style-name="P2" draw:layer="layout" svg:width="0.021cm" svg:height="0.102cm" svg:x="16.005cm" svg:y="8.371cm" svg:viewBox="0 0 22 103" svg:d="M22 0c0 28-7 68-22 103">
          <text:p/>
        </draw:path>
        <draw:line draw:style-name="gr8" draw:text-style-name="P2" draw:layer="layout" svg:x1="16.027cm" svg:y1="8.372cm" svg:x2="15.959cm" svg:y2="8.35cm">
          <text:p/>
        </draw:line>
        <draw:path draw:style-name="gr8" draw:text-style-name="P2" draw:layer="layout" svg:width="0.106cm" svg:height="0.22cm" svg:x="15.899cm" svg:y="8.319cm" svg:viewBox="0 0 107 221" svg:d="M0 221c0-42 15-103 40-149 21-49 49-81 67-70">
          <text:p/>
        </draw:path>
        <draw:path draw:style-name="gr8" draw:text-style-name="P2" draw:layer="layout" svg:width="0.021cm" svg:height="0.049cm" svg:x="16.005cm" svg:y="8.322cm" svg:viewBox="0 0 22 50" svg:d="M0 0c15 3 22 21 22 50">
          <text:p/>
        </draw:path>
        <draw:path draw:style-name="gr8" draw:text-style-name="P2" draw:layer="layout" svg:width="0.017cm" svg:height="0.049cm" svg:x="17.046cm" svg:y="5.203cm" svg:viewBox="0 0 18 50" svg:d="M18 50c0-28-8-46-18-50">
          <text:p/>
        </draw:path>
        <draw:path draw:style-name="gr8" draw:text-style-name="P2" draw:layer="layout" svg:width="0.107cm" svg:height="0.269cm" svg:x="16.939cm" svg:y="5.202cm" svg:viewBox="0 0 108 270" svg:d="M108 1c-25-7-65 47-89 121-25 74-25 141 0 148">
          <text:p/>
        </draw:path>
        <draw:path draw:style-name="gr8" draw:text-style-name="P2" draw:layer="layout" svg:width="0.109cm" svg:height="0.22cm" svg:x="16.954cm" svg:y="5.252cm" svg:viewBox="0 0 110 221" svg:d="M0 220c21 7 46-21 71-67 24-50 39-110 39-153">
          <text:p/>
        </draw:path>
        <draw:line draw:style-name="gr8" draw:text-style-name="P2" draw:layer="layout" svg:x1="17.064cm" svg:y1="5.253cm" svg:x2="17cm" svg:y2="5.231cm">
          <text:p/>
        </draw:line>
        <draw:path draw:style-name="gr8" draw:text-style-name="P2" draw:layer="layout" svg:width="0.021cm" svg:height="0.05cm" svg:x="16.005cm" svg:y="6.589cm" svg:viewBox="0 0 22 51" svg:d="M22 51c0-28-7-46-22-51">
          <text:p/>
        </draw:path>
        <draw:path draw:style-name="gr8" draw:text-style-name="P2" draw:layer="layout" svg:width="0.107cm" svg:height="0.273cm" svg:x="15.898cm" svg:y="6.589cm" svg:viewBox="0 0 108 274" svg:d="M108 1c-25-7-64 46-89 121-25 74-25 141 0 152">
          <text:p/>
        </draw:path>
        <draw:path draw:style-name="gr8" draw:text-style-name="P2" draw:layer="layout" svg:width="0.109cm" svg:height="0.219cm" svg:x="15.917cm" svg:y="6.639cm" svg:viewBox="0 0 110 220" svg:d="M0 220c17 3 46-25 68-71 25-46 42-106 42-149">
          <text:p/>
        </draw:path>
        <draw:line draw:style-name="gr8" draw:text-style-name="P2" draw:layer="layout" svg:x1="16.027cm" svg:y1="6.64cm" svg:x2="15.959cm" svg:y2="6.618cm">
          <text:p/>
        </draw:line>
        <draw:line draw:style-name="gr8" draw:text-style-name="P2" draw:layer="layout" svg:x1="16.793cm" svg:y1="6.372cm" svg:x2="16.457cm" svg:y2="6.258cm">
          <text:p/>
        </draw:line>
        <draw:path draw:style-name="gr8" draw:text-style-name="P2" draw:layer="layout" svg:width="0.113cm" svg:height="0.297cm" svg:x="16.679cm" svg:y="6.074cm" svg:viewBox="0 0 114 298" svg:d="M114 298c0-167-43-273-114-298">
          <text:p/>
        </draw:path>
        <draw:path draw:style-name="gr8" draw:text-style-name="P2" draw:layer="layout" svg:width="0.074cm" svg:height="0.01cm" svg:x="16.605cm" svg:y="6.068cm" svg:viewBox="0 0 75 11" svg:d="M75 7c-21-11-46-8-75 4">
          <text:p/>
        </draw:path>
        <draw:path draw:style-name="gr8" draw:text-style-name="P2" draw:layer="layout" svg:width="0.056cm" svg:height="0.049cm" svg:x="16.09cm" svg:y="7.627cm" svg:viewBox="0 0 57 50" svg:d="M0 0c18 24 36 38 57 50">
          <text:p/>
        </draw:path>
        <draw:path draw:style-name="gr8" draw:text-style-name="P2" draw:layer="layout" svg:width="0.646cm" svg:height="1.31cm" svg:x="16.146cm" svg:y="6.371cm" svg:viewBox="0 0 647 1311" svg:d="M0 1306c110 35 272-127 414-413 141-287 233-639 233-893">
          <text:p/>
        </draw:path>
        <draw:line draw:style-name="gr8" draw:text-style-name="P2" draw:layer="layout" svg:x1="17.402cm" svg:y1="5.408cm" svg:x2="17.402cm" svg:y2="5.101cm">
          <text:p/>
        </draw:line>
        <draw:line draw:style-name="gr8" draw:text-style-name="P2" draw:layer="layout" svg:x1="17.12cm" svg:y1="5.786cm" svg:x2="17.403cm" svg:y2="5.408cm">
          <text:p/>
        </draw:line>
        <draw:line draw:style-name="gr8" draw:text-style-name="P2" draw:layer="layout" svg:x1="17.12cm" svg:y1="6.174cm" svg:x2="17.403cm" svg:y2="5.799cm">
          <text:p/>
        </draw:line>
        <draw:line draw:style-name="gr8" draw:text-style-name="P2" draw:layer="layout" svg:x1="17.402cm" svg:y1="6.611cm" svg:x2="17.402cm" svg:y2="5.799cm">
          <text:p/>
        </draw:line>
        <draw:path draw:style-name="gr8" draw:text-style-name="P2" draw:layer="layout" svg:width="0.194cm" svg:height="0.518cm" svg:x="17.208cm" svg:y="6.611cm" svg:viewBox="0 0 195 519" svg:d="M195 0c-35 179-107 370-195 519">
          <text:p/>
        </draw:path>
        <draw:line draw:style-name="gr8" draw:text-style-name="P2" draw:layer="layout" svg:x1="17.208cm" svg:y1="7.129cm" svg:x2="17.208cm" svg:y2="7.14cm">
          <text:p/>
        </draw:line>
        <draw:line draw:style-name="gr8" draw:text-style-name="P2" draw:layer="layout" svg:x1="17.213cm" svg:y1="7.14cm" svg:x2="16.153cm" svg:y2="8.548cm">
          <text:p/>
        </draw:line>
        <draw:path draw:style-name="gr8" draw:text-style-name="P2" draw:layer="layout" svg:width="0.036cm" svg:height="0.127cm" svg:x="16.121cm" svg:y="8.547cm" svg:viewBox="0 0 37 128" svg:d="M37 0c-15 18-29 47-33 75-7 29-4 50 7 53">
          <text:p/>
        </draw:path>
        <draw:path draw:style-name="gr8" draw:text-style-name="P2" draw:layer="layout" svg:width="0.243cm" svg:height="0.331cm" svg:x="16.651cm" svg:y="6.019cm" svg:viewBox="0 0 244 332" svg:d="M244 332c0-273-96-390-244-305">
          <text:p/>
        </draw:path>
        <draw:path draw:style-name="gr8" draw:text-style-name="P2" draw:layer="layout" svg:width="0.581cm" svg:height="1.63cm" svg:x="16.07cm" svg:y="6.046cm" svg:viewBox="0 0 582 1631" svg:d="M582 0c-160 92-340 392-464 752-119 363-151 713-84 879">
          <text:p/>
        </draw:path>
        <draw:path draw:style-name="gr8" draw:text-style-name="P2" draw:layer="layout" svg:width="0.79cm" svg:height="1.428cm" svg:x="16.104cm" svg:y="6.346cm" svg:viewBox="0 0 791 1429" svg:d="M0 1331c81 191 276 95 463-226 190-321 328-779 328-1105">
          <text:p/>
        </draw:path>
        <draw:line draw:style-name="gr8" draw:text-style-name="P2" draw:layer="layout" svg:x1="16.153cm" svg:y1="8.547cm" svg:x2="16.726cm" svg:y2="8.739cm">
          <text:p/>
        </draw:line>
        <draw:polyline draw:style-name="gr8" draw:text-style-name="P2" draw:layer="layout" svg:width="0.071cm" svg:height="0.116cm" svg:x="16.654cm" svg:y="8.738cm" svg:viewBox="0 0 72 117" draw:points="72,0 61,3 47,10 35,22 25,33 18,43 11,54 4,64 0,75 0,85 0,96 0,103 7,110 14,114 18,117">
          <text:p/>
        </draw:polyline>
        <draw:path draw:style-name="gr8" draw:text-style-name="P2" draw:layer="layout" svg:width="0.014cm" svg:height="0.005cm" svg:x="16.672cm" svg:y="8.854cm" svg:viewBox="0 0 15 6" svg:d="M0 0c7 0 11 6 15 6">
          <text:p/>
        </draw:path>
        <draw:line draw:style-name="gr8" draw:text-style-name="P2" draw:layer="layout" svg:x1="18.765cm" svg:y1="7.933cm" svg:x2="16.714cm" svg:y2="8.859cm">
          <text:p/>
        </draw:line>
        <draw:line draw:style-name="gr8" draw:text-style-name="P2" draw:layer="layout" svg:x1="16.725cm" svg:y1="8.739cm" svg:x2="18.839cm" svg:y2="7.782cm">
          <text:p/>
        </draw:line>
        <draw:line draw:style-name="gr8" draw:text-style-name="P2" draw:layer="layout" svg:x1="18.764cm" svg:y1="7.933cm" svg:x2="18.764cm" svg:y2="7.859cm">
          <text:p/>
        </draw:line>
        <draw:line draw:style-name="gr8" draw:text-style-name="P2" draw:layer="layout" svg:x1="18.839cm" svg:y1="7.782cm" svg:x2="18.764cm" svg:y2="7.864cm">
          <text:p/>
        </draw:line>
        <draw:path draw:style-name="gr8" draw:text-style-name="P2" draw:layer="layout" svg:width="0.032cm" svg:height="0.088cm" svg:x="22.027cm" svg:y="6.293cm" svg:viewBox="0 0 33 89" svg:d="M0 89c21-29 33-57 33-89">
          <text:p/>
        </draw:path>
        <draw:path draw:style-name="gr8" draw:text-style-name="P2" draw:layer="layout" svg:width="0.014cm" svg:height="0.067cm" svg:x="15.208cm" svg:y="6.353cm" svg:viewBox="0 0 15 68" svg:d="M15 68c-11-21-15-47-15-68">
          <text:p/>
        </draw:path>
        <draw:line draw:style-name="gr8" draw:text-style-name="P2" draw:layer="layout" svg:x1="15.222cm" svg:y1="6.42cm" svg:x2="15.23cm" svg:y2="6.435cm">
          <text:p/>
        </draw:line>
        <draw:line draw:style-name="gr8" draw:text-style-name="P2" draw:layer="layout" svg:x1="18.764cm" svg:y1="7.933cm" svg:x2="20.349cm" svg:y2="8.22cm">
          <text:p/>
        </draw:line>
        <draw:path draw:style-name="gr8" draw:text-style-name="P2" draw:layer="layout" svg:width="0.388cm" svg:height="0.125cm" svg:x="20.348cm" svg:y="8.099cm" svg:viewBox="0 0 389 126" svg:d="M389 0c-78 97-233 142-389 121">
          <text:p/>
        </draw:path>
        <draw:line draw:style-name="gr8" draw:text-style-name="P2" draw:layer="layout" svg:x1="22.028cm" svg:y1="6.381cm" svg:x2="20.736cm" svg:y2="8.104cm">
          <text:p/>
        </draw:line>
        <draw:path draw:style-name="gr8" draw:text-style-name="P2" draw:layer="layout" svg:width="0.046cm" svg:height="0.004cm" svg:x="21.66cm" svg:y="6.155cm" svg:viewBox="0 0 47 5" svg:d="M0 0c15 0 33 0 47 5">
          <text:p/>
        </draw:path>
        <draw:line draw:style-name="gr8" draw:text-style-name="P2" draw:layer="layout" svg:x1="15.222cm" svg:y1="6.212cm" svg:x2="15.222cm" svg:y2="6.42cm">
          <text:p/>
        </draw:line>
        <draw:path draw:style-name="gr8" draw:text-style-name="P2" draw:layer="layout" svg:width="0.018cm" svg:height="0.032cm" svg:x="15.423cm" svg:y="5.919cm" svg:viewBox="0 0 19 33" svg:d="M0 33c8-11 12-22 19-33">
          <text:p/>
        </draw:path>
        <draw:path draw:style-name="gr8" draw:text-style-name="P2" draw:layer="layout" svg:width="0.176cm" svg:height="0.061cm" svg:x="15.441cm" svg:y="5.858cm" svg:viewBox="0 0 177 62" svg:d="M0 62c31-43 102-68 177-61">
          <text:p/>
        </draw:path>
        <draw:line draw:style-name="gr8" draw:text-style-name="P2" draw:layer="layout" svg:x1="16.62cm" svg:y1="4.527cm" svg:x2="16.319cm" svg:y2="4.423cm">
          <text:p/>
        </draw:line>
        <draw:line draw:style-name="gr8" draw:text-style-name="P2" draw:layer="layout" svg:x1="15.229cm" svg:y1="5.878cm" svg:x2="16.32cm" svg:y2="4.423cm">
          <text:p/>
        </draw:line>
        <draw:path draw:style-name="gr8" draw:text-style-name="P2" draw:layer="layout" svg:width="0.007cm" svg:height="0.007cm" svg:x="15.225cm" svg:y="5.877cm" svg:viewBox="0 0 8 8" svg:d="M0 8c0-5 5-8 8-8">
          <text:p/>
        </draw:path>
        <draw:path draw:style-name="gr8" draw:text-style-name="P2" draw:layer="layout" svg:width="0.032cm" svg:height="0.099cm" svg:x="17.497cm" svg:y="5.644cm" svg:viewBox="0 0 33 100" svg:d="M33 0c0 39-11 74-33 100">
          <text:p/>
        </draw:path>
        <draw:path draw:style-name="gr8" draw:text-style-name="P2" draw:layer="layout" svg:width="0.095cm" svg:height="0.06cm" svg:x="17.402cm" svg:y="5.743cm" svg:viewBox="0 0 96 61" svg:d="M96 0c-21 29-53 50-96 61">
          <text:p/>
        </draw:path>
        <draw:path draw:style-name="gr8" draw:text-style-name="P2" draw:layer="layout" svg:width="0.127cm" svg:height="0.239cm" svg:x="17.402cm" svg:y="5.408cm" svg:viewBox="0 0 128 240" svg:d="M0 0c82 70 128 158 128 240">
          <text:p/>
        </draw:path>
        <draw:path draw:style-name="gr8" draw:text-style-name="P2" draw:layer="layout" svg:width="0.818cm" svg:height="0.151cm" svg:x="17.734cm" svg:y="3.521cm" svg:viewBox="0 0 819 152" svg:d="M0 152c151-203 501-203 819 0">
          <text:p/>
        </draw:path>
        <draw:path draw:style-name="gr8" draw:text-style-name="P2" draw:layer="layout" svg:width="0.462cm" svg:height="0.539cm" svg:x="17.402cm" svg:y="5.101cm" svg:viewBox="0 0 463 540" svg:d="M0 0c222 128 403 332 463 540">
          <text:p/>
        </draw:path>
        <draw:line draw:style-name="gr8" draw:text-style-name="P2" draw:layer="layout" svg:x1="17.864cm" svg:y1="5.641cm" svg:x2="18.793cm" svg:y2="4.402cm">
          <text:p/>
        </draw:line>
        <draw:line draw:style-name="gr8" draw:text-style-name="P2" draw:layer="layout" svg:x1="18.553cm" svg:y1="3.672cm" svg:x2="18.464cm" svg:y2="3.786cm">
          <text:p/>
        </draw:line>
        <draw:path draw:style-name="gr8" draw:text-style-name="P2" draw:layer="layout" svg:width="0.159cm" svg:height="0.282cm" svg:x="18.633cm" svg:y="4.12cm" svg:viewBox="0 0 160 283" svg:d="M0 0c74 88 132 187 160 283">
          <text:p/>
        </draw:path>
        <draw:polyline draw:style-name="gr8" draw:text-style-name="P2" draw:layer="layout" svg:width="0.173cm" svg:height="0.335cm" svg:x="18.464cm" svg:y="3.785cm" svg:viewBox="0 0 174 336" draw:points="0,0 18,17 36,39 50,60 64,82 79,103 93,128 107,149 117,174 128,202 138,227 149,255 156,280 167,308 174,336">
          <text:p/>
        </draw:polyline>
        <draw:path draw:style-name="gr8" draw:text-style-name="P2" draw:layer="layout" svg:width="0.14cm" svg:height="0.194cm" svg:x="17.929cm" svg:y="3.746cm" svg:viewBox="0 0 141 195" svg:d="M27 0c-18 21-25 35-25 54-3 14-3 25 0 35 4 18 11 32 25 46s36 28 68 42c14 7 32 15 46 18">
          <text:p/>
        </draw:path>
        <draw:path draw:style-name="gr8" draw:text-style-name="P2" draw:layer="layout" svg:width="0.166cm" svg:height="0.026cm" svg:x="18.069cm" svg:y="3.94cm" svg:viewBox="0 0 167 27" svg:d="M0 0c42 14 74 21 102 26 25 0 42 3 65 0">
          <text:p/>
        </draw:path>
        <draw:path draw:style-name="gr8" draw:text-style-name="P2" draw:layer="layout" svg:width="0.457cm" svg:height="0.332cm" svg:x="17.956cm" svg:y="3.633cm" svg:viewBox="0 0 458 333" svg:d="M280 333c21 0 45-4 70-11 21-7 42-17 67-39 7-7 14-17 21-28 11-14 14-32 18-42 4-25 0-51-4-68-7-21-14-39-28-60s-35-43-74-60c-14-7-28-14-46-18-17-3-35-7-53-7-49 0-84 7-120 21-24 7-45 18-70 36-22 14-43 31-61 56">
          <text:p/>
        </draw:path>
        <draw:line draw:style-name="gr8" draw:text-style-name="P2" draw:layer="layout" svg:x1="17.864cm" svg:y1="5.637cm" svg:x2="17.864cm" svg:y2="6.762cm">
          <text:p/>
        </draw:line>
        <draw:line draw:style-name="gr8" draw:text-style-name="P2" draw:layer="layout" svg:x1="17.865cm" svg:y1="6.767cm" svg:x2="17.402cm" svg:y2="6.611cm">
          <text:p/>
        </draw:line>
        <draw:path draw:style-name="gr8" draw:text-style-name="P2" draw:layer="layout" svg:width="0.381cm" svg:height="0.346cm" svg:x="20.348cm" svg:y="7.718cm" svg:viewBox="0 0 382 347" svg:d="M382 0c-11 51-28 104-57 153-17 32-39 63-67 92-31 31-70 60-116 77-42 18-92 25-142 25">
          <text:p/>
        </draw:path>
        <draw:line draw:style-name="gr8" draw:text-style-name="P2" draw:layer="layout" svg:x1="20.566cm" svg:y1="7.665cm" svg:x2="20.73cm" svg:y2="7.719cm">
          <text:p/>
        </draw:line>
        <draw:path draw:style-name="gr8" draw:text-style-name="P2" draw:layer="layout" svg:width="0.547cm" svg:height="0.074cm" svg:x="19.801cm" svg:y="7.99cm" svg:viewBox="0 0 548 75" svg:d="M0 0c188 28 371 54 548 75">
          <text:p/>
        </draw:path>
        <draw:line draw:style-name="gr8" draw:text-style-name="P2" draw:layer="layout" svg:x1="20.567cm" svg:y1="7.666cm" svg:x2="20.535cm" svg:y2="7.655cm">
          <text:p/>
        </draw:line>
        <draw:line draw:style-name="gr8" draw:text-style-name="P2" draw:layer="layout" svg:x1="17.208cm" svg:y1="7.129cm" svg:x2="19.802cm" svg:y2="7.991cm">
          <text:p/>
        </draw:line>
        <draw:path draw:style-name="gr8" draw:text-style-name="P2" draw:layer="layout" svg:width="0.003cm" svg:height="0.056cm" svg:x="20.249cm" svg:y="7.56cm" svg:viewBox="0 0 4 57" svg:d="M4 0c0 17-4 36-4 57">
          <text:p/>
        </draw:path>
        <draw:path draw:style-name="gr8" draw:text-style-name="P2" draw:layer="layout" svg:width="0.286cm" svg:height="0.194cm" svg:x="20.249cm" svg:y="7.616cm" svg:viewBox="0 0 287 195" svg:d="M0 0c0 35 3 72 18 114 3 7 7 18 14 25 7 10 14 24 28 35 7 3 18 10 28 14 14 7 25 7 35 7 12 0 23 0 30 0 24-7 38-18 56-28 11-11 21-21 32-32 21-32 35-63 46-96">
          <text:p/>
        </draw:path>
        <draw:line draw:style-name="gr8" draw:text-style-name="P2" draw:layer="layout" svg:x1="19.272cm" svg:y1="7.235cm" svg:x2="20.253cm" svg:y2="7.561cm">
          <text:p/>
        </draw:line>
        <draw:line draw:style-name="gr8" draw:text-style-name="P2" draw:layer="layout" svg:x1="19.276cm" svg:y1="7.236cm" svg:x2="17.864cm" svg:y2="6.762cm">
          <text:p/>
        </draw:line>
        <draw:line draw:style-name="gr8" draw:text-style-name="P2" draw:layer="layout" svg:x1="17.208cm" svg:y1="7.14cm" svg:x2="19.802cm" svg:y2="8.005cm">
          <text:p/>
        </draw:line>
        <draw:line draw:style-name="gr8" draw:text-style-name="P2" draw:layer="layout" svg:x1="19.801cm" svg:y1="7.99cm" svg:x2="19.801cm" svg:y2="8.004cm">
          <text:p/>
        </draw:line>
        <draw:line draw:style-name="gr8" draw:text-style-name="P2" draw:layer="layout" svg:x1="19.802cm" svg:y1="8.005cm" svg:x2="19.141cm" svg:y2="7.884cm">
          <text:p/>
        </draw:line>
        <draw:line draw:style-name="gr8" draw:text-style-name="P2" draw:layer="layout" svg:x1="18.838cm" svg:y1="7.782cm" svg:x2="19.142cm" svg:y2="7.885cm">
          <text:p/>
        </draw:line>
        <draw:line draw:style-name="gr8" draw:text-style-name="P2" draw:layer="layout" svg:x1="20.348cm" svg:y1="8.06cm" svg:x2="20.348cm" svg:y2="8.219cm">
          <text:p/>
        </draw:line>
        <draw:line draw:style-name="gr8" draw:text-style-name="P2" draw:layer="layout" svg:x1="19.142cm" svg:y1="7.886cm" svg:x2="18.764cm" svg:y2="7.859cm">
          <text:p/>
        </draw:line>
        <draw:line draw:style-name="gr8" draw:text-style-name="P2" draw:layer="layout" svg:x1="22.027cm" svg:y1="6.381cm" svg:x2="22.027cm" svg:y2="6.12cm">
          <text:p/>
        </draw:line>
        <draw:path draw:style-name="gr8" draw:text-style-name="P2" draw:layer="layout" svg:width="0.032cm" svg:height="0.088cm" svg:x="22.027cm" svg:y="6.032cm" svg:viewBox="0 0 33 89" svg:d="M0 89c21-29 33-61 33-89">
          <text:p/>
        </draw:path>
        <draw:path draw:style-name="gr8" draw:text-style-name="P2" draw:layer="layout" svg:width="0.166cm" svg:height="0.18cm" svg:x="21.893cm" svg:y="5.852cm" svg:viewBox="0 0 167 181" svg:d="M167 181c0-79-68-149-167-181">
          <text:p/>
        </draw:path>
        <draw:line draw:style-name="gr8" draw:text-style-name="P2" draw:layer="layout" svg:x1="21.894cm" svg:y1="5.853cm" svg:x2="21.66cm" svg:y2="5.774cm">
          <text:p/>
        </draw:line>
        <draw:line draw:style-name="gr8" draw:text-style-name="P2" draw:layer="layout" svg:x1="17.258cm" svg:y1="4.308cm" svg:x2="16.922cm" svg:y2="4.194cm">
          <text:p/>
        </draw:line>
        <draw:path draw:style-name="gr8" draw:text-style-name="P2" draw:layer="layout" svg:width="0.402cm" svg:height="0.111cm" svg:x="16.52cm" svg:y="4.175cm" svg:viewBox="0 0 403 112" svg:d="M403 19c-148-46-329-7-403 93">
          <text:p/>
        </draw:path>
        <draw:line draw:style-name="gr8" draw:text-style-name="P2" draw:layer="layout" svg:x1="16.397cm" svg:y1="4.453cm" svg:x2="16.521cm" svg:y2="4.286cm">
          <text:p/>
        </draw:line>
        <draw:path draw:style-name="gr8" draw:text-style-name="P2" draw:layer="layout" svg:width="0.007cm" svg:height="0.007cm" svg:x="20.729cm" svg:y="7.711cm" svg:viewBox="0 0 8 8" svg:d="M8 0c0 0-4 4-8 8">
          <text:p/>
        </draw:path>
        <draw:line draw:style-name="gr8" draw:text-style-name="P2" draw:layer="layout" svg:x1="20.736cm" svg:y1="8.099cm" svg:x2="20.736cm" svg:y2="7.711cm">
          <text:p/>
        </draw:line>
        <draw:line draw:style-name="gr8" draw:text-style-name="P2" draw:layer="layout" svg:x1="21.827cm" svg:y1="6.258cm" svg:x2="20.736cm" svg:y2="7.712cm">
          <text:p/>
        </draw:line>
        <draw:line draw:style-name="gr8" draw:text-style-name="P2" draw:layer="layout" svg:x1="21.826cm" svg:y1="6.258cm" svg:x2="21.826cm" svg:y2="6.388cm">
          <text:p/>
        </draw:line>
        <draw:line draw:style-name="gr8" draw:text-style-name="P2" draw:layer="layout" svg:x1="22.028cm" svg:y1="6.12cm" svg:x2="21.826cm" svg:y2="6.389cm">
          <text:p/>
        </draw:line>
        <draw:path draw:style-name="gr8" draw:text-style-name="P2" draw:layer="layout" svg:width="0.053cm" svg:height="0.011cm" svg:x="21.66cm" svg:y="6.148cm" svg:viewBox="0 0 54 12" svg:d="M0 0c21 0 39 4 54 12">
          <text:p/>
        </draw:path>
        <draw:path draw:style-name="gr8" draw:text-style-name="P2" draw:layer="layout" svg:width="0.057cm" svg:height="0.007cm" svg:x="20.358cm" svg:y="7.803cm" svg:viewBox="0 0 58 8" svg:d="M0 8c18-5 39-8 58-8">
          <text:p/>
        </draw:path>
        <draw:line draw:style-name="gr8" draw:text-style-name="P2" draw:layer="layout" svg:x1="20.786cm" svg:y1="4.421cm" svg:x2="18.549cm" svg:y2="3.672cm">
          <text:p/>
        </draw:line>
        <draw:line draw:style-name="gr8" draw:text-style-name="P2" draw:layer="layout" svg:x1="21.827cm" svg:y1="6.259cm" svg:x2="21.66cm" svg:y2="6.205cm">
          <text:p/>
        </draw:line>
        <draw:path draw:style-name="gr8" draw:text-style-name="P2" draw:layer="layout" svg:width="0.017cm" svg:height="0.049cm" svg:x="18.002cm" svg:y="3.81cm" svg:viewBox="0 0 18 50" svg:d="M18 0c-15 17-18 35-18 50">
          <text:p/>
        </draw:path>
        <draw:path draw:style-name="gr8" draw:text-style-name="P2" draw:layer="layout" svg:width="0.084cm" svg:height="0.088cm" svg:x="18.002cm" svg:y="3.859cm" svg:viewBox="0 0 85 89" svg:d="M0 0c0 7 0 10 3 18 4 10 11 24 22 31 11 12 25 22 43 33 7 0 14 4 17 7">
          <text:p/>
        </draw:path>
        <draw:path draw:style-name="gr8" draw:text-style-name="P2" draw:layer="layout" svg:width="0.123cm" svg:height="0.103cm" svg:x="18.217cm" svg:y="3.862cm" svg:viewBox="0 0 124 104" svg:d="M0 104c14 0 28-4 39-7 18-4 36-11 54-29 7-8 14-15 17-25 11-14 14-28 14-43">
          <text:p/>
        </draw:path>
        <draw:path draw:style-name="gr8" draw:text-style-name="P2" draw:layer="layout" svg:width="0.321cm" svg:height="0.125cm" svg:x="18.019cm" svg:y="3.738cm" svg:viewBox="0 0 322 126" svg:d="M322 126c0-14-3-28-10-35-4-14-11-28-18-35-14-15-28-29-53-40-7-3-17-7-28-11-11-3-21-3-32-3-31-4-56 0-82 7-17 7-35 14-49 21-18 11-35 26-50 47">
          <text:p/>
        </draw:path>
        <draw:line draw:style-name="gr8" draw:text-style-name="P2" draw:layer="layout" svg:x1="17.864cm" svg:y1="6.767cm" svg:x2="18.793cm" svg:y2="5.528cm">
          <text:p/>
        </draw:line>
        <draw:line draw:style-name="gr8" draw:text-style-name="P2" draw:layer="layout" svg:x1="18.788cm" svg:y1="4.402cm" svg:x2="18.788cm" svg:y2="5.528cm">
          <text:p/>
        </draw:line>
        <draw:line draw:style-name="gr8" draw:text-style-name="P2" draw:layer="layout" svg:x1="20.786cm" svg:y1="4.42cm" svg:x2="20.701cm" svg:y2="4.53cm">
          <text:p/>
        </draw:line>
        <draw:line draw:style-name="gr8" draw:text-style-name="P2" draw:layer="layout" svg:x1="20.705cm" svg:y1="4.53cm" svg:x2="18.464cm" svg:y2="3.785cm">
          <text:p/>
        </draw:line>
        <draw:line draw:style-name="gr8" draw:text-style-name="P2" draw:layer="layout" svg:x1="20.363cm" svg:y1="4.696cm" svg:x2="18.633cm" svg:y2="4.12cm">
          <text:p/>
        </draw:line>
        <draw:line draw:style-name="gr8" draw:text-style-name="P2" draw:layer="layout" svg:x1="19.516cm" svg:y1="5.772cm" svg:x2="18.788cm" svg:y2="5.528cm">
          <text:p/>
        </draw:line>
        <draw:path draw:style-name="gr8" draw:text-style-name="P2" draw:layer="layout" svg:width="0.113cm" svg:height="0.099cm" svg:x="20.249cm" svg:y="4.695cm" svg:viewBox="0 0 114 100" svg:d="M0 100c28-39 67-72 114-100">
          <text:p/>
        </draw:path>
        <draw:polyline draw:style-name="gr8" draw:text-style-name="P2" draw:layer="layout" svg:width="0.342cm" svg:height="0.166cm" svg:x="20.362cm" svg:y="4.529cm" svg:viewBox="0 0 343 167" draw:points="0,167 25,149 46,132 70,118 95,100 120,86 144,72 169,61 194,47 219,40 243,29 268,19 293,12 317,7 343,0">
          <text:p/>
        </draw:polyline>
        <draw:line draw:style-name="gr8" draw:text-style-name="P2" draw:layer="layout" svg:x1="20.566cm" svg:y1="7.666cm" svg:x2="21.665cm" svg:y2="6.205cm">
          <text:p/>
        </draw:line>
        <draw:line draw:style-name="gr8" draw:text-style-name="P2" draw:layer="layout" svg:x1="20.566cm" svg:y1="6.547cm" svg:x2="20.566cm" svg:y2="7.665cm">
          <text:p/>
        </draw:line>
        <draw:line draw:style-name="gr8" draw:text-style-name="P2" draw:layer="layout" svg:x1="20.536cm" svg:y1="7.656cm" svg:x2="20.252cm" svg:y2="7.56cm">
          <text:p/>
        </draw:line>
        <draw:line draw:style-name="gr8" draw:text-style-name="P2" draw:layer="layout" svg:x1="19.272cm" svg:y1="6.117cm" svg:x2="19.272cm" svg:y2="7.235cm">
          <text:p/>
        </draw:line>
        <draw:path draw:style-name="gr8" draw:text-style-name="P2" draw:layer="layout" svg:width="0.049cm" svg:height="0.089cm" svg:x="19.272cm" svg:y="6.028cm" svg:viewBox="0 0 50 90" svg:d="M0 90c15-33 29-61 50-90">
          <text:p/>
        </draw:path>
        <draw:path draw:style-name="gr8" draw:text-style-name="P2" draw:layer="layout" svg:width="1.245cm" svg:height="0.67cm" svg:x="19.321cm" svg:y="5.877cm" svg:viewBox="0 0 1246 671" svg:d="M0 151c124-165 388-197 663-84 279 116 508 356 583 604">
          <text:p/>
        </draw:path>
        <draw:path draw:style-name="gr8" draw:text-style-name="P2" draw:layer="layout" svg:width="0.031cm" svg:height="0.096cm" svg:x="19.639cm" svg:y="6.254cm" svg:viewBox="0 0 32 97" svg:d="M0 97c0-37 10-72 32-97">
          <text:p/>
        </draw:path>
        <draw:path draw:style-name="gr8" draw:text-style-name="P2" draw:layer="layout" svg:width="0.54cm" svg:height="0.352cm" svg:x="19.67cm" svg:y="6.188cm" svg:viewBox="0 0 541 353" svg:d="M0 66c61-81 192-88 322-17 127 67 219 194 219 304">
          <text:p/>
        </draw:path>
        <draw:path draw:style-name="gr8" draw:text-style-name="P2" draw:layer="layout" svg:width="0.032cm" svg:height="0.095cm" svg:x="20.178cm" svg:y="6.54cm" svg:viewBox="0 0 33 96" svg:d="M33 0c0 39-10 72-33 96">
          <text:p/>
        </draw:path>
        <draw:path draw:style-name="gr8" draw:text-style-name="P2" draw:layer="layout" svg:width="0.543cm" svg:height="0.351cm" svg:x="19.639cm" svg:y="6.35cm" svg:viewBox="0 0 544 352" svg:d="M544 286c-60 81-194 88-321 18-132-67-223-195-223-304">
          <text:p/>
        </draw:path>
        <draw:path draw:style-name="gr8" draw:text-style-name="P2" draw:layer="layout" svg:width="0.021cm" svg:height="0.05cm" svg:x="16.661cm" svg:y="4.395cm" svg:viewBox="0 0 22 51" svg:d="M22 0c-14 14-22 32-22 51">
          <text:p/>
        </draw:path>
        <draw:path draw:style-name="gr8" draw:text-style-name="P2" draw:layer="layout" svg:width="0.007cm" svg:height="0.017cm" svg:x="16.661cm" svg:y="4.445cm" svg:viewBox="0 0 8 18" svg:d="M0 0c0 4 5 15 8 18">
          <text:p/>
        </draw:path>
        <draw:path draw:style-name="gr8" draw:text-style-name="P2" draw:layer="layout" svg:width="0.074cm" svg:height="0.049cm" svg:x="16.679cm" svg:y="4.346cm" svg:viewBox="0 0 75 50" svg:d="M75 0c-32 10-57 28-75 50">
          <text:p/>
        </draw:path>
        <draw:path draw:style-name="gr8" draw:text-style-name="P2" draw:layer="layout" svg:width="0.162cm" svg:height="0.113cm" svg:x="21.66cm" svg:y="6.053cm" svg:viewBox="0 0 163 114" svg:d="M0 114c92-3 163-53 163-114">
          <text:p/>
        </draw:path>
        <draw:path draw:style-name="gr8" draw:text-style-name="P2" draw:layer="layout" svg:width="0.162cm" svg:height="0.109cm" svg:x="21.66cm" svg:y="5.944cm" svg:viewBox="0 0 163 110" svg:d="M163 110c0-61-71-110-163-110">
          <text:p/>
        </draw:path>
        <draw:path draw:style-name="gr8" draw:text-style-name="P2" draw:layer="layout" svg:width="0.136cm" svg:height="0.191cm" svg:x="20.61cm" svg:y="4.642cm" svg:viewBox="0 0 137 192" svg:d="M27 0c-14 22-21 40-25 54-3 14-3 25 0 35 4 14 14 32 29 43 14 14 31 28 67 45 10 4 24 11 39 15">
          <text:p/>
        </draw:path>
        <draw:path draw:style-name="gr8" draw:text-style-name="P2" draw:layer="layout" svg:width="0.173cm" svg:height="0.024cm" svg:x="20.746cm" svg:y="4.833cm" svg:viewBox="0 0 174 25" svg:d="M0 0c22 8 39 15 57 18 25 4 46 7 63 7 18 0 40 0 54 0">
          <text:p/>
        </draw:path>
        <draw:path draw:style-name="gr8" draw:text-style-name="P2" draw:layer="layout" svg:width="0.459cm" svg:height="0.329cm" svg:x="20.637cm" svg:y="4.528cm" svg:viewBox="0 0 460 330" svg:d="M283 330c28 0 53-7 78-14 10-7 25-14 35-21 14-7 25-18 35-32 11-14 18-29 22-43 3-14 7-25 7-39 0-28-7-49-18-74-14-25-32-46-64-67-10-7-24-14-38-21-18-7-36-14-53-14-18-4-39-7-53-4-25 0-51 4-72 11-21 3-42 10-60 21-17 7-35 18-53 32-17 14-35 28-49 49">
          <text:p/>
        </draw:path>
        <draw:line draw:style-name="gr8" draw:text-style-name="P2" draw:layer="layout" svg:x1="20.566cm" svg:y1="6.548cm" svg:x2="21.665cm" svg:y2="5.087cm">
          <text:p/>
        </draw:line>
        <draw:path draw:style-name="gr8" draw:text-style-name="P2" draw:layer="layout" svg:width="0.879cm" svg:height="0.674cm" svg:x="20.785cm" svg:y="4.416cm" svg:viewBox="0 0 880 675" svg:d="M0 0c177 7 371 81 536 208 170 131 294 297 344 467">
          <text:p/>
        </draw:path>
        <draw:line draw:style-name="gr8" draw:text-style-name="P2" draw:layer="layout" svg:x1="21.66cm" svg:y1="5.087cm" svg:x2="21.66cm" svg:y2="6.205cm">
          <text:p/>
        </draw:line>
        <draw:line draw:style-name="gr8" draw:text-style-name="P2" draw:layer="layout" svg:x1="19.639cm" svg:y1="6.351cm" svg:x2="19.756cm" svg:y2="6.198cm">
          <text:p/>
        </draw:line>
        <draw:path draw:style-name="gr8" draw:text-style-name="P2" draw:layer="layout" svg:width="0.018cm" svg:height="0.049cm" svg:x="20.683cm" svg:y="4.706cm" svg:viewBox="0 0 19 50" svg:d="M19 0c-16 21-19 36-19 50">
          <text:p/>
        </draw:path>
        <draw:path draw:style-name="gr8" draw:text-style-name="P2" draw:layer="layout" svg:width="0.081cm" svg:height="0.089cm" svg:x="20.683cm" svg:y="4.751cm" svg:viewBox="0 0 82 90" svg:d="M0 0c0 7 0 15 3 22 4 10 12 21 23 32 10 11 24 22 45 32 4 0 7 0 11 4">
          <text:p/>
        </draw:path>
        <draw:path draw:style-name="gr8" draw:text-style-name="P2" draw:layer="layout" svg:width="0.117cm" svg:height="0.102cm" svg:x="20.905cm" svg:y="4.755cm" svg:viewBox="0 0 118 103" svg:d="M0 103c14 0 28-3 43-10 11-5 18-8 29-15 10-7 17-15 28-25 14-21 18-39 18-53">
          <text:p/>
        </draw:path>
        <draw:path draw:style-name="gr8" draw:text-style-name="P2" draw:layer="layout" svg:width="0.321cm" svg:height="0.124cm" svg:x="20.701cm" svg:y="4.631cm" svg:viewBox="0 0 322 125" svg:d="M322 125v-4c0-22-8-36-18-53-11-15-21-29-42-43-7-3-15-7-25-10-11-4-21-11-32-11-14-4-28-4-35-4-35 0-60 8-92 18-10 4-25 11-39 18-10 10-28 21-39 39">
          <text:p/>
        </draw:path>
        <draw:path draw:style-name="gr8" draw:text-style-name="P2" draw:layer="layout" svg:width="0.215cm" svg:height="0.076cm" svg:x="18.069cm" svg:y="2.048cm" svg:viewBox="0 0 216 77" svg:d="M0 42c24-29 74-47 128-40 53 11 88 40 88 75">
          <text:p/>
        </draw:path>
        <draw:path draw:style-name="gr8" draw:text-style-name="P2" draw:layer="layout" svg:width="0.226cm" svg:height="0.078cm" svg:x="18.058cm" svg:y="2.123cm" svg:viewBox="0 0 227 79" svg:d="M227 0c0 43-53 79-113 79-64 0-114-36-114-79">
          <text:p/>
        </draw:path>
        <draw:path draw:style-name="gr8" draw:text-style-name="P2" draw:layer="layout" svg:width="0.011cm" svg:height="0.035cm" svg:x="18.058cm" svg:y="2.088cm" svg:viewBox="0 0 12 36" svg:d="M0 36c0-11 4-22 12-36">
          <text:p/>
        </draw:path>
        <draw:path draw:style-name="gr8" draw:text-style-name="P2" draw:layer="layout" svg:width="0.392cm" svg:height="0.141cm" svg:x="17.984cm" svg:y="1.986cm" svg:viewBox="0 0 393 142" svg:d="M0 78c46-57 141-89 234-75 95 18 159 72 159 139">
          <text:p/>
        </draw:path>
        <draw:path draw:style-name="gr8" draw:text-style-name="P2" draw:layer="layout" svg:width="0.413cm" svg:height="0.139cm" svg:x="17.963cm" svg:y="2.123cm" svg:viewBox="0 0 414 140" svg:d="M414 0c0 79-93 140-206 140-116 0-208-61-208-140">
          <text:p/>
        </draw:path>
        <draw:path draw:style-name="gr8" draw:text-style-name="P2" draw:layer="layout" svg:width="0.028cm" svg:height="0.06cm" svg:x="17.963cm" svg:y="2.063cm" svg:viewBox="0 0 29 61" svg:d="M0 61c0-21 11-43 29-61">
          <text:p/>
        </draw:path>
        <draw:path draw:style-name="gr8" draw:text-style-name="P2" draw:layer="layout" svg:width="0.413cm" svg:height="0.138cm" svg:x="17.963cm" svg:y="2.151cm" svg:viewBox="0 0 414 139" svg:d="M414 0c0 78-93 139-206 139-116 0-208-61-208-139">
          <text:p/>
        </draw:path>
        <draw:path draw:style-name="gr8" draw:text-style-name="P2" draw:layer="layout" svg:width="0.374cm" svg:height="0.127cm" svg:x="17.984cm" svg:y="2.247cm" svg:viewBox="0 0 375 128" svg:d="M375 0c0 70-85 128-187 128-107 0-188-58-188-128">
          <text:p/>
        </draw:path>
        <draw:path draw:style-name="gr8" draw:text-style-name="P2" draw:layer="layout" svg:width="0.007cm" svg:height="0.036cm" svg:x="18.358cm" svg:y="2.218cm" svg:viewBox="0 0 8 37" svg:d="M0 0c4 12 8 26 8 37">
          <text:p/>
        </draw:path>
        <draw:path draw:style-name="gr8" draw:text-style-name="P2" draw:layer="layout" svg:width="0.388cm" svg:height="0.127cm" svg:x="17.977cm" svg:y="2.254cm" svg:viewBox="0 0 389 128" svg:d="M389 0c0 70-88 128-194 128-109 0-195-58-195-128">
          <text:p/>
        </draw:path>
        <draw:path draw:style-name="gr8" draw:text-style-name="P2" draw:layer="layout" svg:width="0.007cm" svg:height="0.036cm" svg:x="17.977cm" svg:y="2.218cm" svg:viewBox="0 0 8 37" svg:d="M0 37c0-11 0-25 8-37">
          <text:p/>
        </draw:path>
        <draw:path draw:style-name="gr8" draw:text-style-name="P2" draw:layer="layout" svg:width="0.388cm" svg:height="0.131cm" svg:x="17.977cm" svg:y="2.278cm" svg:viewBox="0 0 389 132" svg:d="M389 0c0 75-88 132-194 132-109 0-195-57-195-132">
          <text:p/>
        </draw:path>
        <draw:path draw:style-name="gr8" draw:text-style-name="P2" draw:layer="layout" svg:width="0.216cm" svg:height="0.077cm" svg:x="20.739cm" svg:y="3.005cm" svg:viewBox="0 0 217 78" svg:d="M217 35c-25 33-78 51-127 40-50-7-90-40-90-75">
          <text:p/>
        </draw:path>
        <draw:path draw:style-name="gr8" draw:text-style-name="P2" draw:layer="layout" svg:width="0.226cm" svg:height="0.078cm" svg:x="20.739cm" svg:y="2.931cm" svg:viewBox="0 0 227 79" svg:d="M0 79c0-47 50-79 114-79 60 0 113 32 113 79">
          <text:p/>
        </draw:path>
        <draw:path draw:style-name="gr8" draw:text-style-name="P2" draw:layer="layout" svg:width="0.014cm" svg:height="0.035cm" svg:x="20.951cm" svg:y="3.005cm" svg:viewBox="0 0 15 36" svg:d="M15 0c0 14-4 26-15 36">
          <text:p/>
        </draw:path>
        <draw:path draw:style-name="gr8" draw:text-style-name="P2" draw:layer="layout" svg:width="0.395cm" svg:height="0.142cm" svg:x="20.644cm" svg:y="3.005cm" svg:viewBox="0 0 396 143" svg:d="M396 65c-46 56-141 89-236 74-93-18-160-71-160-139">
          <text:p/>
        </draw:path>
        <draw:path draw:style-name="gr8" draw:text-style-name="P2" draw:layer="layout" svg:width="0.416cm" svg:height="0.141cm" svg:x="20.644cm" svg:y="2.868cm" svg:viewBox="0 0 417 142" svg:d="M0 142c0-78 92-142 208-142 113 0 209 64 209 142">
          <text:p/>
        </draw:path>
        <draw:path draw:style-name="gr8" draw:text-style-name="P2" draw:layer="layout" svg:width="0.024cm" svg:height="0.064cm" svg:x="21.036cm" svg:y="3.005cm" svg:viewBox="0 0 25 65" svg:d="M25 0c0 25-11 46-25 65">
          <text:p/>
        </draw:path>
        <draw:path draw:style-name="gr8" draw:text-style-name="P2" draw:layer="layout" svg:width="0.395cm" svg:height="0.141cm" svg:x="20.644cm" svg:y="3.033cm" svg:viewBox="0 0 396 142" svg:d="M396 64c-46 57-141 89-236 75-93-18-160-72-160-139">
          <text:p/>
        </draw:path>
        <draw:path draw:style-name="gr8" draw:text-style-name="P2" draw:layer="layout" svg:width="0.024cm" svg:height="0.064cm" svg:x="21.036cm" svg:y="3.033cm" svg:viewBox="0 0 25 65" svg:d="M25 0c0 22-11 44-25 65">
          <text:p/>
        </draw:path>
        <draw:path draw:style-name="gr8" draw:text-style-name="P2" draw:layer="layout" svg:width="0.357cm" svg:height="0.127cm" svg:x="20.665cm" svg:y="3.129cm" svg:viewBox="0 0 358 128" svg:d="M358 56c-39 53-127 82-213 68-85-15-145-64-145-124">
          <text:p/>
        </draw:path>
        <draw:path draw:style-name="gr8" draw:text-style-name="P2" draw:layer="layout" svg:width="0.021cm" svg:height="0.056cm" svg:x="21.018cm" svg:y="3.129cm" svg:viewBox="0 0 22 57" svg:d="M22 0c0 21-7 39-22 57">
          <text:p/>
        </draw:path>
        <draw:path draw:style-name="gr8" draw:text-style-name="P2" draw:layer="layout" svg:width="0.367cm" svg:height="0.131cm" svg:x="20.658cm" svg:y="3.136cm" svg:viewBox="0 0 368 132" svg:d="M368 57c-39 57-130 85-215 71-92-14-153-67-153-128">
          <text:p/>
        </draw:path>
        <draw:path draw:style-name="gr8" draw:text-style-name="P2" draw:layer="layout" svg:width="0.007cm" svg:height="0.036cm" svg:x="20.658cm" svg:y="3.1cm" svg:viewBox="0 0 8 37" svg:d="M0 37c0-12 0-26 8-37">
          <text:p/>
        </draw:path>
        <draw:path draw:style-name="gr8" draw:text-style-name="P2" draw:layer="layout" svg:width="0.007cm" svg:height="0.036cm" svg:x="21.039cm" svg:y="3.1cm" svg:viewBox="0 0 8 37" svg:d="M0 0c4 11 8 25 8 37">
          <text:p/>
        </draw:path>
        <draw:path draw:style-name="gr8" draw:text-style-name="P2" draw:layer="layout" svg:width="0.021cm" svg:height="0.056cm" svg:x="21.025cm" svg:y="3.136cm" svg:viewBox="0 0 22 57" svg:d="M22 0c0 21-7 40-22 57">
          <text:p/>
        </draw:path>
        <draw:path draw:style-name="gr8" draw:text-style-name="P2" draw:layer="layout" svg:width="0.367cm" svg:height="0.13cm" svg:x="20.658cm" svg:y="3.164cm" svg:viewBox="0 0 368 131" svg:d="M368 57c-39 53-130 85-215 71-92-14-153-67-153-128">
          <text:p/>
        </draw:path>
        <draw:path draw:style-name="gr8" draw:text-style-name="P2" draw:layer="layout" svg:width="0.021cm" svg:height="0.056cm" svg:x="21.025cm" svg:y="3.164cm" svg:viewBox="0 0 22 57" svg:d="M22 0c0 18-7 39-22 57">
          <text:p/>
        </draw:path>
        <draw:line draw:style-name="gr8" draw:text-style-name="P2" draw:layer="layout" svg:x1="17.364cm" svg:y1="4.382cm" svg:x2="16.894cm" svg:y2="4.222cm">
          <text:p/>
        </draw:line>
        <draw:line draw:style-name="gr8" draw:text-style-name="P2" draw:layer="layout" svg:x1="15.215cm" svg:y1="8.611cm" svg:x2="15.689cm" svg:y2="8.771cm">
          <text:p/>
        </draw:line>
        <draw:line draw:style-name="gr8" draw:text-style-name="P2" draw:layer="layout" svg:x1="16.132cm" svg:y1="8.674cm" svg:x2="16.676cm" svg:y2="8.855cm">
          <text:p/>
        </draw:line>
        <draw:line draw:style-name="gr8" draw:text-style-name="P2" draw:layer="layout" svg:x1="15.208cm" svg:y1="6.353cm" svg:x2="15.208cm" svg:y2="6.088cm">
          <text:p/>
        </draw:line>
        <draw:line draw:style-name="gr8" draw:text-style-name="P2" draw:layer="layout" svg:x1="17.738cm" svg:y1="3.672cm" svg:x2="17.233cm" svg:y2="4.34cm">
          <text:p/>
        </draw:line>
        <draw:line draw:style-name="gr8" draw:text-style-name="P2" draw:layer="layout" svg:x1="22.055cm" svg:y1="6.293cm" svg:x2="22.055cm" svg:y2="6.032cm">
          <text:p/>
        </draw:line>
        <draw:line draw:style-name="gr8" draw:text-style-name="P2" draw:layer="layout" svg:x1="20.25cm" svg:y1="4.794cm" svg:x2="19.321cm" svg:y2="6.033cm">
          <text:p/>
        </draw:line>
        <draw:line draw:style-name="gr8" draw:text-style-name="P2" draw:layer="layout" svg:x1="18.376cm" svg:y1="2.123cm" svg:x2="18.376cm" svg:y2="2.151cm">
          <text:p/>
        </draw:line>
        <draw:line draw:style-name="gr8" draw:text-style-name="P2" draw:layer="layout" svg:x1="17.963cm" svg:y1="2.123cm" svg:x2="17.963cm" svg:y2="2.151cm">
          <text:p/>
        </draw:line>
        <draw:line draw:style-name="gr8" draw:text-style-name="P2" draw:layer="layout" svg:x1="18.358cm" svg:y1="2.208cm" svg:x2="18.358cm" svg:y2="2.247cm">
          <text:p/>
        </draw:line>
        <draw:line draw:style-name="gr8" draw:text-style-name="P2" draw:layer="layout" svg:x1="17.984cm" svg:y1="2.208cm" svg:x2="17.984cm" svg:y2="2.247cm">
          <text:p/>
        </draw:line>
        <draw:line draw:style-name="gr8" draw:text-style-name="P2" draw:layer="layout" svg:x1="18.365cm" svg:y1="2.254cm" svg:x2="18.365cm" svg:y2="2.278cm">
          <text:p/>
        </draw:line>
        <draw:line draw:style-name="gr8" draw:text-style-name="P2" draw:layer="layout" svg:x1="17.977cm" svg:y1="2.254cm" svg:x2="17.977cm" svg:y2="2.278cm">
          <text:p/>
        </draw:line>
        <draw:line draw:style-name="gr8" draw:text-style-name="P2" draw:layer="layout" svg:x1="21.057cm" svg:y1="3.005cm" svg:x2="21.057cm" svg:y2="3.033cm">
          <text:p/>
        </draw:line>
        <draw:line draw:style-name="gr8" draw:text-style-name="P2" draw:layer="layout" svg:x1="20.644cm" svg:y1="3.005cm" svg:x2="20.644cm" svg:y2="3.033cm">
          <text:p/>
        </draw:line>
        <draw:line draw:style-name="gr8" draw:text-style-name="P2" draw:layer="layout" svg:x1="21.039cm" svg:y1="3.09cm" svg:x2="21.039cm" svg:y2="3.129cm">
          <text:p/>
        </draw:line>
        <draw:line draw:style-name="gr8" draw:text-style-name="P2" draw:layer="layout" svg:x1="20.665cm" svg:y1="3.09cm" svg:x2="20.665cm" svg:y2="3.129cm">
          <text:p/>
        </draw:line>
        <draw:line draw:style-name="gr8" draw:text-style-name="P2" draw:layer="layout" svg:x1="21.046cm" svg:y1="3.136cm" svg:x2="21.046cm" svg:y2="3.164cm">
          <text:p/>
        </draw:line>
        <draw:line draw:style-name="gr8" draw:text-style-name="P2" draw:layer="layout" svg:x1="20.658cm" svg:y1="3.136cm" svg:x2="20.658cm" svg:y2="3.164cm">
          <text:p/>
        </draw:line>
        <draw:path draw:style-name="gr1" draw:text-style-name="P1" draw:layer="layout" svg:width="6.156cm" svg:height="7.123cm" svg:x="22.313cm" svg:y="2.183cm" svg:viewBox="0 0 6157 7124" svg:d="M6157 300v448 2435c0 4-4 11-4 14 0 25-7 53-17 89-11 24-22 49-39 77-18 32-46 64-85 92-35 25-78 46-127 60-176 35-363 74-555 113l-670 137-385 78-1206 2145c-7 14-14 28-21 42-11 21-18 32-18 32h-596v762c0 21 0 46 0 67 0 11 0 21 0 32 0 10 0 21 0 31 0 11 0 18 0 29 0 10 0 17 0 28 0 7 0 18 0 25s0 14 0 21 0 14 0 21c0 3 0 11 0 14 0 7 0 11 0 14 0 4 0 7 0 11v3c0 4 0 4 0 4h-526v-4-3c0-4 0-7 0-11 0-3 0-7 0-14 0-3 0-11 0-14 0-7 0-14 0-21s0-14 0-21 0-18 0-25c0-11 0-18 0-28 0-11 0-18 0-29 0-10 0-21 0-31 0-11 0-21 0-32 0-21 0-46 0-67v-261-7-7-18-21-28-32-28-32-32-24-25-14-11-3-219h-204v-4l-4-3v-4-3c0-4 0-4 0-7-3-4-3-7-3-11-4-14-11-28-11-42l-550-2085h-611l-232-275c-75-85-142-163-202-233-28-32-52-71-67-106-14-35-21-67-24-92 0-3 0-7 0-10v-2439-448c0-166 134-300 300-300h5557c166 0 300 134 300 300z">
          <text:p/>
        </draw:path>
        <draw:polygon draw:style-name="gr7" draw:text-style-name="P2" draw:layer="layout" svg:width="0cm" svg:height="0cm" svg:x="25.389cm" svg:y="5.743cm" svg:viewBox="0 0 0 0" draw:points="0,0">
          <text:p/>
        </draw:polygon>
        <draw:path draw:style-name="gr1" draw:text-style-name="P1" draw:layer="layout" svg:width="6.156cm" svg:height="0.748cm" svg:x="22.313cm" svg:y="2.183cm" svg:viewBox="0 0 6157 749" svg:d="M6157 300v449h-184-49-74-92-109-124-137-139-141-134-124-109-95-71-49-1577-49-71-92-109-120-134-134-138-130-124-109-92-70-50-1527v-449c0-166 134-300 300-300h5557c166 0 300 134 300 300z">
          <text:p/>
        </draw:path>
        <draw:polygon draw:style-name="gr7" draw:text-style-name="P2" draw:layer="layout" svg:width="0cm" svg:height="0cm" svg:x="25.389cm" svg:y="5.743cm" svg:viewBox="0 0 0 0" draw:points="0,0">
          <text:p/>
        </draw:polygon>
        <draw:path draw:style-name="gr1" draw:text-style-name="P1" draw:layer="layout" svg:width="1.531cm" svg:height="2.448cm" svg:x="22.313cm" svg:y="2.931cm" svg:viewBox="0 0 1532 2449" svg:d="M0 2449h222c-4-14-7-31-7-45 0-68 39-124 99-152 56-28 127-18 176 28 46 42 67 109 46 169h996v-2449h-1532v2439c0 3 0 7 0 10z">
          <text:p/>
        </draw:path>
        <draw:polygon draw:style-name="gr7" draw:text-style-name="P2" draw:layer="layout" svg:width="0cm" svg:height="0cm" svg:x="25.389cm" svg:y="5.743cm" svg:viewBox="0 0 0 0" draw:points="0,0">
          <text:p/>
        </draw:polygon>
        <draw:polygon draw:style-name="gr1" draw:text-style-name="P1" draw:layer="layout" svg:width="1.446cm" svg:height="2.448cm" svg:x="26.839cm" svg:y="2.931cm" svg:viewBox="0 0 1447 2449" draw:points="0,2449 49,2449 120,2449 215,2449 324,2449 448,2449 582,2449 723,2449 861,2449 995,2449 1093,2449 1118,2449 1231,2449 1323,2449 1398,2449 1412,2449 1447,2449 1447,0 1398,0 1323,0 1231,0 1118,0 995,0 861,0 723,0 582,0 448,0 324,0 215,0 120,0 49,0 0,0 466,0 466,187 444,198 420,208 398,215 377,226 356,240 335,251 314,265 293,279 271,293 254,307 233,325 215,339 197,356 180,374 0,374">
          <text:p/>
        </draw:polygon>
        <draw:polygon draw:style-name="gr7" draw:text-style-name="P2" draw:layer="layout" svg:width="0cm" svg:height="0cm" svg:x="25.389cm" svg:y="5.743cm" svg:viewBox="0 0 0 0" draw:points="0,0">
          <text:p/>
        </draw:polygon>
        <draw:polygon draw:style-name="gr1" draw:text-style-name="P1" draw:layer="layout" svg:width="1.422cm" svg:height="2.448cm" svg:x="23.84cm" svg:y="2.931cm" svg:viewBox="0 0 1423 2449" draw:points="907,2449 956,2449 1009,2449 1060,2449 1105,2449 1151,2449 1194,2449 1232,2449 1271,2449 1303,2449 1335,2449 1363,2449 1388,2449 1405,2449 1423,2449 1423,374 1250,374 1232,356 1215,339 1197,325 1180,307 1158,293 1141,279 1120,265 1098,254 1077,240 1056,226 1035,215 1013,208 988,198 967,187 967,0 0,0 0,2449 14,2449 28,2449 46,2449 67,2449 92,2449 117,2449 141,2449 170,2449 201,2449 233,2449 268,2449 304,2449 342,2449 381,2449">
          <text:p/>
        </draw:polygon>
        <draw:polygon draw:style-name="gr7" draw:text-style-name="P2" draw:layer="layout" svg:width="0cm" svg:height="0cm" svg:x="25.389cm" svg:y="5.743cm" svg:viewBox="0 0 0 0" draw:points="0,0">
          <text:p/>
        </draw:polygon>
        <draw:polygon draw:style-name="gr1" draw:text-style-name="P1" draw:layer="layout" svg:width="1.577cm" svg:height="2.074cm" svg:x="25.262cm" svg:y="3.305cm" svg:viewBox="0 0 1578 2075" draw:points="1578,2075 1578,0 0,0 0,2075">
          <text:p/>
        </draw:polygon>
        <draw:polygon draw:style-name="gr7" draw:text-style-name="P2" draw:layer="layout" svg:width="0cm" svg:height="0cm" svg:x="25.389cm" svg:y="5.743cm" svg:viewBox="0 0 0 0" draw:points="0,0">
          <text:p/>
        </draw:polygon>
        <draw:polygon draw:style-name="gr1" draw:text-style-name="P1" draw:layer="layout" svg:width="2.896cm" svg:height="2.36cm" svg:x="24.747cm" svg:y="5.81cm" svg:viewBox="0 0 2897 2361" draw:points="0,198 0,0 2897,0 2226,138 1887,138 1841,216 635,2361 0,2361 0,611 0,329">
          <text:p/>
        </draw:polygon>
        <draw:polygon draw:style-name="gr7" draw:text-style-name="P2" draw:layer="layout" svg:width="0cm" svg:height="0cm" svg:x="25.389cm" svg:y="5.743cm" svg:viewBox="0 0 0 0" draw:points="0,0">
          <text:p/>
        </draw:polygon>
        <draw:polygon draw:style-name="gr1" draw:text-style-name="P1" draw:layer="layout" svg:width="0.526cm" svg:height="3.327cm" svg:x="24.221cm" svg:y="5.679cm" svg:viewBox="0 0 527 3328" draw:points="527,325 527,131 527,0 0,0 0,131 0,325 0,459 0,462 0,473 0,487 0,512 0,536 0,568 0,600 0,628 0,660 0,688 0,709 0,727 0,734 0,741 0,2491 0,2565 0,2785 0,2788 0,2799 0,2813 0,2838 0,2862 0,2894 0,2926 0,2954 0,2986 0,3014 0,3035 0,3053 0,3060 0,3067 0,3328 527,3328 527,2565 527,2491 527,741 527,459">
          <text:p/>
        </draw:polygon>
        <draw:polygon draw:style-name="gr7" draw:text-style-name="P2" draw:layer="layout" svg:width="0cm" svg:height="0cm" svg:x="25.389cm" svg:y="5.743cm" svg:viewBox="0 0 0 0" draw:points="0,0">
          <text:p/>
        </draw:polygon>
        <draw:path draw:style-name="gr1" draw:text-style-name="P1" draw:layer="layout" svg:width="3.718cm" svg:height="0.431cm" svg:x="24.747cm" svg:y="5.379cm" svg:viewBox="0 0 3719 432" svg:d="M2092 0h49 71 95 109 124 134 141 138 134 103c4 14 7 29 21 46 7 11 18 25 35 39 4 4 11 7 22 14 10 4 21 7 38 14 7 0 22 4 36 4s28 0 35-4c11 0 21-3 28-7 11-3 21-10 28-14 15-10 25-18 32-28 25-25 32-46 39-64h35 180c0 25-7 53-17 89-11 24-22 49-39 77-18 28-46 60-85 88-35 29-78 50-127 64-176 35-364 74-555 114h-2896v-132-32-35-32-31-29-28-24-22-21-14-14-11-3-4h49 53 50 45 46 43 38 39 32 32 28 21 21 18z">
          <text:p/>
        </draw:path>
        <draw:polygon draw:style-name="gr7" draw:text-style-name="P2" draw:layer="layout" svg:width="0cm" svg:height="0cm" svg:x="25.389cm" svg:y="5.743cm" svg:viewBox="0 0 0 0" draw:points="0,0">
          <text:p/>
        </draw:polygon>
        <draw:polygon draw:style-name="gr1" draw:text-style-name="P1" draw:layer="layout" svg:width="1.615cm" svg:height="2.36cm" svg:x="22.606cm" svg:y="5.81cm" svg:viewBox="0 0 1616 2361" draw:points="1616,0 1616,198 1616,329 1616,332 1616,343 1616,361 1616,382 1616,410 1616,438 1616,470 1616,502 1616,530 1616,558 1616,579 1616,597 1616,608 1616,611 1616,2361 1394,2361 844,276 232,276 0,0">
          <text:p/>
        </draw:polygon>
        <draw:polygon draw:style-name="gr7" draw:text-style-name="P2" draw:layer="layout" svg:width="0cm" svg:height="0cm" svg:x="25.389cm" svg:y="5.743cm" svg:viewBox="0 0 0 0" draw:points="0,0">
          <text:p/>
        </draw:polygon>
        <draw:path draw:style-name="gr1" draw:text-style-name="P1" draw:layer="layout" svg:width="1.908cm" svg:height="0.431cm" svg:x="22.313cm" svg:y="5.379cm" svg:viewBox="0 0 1909 432" svg:d="M1909 300v132h-1616c-75-86-142-167-202-234-28-32-52-71-67-106-14-35-21-67-24-92h222c7 18 14 39 35 60 7 11 18 18 28 29 8 3 18 10 29 14 14 7 35 14 67 14 17 0 28-4 42-4 11-3 18-7 25-10 10-4 21-11 28-14 11-11 21-18 28-29 18-21 28-42 32-60h995 11 18 18 17 25 25 28 28 28 36 31 39 35 39v4 3 11 14 14 21 22 24 28 29 31 32 35z">
          <text:p/>
        </draw:path>
        <draw:polygon draw:style-name="gr7" draw:text-style-name="P2" draw:layer="layout" svg:width="0cm" svg:height="0cm" svg:x="25.389cm" svg:y="5.743cm" svg:viewBox="0 0 0 0" draw:points="0,0">
          <text:p/>
        </draw:polygon>
        <draw:polygon draw:style-name="gr1" draw:text-style-name="P1" draw:layer="layout" svg:width="2.501cm" svg:height="0.191cm" svg:x="24.807cm" svg:y="2.931cm" svg:viewBox="0 0 2502 192" draw:points="2033,0 2047,0 2068,0 2089,0 2114,0 2142,0 2170,0 2206,0 2241,0 2280,0 2319,0 2361,0 2407,0 2453,0 2502,0 2502,192 0,192 0,0 46,0 88,0 134,0 176,0 215,0 250,0 286,0 317,0 349,0 374,0 402,0 423,0 441,0 455,0">
          <text:p/>
        </draw:polygon>
        <draw:polygon draw:style-name="gr7" draw:text-style-name="P2" draw:layer="layout" svg:width="0cm" svg:height="0cm" svg:x="25.389cm" svg:y="5.743cm" svg:viewBox="0 0 0 0" draw:points="0,0">
          <text:p/>
        </draw:polygon>
        <draw:path draw:style-name="gr1" draw:text-style-name="P1" draw:layer="layout" svg:width="0.184cm" svg:height="2.448cm" svg:x="28.285cm" svg:y="2.931cm" svg:viewBox="0 0 185 2449" svg:d="M185 0v2435c0 4-4 11-4 14h-181v-2449z">
          <text:p/>
        </draw:path>
        <draw:polygon draw:style-name="gr7" draw:text-style-name="P2" draw:layer="layout" svg:width="0cm" svg:height="0cm" svg:x="25.389cm" svg:y="5.743cm" svg:viewBox="0 0 0 0" draw:points="0,0">
          <text:p/>
        </draw:polygon>
        <draw:polygon draw:style-name="gr1" draw:text-style-name="P1" draw:layer="layout" svg:width="2.501cm" svg:height="0.191cm" svg:x="24.807cm" svg:y="3.118cm" svg:viewBox="0 0 2502 192" draw:points="2213,192 2230,174 2248,153 2269,139 2287,121 2304,107 2326,93 2347,79 2368,65 2389,54 2410,40 2431,29 2456,22 2477,11 2502,0 0,0 21,11 42,22 67,29 88,40 109,54 130,68 152,79 169,93 190,107 208,121 229,139 247,153 264,174 282,192 455,192 2033,192">
          <text:p/>
        </draw:polygon>
        <draw:polygon draw:style-name="gr7" draw:text-style-name="P2" draw:layer="layout" svg:width="0cm" svg:height="0cm" svg:x="25.389cm" svg:y="5.743cm" svg:viewBox="0 0 0 0" draw:points="0,0">
          <text:p/>
        </draw:polygon>
        <draw:path draw:style-name="gr9" draw:text-style-name="P1" draw:layer="layout" svg:width="0.483cm" svg:height="0.488cm" svg:x="27.326cm" svg:y="3.062cm" svg:viewBox="0 0 484 489" svg:d="M0 244c0 35 7 64 14 88 7 21 17 39 32 57 14 21 35 42 56 56 25 18 53 32 99 39 14 3 35 7 49 3 21 0 39-3 53-7 25-7 46-14 64-24 17-11 28-21 42-36 21-17 35-38 50-67 4-10 11-28 18-45 3-18 7-39 7-64 0-21-4-42-7-60-7-21-14-35-18-46-18-36-36-61-61-82-24-18-53-35-95-46-14-7-28-7-46-10-21 0-42 0-56 3-21 4-39 11-53 14-25 11-46 25-60 39-18 14-32 28-42 46-15 19-25 36-32 57-7 25-14 53-14 85z">
          <text:p/>
        </draw:path>
        <draw:polygon draw:style-name="gr7" draw:text-style-name="P2" draw:layer="layout" svg:width="0cm" svg:height="0cm" svg:x="25.389cm" svg:y="5.743cm" svg:viewBox="0 0 0 0" draw:points="0,0">
          <text:p/>
        </draw:polygon>
        <draw:path draw:style-name="gr9" draw:text-style-name="P1" draw:layer="layout" svg:width="0.482cm" svg:height="0.489cm" svg:x="24.327cm" svg:y="3.062cm" svg:viewBox="0 0 483 490" svg:d="M0 247c0 31 7 56 15 81 7 21 18 42 32 60 14 21 35 42 56 60 25 14 53 28 96 38 14 0 31 4 49 4 14 0 28-4 39-7 28-4 49-11 67-21 21-11 39-25 56-39 14-18 29-35 43-56 14-25 24-50 28-92 3-14 3-32 0-50 0-24-7-42-11-60-10-31-24-53-42-78-14-18-32-35-57-53-24-14-56-25-102-32-14-3-32-3-49 0-21 0-39 4-53 11-25 7-42 14-60 28-14 11-32 21-42 35-18 18-32 44-43 72-15 24-22 56-22 99z">
          <text:p/>
        </draw:path>
        <draw:polygon draw:style-name="gr7" draw:text-style-name="P2" draw:layer="layout" svg:width="0cm" svg:height="0cm" svg:x="25.389cm" svg:y="5.743cm" svg:viewBox="0 0 0 0" draw:points="0,0">
          <text:p/>
        </draw:polygon>
        <draw:path draw:style-name="gr1" draw:text-style-name="P1" draw:layer="layout" svg:width="0.526cm" svg:height="0.3cm" svg:x="24.221cm" svg:y="9.006cm" svg:viewBox="0 0 527 301" svg:d="M527 301v-4-3c0-4 0-7 0-11 0-3 0-7 0-14 0-3 0-11 0-14 0-7 0-14 0-21s0-14 0-21 0-18 0-25c0-11 0-18 0-28 0-11 0-18 0-29 0-10 0-25 0-32 0-11 0-25 0-32 0-25 0-46 0-67h-527c0 21 0 42 0 67 0 7 0 21 0 32 0 7 0 22 0 32 0 11 0 18 0 29 0 10 0 17 0 28 0 7 0 18 0 25s0 14 0 21 0 14 0 21c0 3 0 11 0 14 0 7 0 11 0 14 0 4 0 7 0 11v3c0 4 0 4 0 4z">
          <text:p/>
        </draw:path>
        <draw:polygon draw:style-name="gr7" draw:text-style-name="P2" draw:layer="layout" svg:width="0cm" svg:height="0cm" svg:x="25.389cm" svg:y="5.743cm" svg:viewBox="0 0 0 0" draw:points="0,0">
          <text:p/>
        </draw:polygon>
        <draw:polygon draw:style-name="gr1" draw:text-style-name="P1" draw:layer="layout" svg:width="0.526cm" svg:height="0.3cm" svg:x="24.221cm" svg:y="5.379cm" svg:viewBox="0 0 527 301" draw:points="527,301 527,269 527,234 527,202 527,174 527,141 527,113 527,89 527,67 527,46 527,32 527,18 527,7 527,4 527,0 0,0 0,4 0,7 0,18 0,32 0,46 0,67 0,89 0,113 0,141 0,174 0,202 0,234 0,269 0,301">
          <text:p/>
        </draw:polygon>
        <draw:polygon draw:style-name="gr7" draw:text-style-name="P2" draw:layer="layout" svg:width="0cm" svg:height="0cm" svg:x="25.389cm" svg:y="5.743cm" svg:viewBox="0 0 0 0" draw:points="0,0">
          <text:p/>
        </draw:polygon>
        <draw:path draw:style-name="gr1" draw:text-style-name="P1" draw:layer="layout" svg:width="0.337cm" svg:height="0.34cm" svg:x="24.401cm" svg:y="3.138cm" svg:viewBox="0 0 338 341" svg:d="M0 172c0 24 4 42 11 60 7 17 14 31 24 42 11 14 25 28 43 39 17 10 35 21 60 24 10 0 21 4 31 4 11 0 18-4 25-4 18-3 32-7 43-14 31-14 52-31 75-63 10-18 21-36 24-67 0-11 4-25 0-39 0-18-3-32-10-46-7-22-21-40-33-54-14-14-25-25-42-32-18-10-39-17-67-21-18-3-46 0-64 7-32 7-53 21-70 39-15 14-25 28-36 50-7 18-14 43-14 75z">
          <text:p/>
        </draw:path>
        <draw:polygon draw:style-name="gr7" draw:text-style-name="P2" draw:layer="layout" svg:width="0cm" svg:height="0cm" svg:x="25.389cm" svg:y="5.743cm" svg:viewBox="0 0 0 0" draw:points="0,0">
          <text:p/>
        </draw:polygon>
        <draw:path draw:style-name="gr1" draw:text-style-name="P1" draw:layer="layout" svg:width="0.337cm" svg:height="0.34cm" svg:x="24.401cm" svg:y="3.138cm" svg:viewBox="0 0 338 341" svg:d="M0 172c0 24 4 42 11 60 7 17 14 31 24 42 11 14 25 28 43 39 17 10 35 21 60 24 10 0 21 4 31 4 11 0 18-4 25-4 18-3 32-7 43-14 31-14 52-31 75-63 10-18 21-36 24-67 0-11 4-25 0-39 0-18-3-32-10-46-7-22-21-40-33-54-14-14-25-25-42-32-18-10-39-17-67-21-18-3-46 0-64 7-32 7-53 21-70 39-15 14-25 28-36 50-7 18-14 43-14 75 0 14 0 28 4 42 7 21 14 42 28 56-14-14-21-35-28-56-4-14-4-28-4-42 0-11 0-18 0-29 0 11 0 18 0 29z">
          <text:p/>
        </draw:path>
        <draw:polygon draw:style-name="gr7" draw:text-style-name="P2" draw:layer="layout" svg:width="0cm" svg:height="0cm" svg:x="25.389cm" svg:y="5.743cm" svg:viewBox="0 0 0 0" draw:points="0,0">
          <text:p/>
        </draw:polygon>
        <draw:path draw:style-name="gr1" draw:text-style-name="P1" draw:layer="layout" svg:width="0.339cm" svg:height="0.336cm" svg:x="27.396cm" svg:y="3.138cm" svg:viewBox="0 0 340 337" svg:d="M43 281c10 14 24 25 42 35 18 7 35 14 60 21 11 0 22 0 36 0 11 0 21-3 32-3 28-7 49-21 70-39 15-11 25-25 39-46 4-7 7-17 11-32 7-14 7-28 7-49 0-18 0-32-7-46-4-14-7-25-11-35-14-21-28-40-46-54-17-14-38-21-63-28-11-4-18-4-32-4-10-3-25 0-36 0-14 4-25 4-32 7-18 7-32 14-42 25-11 7-25 18-32 33-11 10-18 24-25 39-7 17-10 38-14 63 4 28 7 49 14 64 7 17 14 31 25 42 0 0 4 3 4 7z">
          <text:p/>
        </draw:path>
        <draw:polygon draw:style-name="gr7" draw:text-style-name="P2" draw:layer="layout" svg:width="0cm" svg:height="0cm" svg:x="25.389cm" svg:y="5.743cm" svg:viewBox="0 0 0 0" draw:points="0,0">
          <text:p/>
        </draw:polygon>
        <draw:path draw:style-name="gr1" draw:text-style-name="P1" draw:layer="layout" svg:width="0.339cm" svg:height="0.336cm" svg:x="27.396cm" svg:y="3.138cm" svg:viewBox="0 0 340 337" svg:d="M25 253c-4-4-4-4-4-7-10-18-17-39-21-78 4 28 7 49 14 64 7 17 14 31 25 42 0 0 4 3 4 7-4-4-4-7-7-11 3 4 3 7 7 11 10 14 24 25 42 35 18 7 35 14 60 21 11 0 22 0 36 0 11 0 21-3 32-3 28-7 49-21 70-39 15-11 25-25 39-46 4-7 7-17 11-32 7-14 7-28 7-49 0-18 0-32-7-46-4-14-7-25-11-35-14-21-28-40-46-54-17-14-38-21-63-28-11-4-18-4-32-4-10-3-25 0-36 0-14 4-25 4-32 7-18 7-32 14-42 25-11 7-25 18-32 33-11 10-18 24-25 39-7 17-10 38-14 63 4-21 7-39 11-53 7-18 14-28 21-39v-3 3c-7 11-14 21-21 39-4 14-7 32-11 53 4 39 11 60 21 78 0 3 0 3 4 7z">
          <text:p/>
        </draw:path>
        <draw:polygon draw:style-name="gr7" draw:text-style-name="P2" draw:layer="layout" svg:width="0cm" svg:height="0cm" svg:x="25.389cm" svg:y="5.743cm" svg:viewBox="0 0 0 0" draw:points="0,0">
          <text:p/>
        </draw:polygon>
        <draw:path draw:style-name="gr1" draw:text-style-name="P1" draw:layer="layout" svg:width="0.331cm" svg:height="0.33cm" svg:x="22.528cm" svg:y="5.166cm" svg:viewBox="0 0 332 331" svg:d="M325 213c-7 18-14 39-35 65-7 7-14 18-28 25-7 7-18 10-25 14-7 3-17 7-28 10-11 4-25 4-42 4-33 0-54-4-68-11-11-7-18-10-25-14-14-10-25-21-32-28-21-26-28-47-35-65-4-14-7-31-7-45 0-68 39-124 99-152 61-28 128-18 177 28 49 42 67 109 49 169z">
          <text:p/>
        </draw:path>
        <draw:polygon draw:style-name="gr7" draw:text-style-name="P2" draw:layer="layout" svg:width="0cm" svg:height="0cm" svg:x="25.389cm" svg:y="5.743cm" svg:viewBox="0 0 0 0" draw:points="0,0">
          <text:p/>
        </draw:polygon>
        <draw:path draw:style-name="gr9" draw:text-style-name="P1" draw:layer="layout" svg:width="0.332cm" svg:height="0.332cm" svg:x="27.925cm" svg:y="2.391cm" svg:viewBox="0 0 333 333" svg:d="M333 167c0 92-74 166-166 166s-167-74-167-166c0-93 75-167 167-167s166 74 166 167z">
          <text:p/>
        </draw:path>
        <draw:polygon draw:style-name="gr7" draw:text-style-name="P2" draw:layer="layout" svg:width="0cm" svg:height="0cm" svg:x="25.389cm" svg:y="5.743cm" svg:viewBox="0 0 0 0" draw:points="0,0">
          <text:p/>
        </draw:polygon>
        <draw:path draw:style-name="gr9" draw:text-style-name="P1" draw:layer="layout" svg:width="0.332cm" svg:height="0.332cm" svg:x="22.528cm" svg:y="2.391cm" svg:viewBox="0 0 333 333" svg:d="M333 167c0 92-75 166-166 166-93 0-167-74-167-166 0-93 74-167 167-167 91 0 166 74 166 167z">
          <text:p/>
        </draw:path>
        <draw:polygon draw:style-name="gr7" draw:text-style-name="P2" draw:layer="layout" svg:width="0cm" svg:height="0cm" svg:x="25.389cm" svg:y="5.743cm" svg:viewBox="0 0 0 0" draw:points="0,0">
          <text:p/>
        </draw:polygon>
        <draw:path draw:style-name="gr1" draw:text-style-name="P1" draw:layer="layout" svg:width="0.638cm" svg:height="0.074cm" svg:x="24.747cm" svg:y="8.17cm" svg:viewBox="0 0 639 75" svg:d="M0 75v-75h639c-10 15-17 29-24 43-11 21-18 32-18 32z">
          <text:p/>
        </draw:path>
        <draw:polygon draw:style-name="gr7" draw:text-style-name="P2" draw:layer="layout" svg:width="0cm" svg:height="0cm" svg:x="25.389cm" svg:y="5.743cm" svg:viewBox="0 0 0 0" draw:points="0,0">
          <text:p/>
        </draw:polygon>
        <draw:path draw:style-name="gr1" draw:text-style-name="P1" draw:layer="layout" svg:width="0.318cm" svg:height="0.117cm" svg:x="27.932cm" svg:y="5.379cm" svg:viewBox="0 0 319 118" svg:d="M0 0c4 14 11 33 25 47 7 14 18 25 32 39 7 4 14 7 25 14 10 4 21 11 38 14 8 4 23 4 37 4 10 0 24 0 35-4 11 0 21-3 28-7 11-3 21-7 28-14 15-7 25-18 32-25 25-24 32-49 39-68h-14-74-92-114z">
          <text:p/>
        </draw:path>
        <draw:polygon draw:style-name="gr7" draw:text-style-name="P2" draw:layer="layout" svg:width="0cm" svg:height="0cm" svg:x="25.389cm" svg:y="5.743cm" svg:viewBox="0 0 0 0" draw:points="0,0">
          <text:p/>
        </draw:polygon>
        <draw:path draw:style-name="gr1" draw:text-style-name="P1" draw:layer="layout" svg:width="0.222cm" svg:height="0.074cm" svg:x="23.999cm" svg:y="8.17cm" svg:viewBox="0 0 223 75" svg:d="M18 75v-4l-4-3v-4-3c0-4 0-4 0-7-3-4-3-7-3-11-4-14-11-28-11-43h223v75z">
          <text:p/>
        </draw:path>
        <draw:polygon draw:style-name="gr7" draw:text-style-name="P2" draw:layer="layout" svg:width="0cm" svg:height="0cm" svg:x="25.389cm" svg:y="5.743cm" svg:viewBox="0 0 0 0" draw:points="0,0">
          <text:p/>
        </draw:polygon>
        <draw:polygon draw:style-name="gr1" draw:text-style-name="P1" draw:layer="layout" svg:width="0.385cm" svg:height="0.081cm" svg:x="26.588cm" svg:y="5.944cm" svg:viewBox="0 0 386 82" draw:points="46,0 386,0 0,82">
          <text:p/>
        </draw:polygon>
        <draw:polygon draw:style-name="gr7" draw:text-style-name="P2" draw:layer="layout" svg:width="0cm" svg:height="0cm" svg:x="25.389cm" svg:y="5.743cm" svg:viewBox="0 0 0 0" draw:points="0,0">
          <text:p/>
        </draw:polygon>
        <draw:polygon draw:style-name="gr1" draw:text-style-name="P1" draw:layer="layout" svg:width="1.421cm" svg:height="0cm" svg:x="23.84cm" svg:y="2.931cm" svg:viewBox="0 0 1422 0" draw:points="1422,0 1373,0 1302,0 1210,0 1101,0 981,0 847,0 713,0 575,0 445,0 321,0 212,0 120,0 50,0 0,0 967,0">
          <text:p/>
        </draw:polygon>
        <draw:polygon draw:style-name="gr7" draw:text-style-name="P2" draw:layer="layout" svg:width="0cm" svg:height="0cm" svg:x="25.389cm" svg:y="5.743cm" svg:viewBox="0 0 0 0" draw:points="0,0">
          <text:p/>
        </draw:polygon>
        <draw:polygon draw:style-name="gr1" draw:text-style-name="P1" draw:layer="layout" svg:width="0.454cm" svg:height="0cm" svg:x="24.807cm" svg:y="2.931cm" svg:viewBox="0 0 455 0" draw:points="455,0 0,0 46,0 88,0 134,0 176,0 215,0 250,0 286,0 317,0 349,0 374,0 402,0 423,0 441,0">
          <text:p/>
        </draw:polygon>
        <draw:polygon draw:style-name="gr7" draw:text-style-name="P2" draw:layer="layout" svg:width="0cm" svg:height="0cm" svg:x="25.389cm" svg:y="5.743cm" svg:viewBox="0 0 0 0" draw:points="0,0">
          <text:p/>
        </draw:polygon>
        <draw:polygon draw:style-name="gr1" draw:text-style-name="P1" draw:layer="layout" svg:width="0cm" svg:height="0cm" svg:x="27.735cm" svg:y="3.305cm" svg:viewBox="0 0 0 0" draw:points="0,0">
          <text:p/>
        </draw:polygon>
        <draw:polygon draw:style-name="gr7" draw:text-style-name="P2" draw:layer="layout" svg:width="0cm" svg:height="0cm" svg:x="25.389cm" svg:y="5.743cm" svg:viewBox="0 0 0 0" draw:points="0,0">
          <text:p/>
        </draw:polygon>
        <draw:path draw:style-name="gr1" draw:text-style-name="P1" draw:layer="layout" svg:width="0.007cm" svg:height="0.046cm" svg:x="27.728cm" svg:y="3.305cm" svg:viewBox="0 0 8 47" svg:d="M0 47c8-14 8-28 8-47 0 19 0 33-8 47z">
          <text:p/>
        </draw:path>
        <draw:polygon draw:style-name="gr7" draw:text-style-name="P2" draw:layer="layout" svg:width="0cm" svg:height="0cm" svg:x="25.389cm" svg:y="5.743cm" svg:viewBox="0 0 0 0" draw:points="0,0">
          <text:p/>
        </draw:polygon>
        <draw:polygon draw:style-name="gr1" draw:text-style-name="P1" draw:layer="layout" svg:width="0cm" svg:height="0cm" svg:x="27.717cm" svg:y="3.231cm" svg:viewBox="0 0 0 0" draw:points="0,0">
          <text:p/>
        </draw:polygon>
        <draw:polygon draw:style-name="gr7" draw:text-style-name="P2" draw:layer="layout" svg:width="0cm" svg:height="0cm" svg:x="25.389cm" svg:y="5.743cm" svg:viewBox="0 0 0 0" draw:points="0,0">
          <text:p/>
        </draw:polygon>
        <draw:polygon draw:style-name="gr1" draw:text-style-name="P1" draw:layer="layout" svg:width="0cm" svg:height="0cm" svg:x="27.703cm" svg:y="3.404cm" svg:viewBox="0 0 0 0" draw:points="0,0">
          <text:p/>
        </draw:polygon>
        <draw:polygon draw:style-name="gr7" draw:text-style-name="P2" draw:layer="layout" svg:width="0cm" svg:height="0cm" svg:x="25.389cm" svg:y="5.743cm" svg:viewBox="0 0 0 0" draw:points="0,0">
          <text:p/>
        </draw:polygon>
        <draw:path draw:style-name="gr1" draw:text-style-name="P1" draw:layer="layout" svg:width="0.095cm" svg:height="0.067cm" svg:x="27.608cm" svg:y="3.404cm" svg:viewBox="0 0 96 68" svg:d="M0 68c21-7 39-14 53-22 17-14 33-29 43-46-10 17-26 32-43 46-14 8-32 15-53 22z">
          <text:p/>
        </draw:path>
        <draw:polygon draw:style-name="gr7" draw:text-style-name="P2" draw:layer="layout" svg:width="0cm" svg:height="0cm" svg:x="25.389cm" svg:y="5.743cm" svg:viewBox="0 0 0 0" draw:points="0,0">
          <text:p/>
        </draw:polygon>
        <draw:polygon draw:style-name="gr1" draw:text-style-name="P1" draw:layer="layout" svg:width="0cm" svg:height="0cm" svg:x="27.583cm" svg:y="3.474cm" svg:viewBox="0 0 0 0" draw:points="0,0">
          <text:p/>
        </draw:polygon>
        <draw:polygon draw:style-name="gr7" draw:text-style-name="P2" draw:layer="layout" svg:width="0cm" svg:height="0cm" svg:x="25.389cm" svg:y="5.743cm" svg:viewBox="0 0 0 0" draw:points="0,0">
          <text:p/>
        </draw:polygon>
        <draw:polygon draw:style-name="gr1" draw:text-style-name="P1" draw:layer="layout" svg:width="0cm" svg:height="0cm" svg:x="27.569cm" svg:y="3.474cm" svg:viewBox="0 0 0 0" draw:points="0,0">
          <text:p/>
        </draw:polygon>
        <draw:polygon draw:style-name="gr7" draw:text-style-name="P2" draw:layer="layout" svg:width="0cm" svg:height="0cm" svg:x="25.389cm" svg:y="5.743cm" svg:viewBox="0 0 0 0" draw:points="0,0">
          <text:p/>
        </draw:polygon>
        <draw:polygon draw:style-name="gr1" draw:text-style-name="P1" draw:layer="layout" svg:width="0cm" svg:height="0cm" svg:x="27.439cm" svg:y="3.199cm" svg:viewBox="0 0 0 0" draw:points="0,0">
          <text:p/>
        </draw:polygon>
        <draw:polygon draw:style-name="gr7" draw:text-style-name="P2" draw:layer="layout" svg:width="0cm" svg:height="0cm" svg:x="25.389cm" svg:y="5.743cm" svg:viewBox="0 0 0 0" draw:points="0,0">
          <text:p/>
        </draw:polygon>
        <draw:polygon draw:style-name="gr1" draw:text-style-name="P1" draw:layer="layout" svg:width="0cm" svg:height="0cm" svg:x="24.422cm" svg:y="3.22cm" svg:viewBox="0 0 0 0" draw:points="0,0">
          <text:p/>
        </draw:polygon>
        <draw:polygon draw:style-name="gr7" draw:text-style-name="P2" draw:layer="layout" svg:width="0cm" svg:height="0cm" svg:x="25.389cm" svg:y="5.743cm" svg:viewBox="0 0 0 0" draw:points="0,0">
          <text:p/>
        </draw:polygon>
        <draw:path draw:style-name="gr1" draw:text-style-name="P1" draw:layer="layout" svg:width="0.039cm" svg:height="0.021cm" svg:x="24.468cm" svg:y="3.15cm" svg:viewBox="0 0 40 22" svg:d="M0 22c11-12 26-15 40-22-14 7-29 10-40 22z">
          <text:p/>
        </draw:path>
        <draw:polygon draw:style-name="gr7" draw:text-style-name="P2" draw:layer="layout" svg:width="0cm" svg:height="0cm" svg:x="25.389cm" svg:y="5.743cm" svg:viewBox="0 0 0 0" draw:points="0,0">
          <text:p/>
        </draw:polygon>
        <draw:path draw:style-name="gr1" draw:text-style-name="P1" draw:layer="layout" svg:width="0.231cm" svg:height="0.338cm" svg:x="24.507cm" svg:y="3.139cm" svg:viewBox="0 0 232 339" svg:d="M0 11c7-4 18-7 28-11 11 0 25 0 39 0s25 0 35 4c14 3 29 7 39 14 14 7 25 18 35 25 14 14 25 29 32 46 7 15 15 29 19 50 3 10 7 28 3 42 0 14-3 25-7 35-8 29-18 46-33 64-10 11-21 21-35 28-10 7-21 14-35 21-14 4-25 7-39 7-10 4-25 4-35 0 10 4 25 4 35 0 14 0 25-3 39-7 14-7 25-14 35-21 14-7 25-17 35-28 15-18 25-35 33-64 4-10 7-21 7-35 4-14 0-32-3-42-4-21-12-35-19-50-7-17-18-32-32-46-10-7-21-18-35-25-10-7-25-11-39-14-10-4-21-4-35-4s-28 0-39 0c-10 4-21 7-28 11z">
          <text:p/>
        </draw:path>
        <draw:polygon draw:style-name="gr7" draw:text-style-name="P2" draw:layer="layout" svg:width="0cm" svg:height="0cm" svg:x="25.389cm" svg:y="5.743cm" svg:viewBox="0 0 0 0" draw:points="0,0">
          <text:p/>
        </draw:polygon>
        <draw:polygon draw:style-name="gr1" draw:text-style-name="P1" draw:layer="layout" svg:width="0.465cm" svg:height="0cm" svg:x="26.839cm" svg:y="2.931cm" svg:viewBox="0 0 466 0" draw:points="466,0 0,0 14,0 32,0 53,0 81,0 106,0 137,0 169,0 208,0 247,0 286,0 328,0 374,0 420,0">
          <text:p/>
        </draw:polygon>
        <draw:polygon draw:style-name="gr7" draw:text-style-name="P2" draw:layer="layout" svg:width="0cm" svg:height="0cm" svg:x="25.389cm" svg:y="5.743cm" svg:viewBox="0 0 0 0" draw:points="0,0">
          <text:p/>
        </draw:polygon>
        <draw:line draw:style-name="gr8" draw:text-style-name="P2" draw:layer="layout" svg:x1="24.221cm" svg:y1="8.17cm" svg:x2="24.221cm" svg:y2="6.004cm">
          <text:p/>
        </draw:line>
        <draw:polyline draw:style-name="gr8" draw:text-style-name="P2" draw:layer="layout" svg:width="0cm" svg:height="0.299cm" svg:x="24.221cm" svg:y="5.379cm" svg:viewBox="0 0 0 300" draw:points="0,300 0,268 0,233 0,201 0,170 0,141 0,113 0,89 0,67 0,46 0,32 0,18 0,7 0,4 0,0">
          <text:p/>
        </draw:polyline>
        <draw:line draw:style-name="gr8" draw:text-style-name="P2" draw:layer="layout" svg:x1="24.221cm" svg:y1="5.679cm" svg:x2="24.221cm" svg:y2="9.006cm">
          <text:p/>
        </draw:line>
        <draw:path draw:style-name="gr8" draw:text-style-name="P2" draw:layer="layout" svg:width="0cm" svg:height="0.299cm" svg:x="24.221cm" svg:y="9.006cm" svg:viewBox="0 0 0 300" svg:d="M0 300c0-4 0-4 0-4 0 0 0-3 0-7 0 0 0-3 0-7 0-3 0-10 0-14 0-3 0-11 0-14 0-7 0-14 0-21s0-14 0-21c0-11 0-18 0-25 0-11 0-18 0-28 0-11 0-21 0-32 0-7 0-21 0-28 0-11 0-25 0-32 0-25 0-46 0-67">
          <text:p/>
        </draw:path>
        <draw:polyline draw:style-name="gr8" draw:text-style-name="P2" draw:layer="layout" svg:width="0cm" svg:height="0.281cm" svg:x="24.221cm" svg:y="6.138cm" svg:viewBox="0 0 0 282" draw:points="0,0 0,3 0,14 0,28 0,53 0,77 0,109 0,141 0,169 0,201 0,229 0,250 0,268 0,275 0,282">
          <text:p/>
        </draw:polyline>
        <draw:polyline draw:style-name="gr8" draw:text-style-name="P2" draw:layer="layout" svg:width="0cm" svg:height="0.281cm" svg:x="24.221cm" svg:y="8.459cm" svg:viewBox="0 0 0 282" draw:points="0,0 0,7 0,14 0,32 0,53 0,81 0,113 0,141 0,173 0,205 0,229 0,254 0,268 0,279 0,282">
          <text:p/>
        </draw:polyline>
        <draw:line draw:style-name="gr8" draw:text-style-name="P2" draw:layer="layout" svg:x1="23.999cm" svg:y1="8.17cm" svg:x2="24.221cm" svg:y2="8.17cm">
          <text:p/>
        </draw:line>
        <draw:path draw:style-name="gr8" draw:text-style-name="P2" draw:layer="layout" svg:width="0.007cm" svg:height="0.032cm" svg:x="24.01cm" svg:y="8.212cm" svg:viewBox="0 0 8 33" svg:d="M0 0c3 18 8 33 8 33">
          <text:p/>
        </draw:path>
        <draw:path draw:style-name="gr8" draw:text-style-name="P2" draw:layer="layout" svg:width="0.018cm" svg:height="0.074cm" svg:x="23.999cm" svg:y="8.17cm" svg:viewBox="0 0 19 75" svg:d="M19 75v-4-3l-4-4c0-3 0-7 0-10-4-14-11-32-15-54">
          <text:p/>
        </draw:path>
        <draw:line draw:style-name="gr8" draw:text-style-name="P2" draw:layer="layout" svg:x1="22.839cm" svg:y1="6.086cm" svg:x2="22.606cm" svg:y2="5.81cm">
          <text:p/>
        </draw:line>
        <draw:line draw:style-name="gr8" draw:text-style-name="P2" draw:layer="layout" svg:x1="23.449cm" svg:y1="6.081cm" svg:x2="24cm" svg:y2="8.171cm">
          <text:p/>
        </draw:line>
        <draw:line draw:style-name="gr8" draw:text-style-name="P2" draw:layer="layout" svg:x1="23.449cm" svg:y1="6.081cm" svg:x2="22.838cm" svg:y2="6.081cm">
          <text:p/>
        </draw:line>
        <draw:line draw:style-name="gr8" draw:text-style-name="P2" draw:layer="layout" svg:x1="24.221cm" svg:y1="5.81cm" svg:x2="22.606cm" svg:y2="5.81cm">
          <text:p/>
        </draw:line>
        <draw:line draw:style-name="gr8" draw:text-style-name="P2" draw:layer="layout" svg:x1="22.313cm" svg:y1="5.379cm" svg:x2="22.535cm" svg:y2="5.379cm">
          <text:p/>
        </draw:line>
        <draw:path draw:style-name="gr8" draw:text-style-name="P2" draw:layer="layout" svg:width="0.317cm" svg:height="0.117cm" svg:x="22.535cm" svg:y="5.379cm" svg:viewBox="0 0 318 118" svg:d="M318 0c-7 19-17 40-35 61-7 11-17 18-28 29-7 3-18 10-28 14-7 3-14 7-25 10-14 4-25 4-42 4-33 0-54-7-68-14-11-4-21-7-29-14-10-11-21-18-28-25-21-25-28-46-35-65">
          <text:p/>
        </draw:path>
        <draw:line draw:style-name="gr8" draw:text-style-name="P2" draw:layer="layout" svg:x1="22.849cm" svg:y1="5.379cm" svg:x2="23.84cm" svg:y2="5.379cm">
          <text:p/>
        </draw:line>
        <draw:path draw:style-name="gr8" draw:text-style-name="P2" draw:layer="layout" svg:width="0.202cm" svg:height="0.233cm" svg:x="22.404cm" svg:y="5.577cm" svg:viewBox="0 0 203 234" svg:d="M0 0c61 67 132 149 203 234">
          <text:p/>
        </draw:path>
        <draw:path draw:style-name="gr8" draw:text-style-name="P2" draw:layer="layout" svg:width="0.095cm" svg:height="0.198cm" svg:x="22.313cm" svg:y="5.379cm" svg:viewBox="0 0 96 199" svg:d="M96 199c-32-32-57-71-72-106-14-35-21-68-24-93">
          <text:p/>
        </draw:path>
        <draw:polyline draw:style-name="gr8" draw:text-style-name="P2" draw:layer="layout" svg:width="0.38cm" svg:height="0cm" svg:x="23.84cm" svg:y="5.379cm" svg:viewBox="0 0 381 0" draw:points="0,0 14,0 28,0 46,0 67,0 92,0 117,0 141,0 170,0 201,0 233,0 268,0 304,0 342,0 381,0">
          <text:p/>
        </draw:polyline>
        <draw:line draw:style-name="gr8" draw:text-style-name="P2" draw:layer="layout" svg:x1="24.747cm" svg:y1="5.379cm" svg:x2="24.221cm" svg:y2="5.379cm">
          <text:p/>
        </draw:line>
        <draw:line draw:style-name="gr8" draw:text-style-name="P2" draw:layer="layout" svg:x1="24.747cm" svg:y1="5.679cm" svg:x2="24.221cm" svg:y2="5.679cm">
          <text:p/>
        </draw:line>
        <draw:polyline draw:style-name="gr8" draw:text-style-name="P2" draw:layer="layout" svg:width="0cm" svg:height="0.299cm" svg:x="24.747cm" svg:y="5.379cm" svg:viewBox="0 0 0 300" draw:points="0,300 0,268 0,233 0,201 0,170 0,141 0,113 0,89 0,67 0,46 0,32 0,18 0,7 0,4 0,0">
          <text:p/>
        </draw:polyline>
        <draw:line draw:style-name="gr8" draw:text-style-name="P2" draw:layer="layout" svg:x1="24.747cm" svg:y1="9.006cm" svg:x2="24.747cm" svg:y2="5.679cm">
          <text:p/>
        </draw:line>
        <draw:line draw:style-name="gr8" draw:text-style-name="P2" draw:layer="layout" svg:x1="24.221cm" svg:y1="9.006cm" svg:x2="24.747cm" svg:y2="9.006cm">
          <text:p/>
        </draw:line>
        <draw:path draw:style-name="gr8" draw:text-style-name="P2" draw:layer="layout" svg:width="0cm" svg:height="0.299cm" svg:x="24.747cm" svg:y="9.006cm" svg:viewBox="0 0 0 300" svg:d="M0 300c0-4 0-4 0-4 0 0 0-3 0-7 0 0 0-3 0-7 0-3 0-10 0-14 0-3 0-11 0-14 0-7 0-14 0-21s0-14 0-21c0-11 0-18 0-25 0-11 0-18 0-28 0-11 0-21 0-32 0-7 0-21 0-28 0-11 0-25 0-32 0-25 0-46 0-67">
          <text:p/>
        </draw:path>
        <draw:line draw:style-name="gr8" draw:text-style-name="P2" draw:layer="layout" svg:x1="24.747cm" svg:y1="9.306cm" svg:x2="24.221cm" svg:y2="9.306cm">
          <text:p/>
        </draw:line>
        <draw:polyline draw:style-name="gr8" draw:text-style-name="P2" draw:layer="layout" svg:width="0cm" svg:height="0.281cm" svg:x="24.747cm" svg:y="6.138cm" svg:viewBox="0 0 0 282" draw:points="0,0 0,3 0,14 0,28 0,53 0,77 0,109 0,141 0,169 0,201 0,229 0,250 0,268 0,275 0,282">
          <text:p/>
        </draw:polyline>
        <draw:line draw:style-name="gr8" draw:text-style-name="P2" draw:layer="layout" svg:x1="24.747cm" svg:y1="6.004cm" svg:x2="24.747cm" svg:y2="5.679cm">
          <text:p/>
        </draw:line>
        <draw:line draw:style-name="gr8" draw:text-style-name="P2" draw:layer="layout" svg:x1="24.747cm" svg:y1="6.004cm" svg:x2="24.747cm" svg:y2="8.17cm">
          <text:p/>
        </draw:line>
        <draw:line draw:style-name="gr8" draw:text-style-name="P2" draw:layer="layout" svg:x1="24.747cm" svg:y1="8.17cm" svg:x2="25.382cm" svg:y2="8.17cm">
          <text:p/>
        </draw:line>
        <draw:path draw:style-name="gr8" draw:text-style-name="P2" draw:layer="layout" svg:width="0.042cm" svg:height="0.074cm" svg:x="25.343cm" svg:y="8.17cm" svg:viewBox="0 0 43 75" svg:d="M43 0c-10 22-21 40-31 54 0 3 0 3-4 7v3c-3 4-4 4-4 4-4 3-4 3-4 3 0 4 0 4 0 4">
          <text:p/>
        </draw:path>
        <draw:path draw:style-name="gr8" draw:text-style-name="P2" draw:layer="layout" svg:width="0.018cm" svg:height="0.032cm" svg:x="25.343cm" svg:y="8.212cm" svg:viewBox="0 0 19 33" svg:d="M0 33c0 0 7-15 19-33">
          <text:p/>
        </draw:path>
        <draw:line draw:style-name="gr8" draw:text-style-name="P2" draw:layer="layout" svg:x1="25.382cm" svg:y1="8.171cm" svg:x2="26.635cm" svg:y2="5.944cm">
          <text:p/>
        </draw:line>
        <draw:path draw:style-name="gr8" draw:text-style-name="P2" draw:layer="layout" svg:width="0.007cm" svg:height="0.049cm" svg:x="22.528cm" svg:y="5.33cm" svg:viewBox="0 0 8 50" svg:d="M8 50c-4-15-8-32-8-50">
          <text:p/>
        </draw:path>
        <draw:path draw:style-name="gr8" draw:text-style-name="P2" draw:layer="layout" svg:width="0.331cm" svg:height="0.217cm" svg:x="22.528cm" svg:y="5.166cm" svg:viewBox="0 0 332 218" svg:d="M0 169c0-65 39-125 99-153 61-28 128-18 177 28 49 42 67 110 49 174">
          <text:p/>
        </draw:path>
        <draw:line draw:style-name="gr8" draw:text-style-name="P2" draw:layer="layout" svg:x1="23.84cm" svg:y1="2.931cm" svg:x2="22.313cm" svg:y2="2.931cm">
          <text:p/>
        </draw:line>
        <draw:line draw:style-name="gr8" draw:text-style-name="P2" draw:layer="layout" svg:x1="22.313cm" svg:y1="5.365cm" svg:x2="22.313cm" svg:y2="2.931cm">
          <text:p/>
        </draw:line>
        <draw:path draw:style-name="gr8" draw:text-style-name="P2" draw:layer="layout" svg:width="0cm" svg:height="0.013cm" svg:x="22.313cm" svg:y="5.365cm" svg:viewBox="0 0 0 14" svg:d="M0 14c0-3 0-7 0-14">
          <text:p/>
        </draw:path>
        <draw:line draw:style-name="gr8" draw:text-style-name="P2" draw:layer="layout" svg:x1="23.84cm" svg:y1="5.379cm" svg:x2="23.84cm" svg:y2="2.931cm">
          <text:p/>
        </draw:line>
        <draw:path draw:style-name="gr8" draw:text-style-name="P2" draw:layer="layout" svg:width="0cm" svg:height="0.028cm" svg:x="24.401cm" svg:y="3.28cm" svg:viewBox="0 0 0 29" svg:d="M0 29c0-11 0-18 0-29">
          <text:p/>
        </draw:path>
        <draw:path draw:style-name="gr8" draw:text-style-name="P2" draw:layer="layout" svg:width="0.039cm" svg:height="0.021cm" svg:x="24.468cm" svg:y="3.15cm" svg:viewBox="0 0 40 22" svg:d="M0 22c11-12 26-15 40-22">
          <text:p/>
        </draw:path>
        <draw:path draw:style-name="gr8" draw:text-style-name="P2" draw:layer="layout" svg:width="0.028cm" svg:height="0.011cm" svg:x="24.507cm" svg:y="3.139cm" svg:viewBox="0 0 29 12" svg:d="M0 12c8-4 22-8 29-12">
          <text:p/>
        </draw:path>
        <draw:path draw:style-name="gr8" draw:text-style-name="P2" draw:layer="layout" svg:width="0.032cm" svg:height="0.102cm" svg:x="24.401cm" svg:y="3.305cm" svg:viewBox="0 0 33 103" svg:d="M0 0c0 19 0 33 7 47 4 21 15 42 26 56">
          <text:p/>
        </draw:path>
        <draw:path draw:style-name="gr8" draw:text-style-name="P2" draw:layer="layout" svg:width="0.203cm" svg:height="0.338cm" svg:x="24.535cm" svg:y="3.139cm" svg:viewBox="0 0 204 339" svg:d="M0 0c12 0 26 0 40 0s25 0 35 4c18 3 29 7 39 14 14 7 25 18 35 25 14 14 25 29 36 46 7 15 10 29 14 50 3 10 7 28 3 42 0 14-3 25-7 35-7 29-17 46-32 64-10 11-21 21-35 28-10 7-21 14-35 21-14 4-25 7-39 7-10 4-25 4-35 0">
          <text:p/>
        </draw:path>
        <draw:polyline draw:style-name="gr8" draw:text-style-name="P2" draw:layer="layout" svg:width="1.421cm" svg:height="0cm" svg:x="23.84cm" svg:y="2.931cm" svg:viewBox="0 0 1422 0" draw:points="0,0 50,0 120,0 212,0 321,0 445,0 575,0 713,0 847,0 981,0 1101,0 1210,0 1302,0 1373,0 1422,0">
          <text:p/>
        </draw:polyline>
        <draw:polyline draw:style-name="gr8" draw:text-style-name="P2" draw:layer="layout" svg:width="0.514cm" svg:height="0cm" svg:x="24.747cm" svg:y="5.379cm" svg:viewBox="0 0 515 0" draw:points="0,0 49,0 102,0 152,0 197,0 243,0 286,0 324,0 363,0 395,0 427,0 455,0 476,0 497,0 515,0">
          <text:p/>
        </draw:polyline>
        <draw:polyline draw:style-name="gr8" draw:text-style-name="P2" draw:layer="layout" svg:width="0.454cm" svg:height="0cm" svg:x="24.807cm" svg:y="2.931cm" svg:viewBox="0 0 455 0" draw:points="0,0 46,0 88,0 134,0 176,0 215,0 250,0 286,0 317,0 349,0 374,0 402,0 423,0 441,0 455,0">
          <text:p/>
        </draw:polyline>
        <draw:line draw:style-name="gr8" draw:text-style-name="P2" draw:layer="layout" svg:x1="25.262cm" svg:y1="5.379cm" svg:x2="25.262cm" svg:y2="3.305cm">
          <text:p/>
        </draw:line>
        <draw:line draw:style-name="gr8" draw:text-style-name="P2" draw:layer="layout" svg:x1="24.807cm" svg:y1="2.931cm" svg:x2="24.807cm" svg:y2="3.118cm">
          <text:p/>
        </draw:line>
        <draw:polyline draw:style-name="gr8" draw:text-style-name="P2" draw:layer="layout" svg:width="0.282cm" svg:height="0.191cm" svg:x="24.807cm" svg:y="3.118cm" svg:viewBox="0 0 283 192" draw:points="0,0 21,11 42,22 67,29 88,40 109,54 130,68 153,79 174,93 191,107 213,121 230,139 248,153 265,174 283,192">
          <text:p/>
        </draw:polyline>
        <draw:path draw:style-name="gr8" draw:text-style-name="P2" draw:layer="layout" svg:width="0.268cm" svg:height="0.318cm" svg:x="28.197cm" svg:y="5.379cm" svg:viewBox="0 0 269 319" svg:d="M269 0c0 25-7 53-17 89-11 24-22 49-39 77-21 33-50 65-85 93-35 25-79 46-128 60">
          <text:p/>
        </draw:path>
        <draw:line draw:style-name="gr8" draw:text-style-name="P2" draw:layer="layout" svg:x1="28.285cm" svg:y1="5.379cm" svg:x2="28.465cm" svg:y2="5.379cm">
          <text:p/>
        </draw:line>
        <draw:path draw:style-name="gr8" draw:text-style-name="P2" draw:layer="layout" svg:width="0.554cm" svg:height="0.113cm" svg:x="27.643cm" svg:y="5.697cm" svg:viewBox="0 0 555 114" svg:d="M0 114c191-39 379-79 555-114">
          <text:p/>
        </draw:path>
        <draw:line draw:style-name="gr8" draw:text-style-name="P2" draw:layer="layout" svg:x1="24.747cm" svg:y1="5.81cm" svg:x2="27.643cm" svg:y2="5.81cm">
          <text:p/>
        </draw:line>
        <draw:path draw:style-name="gr8" draw:text-style-name="P2" draw:layer="layout" svg:width="0.318cm" svg:height="0.117cm" svg:x="27.932cm" svg:y="5.379cm" svg:viewBox="0 0 319 118" svg:d="M0 0c4 14 11 33 25 47 7 14 18 25 32 39 7 4 14 7 25 14 10 4 21 11 38 14 8 4 23 4 37 4 10 0 24 0 35-4 11 0 21-3 28-7 11-3 21-7 28-14 15-7 25-18 32-25 25-24 32-49 39-68">
          <text:p/>
        </draw:path>
        <draw:line draw:style-name="gr8" draw:text-style-name="P2" draw:layer="layout" svg:x1="26.839cm" svg:y1="5.379cm" svg:x2="25.262cm" svg:y2="5.379cm">
          <text:p/>
        </draw:line>
        <draw:line draw:style-name="gr8" draw:text-style-name="P2" draw:layer="layout" svg:x1="27.644cm" svg:y1="5.81cm" svg:x2="26.973cm" svg:y2="5.948cm">
          <text:p/>
        </draw:line>
        <draw:line draw:style-name="gr8" draw:text-style-name="P2" draw:layer="layout" svg:x1="26.634cm" svg:y1="5.944cm" svg:x2="26.973cm" svg:y2="5.944cm">
          <text:p/>
        </draw:line>
        <draw:line draw:style-name="gr8" draw:text-style-name="P2" draw:layer="layout" svg:x1="26.974cm" svg:y1="5.944cm" svg:x2="26.588cm" svg:y2="6.026cm">
          <text:p/>
        </draw:line>
        <draw:path draw:style-name="gr8" draw:text-style-name="P2" draw:layer="layout" svg:width="0.304cm" svg:height="0.3cm" svg:x="28.165cm" svg:y="2.183cm" svg:viewBox="0 0 305 301" svg:d="M305 301c0-166-134-301-305-301">
          <text:p/>
        </draw:path>
        <draw:line draw:style-name="gr8" draw:text-style-name="P2" draw:layer="layout" svg:x1="28.165cm" svg:y1="2.183cm" svg:x2="22.613cm" svg:y2="2.183cm">
          <text:p/>
        </draw:line>
        <draw:path draw:style-name="gr8" draw:text-style-name="P2" draw:layer="layout" svg:width="0.3cm" svg:height="0.3cm" svg:x="22.313cm" svg:y="2.183cm" svg:viewBox="0 0 301 301" svg:d="M301 0c-167 0-301 135-301 301">
          <text:p/>
        </draw:path>
        <draw:line draw:style-name="gr8" draw:text-style-name="P2" draw:layer="layout" svg:x1="22.313cm" svg:y1="2.931cm" svg:x2="22.313cm" svg:y2="2.483cm">
          <text:p/>
        </draw:line>
        <draw:path draw:style-name="gr8" draw:text-style-name="P2" draw:layer="layout" svg:width="0.007cm" svg:height="0.014cm" svg:x="28.465cm" svg:y="5.365cm" svg:viewBox="0 0 8 15" svg:d="M8 0c0 5-8 12-8 15">
          <text:p/>
        </draw:path>
        <draw:line draw:style-name="gr8" draw:text-style-name="P2" draw:layer="layout" svg:x1="28.465cm" svg:y1="2.931cm" svg:x2="28.465cm" svg:y2="5.365cm">
          <text:p/>
        </draw:line>
        <draw:line draw:style-name="gr8" draw:text-style-name="P2" draw:layer="layout" svg:x1="28.465cm" svg:y1="2.483cm" svg:x2="28.465cm" svg:y2="2.931cm">
          <text:p/>
        </draw:line>
        <draw:polyline draw:style-name="gr8" draw:text-style-name="P2" draw:layer="layout" svg:width="0.465cm" svg:height="0cm" svg:x="26.839cm" svg:y="2.931cm" svg:viewBox="0 0 466 0" draw:points="0,0 14,0 32,0 53,0 81,0 106,0 137,0 169,0 208,0 247,0 286,0 328,0 374,0 420,0 466,0">
          <text:p/>
        </draw:polyline>
        <draw:line draw:style-name="gr8" draw:text-style-name="P2" draw:layer="layout" svg:x1="27.305cm" svg:y1="2.931cm" svg:x2="24.807cm" svg:y2="2.931cm">
          <text:p/>
        </draw:line>
        <draw:line draw:style-name="gr8" draw:text-style-name="P2" draw:layer="layout" svg:x1="26.839cm" svg:y1="2.931cm" svg:x2="23.84cm" svg:y2="2.931cm">
          <text:p/>
        </draw:line>
        <draw:line draw:style-name="gr8" draw:text-style-name="P2" draw:layer="layout" svg:x1="28.465cm" svg:y1="2.931cm" svg:x2="28.285cm" svg:y2="2.931cm">
          <text:p/>
        </draw:line>
        <draw:path draw:style-name="gr8" draw:text-style-name="P2" draw:layer="layout" svg:width="0.337cm" svg:height="0.34cm" svg:x="24.401cm" svg:y="3.138cm" svg:viewBox="0 0 338 341" svg:d="M0 172c0 24 4 42 11 60 7 17 14 31 24 42 11 14 25 28 43 39 17 10 35 21 60 24 10 0 21 4 31 4 11 0 18-4 25-4 18-3 32-7 43-14 31-14 52-31 75-63 10-18 21-36 24-67 0-11 4-25 0-39 0-18-3-32-10-46-7-22-21-40-33-54-14-14-25-25-42-32-18-10-39-17-67-21-18-3-46 0-64 7-32 7-53 21-70 39-15 14-25 28-36 50-7 18-14 43-14 75z">
          <text:p/>
        </draw:path>
        <draw:line draw:style-name="gr8" draw:text-style-name="P2" draw:layer="layout" svg:x1="27.305cm" svg:y1="2.931cm" svg:x2="27.305cm" svg:y2="3.118cm">
          <text:p/>
        </draw:line>
        <draw:line draw:style-name="gr8" draw:text-style-name="P2" draw:layer="layout" svg:x1="27.305cm" svg:y1="3.118cm" svg:x2="24.807cm" svg:y2="3.118cm">
          <text:p/>
        </draw:line>
        <draw:line draw:style-name="gr8" draw:text-style-name="P2" draw:layer="layout" svg:x1="27.019cm" svg:y1="3.305cm" svg:x2="25.089cm" svg:y2="3.305cm">
          <text:p/>
        </draw:line>
        <draw:polyline draw:style-name="gr8" draw:text-style-name="P2" draw:layer="layout" svg:width="0.289cm" svg:height="0.191cm" svg:x="27.019cm" svg:y="3.118cm" svg:viewBox="0 0 290 192" draw:points="0,192 18,174 36,153 57,139 75,121 92,107 114,93 135,79 156,65 177,54 198,40 219,29 244,22 265,11 290,0">
          <text:p/>
        </draw:polyline>
        <draw:polyline draw:style-name="gr8" draw:text-style-name="P2" draw:layer="layout" svg:width="1.445cm" svg:height="0cm" svg:x="26.839cm" svg:y="5.379cm" svg:viewBox="0 0 1446 0" draw:points="0,0 49,0 120,0 215,0 324,0 448,0 582,0 723,0 861,0 995,0 1118,0 1231,0 1323,0 1397,0 1446,0">
          <text:p/>
        </draw:polyline>
        <draw:line draw:style-name="gr8" draw:text-style-name="P2" draw:layer="layout" svg:x1="26.839cm" svg:y1="5.379cm" svg:x2="26.839cm" svg:y2="3.305cm">
          <text:p/>
        </draw:line>
        <draw:line draw:style-name="gr8" draw:text-style-name="P2" draw:layer="layout" svg:x1="28.285cm" svg:y1="5.379cm" svg:x2="28.285cm" svg:y2="2.931cm">
          <text:p/>
        </draw:line>
        <draw:polyline draw:style-name="gr8" draw:text-style-name="P2" draw:layer="layout" svg:width="1.445cm" svg:height="0cm" svg:x="26.839cm" svg:y="2.931cm" svg:viewBox="0 0 1446 0" draw:points="0,0 49,0 120,0 215,0 324,0 448,0 582,0 723,0 861,0 995,0 1118,0 1231,0 1323,0 1397,0 1446,0">
          <text:p/>
        </draw:polyline>
        <draw:path draw:style-name="gr8" draw:text-style-name="P2" draw:layer="layout" svg:width="0.095cm" svg:height="0.067cm" svg:x="27.608cm" svg:y="3.404cm" svg:viewBox="0 0 96 68" svg:d="M0 68c21-7 39-14 53-22 17-14 33-29 43-46">
          <text:p/>
        </draw:path>
        <draw:path draw:style-name="gr8" draw:text-style-name="P2" draw:layer="layout" svg:width="0.007cm" svg:height="0.046cm" svg:x="27.728cm" svg:y="3.305cm" svg:viewBox="0 0 8 47" svg:d="M0 47c8-14 8-28 8-47">
          <text:p/>
        </draw:path>
        <draw:path draw:style-name="gr8" draw:text-style-name="P2" draw:layer="layout" svg:width="0.032cm" svg:height="0.099cm" svg:x="27.396cm" svg:y="3.21cm" svg:viewBox="0 0 33 100" svg:d="M0 100c4-25 7-44 11-58 7-18 15-28 22-39v-3">
          <text:p/>
        </draw:path>
        <draw:path draw:style-name="gr8" draw:text-style-name="P2" draw:layer="layout" svg:width="0.007cm" svg:height="0.011cm" svg:x="27.432cm" svg:y="3.407cm" svg:viewBox="0 0 8 12" svg:d="M8 12c0-5-5-8-8-12">
          <text:p/>
        </draw:path>
        <draw:path draw:style-name="gr8" draw:text-style-name="P2" draw:layer="layout" svg:width="0.025cm" svg:height="0.085cm" svg:x="27.396cm" svg:y="3.305cm" svg:viewBox="0 0 26 86" svg:d="M26 86c0-4-5-4-5-7-10-18-17-39-21-79">
          <text:p/>
        </draw:path>
        <draw:path draw:style-name="gr8" draw:text-style-name="P2" draw:layer="layout" svg:width="0.339cm" svg:height="0.336cm" svg:x="27.396cm" svg:y="3.138cm" svg:viewBox="0 0 340 337" svg:d="M0 168c4 28 7 49 14 64 7 17 14 31 25 42 11 14 28 28 42 39 18 10 39 17 64 24 11 0 22 0 36 0 11 0 21-3 32-3 28-7 49-21 70-39 15-11 25-25 39-46 4-7 7-17 11-32 7-14 7-28 7-49 0-18 0-32-7-46-4-14-7-25-11-35-14-21-28-40-46-54-17-14-38-21-63-28-11-4-18-4-32-4-10-3-25 0-36 0-14 4-25 4-32 7-18 7-32 14-42 25-11 7-25 18-32 33-11 10-18 24-25 39-7 17-10 38-14 63z">
          <text:p/>
        </draw:path>
        <draw:line draw:style-name="gr8" draw:text-style-name="P2" draw:layer="layout" svg:x1="24.017cm" svg:y1="8.244cm" svg:x2="24.221cm" svg:y2="8.244cm">
          <text:p/>
        </draw:line>
        <draw:line draw:style-name="gr8" draw:text-style-name="P2" draw:layer="layout" svg:x1="24.747cm" svg:y1="8.244cm" svg:x2="25.343cm" svg:y2="8.244cm">
          <text:p/>
        </draw:line>
        <draw:polygon draw:style-name="gr7" draw:text-style-name="P2" draw:layer="layout" svg:width="0cm" svg:height="0cm" svg:x="25.389cm" svg:y="5.743cm" svg:viewBox="0 0 0 0" draw:points="0,0">
          <text:p/>
        </draw:polygon>
        <draw:polygon draw:style-name="gr10" draw:text-style-name="P3" draw:layer="layout" svg:width="0.201cm" svg:height="0.505cm" svg:x="27.432cm" svg:y="3.432cm" svg:viewBox="0 0 202 506" draw:points="202,0 0,467 163,506">
          <text:p/>
        </draw:polygon>
        <draw:polygon draw:style-name="gr7" draw:text-style-name="P2" draw:layer="layout" svg:width="0cm" svg:height="0cm" svg:x="25.389cm" svg:y="5.743cm" svg:viewBox="0 0 0 0" draw:points="0,0">
          <text:p/>
        </draw:polygon>
        <draw:polygon draw:style-name="gr10" draw:text-style-name="P3" draw:layer="layout" svg:width="0.169cm" svg:height="0.508cm" svg:x="24.511cm" svg:y="3.429cm" svg:viewBox="0 0 170 509" draw:points="0,0 3,509 170,480">
          <text:p/>
        </draw:polygon>
        <draw:frame draw:style-name="gr12" draw:text-style-name="P5" draw:layer="layout" svg:width="0.666cm" svg:height="0.78cm" svg:x="27.626cm" svg:y="19.218cm">
          <draw:text-box>
            <text:p text:style-name="P4"><text:span text:style-name="T1">X</text:span></text:p>
          </draw:text-box>
        </draw:frame>
        <draw:frame draw:style-name="gr13" draw:text-style-name="P6" draw:layer="layout" svg:width="0.119cm" svg:height="0.141cm" svg:x="28.035cm" svg:y="19.718cm">
          <draw:text-box>
            <text:p text:style-name="P4"><text:span text:style-name="T2"><text:s/></text:span></text:p>
          </draw:text-box>
        </draw:frame>
        <draw:frame draw:style-name="gr14" draw:text-style-name="P7" draw:layer="layout" svg:width="6.763cm" svg:height="0.462cm" svg:x="9.712cm" svg:y="9.769cm">
          <draw:text-box>
            <text:p text:style-name="P4"><text:span text:style-name="T3">4X M3 Brass Inserts [HD-MS0030]</text:span></text:p>
          </draw:text-box>
        </draw:frame>
        <draw:frame draw:style-name="gr13" draw:text-style-name="P6" draw:layer="layout" svg:width="0.119cm" svg:height="0.141cm" svg:x="13.3cm" svg:y="10.571cm">
          <draw:text-box>
            <text:p text:style-name="P4"><text:span text:style-name="T2"><text:s/></text:span></text:p>
          </draw:text-box>
        </draw:frame>
        <draw:line draw:style-name="gr15" draw:text-style-name="P2" draw:layer="layout" svg:x1="24.638cm" svg:y1="3.937cm" svg:x2="26.163cm" svg:y2="10.669cm">
          <text:p/>
        </draw:line>
        <draw:line draw:style-name="gr15" draw:text-style-name="P2" draw:layer="layout" svg:x1="27.56cm" svg:y1="3.81cm" svg:x2="26.162cm" svg:y2="10.669cm">
          <text:p/>
        </draw:line>
        <draw:line draw:style-name="gr15" draw:text-style-name="P2" draw:layer="layout" svg:x1="25.527cm" svg:y1="10.672cm" svg:x2="26.155cm" svg:y2="10.65cm">
          <text:p/>
        </draw:line>
        <draw:frame draw:style-name="gr14" draw:text-style-name="P7" draw:layer="layout" svg:width="6.763cm" svg:height="0.462cm" svg:x="21.431cm" svg:y="10.81cm">
          <draw:text-box>
            <text:p text:style-name="P4"><text:span text:style-name="T3">2X M3 Brass Inserts [HD-MS0030]</text:span></text:p>
          </draw:text-box>
        </draw:frame>
        <draw:frame draw:style-name="gr13" draw:text-style-name="P6" draw:layer="layout" svg:width="0.119cm" svg:height="0.141cm" svg:x="25.019cm" svg:y="11.608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7:04.075613555</dc:date>
    <meta:editing-duration>PT42S</meta:editing-duration>
    <meta:editing-cycles>3</meta:editing-cycles>
    <meta:generator>LibreOffice/5.2.7.2$Linux_X86_64 LibreOffice_project/20m0$Build-2</meta:generator>
    <meta:document-statistic meta:object-count="1426"/>
  </office:meta>
</office:document-meta>
</file>